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66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ght_check_1" table:style-name="ta1">
        <table:shapes>
          <draw:frame draw:z-index="0" draw:style-name="gr1" draw:text-style-name="P1" svg:width="1792.6pt" svg:height="585.95pt" svg:x="724.71pt" svg:y="194.85pt">
            <loext:p draw:notify-on-update-of-ranges="light_check_1.B23:light_check_1.B1022 light_check_1.D23:light_check_1.D10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MiRo LightRing 1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tloader 1.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biOS 2.6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rd ID: 36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rting robo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 ini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ing robo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 ini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 I2S -&gt; sleep 1s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ibiOS/RT Sh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&gt; before start DM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 stop DM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p DMA -&gt; sleep 1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 stop I2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p I2S -&gt; 1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cle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<text:s/>k</text:p>
          </table:table-cell>
          <table:table-cell office:value-type="string" calcext:value-type="string">
            <text:p><text:s/>frequency</text:p>
          </table:table-cell>
          <table:table-cell table:number-columns-repeated="2" office:value-type="string" calcext:value-type="string">
            <text:p><text:s/>d1</text:p>
          </table:table-cell>
          <table:table-cell office:value-type="string" calcext:value-type="string">
            <text:p><text:s/>i2s_fft_buf[k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3" calcext:value-type="float">
            <text:p>-1503</text:p>
          </table:table-cell>
          <table:table-cell office:value-type="string" calcext:value-type="string">
            <text:p>FFFFFA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2.03203" calcext:value-type="float">
            <text:p>32.03203</text:p>
          </table:table-cell>
          <table:table-cell office:value-type="float" office:value="-1497" calcext:value-type="float">
            <text:p>-1497</text:p>
          </table:table-cell>
          <table:table-cell office:value-type="string" calcext:value-type="string">
            <text:p>FFFFFA27</text:p>
          </table:table-cell>
          <table:table-cell office:value-type="float" office:value="4606.89746" calcext:value-type="float">
            <text:p>4606.897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4.06406" calcext:value-type="float">
            <text:p>64.06406</text:p>
          </table:table-cell>
          <table:table-cell office:value-type="float" office:value="-1492" calcext:value-type="float">
            <text:p>-1492</text:p>
          </table:table-cell>
          <table:table-cell office:value-type="string" calcext:value-type="string">
            <text:p>FFFFFA2C</text:p>
          </table:table-cell>
          <table:table-cell office:value-type="float" office:value="3478.47021" calcext:value-type="float">
            <text:p>3478.470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6.09609" calcext:value-type="float">
            <text:p>96.09609</text:p>
          </table:table-cell>
          <table:table-cell office:value-type="float" office:value="-1489" calcext:value-type="float">
            <text:p>-1489</text:p>
          </table:table-cell>
          <table:table-cell office:value-type="string" calcext:value-type="string">
            <text:p>FFFFFA2F</text:p>
          </table:table-cell>
          <table:table-cell office:value-type="float" office:value="1762.11877" calcext:value-type="float">
            <text:p>1762.118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8.12812" calcext:value-type="float">
            <text:p>128.12812</text:p>
          </table:table-cell>
          <table:table-cell office:value-type="float" office:value="-1486" calcext:value-type="float">
            <text:p>-1486</text:p>
          </table:table-cell>
          <table:table-cell office:value-type="string" calcext:value-type="string">
            <text:p>FFFFFA32</text:p>
          </table:table-cell>
          <table:table-cell office:value-type="float" office:value="567.24584" calcext:value-type="float">
            <text:p>567.245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60.16015" calcext:value-type="float">
            <text:p>160.16015</text:p>
          </table:table-cell>
          <table:table-cell office:value-type="float" office:value="-1484" calcext:value-type="float">
            <text:p>-1484</text:p>
          </table:table-cell>
          <table:table-cell office:value-type="string" calcext:value-type="string">
            <text:p>FFFFFA34</text:p>
          </table:table-cell>
          <table:table-cell office:value-type="float" office:value="820.89019" calcext:value-type="float">
            <text:p>820.890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92.19219" calcext:value-type="float">
            <text:p>192.19219</text:p>
          </table:table-cell>
          <table:table-cell office:value-type="float" office:value="-1481" calcext:value-type="float">
            <text:p>-1481</text:p>
          </table:table-cell>
          <table:table-cell office:value-type="string" calcext:value-type="string">
            <text:p>FFFFFA37</text:p>
          </table:table-cell>
          <table:table-cell office:value-type="float" office:value="2455.12524" calcext:value-type="float">
            <text:p>2455.125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4.22422" calcext:value-type="float">
            <text:p>224.22422</text:p>
          </table:table-cell>
          <table:table-cell office:value-type="float" office:value="-1477" calcext:value-type="float">
            <text:p>-1477</text:p>
          </table:table-cell>
          <table:table-cell office:value-type="string" calcext:value-type="string">
            <text:p>FFFFFA3B</text:p>
          </table:table-cell>
          <table:table-cell office:value-type="float" office:value="3779.45043" calcext:value-type="float">
            <text:p>3779.450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6.25625" calcext:value-type="float">
            <text:p>256.25625</text:p>
          </table:table-cell>
          <table:table-cell office:value-type="float" office:value="-1475" calcext:value-type="float">
            <text:p>-1475</text:p>
          </table:table-cell>
          <table:table-cell office:value-type="string" calcext:value-type="string">
            <text:p>FFFFFA3D</text:p>
          </table:table-cell>
          <table:table-cell office:value-type="float" office:value="3215.05029" calcext:value-type="float">
            <text:p>3215.050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88.28829" calcext:value-type="float">
            <text:p>288.28829</text:p>
          </table:table-cell>
          <table:table-cell office:value-type="float" office:value="-1475" calcext:value-type="float">
            <text:p>-1475</text:p>
          </table:table-cell>
          <table:table-cell office:value-type="string" calcext:value-type="string">
            <text:p>FFFFFA3D</text:p>
          </table:table-cell>
          <table:table-cell office:value-type="float" office:value="2790.48339" calcext:value-type="float">
            <text:p>2790.483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20.32031" calcext:value-type="float">
            <text:p>320.32031</text:p>
          </table:table-cell>
          <table:table-cell office:value-type="float" office:value="-1474" calcext:value-type="float">
            <text:p>-1474</text:p>
          </table:table-cell>
          <table:table-cell office:value-type="string" calcext:value-type="string">
            <text:p>FFFFFA3E</text:p>
          </table:table-cell>
          <table:table-cell office:value-type="float" office:value="1253.02453" calcext:value-type="float">
            <text:p>1253.024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52.35235" calcext:value-type="float">
            <text:p>352.35235</text:p>
          </table:table-cell>
          <table:table-cell office:value-type="float" office:value="-1474" calcext:value-type="float">
            <text:p>-1474</text:p>
          </table:table-cell>
          <table:table-cell office:value-type="string" calcext:value-type="string">
            <text:p>FFFFFA3E</text:p>
          </table:table-cell>
          <table:table-cell office:value-type="float" office:value="2430.80102" calcext:value-type="float">
            <text:p>2430.801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84.38439" calcext:value-type="float">
            <text:p>384.38439</text:p>
          </table:table-cell>
          <table:table-cell office:value-type="float" office:value="-1475" calcext:value-type="float">
            <text:p>-1475</text:p>
          </table:table-cell>
          <table:table-cell office:value-type="string" calcext:value-type="string">
            <text:p>FFFFFA3D</text:p>
          </table:table-cell>
          <table:table-cell office:value-type="float" office:value="6254.12207" calcext:value-type="float">
            <text:p>6254.122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16.41641" calcext:value-type="float">
            <text:p>416.41641</text:p>
          </table:table-cell>
          <table:table-cell office:value-type="float" office:value="-1476" calcext:value-type="float">
            <text:p>-1476</text:p>
          </table:table-cell>
          <table:table-cell office:value-type="string" calcext:value-type="string">
            <text:p>FFFFFA3C</text:p>
          </table:table-cell>
          <table:table-cell office:value-type="float" office:value="16677.04101" calcext:value-type="float">
            <text:p>16677.041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48.44845" calcext:value-type="float">
            <text:p>448.44845</text:p>
          </table:table-cell>
          <table:table-cell office:value-type="float" office:value="-1477" calcext:value-type="float">
            <text:p>-1477</text:p>
          </table:table-cell>
          <table:table-cell office:value-type="string" calcext:value-type="string">
            <text:p>FFFFFA3B</text:p>
          </table:table-cell>
          <table:table-cell office:value-type="float" office:value="33930.25781" calcext:value-type="float">
            <text:p>33930.257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480.48046" calcext:value-type="float">
            <text:p>480.48046</text:p>
          </table:table-cell>
          <table:table-cell office:value-type="float" office:value="-1480" calcext:value-type="float">
            <text:p>-1480</text:p>
          </table:table-cell>
          <table:table-cell office:value-type="string" calcext:value-type="string">
            <text:p>FFFFFA38</text:p>
          </table:table-cell>
          <table:table-cell office:value-type="float" office:value="5694.77685" calcext:value-type="float">
            <text:p>5694.776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12.51251" calcext:value-type="float">
            <text:p>512.51251</text:p>
          </table:table-cell>
          <table:table-cell office:value-type="float" office:value="-1485" calcext:value-type="float">
            <text:p>-1485</text:p>
          </table:table-cell>
          <table:table-cell office:value-type="string" calcext:value-type="string">
            <text:p>FFFFFA33</text:p>
          </table:table-cell>
          <table:table-cell office:value-type="float" office:value="4749.67089" calcext:value-type="float">
            <text:p>4749.670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44.54455" calcext:value-type="float">
            <text:p>544.54455</text:p>
          </table:table-cell>
          <table:table-cell office:value-type="float" office:value="-1491" calcext:value-type="float">
            <text:p>-1491</text:p>
          </table:table-cell>
          <table:table-cell office:value-type="string" calcext:value-type="string">
            <text:p>FFFFFA2D</text:p>
          </table:table-cell>
          <table:table-cell office:value-type="float" office:value="3270.01977" calcext:value-type="float">
            <text:p>3270.019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576.57659" calcext:value-type="float">
            <text:p>576.57659</text:p>
          </table:table-cell>
          <table:table-cell office:value-type="float" office:value="-1497" calcext:value-type="float">
            <text:p>-1497</text:p>
          </table:table-cell>
          <table:table-cell office:value-type="string" calcext:value-type="string">
            <text:p>FFFFFA27</text:p>
          </table:table-cell>
          <table:table-cell office:value-type="float" office:value="2900.47216" calcext:value-type="float">
            <text:p>2900.472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608.60858" calcext:value-type="float">
            <text:p>608.60858</text:p>
          </table:table-cell>
          <table:table-cell office:value-type="float" office:value="-1504" calcext:value-type="float">
            <text:p>-1504</text:p>
          </table:table-cell>
          <table:table-cell office:value-type="string" calcext:value-type="string">
            <text:p>FFFFFA20</text:p>
          </table:table-cell>
          <table:table-cell office:value-type="float" office:value="1219.60009" calcext:value-type="float">
            <text:p>1219.600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40.64062" calcext:value-type="float">
            <text:p>640.64062</text:p>
          </table:table-cell>
          <table:table-cell office:value-type="float" office:value="-1510" calcext:value-type="float">
            <text:p>-1510</text:p>
          </table:table-cell>
          <table:table-cell office:value-type="string" calcext:value-type="string">
            <text:p>FFFFFA1A</text:p>
          </table:table-cell>
          <table:table-cell office:value-type="float" office:value="550.84307" calcext:value-type="float">
            <text:p>550.843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672.67266" calcext:value-type="float">
            <text:p>672.67266</text:p>
          </table:table-cell>
          <table:table-cell office:value-type="float" office:value="-1513" calcext:value-type="float">
            <text:p>-1513</text:p>
          </table:table-cell>
          <table:table-cell office:value-type="string" calcext:value-type="string">
            <text:p>FFFFFA17</text:p>
          </table:table-cell>
          <table:table-cell office:value-type="float" office:value="751.25024" calcext:value-type="float">
            <text:p>751.250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704.70471" calcext:value-type="float">
            <text:p>704.70471</text:p>
          </table:table-cell>
          <table:table-cell office:value-type="float" office:value="-1518" calcext:value-type="float">
            <text:p>-1518</text:p>
          </table:table-cell>
          <table:table-cell office:value-type="string" calcext:value-type="string">
            <text:p>FFFFFA12</text:p>
          </table:table-cell>
          <table:table-cell office:value-type="float" office:value="1632.56018" calcext:value-type="float">
            <text:p>1632.56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736.73675" calcext:value-type="float">
            <text:p>736.73675</text:p>
          </table:table-cell>
          <table:table-cell office:value-type="float" office:value="-1523" calcext:value-type="float">
            <text:p>-1523</text:p>
          </table:table-cell>
          <table:table-cell office:value-type="string" calcext:value-type="string">
            <text:p>FFFFFA0D</text:p>
          </table:table-cell>
          <table:table-cell office:value-type="float" office:value="2150.18505" calcext:value-type="float">
            <text:p>2150.185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768.76879" calcext:value-type="float">
            <text:p>768.76879</text:p>
          </table:table-cell>
          <table:table-cell office:value-type="float" office:value="-1529" calcext:value-type="float">
            <text:p>-1529</text:p>
          </table:table-cell>
          <table:table-cell office:value-type="string" calcext:value-type="string">
            <text:p>FFFFFA07</text:p>
          </table:table-cell>
          <table:table-cell office:value-type="float" office:value="1963.64892" calcext:value-type="float">
            <text:p>1963.64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800.80078" calcext:value-type="float">
            <text:p>800.80078</text:p>
          </table:table-cell>
          <table:table-cell office:value-type="float" office:value="-1537" calcext:value-type="float">
            <text:p>-1537</text:p>
          </table:table-cell>
          <table:table-cell office:value-type="string" calcext:value-type="string">
            <text:p>FFFFF9FF</text:p>
          </table:table-cell>
          <table:table-cell office:value-type="float" office:value="1609.61267" calcext:value-type="float">
            <text:p>1609.612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832.83282" calcext:value-type="float">
            <text:p>832.83282</text:p>
          </table:table-cell>
          <table:table-cell office:value-type="float" office:value="-1543" calcext:value-type="float">
            <text:p>-1543</text:p>
          </table:table-cell>
          <table:table-cell office:value-type="string" calcext:value-type="string">
            <text:p>FFFFF9F9</text:p>
          </table:table-cell>
          <table:table-cell office:value-type="float" office:value="946.01544" calcext:value-type="float">
            <text:p>946.015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864.86486" calcext:value-type="float">
            <text:p>864.86486</text:p>
          </table:table-cell>
          <table:table-cell office:value-type="float" office:value="-1549" calcext:value-type="float">
            <text:p>-1549</text:p>
          </table:table-cell>
          <table:table-cell office:value-type="string" calcext:value-type="string">
            <text:p>FFFFF9F3</text:p>
          </table:table-cell>
          <table:table-cell office:value-type="float" office:value="1512.81713" calcext:value-type="float">
            <text:p>1512.817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896.89691" calcext:value-type="float">
            <text:p>896.89691</text:p>
          </table:table-cell>
          <table:table-cell office:value-type="float" office:value="-1556" calcext:value-type="float">
            <text:p>-1556</text:p>
          </table:table-cell>
          <table:table-cell office:value-type="string" calcext:value-type="string">
            <text:p>FFFFF9EC</text:p>
          </table:table-cell>
          <table:table-cell office:value-type="float" office:value="700.1145" calcext:value-type="float">
            <text:p>700.11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928.92895" calcext:value-type="float">
            <text:p>928.92895</text:p>
          </table:table-cell>
          <table:table-cell office:value-type="float" office:value="-1564" calcext:value-type="float">
            <text:p>-1564</text:p>
          </table:table-cell>
          <table:table-cell office:value-type="string" calcext:value-type="string">
            <text:p>FFFFF9E4</text:p>
          </table:table-cell>
          <table:table-cell office:value-type="float" office:value="1539.1466" calcext:value-type="float">
            <text:p>1539.14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960.96093" calcext:value-type="float">
            <text:p>960.96093</text:p>
          </table:table-cell>
          <table:table-cell office:value-type="float" office:value="-1572" calcext:value-type="float">
            <text:p>-1572</text:p>
          </table:table-cell>
          <table:table-cell office:value-type="string" calcext:value-type="string">
            <text:p>FFFFF9DC</text:p>
          </table:table-cell>
          <table:table-cell office:value-type="float" office:value="1953.22424" calcext:value-type="float">
            <text:p>1953.224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992.99298" calcext:value-type="float">
            <text:p>992.99298</text:p>
          </table:table-cell>
          <table:table-cell office:value-type="float" office:value="-1577" calcext:value-type="float">
            <text:p>-1577</text:p>
          </table:table-cell>
          <table:table-cell office:value-type="string" calcext:value-type="string">
            <text:p>FFFFF9D7</text:p>
          </table:table-cell>
          <table:table-cell office:value-type="float" office:value="1870.03845" calcext:value-type="float">
            <text:p>1870.038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1025.02502" calcext:value-type="float">
            <text:p>1025.02502</text:p>
          </table:table-cell>
          <table:table-cell office:value-type="float" office:value="-1581" calcext:value-type="float">
            <text:p>-1581</text:p>
          </table:table-cell>
          <table:table-cell office:value-type="string" calcext:value-type="string">
            <text:p>FFFFF9D3</text:p>
          </table:table-cell>
          <table:table-cell office:value-type="float" office:value="1650.35229" calcext:value-type="float">
            <text:p>1650.3522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1057.057" calcext:value-type="float">
            <text:p>1057.057</text:p>
          </table:table-cell>
          <table:table-cell office:value-type="float" office:value="-1584" calcext:value-type="float">
            <text:p>-1584</text:p>
          </table:table-cell>
          <table:table-cell office:value-type="string" calcext:value-type="string">
            <text:p>FFFFF9D0</text:p>
          </table:table-cell>
          <table:table-cell office:value-type="float" office:value="1346.7456" calcext:value-type="float">
            <text:p>1346.74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1089.08911" calcext:value-type="float">
            <text:p>1089.08911</text:p>
          </table:table-cell>
          <table:table-cell office:value-type="float" office:value="-1586" calcext:value-type="float">
            <text:p>-1586</text:p>
          </table:table-cell>
          <table:table-cell office:value-type="string" calcext:value-type="string">
            <text:p>FFFFF9CE</text:p>
          </table:table-cell>
          <table:table-cell office:value-type="float" office:value="1145.06225" calcext:value-type="float">
            <text:p>1145.062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1121.12109" calcext:value-type="float">
            <text:p>1121.12109</text:p>
          </table:table-cell>
          <table:table-cell office:value-type="float" office:value="-1588" calcext:value-type="float">
            <text:p>-1588</text:p>
          </table:table-cell>
          <table:table-cell office:value-type="string" calcext:value-type="string">
            <text:p>FFFFF9CC</text:p>
          </table:table-cell>
          <table:table-cell office:value-type="float" office:value="1284.3861" calcext:value-type="float">
            <text:p>1284.38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1153.15319" calcext:value-type="float">
            <text:p>1153.15319</text:p>
          </table:table-cell>
          <table:table-cell office:value-type="float" office:value="-1592" calcext:value-type="float">
            <text:p>-1592</text:p>
          </table:table-cell>
          <table:table-cell office:value-type="string" calcext:value-type="string">
            <text:p>FFFFF9C8</text:p>
          </table:table-cell>
          <table:table-cell office:value-type="float" office:value="1556.33862" calcext:value-type="float">
            <text:p>1556.338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1185.18518" calcext:value-type="float">
            <text:p>1185.18518</text:p>
          </table:table-cell>
          <table:table-cell office:value-type="float" office:value="-1598" calcext:value-type="float">
            <text:p>-1598</text:p>
          </table:table-cell>
          <table:table-cell office:value-type="string" calcext:value-type="string">
            <text:p>FFFFF9C2</text:p>
          </table:table-cell>
          <table:table-cell office:value-type="float" office:value="1767.8081" calcext:value-type="float">
            <text:p>1767.80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1217.21716" calcext:value-type="float">
            <text:p>1217.21716</text:p>
          </table:table-cell>
          <table:table-cell office:value-type="float" office:value="-1604" calcext:value-type="float">
            <text:p>-1604</text:p>
          </table:table-cell>
          <table:table-cell office:value-type="string" calcext:value-type="string">
            <text:p>FFFFF9BC</text:p>
          </table:table-cell>
          <table:table-cell office:value-type="float" office:value="1775.11706" calcext:value-type="float">
            <text:p>1775.117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1249.24926" calcext:value-type="float">
            <text:p>1249.24926</text:p>
          </table:table-cell>
          <table:table-cell office:value-type="float" office:value="-1609" calcext:value-type="float">
            <text:p>-1609</text:p>
          </table:table-cell>
          <table:table-cell office:value-type="string" calcext:value-type="string">
            <text:p>FFFFF9B7</text:p>
          </table:table-cell>
          <table:table-cell office:value-type="float" office:value="1681.24438" calcext:value-type="float">
            <text:p>1681.244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1281.28125" calcext:value-type="float">
            <text:p>1281.28125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1391.48645" calcext:value-type="float">
            <text:p>1391.486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" calcext:value-type="float">
            <text:p>41</text:p>
          </table:table-cell>
          <table:table-cell office:value-type="float" office:value="1313.31335" calcext:value-type="float">
            <text:p>1313.31335</text:p>
          </table:table-cell>
          <table:table-cell office:value-type="float" office:value="-1617" calcext:value-type="float">
            <text:p>-1617</text:p>
          </table:table-cell>
          <table:table-cell office:value-type="string" calcext:value-type="string">
            <text:p>FFFFF9AF</text:p>
          </table:table-cell>
          <table:table-cell office:value-type="float" office:value="1691.82336" calcext:value-type="float">
            <text:p>1691.823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1345.34533" calcext:value-type="float">
            <text:p>1345.34533</text:p>
          </table:table-cell>
          <table:table-cell office:value-type="float" office:value="-1619" calcext:value-type="float">
            <text:p>-1619</text:p>
          </table:table-cell>
          <table:table-cell office:value-type="string" calcext:value-type="string">
            <text:p>FFFFF9AD</text:p>
          </table:table-cell>
          <table:table-cell office:value-type="float" office:value="1432.77941" calcext:value-type="float">
            <text:p>1432.779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1377.37731" calcext:value-type="float">
            <text:p>1377.37731</text:p>
          </table:table-cell>
          <table:table-cell office:value-type="float" office:value="-1620" calcext:value-type="float">
            <text:p>-1620</text:p>
          </table:table-cell>
          <table:table-cell office:value-type="string" calcext:value-type="string">
            <text:p>FFFFF9AC</text:p>
          </table:table-cell>
          <table:table-cell office:value-type="float" office:value="1596.15905" calcext:value-type="float">
            <text:p>1596.159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1409.40942" calcext:value-type="float">
            <text:p>1409.40942</text:p>
          </table:table-cell>
          <table:table-cell office:value-type="float" office:value="-1620" calcext:value-type="float">
            <text:p>-1620</text:p>
          </table:table-cell>
          <table:table-cell office:value-type="string" calcext:value-type="string">
            <text:p>FFFFF9AC</text:p>
          </table:table-cell>
          <table:table-cell office:value-type="float" office:value="1620.99987" calcext:value-type="float">
            <text:p>1620.999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1441.4414" calcext:value-type="float">
            <text:p>1441.4414</text:p>
          </table:table-cell>
          <table:table-cell office:value-type="float" office:value="-1621" calcext:value-type="float">
            <text:p>-1621</text:p>
          </table:table-cell>
          <table:table-cell office:value-type="string" calcext:value-type="string">
            <text:p>FFFFF9AB</text:p>
          </table:table-cell>
          <table:table-cell office:value-type="float" office:value="1694.92651" calcext:value-type="float">
            <text:p>1694.926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1473.47351" calcext:value-type="float">
            <text:p>1473.47351</text:p>
          </table:table-cell>
          <table:table-cell office:value-type="float" office:value="-1620" calcext:value-type="float">
            <text:p>-1620</text:p>
          </table:table-cell>
          <table:table-cell office:value-type="string" calcext:value-type="string">
            <text:p>FFFFF9AC</text:p>
          </table:table-cell>
          <table:table-cell office:value-type="float" office:value="1510.35766" calcext:value-type="float">
            <text:p>1510.357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1505.50549" calcext:value-type="float">
            <text:p>1505.50549</text:p>
          </table:table-cell>
          <table:table-cell office:value-type="float" office:value="-1620" calcext:value-type="float">
            <text:p>-1620</text:p>
          </table:table-cell>
          <table:table-cell office:value-type="string" calcext:value-type="string">
            <text:p>FFFFF9AC</text:p>
          </table:table-cell>
          <table:table-cell office:value-type="float" office:value="1465.24536" calcext:value-type="float">
            <text:p>1465.245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1537.53759" calcext:value-type="float">
            <text:p>1537.53759</text:p>
          </table:table-cell>
          <table:table-cell office:value-type="float" office:value="-1619" calcext:value-type="float">
            <text:p>-1619</text:p>
          </table:table-cell>
          <table:table-cell office:value-type="string" calcext:value-type="string">
            <text:p>FFFFF9AD</text:p>
          </table:table-cell>
          <table:table-cell office:value-type="float" office:value="1425.86157" calcext:value-type="float">
            <text:p>1425.861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1569.56958" calcext:value-type="float">
            <text:p>1569.56958</text:p>
          </table:table-cell>
          <table:table-cell office:value-type="float" office:value="-1620" calcext:value-type="float">
            <text:p>-1620</text:p>
          </table:table-cell>
          <table:table-cell office:value-type="string" calcext:value-type="string">
            <text:p>FFFFF9AC</text:p>
          </table:table-cell>
          <table:table-cell office:value-type="float" office:value="1493.24133" calcext:value-type="float">
            <text:p>1493.241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601.60156" calcext:value-type="float">
            <text:p>1601.60156</text:p>
          </table:table-cell>
          <table:table-cell office:value-type="float" office:value="-1622" calcext:value-type="float">
            <text:p>-1622</text:p>
          </table:table-cell>
          <table:table-cell office:value-type="string" calcext:value-type="string">
            <text:p>FFFFF9AA</text:p>
          </table:table-cell>
          <table:table-cell office:value-type="float" office:value="1589.35119" calcext:value-type="float">
            <text:p>1589.351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1633.63366" calcext:value-type="float">
            <text:p>1633.63366</text:p>
          </table:table-cell>
          <table:table-cell office:value-type="float" office:value="-1623" calcext:value-type="float">
            <text:p>-1623</text:p>
          </table:table-cell>
          <table:table-cell office:value-type="string" calcext:value-type="string">
            <text:p>FFFFF9A9</text:p>
          </table:table-cell>
          <table:table-cell office:value-type="float" office:value="1650.07141" calcext:value-type="float">
            <text:p>1650.071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1665.66564" calcext:value-type="float">
            <text:p>1665.66564</text:p>
          </table:table-cell>
          <table:table-cell office:value-type="float" office:value="-1622" calcext:value-type="float">
            <text:p>-1622</text:p>
          </table:table-cell>
          <table:table-cell office:value-type="string" calcext:value-type="string">
            <text:p>FFFFF9AA</text:p>
          </table:table-cell>
          <table:table-cell office:value-type="float" office:value="1777.50659" calcext:value-type="float">
            <text:p>1777.506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office:value-type="float" office:value="1697.69775" calcext:value-type="float">
            <text:p>1697.69775</text:p>
          </table:table-cell>
          <table:table-cell office:value-type="float" office:value="-1618" calcext:value-type="float">
            <text:p>-1618</text:p>
          </table:table-cell>
          <table:table-cell office:value-type="string" calcext:value-type="string">
            <text:p>FFFFF9AE</text:p>
          </table:table-cell>
          <table:table-cell office:value-type="float" office:value="1609.6549" calcext:value-type="float">
            <text:p>1609.654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1729.72973" calcext:value-type="float">
            <text:p>1729.72973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1422.11547" calcext:value-type="float">
            <text:p>1422.1154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office:value-type="float" office:value="1761.76171" calcext:value-type="float">
            <text:p>1761.76171</text:p>
          </table:table-cell>
          <table:table-cell office:value-type="float" office:value="-1607" calcext:value-type="float">
            <text:p>-1607</text:p>
          </table:table-cell>
          <table:table-cell office:value-type="string" calcext:value-type="string">
            <text:p>FFFFF9B9</text:p>
          </table:table-cell>
          <table:table-cell office:value-type="float" office:value="1335.00219" calcext:value-type="float">
            <text:p>1335.002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6" calcext:value-type="float">
            <text:p>56</text:p>
          </table:table-cell>
          <table:table-cell office:value-type="float" office:value="1793.79382" calcext:value-type="float">
            <text:p>1793.79382</text:p>
          </table:table-cell>
          <table:table-cell office:value-type="float" office:value="-1602" calcext:value-type="float">
            <text:p>-1602</text:p>
          </table:table-cell>
          <table:table-cell office:value-type="string" calcext:value-type="string">
            <text:p>FFFFF9BE</text:p>
          </table:table-cell>
          <table:table-cell office:value-type="float" office:value="1389.526" calcext:value-type="float">
            <text:p>1389.5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7" calcext:value-type="float">
            <text:p>57</text:p>
          </table:table-cell>
          <table:table-cell office:value-type="float" office:value="1825.8258" calcext:value-type="float">
            <text:p>1825.8258</text:p>
          </table:table-cell>
          <table:table-cell office:value-type="float" office:value="-1597" calcext:value-type="float">
            <text:p>-1597</text:p>
          </table:table-cell>
          <table:table-cell office:value-type="string" calcext:value-type="string">
            <text:p>FFFFF9C3</text:p>
          </table:table-cell>
          <table:table-cell office:value-type="float" office:value="1545.91235" calcext:value-type="float">
            <text:p>1545.912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1857.85791" calcext:value-type="float">
            <text:p>1857.85791</text:p>
          </table:table-cell>
          <table:table-cell office:value-type="float" office:value="-1593" calcext:value-type="float">
            <text:p>-1593</text:p>
          </table:table-cell>
          <table:table-cell office:value-type="string" calcext:value-type="string">
            <text:p>FFFFF9C7</text:p>
          </table:table-cell>
          <table:table-cell office:value-type="float" office:value="1671.19445" calcext:value-type="float">
            <text:p>1671.1944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9" calcext:value-type="float">
            <text:p>59</text:p>
          </table:table-cell>
          <table:table-cell office:value-type="float" office:value="1889.88989" calcext:value-type="float">
            <text:p>1889.88989</text:p>
          </table:table-cell>
          <table:table-cell office:value-type="float" office:value="-1589" calcext:value-type="float">
            <text:p>-1589</text:p>
          </table:table-cell>
          <table:table-cell office:value-type="string" calcext:value-type="string">
            <text:p>FFFFF9CB</text:p>
          </table:table-cell>
          <table:table-cell office:value-type="float" office:value="1668.83813" calcext:value-type="float">
            <text:p>1668.8381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1921.92187" calcext:value-type="float">
            <text:p>1921.92187</text:p>
          </table:table-cell>
          <table:table-cell office:value-type="float" office:value="-1585" calcext:value-type="float">
            <text:p>-1585</text:p>
          </table:table-cell>
          <table:table-cell office:value-type="string" calcext:value-type="string">
            <text:p>FFFFF9CF</text:p>
          </table:table-cell>
          <table:table-cell office:value-type="float" office:value="1580.98583" calcext:value-type="float">
            <text:p>1580.9858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1953.95397" calcext:value-type="float">
            <text:p>1953.95397</text:p>
          </table:table-cell>
          <table:table-cell office:value-type="float" office:value="-1579" calcext:value-type="float">
            <text:p>-1579</text:p>
          </table:table-cell>
          <table:table-cell office:value-type="string" calcext:value-type="string">
            <text:p>FFFFF9D5</text:p>
          </table:table-cell>
          <table:table-cell office:value-type="float" office:value="1411.75439" calcext:value-type="float">
            <text:p>1411.7543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2" calcext:value-type="float">
            <text:p>62</text:p>
          </table:table-cell>
          <table:table-cell office:value-type="float" office:value="1985.98596" calcext:value-type="float">
            <text:p>1985.98596</text:p>
          </table:table-cell>
          <table:table-cell office:value-type="float" office:value="-1573" calcext:value-type="float">
            <text:p>-1573</text:p>
          </table:table-cell>
          <table:table-cell office:value-type="string" calcext:value-type="string">
            <text:p>FFFFF9DB</text:p>
          </table:table-cell>
          <table:table-cell office:value-type="float" office:value="1349.17749" calcext:value-type="float">
            <text:p>1349.1774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2018.01806" calcext:value-type="float">
            <text:p>2018.01806</text:p>
          </table:table-cell>
          <table:table-cell office:value-type="float" office:value="-1567" calcext:value-type="float">
            <text:p>-1567</text:p>
          </table:table-cell>
          <table:table-cell office:value-type="string" calcext:value-type="string">
            <text:p>FFFFF9E1</text:p>
          </table:table-cell>
          <table:table-cell office:value-type="float" office:value="1409.28247" calcext:value-type="float">
            <text:p>1409.282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2050.05004" calcext:value-type="float">
            <text:p>2050.05004</text:p>
          </table:table-cell>
          <table:table-cell office:value-type="float" office:value="-1561" calcext:value-type="float">
            <text:p>-1561</text:p>
          </table:table-cell>
          <table:table-cell office:value-type="string" calcext:value-type="string">
            <text:p>FFFFF9E7</text:p>
          </table:table-cell>
          <table:table-cell office:value-type="float" office:value="1514.95007" calcext:value-type="float">
            <text:p>1514.9500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2082.08203" calcext:value-type="float">
            <text:p>2082.08203</text:p>
          </table:table-cell>
          <table:table-cell office:value-type="float" office:value="-1554" calcext:value-type="float">
            <text:p>-1554</text:p>
          </table:table-cell>
          <table:table-cell office:value-type="string" calcext:value-type="string">
            <text:p>FFFFF9EE</text:p>
          </table:table-cell>
          <table:table-cell office:value-type="float" office:value="1595.16284" calcext:value-type="float">
            <text:p>1595.1628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6" calcext:value-type="float">
            <text:p>66</text:p>
          </table:table-cell>
          <table:table-cell office:value-type="float" office:value="2114.11401" calcext:value-type="float">
            <text:p>2114.11401</text:p>
          </table:table-cell>
          <table:table-cell office:value-type="float" office:value="-1547" calcext:value-type="float">
            <text:p>-1547</text:p>
          </table:table-cell>
          <table:table-cell office:value-type="string" calcext:value-type="string">
            <text:p>FFFFF9F5</text:p>
          </table:table-cell>
          <table:table-cell office:value-type="float" office:value="1627.625" calcext:value-type="float">
            <text:p>1627.6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7" calcext:value-type="float">
            <text:p>67</text:p>
          </table:table-cell>
          <table:table-cell office:value-type="float" office:value="2146.14624" calcext:value-type="float">
            <text:p>2146.14624</text:p>
          </table:table-cell>
          <table:table-cell office:value-type="float" office:value="-1539" calcext:value-type="float">
            <text:p>-1539</text:p>
          </table:table-cell>
          <table:table-cell office:value-type="string" calcext:value-type="string">
            <text:p>FFFFF9FD</text:p>
          </table:table-cell>
          <table:table-cell office:value-type="float" office:value="1484.65356" calcext:value-type="float">
            <text:p>1484.653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2178.17822" calcext:value-type="float">
            <text:p>2178.17822</text:p>
          </table:table-cell>
          <table:table-cell office:value-type="float" office:value="-1534" calcext:value-type="float">
            <text:p>-1534</text:p>
          </table:table-cell>
          <table:table-cell office:value-type="string" calcext:value-type="string">
            <text:p>FFFFFA02</text:p>
          </table:table-cell>
          <table:table-cell office:value-type="float" office:value="1526.59863" calcext:value-type="float">
            <text:p>1526.5986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2210.2102" calcext:value-type="float">
            <text:p>2210.2102</text:p>
          </table:table-cell>
          <table:table-cell office:value-type="float" office:value="-1530" calcext:value-type="float">
            <text:p>-1530</text:p>
          </table:table-cell>
          <table:table-cell office:value-type="string" calcext:value-type="string">
            <text:p>FFFFFA06</text:p>
          </table:table-cell>
          <table:table-cell office:value-type="float" office:value="1310.40625" calcext:value-type="float">
            <text:p>1310.406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2242.24218" calcext:value-type="float">
            <text:p>2242.24218</text:p>
          </table:table-cell>
          <table:table-cell office:value-type="float" office:value="-1527" calcext:value-type="float">
            <text:p>-1527</text:p>
          </table:table-cell>
          <table:table-cell office:value-type="string" calcext:value-type="string">
            <text:p>FFFFFA09</text:p>
          </table:table-cell>
          <table:table-cell office:value-type="float" office:value="1451.65417" calcext:value-type="float">
            <text:p>1451.654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1" calcext:value-type="float">
            <text:p>71</text:p>
          </table:table-cell>
          <table:table-cell office:value-type="float" office:value="2274.27416" calcext:value-type="float">
            <text:p>2274.27416</text:p>
          </table:table-cell>
          <table:table-cell office:value-type="float" office:value="-1522" calcext:value-type="float">
            <text:p>-1522</text:p>
          </table:table-cell>
          <table:table-cell office:value-type="string" calcext:value-type="string">
            <text:p>FFFFFA0E</text:p>
          </table:table-cell>
          <table:table-cell office:value-type="float" office:value="1519.44189" calcext:value-type="float">
            <text:p>1519.441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2306.30639" calcext:value-type="float">
            <text:p>2306.30639</text:p>
          </table:table-cell>
          <table:table-cell office:value-type="float" office:value="-1518" calcext:value-type="float">
            <text:p>-1518</text:p>
          </table:table-cell>
          <table:table-cell office:value-type="string" calcext:value-type="string">
            <text:p>FFFFFA12</text:p>
          </table:table-cell>
          <table:table-cell office:value-type="float" office:value="1633.54296" calcext:value-type="float">
            <text:p>1633.5429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3" calcext:value-type="float">
            <text:p>73</text:p>
          </table:table-cell>
          <table:table-cell office:value-type="float" office:value="2338.33837" calcext:value-type="float">
            <text:p>2338.33837</text:p>
          </table:table-cell>
          <table:table-cell office:value-type="float" office:value="-1513" calcext:value-type="float">
            <text:p>-1513</text:p>
          </table:table-cell>
          <table:table-cell office:value-type="string" calcext:value-type="string">
            <text:p>FFFFFA17</text:p>
          </table:table-cell>
          <table:table-cell office:value-type="float" office:value="1581.75073" calcext:value-type="float">
            <text:p>1581.7507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4" calcext:value-type="float">
            <text:p>74</text:p>
          </table:table-cell>
          <table:table-cell office:value-type="float" office:value="2370.37036" calcext:value-type="float">
            <text:p>2370.37036</text:p>
          </table:table-cell>
          <table:table-cell office:value-type="float" office:value="-1508" calcext:value-type="float">
            <text:p>-1508</text:p>
          </table:table-cell>
          <table:table-cell office:value-type="string" calcext:value-type="string">
            <text:p>FFFFFA1C</text:p>
          </table:table-cell>
          <table:table-cell office:value-type="float" office:value="1612.17724" calcext:value-type="float">
            <text:p>1612.177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  <table:table-cell office:value-type="float" office:value="2402.40234" calcext:value-type="float">
            <text:p>2402.40234</text:p>
          </table:table-cell>
          <table:table-cell office:value-type="float" office:value="-1503" calcext:value-type="float">
            <text:p>-1503</text:p>
          </table:table-cell>
          <table:table-cell office:value-type="string" calcext:value-type="string">
            <text:p>FFFFFA21</text:p>
          </table:table-cell>
          <table:table-cell office:value-type="float" office:value="1365.63354" calcext:value-type="float">
            <text:p>1365.633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6" calcext:value-type="float">
            <text:p>76</text:p>
          </table:table-cell>
          <table:table-cell office:value-type="float" office:value="2434.43432" calcext:value-type="float">
            <text:p>2434.43432</text:p>
          </table:table-cell>
          <table:table-cell office:value-type="float" office:value="-1501" calcext:value-type="float">
            <text:p>-1501</text:p>
          </table:table-cell>
          <table:table-cell office:value-type="string" calcext:value-type="string">
            <text:p>FFFFFA23</text:p>
          </table:table-cell>
          <table:table-cell office:value-type="float" office:value="1539.92114" calcext:value-type="float">
            <text:p>1539.9211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7" calcext:value-type="float">
            <text:p>77</text:p>
          </table:table-cell>
          <table:table-cell office:value-type="float" office:value="2466.46655" calcext:value-type="float">
            <text:p>2466.46655</text:p>
          </table:table-cell>
          <table:table-cell office:value-type="float" office:value="-1499" calcext:value-type="float">
            <text:p>-1499</text:p>
          </table:table-cell>
          <table:table-cell office:value-type="string" calcext:value-type="string">
            <text:p>FFFFFA25</text:p>
          </table:table-cell>
          <table:table-cell office:value-type="float" office:value="1452.09472" calcext:value-type="float">
            <text:p>1452.0947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8" calcext:value-type="float">
            <text:p>78</text:p>
          </table:table-cell>
          <table:table-cell office:value-type="float" office:value="2498.49853" calcext:value-type="float">
            <text:p>2498.49853</text:p>
          </table:table-cell>
          <table:table-cell office:value-type="float" office:value="-1498" calcext:value-type="float">
            <text:p>-1498</text:p>
          </table:table-cell>
          <table:table-cell office:value-type="string" calcext:value-type="string">
            <text:p>FFFFFA26</text:p>
          </table:table-cell>
          <table:table-cell office:value-type="float" office:value="1597.03283" calcext:value-type="float">
            <text:p>1597.0328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9" calcext:value-type="float">
            <text:p>79</text:p>
          </table:table-cell>
          <table:table-cell office:value-type="float" office:value="2530.53051" calcext:value-type="float">
            <text:p>2530.53051</text:p>
          </table:table-cell>
          <table:table-cell office:value-type="float" office:value="-1498" calcext:value-type="float">
            <text:p>-1498</text:p>
          </table:table-cell>
          <table:table-cell office:value-type="string" calcext:value-type="string">
            <text:p>FFFFFA26</text:p>
          </table:table-cell>
          <table:table-cell office:value-type="float" office:value="1581.78112" calcext:value-type="float">
            <text:p>1581.781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2562.5625" calcext:value-type="float">
            <text:p>2562.5625</text:p>
          </table:table-cell>
          <table:table-cell office:value-type="float" office:value="-1499" calcext:value-type="float">
            <text:p>-1499</text:p>
          </table:table-cell>
          <table:table-cell office:value-type="string" calcext:value-type="string">
            <text:p>FFFFFA25</text:p>
          </table:table-cell>
          <table:table-cell office:value-type="float" office:value="1559.29858" calcext:value-type="float">
            <text:p>1559.2985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1" calcext:value-type="float">
            <text:p>81</text:p>
          </table:table-cell>
          <table:table-cell office:value-type="float" office:value="2594.59448" calcext:value-type="float">
            <text:p>2594.59448</text:p>
          </table:table-cell>
          <table:table-cell office:value-type="float" office:value="-1500" calcext:value-type="float">
            <text:p>-1500</text:p>
          </table:table-cell>
          <table:table-cell office:value-type="string" calcext:value-type="string">
            <text:p>FFFFFA24</text:p>
          </table:table-cell>
          <table:table-cell office:value-type="float" office:value="1427.11035" calcext:value-type="float">
            <text:p>1427.110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2" calcext:value-type="float">
            <text:p>82</text:p>
          </table:table-cell>
          <table:table-cell office:value-type="float" office:value="2626.6267" calcext:value-type="float">
            <text:p>2626.6267</text:p>
          </table:table-cell>
          <table:table-cell office:value-type="float" office:value="-1499" calcext:value-type="float">
            <text:p>-1499</text:p>
          </table:table-cell>
          <table:table-cell office:value-type="string" calcext:value-type="string">
            <text:p>FFFFFA25</text:p>
          </table:table-cell>
          <table:table-cell office:value-type="float" office:value="1370.04272" calcext:value-type="float">
            <text:p>1370.0427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3" calcext:value-type="float">
            <text:p>83</text:p>
          </table:table-cell>
          <table:table-cell office:value-type="float" office:value="2658.65869" calcext:value-type="float">
            <text:p>2658.65869</text:p>
          </table:table-cell>
          <table:table-cell office:value-type="float" office:value="-1499" calcext:value-type="float">
            <text:p>-1499</text:p>
          </table:table-cell>
          <table:table-cell office:value-type="string" calcext:value-type="string">
            <text:p>FFFFFA25</text:p>
          </table:table-cell>
          <table:table-cell office:value-type="float" office:value="1385.94226" calcext:value-type="float">
            <text:p>1385.9422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4" calcext:value-type="float">
            <text:p>84</text:p>
          </table:table-cell>
          <table:table-cell office:value-type="float" office:value="2690.69067" calcext:value-type="float">
            <text:p>2690.69067</text:p>
          </table:table-cell>
          <table:table-cell office:value-type="float" office:value="-1498" calcext:value-type="float">
            <text:p>-1498</text:p>
          </table:table-cell>
          <table:table-cell office:value-type="string" calcext:value-type="string">
            <text:p>FFFFFA26</text:p>
          </table:table-cell>
          <table:table-cell office:value-type="float" office:value="1417.72973" calcext:value-type="float">
            <text:p>1417.7297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5" calcext:value-type="float">
            <text:p>85</text:p>
          </table:table-cell>
          <table:table-cell office:value-type="float" office:value="2722.72265" calcext:value-type="float">
            <text:p>2722.72265</text:p>
          </table:table-cell>
          <table:table-cell office:value-type="float" office:value="-1498" calcext:value-type="float">
            <text:p>-1498</text:p>
          </table:table-cell>
          <table:table-cell office:value-type="string" calcext:value-type="string">
            <text:p>FFFFFA26</text:p>
          </table:table-cell>
          <table:table-cell office:value-type="float" office:value="1622.28222" calcext:value-type="float">
            <text:p>1622.28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6" calcext:value-type="float">
            <text:p>86</text:p>
          </table:table-cell>
          <table:table-cell office:value-type="float" office:value="2754.75463" calcext:value-type="float">
            <text:p>2754.75463</text:p>
          </table:table-cell>
          <table:table-cell office:value-type="float" office:value="-1497" calcext:value-type="float">
            <text:p>-1497</text:p>
          </table:table-cell>
          <table:table-cell office:value-type="string" calcext:value-type="string">
            <text:p>FFFFFA27</text:p>
          </table:table-cell>
          <table:table-cell office:value-type="float" office:value="1639.23059" calcext:value-type="float">
            <text:p>1639.2305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office:value-type="float" office:value="2786.78686" calcext:value-type="float">
            <text:p>2786.78686</text:p>
          </table:table-cell>
          <table:table-cell office:value-type="float" office:value="-1495" calcext:value-type="float">
            <text:p>-1495</text:p>
          </table:table-cell>
          <table:table-cell office:value-type="string" calcext:value-type="string">
            <text:p>FFFFFA29</text:p>
          </table:table-cell>
          <table:table-cell office:value-type="float" office:value="1619.38684" calcext:value-type="float">
            <text:p>1619.3868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8" calcext:value-type="float">
            <text:p>88</text:p>
          </table:table-cell>
          <table:table-cell office:value-type="float" office:value="2818.81884" calcext:value-type="float">
            <text:p>2818.81884</text:p>
          </table:table-cell>
          <table:table-cell office:value-type="float" office:value="-1497" calcext:value-type="float">
            <text:p>-1497</text:p>
          </table:table-cell>
          <table:table-cell office:value-type="string" calcext:value-type="string">
            <text:p>FFFFFA27</text:p>
          </table:table-cell>
          <table:table-cell office:value-type="float" office:value="1555.4447" calcext:value-type="float">
            <text:p>1555.44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9" calcext:value-type="float">
            <text:p>89</text:p>
          </table:table-cell>
          <table:table-cell office:value-type="float" office:value="2850.85083" calcext:value-type="float">
            <text:p>2850.85083</text:p>
          </table:table-cell>
          <table:table-cell office:value-type="float" office:value="-1500" calcext:value-type="float">
            <text:p>-1500</text:p>
          </table:table-cell>
          <table:table-cell office:value-type="string" calcext:value-type="string">
            <text:p>FFFFFA24</text:p>
          </table:table-cell>
          <table:table-cell office:value-type="float" office:value="1264.14416" calcext:value-type="float">
            <text:p>1264.144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0" calcext:value-type="float">
            <text:p>90</text:p>
          </table:table-cell>
          <table:table-cell office:value-type="float" office:value="2882.88281" calcext:value-type="float">
            <text:p>2882.88281</text:p>
          </table:table-cell>
          <table:table-cell office:value-type="float" office:value="-1506" calcext:value-type="float">
            <text:p>-1506</text:p>
          </table:table-cell>
          <table:table-cell office:value-type="string" calcext:value-type="string">
            <text:p>FFFFFA1E</text:p>
          </table:table-cell>
          <table:table-cell office:value-type="float" office:value="1335.28332" calcext:value-type="float">
            <text:p>1335.283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2914.91479" calcext:value-type="float">
            <text:p>2914.91479</text:p>
          </table:table-cell>
          <table:table-cell office:value-type="float" office:value="-1514" calcext:value-type="float">
            <text:p>-1514</text:p>
          </table:table-cell>
          <table:table-cell office:value-type="string" calcext:value-type="string">
            <text:p>FFFFFA16</text:p>
          </table:table-cell>
          <table:table-cell office:value-type="float" office:value="1404.3341" calcext:value-type="float">
            <text:p>1404.33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2" calcext:value-type="float">
            <text:p>92</text:p>
          </table:table-cell>
          <table:table-cell office:value-type="float" office:value="2946.94702" calcext:value-type="float">
            <text:p>2946.94702</text:p>
          </table:table-cell>
          <table:table-cell office:value-type="float" office:value="-1522" calcext:value-type="float">
            <text:p>-1522</text:p>
          </table:table-cell>
          <table:table-cell office:value-type="string" calcext:value-type="string">
            <text:p>FFFFFA0E</text:p>
          </table:table-cell>
          <table:table-cell office:value-type="float" office:value="1494.49353" calcext:value-type="float">
            <text:p>1494.4935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3" calcext:value-type="float">
            <text:p>93</text:p>
          </table:table-cell>
          <table:table-cell office:value-type="float" office:value="2978.979" calcext:value-type="float">
            <text:p>2978.979</text:p>
          </table:table-cell>
          <table:table-cell office:value-type="float" office:value="-1527" calcext:value-type="float">
            <text:p>-1527</text:p>
          </table:table-cell>
          <table:table-cell office:value-type="string" calcext:value-type="string">
            <text:p>FFFFFA09</text:p>
          </table:table-cell>
          <table:table-cell office:value-type="float" office:value="1627.34558" calcext:value-type="float">
            <text:p>1627.3455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4" calcext:value-type="float">
            <text:p>94</text:p>
          </table:table-cell>
          <table:table-cell office:value-type="float" office:value="3011.01098" calcext:value-type="float">
            <text:p>3011.01098</text:p>
          </table:table-cell>
          <table:table-cell office:value-type="float" office:value="-1531" calcext:value-type="float">
            <text:p>-1531</text:p>
          </table:table-cell>
          <table:table-cell office:value-type="string" calcext:value-type="string">
            <text:p>FFFFFA05</text:p>
          </table:table-cell>
          <table:table-cell office:value-type="float" office:value="1583.11828" calcext:value-type="float">
            <text:p>1583.1182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5" calcext:value-type="float">
            <text:p>95</text:p>
          </table:table-cell>
          <table:table-cell office:value-type="float" office:value="3043.04296" calcext:value-type="float">
            <text:p>3043.04296</text:p>
          </table:table-cell>
          <table:table-cell office:value-type="float" office:value="-1535" calcext:value-type="float">
            <text:p>-1535</text:p>
          </table:table-cell>
          <table:table-cell office:value-type="string" calcext:value-type="string">
            <text:p>FFFFFA01</text:p>
          </table:table-cell>
          <table:table-cell office:value-type="float" office:value="1435.37268" calcext:value-type="float">
            <text:p>1435.3726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 office:value-type="float" office:value="3075.07519" calcext:value-type="float">
            <text:p>3075.07519</text:p>
          </table:table-cell>
          <table:table-cell office:value-type="float" office:value="-1539" calcext:value-type="float">
            <text:p>-1539</text:p>
          </table:table-cell>
          <table:table-cell office:value-type="string" calcext:value-type="string">
            <text:p>FFFFF9FD</text:p>
          </table:table-cell>
          <table:table-cell office:value-type="float" office:value="2148.27807" calcext:value-type="float">
            <text:p>2148.2780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3107.10717" calcext:value-type="float">
            <text:p>3107.10717</text:p>
          </table:table-cell>
          <table:table-cell office:value-type="float" office:value="-1544" calcext:value-type="float">
            <text:p>-1544</text:p>
          </table:table-cell>
          <table:table-cell office:value-type="string" calcext:value-type="string">
            <text:p>FFFFF9F8</text:p>
          </table:table-cell>
          <table:table-cell office:value-type="float" office:value="1622.70202" calcext:value-type="float">
            <text:p>1622.7020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8" calcext:value-type="float">
            <text:p>98</text:p>
          </table:table-cell>
          <table:table-cell office:value-type="float" office:value="3139.13916" calcext:value-type="float">
            <text:p>3139.13916</text:p>
          </table:table-cell>
          <table:table-cell office:value-type="float" office:value="-1549" calcext:value-type="float">
            <text:p>-1549</text:p>
          </table:table-cell>
          <table:table-cell office:value-type="string" calcext:value-type="string">
            <text:p>FFFFF9F3</text:p>
          </table:table-cell>
          <table:table-cell office:value-type="float" office:value="1540.76782" calcext:value-type="float">
            <text:p>1540.7678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office:value-type="float" office:value="3171.17114" calcext:value-type="float">
            <text:p>3171.17114</text:p>
          </table:table-cell>
          <table:table-cell office:value-type="float" office:value="-1556" calcext:value-type="float">
            <text:p>-1556</text:p>
          </table:table-cell>
          <table:table-cell office:value-type="string" calcext:value-type="string">
            <text:p>FFFFF9EC</text:p>
          </table:table-cell>
          <table:table-cell office:value-type="float" office:value="1613.69152" calcext:value-type="float">
            <text:p>1613.691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3203.20312" calcext:value-type="float">
            <text:p>3203.20312</text:p>
          </table:table-cell>
          <table:table-cell office:value-type="float" office:value="-1562" calcext:value-type="float">
            <text:p>-1562</text:p>
          </table:table-cell>
          <table:table-cell office:value-type="string" calcext:value-type="string">
            <text:p>FFFFF9E6</text:p>
          </table:table-cell>
          <table:table-cell office:value-type="float" office:value="1587.43188" calcext:value-type="float">
            <text:p>1587.431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 office:value-type="float" office:value="3235.23535" calcext:value-type="float">
            <text:p>3235.23535</text:p>
          </table:table-cell>
          <table:table-cell office:value-type="float" office:value="-1569" calcext:value-type="float">
            <text:p>-1569</text:p>
          </table:table-cell>
          <table:table-cell office:value-type="string" calcext:value-type="string">
            <text:p>FFFFF9DF</text:p>
          </table:table-cell>
          <table:table-cell office:value-type="float" office:value="1535.89855" calcext:value-type="float">
            <text:p>1535.8985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2" calcext:value-type="float">
            <text:p>102</text:p>
          </table:table-cell>
          <table:table-cell office:value-type="float" office:value="3267.26733" calcext:value-type="float">
            <text:p>3267.26733</text:p>
          </table:table-cell>
          <table:table-cell office:value-type="float" office:value="-1576" calcext:value-type="float">
            <text:p>-1576</text:p>
          </table:table-cell>
          <table:table-cell office:value-type="string" calcext:value-type="string">
            <text:p>FFFFF9D8</text:p>
          </table:table-cell>
          <table:table-cell office:value-type="float" office:value="1504.78076" calcext:value-type="float">
            <text:p>1504.7807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3" calcext:value-type="float">
            <text:p>103</text:p>
          </table:table-cell>
          <table:table-cell office:value-type="float" office:value="3299.29931" calcext:value-type="float">
            <text:p>3299.29931</text:p>
          </table:table-cell>
          <table:table-cell office:value-type="float" office:value="-1584" calcext:value-type="float">
            <text:p>-1584</text:p>
          </table:table-cell>
          <table:table-cell office:value-type="string" calcext:value-type="string">
            <text:p>FFFFF9D0</text:p>
          </table:table-cell>
          <table:table-cell office:value-type="float" office:value="1425.92138" calcext:value-type="float">
            <text:p>1425.9213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4" calcext:value-type="float">
            <text:p>104</text:p>
          </table:table-cell>
          <table:table-cell office:value-type="float" office:value="3331.33129" calcext:value-type="float">
            <text:p>3331.33129</text:p>
          </table:table-cell>
          <table:table-cell office:value-type="float" office:value="-1592" calcext:value-type="float">
            <text:p>-1592</text:p>
          </table:table-cell>
          <table:table-cell office:value-type="string" calcext:value-type="string">
            <text:p>FFFFF9C8</text:p>
          </table:table-cell>
          <table:table-cell office:value-type="float" office:value="1457.58044" calcext:value-type="float">
            <text:p>1457.5804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float" office:value="3363.36328" calcext:value-type="float">
            <text:p>3363.36328</text:p>
          </table:table-cell>
          <table:table-cell office:value-type="float" office:value="-1596" calcext:value-type="float">
            <text:p>-1596</text:p>
          </table:table-cell>
          <table:table-cell office:value-type="string" calcext:value-type="string">
            <text:p>FFFFF9C4</text:p>
          </table:table-cell>
          <table:table-cell office:value-type="float" office:value="1483.07934" calcext:value-type="float">
            <text:p>1483.079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6" calcext:value-type="float">
            <text:p>106</text:p>
          </table:table-cell>
          <table:table-cell office:value-type="float" office:value="3395.3955" calcext:value-type="float">
            <text:p>3395.3955</text:p>
          </table:table-cell>
          <table:table-cell office:value-type="float" office:value="-1597" calcext:value-type="float">
            <text:p>-1597</text:p>
          </table:table-cell>
          <table:table-cell office:value-type="string" calcext:value-type="string">
            <text:p>FFFFF9C3</text:p>
          </table:table-cell>
          <table:table-cell office:value-type="float" office:value="1532.97961" calcext:value-type="float">
            <text:p>1532.9796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7" calcext:value-type="float">
            <text:p>107</text:p>
          </table:table-cell>
          <table:table-cell office:value-type="float" office:value="3427.42749" calcext:value-type="float">
            <text:p>3427.42749</text:p>
          </table:table-cell>
          <table:table-cell office:value-type="float" office:value="-1597" calcext:value-type="float">
            <text:p>-1597</text:p>
          </table:table-cell>
          <table:table-cell office:value-type="string" calcext:value-type="string">
            <text:p>FFFFF9C3</text:p>
          </table:table-cell>
          <table:table-cell office:value-type="float" office:value="1581.10961" calcext:value-type="float">
            <text:p>1581.1096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8" calcext:value-type="float">
            <text:p>108</text:p>
          </table:table-cell>
          <table:table-cell office:value-type="float" office:value="3459.45947" calcext:value-type="float">
            <text:p>3459.45947</text:p>
          </table:table-cell>
          <table:table-cell office:value-type="float" office:value="-1597" calcext:value-type="float">
            <text:p>-1597</text:p>
          </table:table-cell>
          <table:table-cell office:value-type="string" calcext:value-type="string">
            <text:p>FFFFF9C3</text:p>
          </table:table-cell>
          <table:table-cell office:value-type="float" office:value="1545.84509" calcext:value-type="float">
            <text:p>1545.8450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9" calcext:value-type="float">
            <text:p>109</text:p>
          </table:table-cell>
          <table:table-cell office:value-type="float" office:value="3491.49145" calcext:value-type="float">
            <text:p>3491.49145</text:p>
          </table:table-cell>
          <table:table-cell office:value-type="float" office:value="-1598" calcext:value-type="float">
            <text:p>-1598</text:p>
          </table:table-cell>
          <table:table-cell office:value-type="string" calcext:value-type="string">
            <text:p>FFFFF9C2</text:p>
          </table:table-cell>
          <table:table-cell office:value-type="float" office:value="1468.57177" calcext:value-type="float">
            <text:p>1468.5717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0" calcext:value-type="float">
            <text:p>110</text:p>
          </table:table-cell>
          <table:table-cell office:value-type="float" office:value="3523.52343" calcext:value-type="float">
            <text:p>3523.52343</text:p>
          </table:table-cell>
          <table:table-cell office:value-type="float" office:value="-1601" calcext:value-type="float">
            <text:p>-1601</text:p>
          </table:table-cell>
          <table:table-cell office:value-type="string" calcext:value-type="string">
            <text:p>FFFFF9BF</text:p>
          </table:table-cell>
          <table:table-cell office:value-type="float" office:value="1344.4779" calcext:value-type="float">
            <text:p>1344.477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3555.55566" calcext:value-type="float">
            <text:p>3555.55566</text:p>
          </table:table-cell>
          <table:table-cell office:value-type="float" office:value="-1604" calcext:value-type="float">
            <text:p>-1604</text:p>
          </table:table-cell>
          <table:table-cell office:value-type="string" calcext:value-type="string">
            <text:p>FFFFF9BC</text:p>
          </table:table-cell>
          <table:table-cell office:value-type="float" office:value="1419.48937" calcext:value-type="float">
            <text:p>1419.4893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2" calcext:value-type="float">
            <text:p>112</text:p>
          </table:table-cell>
          <table:table-cell office:value-type="float" office:value="3587.58764" calcext:value-type="float">
            <text:p>3587.58764</text:p>
          </table:table-cell>
          <table:table-cell office:value-type="float" office:value="-1608" calcext:value-type="float">
            <text:p>-1608</text:p>
          </table:table-cell>
          <table:table-cell office:value-type="string" calcext:value-type="string">
            <text:p>FFFFF9B8</text:p>
          </table:table-cell>
          <table:table-cell office:value-type="float" office:value="1492.30822" calcext:value-type="float">
            <text:p>1492.3082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3" calcext:value-type="float">
            <text:p>113</text:p>
          </table:table-cell>
          <table:table-cell office:value-type="float" office:value="3619.61962" calcext:value-type="float">
            <text:p>3619.61962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1547.30419" calcext:value-type="float">
            <text:p>1547.3041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 office:value-type="float" office:value="3651.65161" calcext:value-type="float">
            <text:p>3651.65161</text:p>
          </table:table-cell>
          <table:table-cell office:value-type="float" office:value="-1615" calcext:value-type="float">
            <text:p>-1615</text:p>
          </table:table-cell>
          <table:table-cell office:value-type="string" calcext:value-type="string">
            <text:p>FFFFF9B1</text:p>
          </table:table-cell>
          <table:table-cell office:value-type="float" office:value="1565.04602" calcext:value-type="float">
            <text:p>1565.046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5" calcext:value-type="float">
            <text:p>115</text:p>
          </table:table-cell>
          <table:table-cell office:value-type="float" office:value="3683.68359" calcext:value-type="float">
            <text:p>3683.68359</text:p>
          </table:table-cell>
          <table:table-cell office:value-type="float" office:value="-1616" calcext:value-type="float">
            <text:p>-1616</text:p>
          </table:table-cell>
          <table:table-cell office:value-type="string" calcext:value-type="string">
            <text:p>FFFFF9B0</text:p>
          </table:table-cell>
          <table:table-cell office:value-type="float" office:value="1546.95495" calcext:value-type="float">
            <text:p>1546.9549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6" calcext:value-type="float">
            <text:p>116</text:p>
          </table:table-cell>
          <table:table-cell office:value-type="float" office:value="3715.71582" calcext:value-type="float">
            <text:p>3715.71582</text:p>
          </table:table-cell>
          <table:table-cell office:value-type="float" office:value="-1618" calcext:value-type="float">
            <text:p>-1618</text:p>
          </table:table-cell>
          <table:table-cell office:value-type="string" calcext:value-type="string">
            <text:p>FFFFF9AE</text:p>
          </table:table-cell>
          <table:table-cell office:value-type="float" office:value="1520.46398" calcext:value-type="float">
            <text:p>1520.4639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7" calcext:value-type="float">
            <text:p>117</text:p>
          </table:table-cell>
          <table:table-cell office:value-type="float" office:value="3747.7478" calcext:value-type="float">
            <text:p>3747.7478</text:p>
          </table:table-cell>
          <table:table-cell office:value-type="float" office:value="-1620" calcext:value-type="float">
            <text:p>-1620</text:p>
          </table:table-cell>
          <table:table-cell office:value-type="string" calcext:value-type="string">
            <text:p>FFFFF9AC</text:p>
          </table:table-cell>
          <table:table-cell office:value-type="float" office:value="1414.6676" calcext:value-type="float">
            <text:p>1414.667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8" calcext:value-type="float">
            <text:p>118</text:p>
          </table:table-cell>
          <table:table-cell office:value-type="float" office:value="3779.77978" calcext:value-type="float">
            <text:p>3779.77978</text:p>
          </table:table-cell>
          <table:table-cell office:value-type="float" office:value="-1621" calcext:value-type="float">
            <text:p>-1621</text:p>
          </table:table-cell>
          <table:table-cell office:value-type="string" calcext:value-type="string">
            <text:p>FFFFF9AB</text:p>
          </table:table-cell>
          <table:table-cell office:value-type="float" office:value="1452.80944" calcext:value-type="float">
            <text:p>1452.8094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9" calcext:value-type="float">
            <text:p>119</text:p>
          </table:table-cell>
          <table:table-cell office:value-type="float" office:value="3811.81176" calcext:value-type="float">
            <text:p>3811.81176</text:p>
          </table:table-cell>
          <table:table-cell office:value-type="float" office:value="-1621" calcext:value-type="float">
            <text:p>-1621</text:p>
          </table:table-cell>
          <table:table-cell office:value-type="string" calcext:value-type="string">
            <text:p>FFFFF9AB</text:p>
          </table:table-cell>
          <table:table-cell office:value-type="float" office:value="1486.15466" calcext:value-type="float">
            <text:p>1486.1546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office:value-type="float" office:value="3843.84375" calcext:value-type="float">
            <text:p>3843.84375</text:p>
          </table:table-cell>
          <table:table-cell office:value-type="float" office:value="-1620" calcext:value-type="float">
            <text:p>-1620</text:p>
          </table:table-cell>
          <table:table-cell office:value-type="string" calcext:value-type="string">
            <text:p>FFFFF9AC</text:p>
          </table:table-cell>
          <table:table-cell office:value-type="float" office:value="1538.42736" calcext:value-type="float">
            <text:p>1538.4273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1" calcext:value-type="float">
            <text:p>121</text:p>
          </table:table-cell>
          <table:table-cell office:value-type="float" office:value="3875.87597" calcext:value-type="float">
            <text:p>3875.87597</text:p>
          </table:table-cell>
          <table:table-cell office:value-type="float" office:value="-1619" calcext:value-type="float">
            <text:p>-1619</text:p>
          </table:table-cell>
          <table:table-cell office:value-type="string" calcext:value-type="string">
            <text:p>FFFFF9AD</text:p>
          </table:table-cell>
          <table:table-cell office:value-type="float" office:value="1572.90454" calcext:value-type="float">
            <text:p>1572.9045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22" calcext:value-type="float">
            <text:p>122</text:p>
          </table:table-cell>
          <table:table-cell office:value-type="float" office:value="3907.90795" calcext:value-type="float">
            <text:p>3907.90795</text:p>
          </table:table-cell>
          <table:table-cell office:value-type="float" office:value="-1618" calcext:value-type="float">
            <text:p>-1618</text:p>
          </table:table-cell>
          <table:table-cell office:value-type="string" calcext:value-type="string">
            <text:p>FFFFF9AE</text:p>
          </table:table-cell>
          <table:table-cell office:value-type="float" office:value="1568.64721" calcext:value-type="float">
            <text:p>1568.6472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3" calcext:value-type="float">
            <text:p>123</text:p>
          </table:table-cell>
          <table:table-cell office:value-type="float" office:value="3939.93994" calcext:value-type="float">
            <text:p>3939.93994</text:p>
          </table:table-cell>
          <table:table-cell office:value-type="float" office:value="-1618" calcext:value-type="float">
            <text:p>-1618</text:p>
          </table:table-cell>
          <table:table-cell office:value-type="string" calcext:value-type="string">
            <text:p>FFFFF9AE</text:p>
          </table:table-cell>
          <table:table-cell office:value-type="float" office:value="1475.68457" calcext:value-type="float">
            <text:p>1475.6845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24" calcext:value-type="float">
            <text:p>124</text:p>
          </table:table-cell>
          <table:table-cell office:value-type="float" office:value="3971.97192" calcext:value-type="float">
            <text:p>3971.97192</text:p>
          </table:table-cell>
          <table:table-cell office:value-type="float" office:value="-1617" calcext:value-type="float">
            <text:p>-1617</text:p>
          </table:table-cell>
          <table:table-cell office:value-type="string" calcext:value-type="string">
            <text:p>FFFFF9AF</text:p>
          </table:table-cell>
          <table:table-cell office:value-type="float" office:value="1443.83825" calcext:value-type="float">
            <text:p>1443.838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25" calcext:value-type="float">
            <text:p>125</text:p>
          </table:table-cell>
          <table:table-cell office:value-type="float" office:value="4004.0039" calcext:value-type="float">
            <text:p>4004.0039</text:p>
          </table:table-cell>
          <table:table-cell office:value-type="float" office:value="-1615" calcext:value-type="float">
            <text:p>-1615</text:p>
          </table:table-cell>
          <table:table-cell office:value-type="string" calcext:value-type="string">
            <text:p>FFFFF9B1</text:p>
          </table:table-cell>
          <table:table-cell office:value-type="float" office:value="1440.90563" calcext:value-type="float">
            <text:p>1440.9056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6" calcext:value-type="float">
            <text:p>126</text:p>
          </table:table-cell>
          <table:table-cell office:value-type="float" office:value="4036.03613" calcext:value-type="float">
            <text:p>4036.03613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1484.05627" calcext:value-type="float">
            <text:p>1484.0562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7" calcext:value-type="float">
            <text:p>127</text:p>
          </table:table-cell>
          <table:table-cell office:value-type="float" office:value="4068.06811" calcext:value-type="float">
            <text:p>4068.06811</text:p>
          </table:table-cell>
          <table:table-cell office:value-type="float" office:value="-1608" calcext:value-type="float">
            <text:p>-1608</text:p>
          </table:table-cell>
          <table:table-cell office:value-type="string" calcext:value-type="string">
            <text:p>FFFFF9B8</text:p>
          </table:table-cell>
          <table:table-cell office:value-type="float" office:value="1536.47363" calcext:value-type="float">
            <text:p>1536.4736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8" calcext:value-type="float">
            <text:p>128</text:p>
          </table:table-cell>
          <table:table-cell office:value-type="float" office:value="4100.10009" calcext:value-type="float">
            <text:p>4100.10009</text:p>
          </table:table-cell>
          <table:table-cell office:value-type="float" office:value="-1603" calcext:value-type="float">
            <text:p>-1603</text:p>
          </table:table-cell>
          <table:table-cell office:value-type="string" calcext:value-type="string">
            <text:p>FFFFF9BD</text:p>
          </table:table-cell>
          <table:table-cell office:value-type="float" office:value="1561.55395" calcext:value-type="float">
            <text:p>1561.5539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9" calcext:value-type="float">
            <text:p>129</text:p>
          </table:table-cell>
          <table:table-cell office:value-type="float" office:value="4132.13232" calcext:value-type="float">
            <text:p>4132.13232</text:p>
          </table:table-cell>
          <table:table-cell office:value-type="float" office:value="-1598" calcext:value-type="float">
            <text:p>-1598</text:p>
          </table:table-cell>
          <table:table-cell office:value-type="string" calcext:value-type="string">
            <text:p>FFFFF9C2</text:p>
          </table:table-cell>
          <table:table-cell office:value-type="float" office:value="1556.25231" calcext:value-type="float">
            <text:p>1556.2523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0" calcext:value-type="float">
            <text:p>130</text:p>
          </table:table-cell>
          <table:table-cell office:value-type="float" office:value="4164.16406" calcext:value-type="float">
            <text:p>4164.16406</text:p>
          </table:table-cell>
          <table:table-cell office:value-type="float" office:value="-1594" calcext:value-type="float">
            <text:p>-1594</text:p>
          </table:table-cell>
          <table:table-cell office:value-type="string" calcext:value-type="string">
            <text:p>FFFFF9C6</text:p>
          </table:table-cell>
          <table:table-cell office:value-type="float" office:value="1509.74279" calcext:value-type="float">
            <text:p>1509.7427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1" calcext:value-type="float">
            <text:p>131</text:p>
          </table:table-cell>
          <table:table-cell office:value-type="float" office:value="4196.19628" calcext:value-type="float">
            <text:p>4196.19628</text:p>
          </table:table-cell>
          <table:table-cell office:value-type="float" office:value="-1591" calcext:value-type="float">
            <text:p>-1591</text:p>
          </table:table-cell>
          <table:table-cell office:value-type="string" calcext:value-type="string">
            <text:p>FFFFF9C9</text:p>
          </table:table-cell>
          <table:table-cell office:value-type="float" office:value="1471.8634" calcext:value-type="float">
            <text:p>1471.863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32" calcext:value-type="float">
            <text:p>132</text:p>
          </table:table-cell>
          <table:table-cell office:value-type="float" office:value="4228.22802" calcext:value-type="float">
            <text:p>4228.22802</text:p>
          </table:table-cell>
          <table:table-cell office:value-type="float" office:value="-1587" calcext:value-type="float">
            <text:p>-1587</text:p>
          </table:table-cell>
          <table:table-cell office:value-type="string" calcext:value-type="string">
            <text:p>FFFFF9CD</text:p>
          </table:table-cell>
          <table:table-cell office:value-type="float" office:value="1433.18017" calcext:value-type="float">
            <text:p>1433.180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3" calcext:value-type="float">
            <text:p>133</text:p>
          </table:table-cell>
          <table:table-cell office:value-type="float" office:value="4260.26025" calcext:value-type="float">
            <text:p>4260.26025</text:p>
          </table:table-cell>
          <table:table-cell office:value-type="float" office:value="-1582" calcext:value-type="float">
            <text:p>-1582</text:p>
          </table:table-cell>
          <table:table-cell office:value-type="string" calcext:value-type="string">
            <text:p>FFFFF9D2</text:p>
          </table:table-cell>
          <table:table-cell office:value-type="float" office:value="1505.04345" calcext:value-type="float">
            <text:p>1505.0434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4" calcext:value-type="float">
            <text:p>134</text:p>
          </table:table-cell>
          <table:table-cell office:value-type="float" office:value="4292.29248" calcext:value-type="float">
            <text:p>4292.29248</text:p>
          </table:table-cell>
          <table:table-cell office:value-type="float" office:value="-1575" calcext:value-type="float">
            <text:p>-1575</text:p>
          </table:table-cell>
          <table:table-cell office:value-type="string" calcext:value-type="string">
            <text:p>FFFFF9D9</text:p>
          </table:table-cell>
          <table:table-cell office:value-type="float" office:value="1523.5592" calcext:value-type="float">
            <text:p>1523.559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35" calcext:value-type="float">
            <text:p>135</text:p>
          </table:table-cell>
          <table:table-cell office:value-type="float" office:value="4324.32421" calcext:value-type="float">
            <text:p>4324.32421</text:p>
          </table:table-cell>
          <table:table-cell office:value-type="float" office:value="-1570" calcext:value-type="float">
            <text:p>-1570</text:p>
          </table:table-cell>
          <table:table-cell office:value-type="string" calcext:value-type="string">
            <text:p>FFFFF9DE</text:p>
          </table:table-cell>
          <table:table-cell office:value-type="float" office:value="1523.27392" calcext:value-type="float">
            <text:p>1523.2739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6" calcext:value-type="float">
            <text:p>136</text:p>
          </table:table-cell>
          <table:table-cell office:value-type="float" office:value="4356.35644" calcext:value-type="float">
            <text:p>4356.35644</text:p>
          </table:table-cell>
          <table:table-cell office:value-type="float" office:value="-1563" calcext:value-type="float">
            <text:p>-1563</text:p>
          </table:table-cell>
          <table:table-cell office:value-type="string" calcext:value-type="string">
            <text:p>FFFFF9E5</text:p>
          </table:table-cell>
          <table:table-cell office:value-type="float" office:value="1569.65722" calcext:value-type="float">
            <text:p>1569.6572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7" calcext:value-type="float">
            <text:p>137</text:p>
          </table:table-cell>
          <table:table-cell office:value-type="float" office:value="4388.38818" calcext:value-type="float">
            <text:p>4388.38818</text:p>
          </table:table-cell>
          <table:table-cell office:value-type="float" office:value="-1557" calcext:value-type="float">
            <text:p>-1557</text:p>
          </table:table-cell>
          <table:table-cell office:value-type="string" calcext:value-type="string">
            <text:p>FFFFF9EB</text:p>
          </table:table-cell>
          <table:table-cell office:value-type="float" office:value="1451.98706" calcext:value-type="float">
            <text:p>1451.987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38" calcext:value-type="float">
            <text:p>138</text:p>
          </table:table-cell>
          <table:table-cell office:value-type="float" office:value="4420.42041" calcext:value-type="float">
            <text:p>4420.42041</text:p>
          </table:table-cell>
          <table:table-cell office:value-type="float" office:value="-1552" calcext:value-type="float">
            <text:p>-1552</text:p>
          </table:table-cell>
          <table:table-cell office:value-type="string" calcext:value-type="string">
            <text:p>FFFFF9F0</text:p>
          </table:table-cell>
          <table:table-cell office:value-type="float" office:value="1475.385" calcext:value-type="float">
            <text:p>1475.38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9" calcext:value-type="float">
            <text:p>139</text:p>
          </table:table-cell>
          <table:table-cell office:value-type="float" office:value="4452.45263" calcext:value-type="float">
            <text:p>4452.45263</text:p>
          </table:table-cell>
          <table:table-cell office:value-type="float" office:value="-1545" calcext:value-type="float">
            <text:p>-1545</text:p>
          </table:table-cell>
          <table:table-cell office:value-type="string" calcext:value-type="string">
            <text:p>FFFFF9F7</text:p>
          </table:table-cell>
          <table:table-cell office:value-type="float" office:value="1431.74243" calcext:value-type="float">
            <text:p>1431.7424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0" calcext:value-type="float">
            <text:p>140</text:p>
          </table:table-cell>
          <table:table-cell office:value-type="float" office:value="4484.48437" calcext:value-type="float">
            <text:p>4484.48437</text:p>
          </table:table-cell>
          <table:table-cell office:value-type="float" office:value="-1540" calcext:value-type="float">
            <text:p>-1540</text:p>
          </table:table-cell>
          <table:table-cell office:value-type="string" calcext:value-type="string">
            <text:p>FFFFF9FC</text:p>
          </table:table-cell>
          <table:table-cell office:value-type="float" office:value="1485.6781" calcext:value-type="float">
            <text:p>1485.678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1" calcext:value-type="float">
            <text:p>141</text:p>
          </table:table-cell>
          <table:table-cell office:value-type="float" office:value="4516.5166" calcext:value-type="float">
            <text:p>4516.5166</text:p>
          </table:table-cell>
          <table:table-cell office:value-type="float" office:value="-1535" calcext:value-type="float">
            <text:p>-1535</text:p>
          </table:table-cell>
          <table:table-cell office:value-type="string" calcext:value-type="string">
            <text:p>FFFFFA01</text:p>
          </table:table-cell>
          <table:table-cell office:value-type="float" office:value="1560.01367" calcext:value-type="float">
            <text:p>1560.0136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2" calcext:value-type="float">
            <text:p>142</text:p>
          </table:table-cell>
          <table:table-cell office:value-type="float" office:value="4548.54833" calcext:value-type="float">
            <text:p>4548.54833</text:p>
          </table:table-cell>
          <table:table-cell office:value-type="float" office:value="-1532" calcext:value-type="float">
            <text:p>-1532</text:p>
          </table:table-cell>
          <table:table-cell office:value-type="string" calcext:value-type="string">
            <text:p>FFFFFA04</text:p>
          </table:table-cell>
          <table:table-cell office:value-type="float" office:value="1554.46435" calcext:value-type="float">
            <text:p>1554.4643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3" calcext:value-type="float">
            <text:p>143</text:p>
          </table:table-cell>
          <table:table-cell office:value-type="float" office:value="4580.58056" calcext:value-type="float">
            <text:p>4580.58056</text:p>
          </table:table-cell>
          <table:table-cell office:value-type="float" office:value="-1484" calcext:value-type="float">
            <text:p>-1484</text:p>
          </table:table-cell>
          <table:table-cell office:value-type="string" calcext:value-type="string">
            <text:p>FFFFFA34</text:p>
          </table:table-cell>
          <table:table-cell office:value-type="float" office:value="1590.84436" calcext:value-type="float">
            <text:p>1590.8443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" calcext:value-type="float">
            <text:p>144</text:p>
          </table:table-cell>
          <table:table-cell office:value-type="float" office:value="4612.61279" calcext:value-type="float">
            <text:p>4612.61279</text:p>
          </table:table-cell>
          <table:table-cell office:value-type="float" office:value="-1488" calcext:value-type="float">
            <text:p>-1488</text:p>
          </table:table-cell>
          <table:table-cell office:value-type="string" calcext:value-type="string">
            <text:p>FFFFFA30</text:p>
          </table:table-cell>
          <table:table-cell office:value-type="float" office:value="1480.4436" calcext:value-type="float">
            <text:p>1480.443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" calcext:value-type="float">
            <text:p>145</text:p>
          </table:table-cell>
          <table:table-cell office:value-type="float" office:value="4644.64453" calcext:value-type="float">
            <text:p>4644.64453</text:p>
          </table:table-cell>
          <table:table-cell office:value-type="float" office:value="-1493" calcext:value-type="float">
            <text:p>-1493</text:p>
          </table:table-cell>
          <table:table-cell office:value-type="string" calcext:value-type="string">
            <text:p>FFFFFA2B</text:p>
          </table:table-cell>
          <table:table-cell office:value-type="float" office:value="1440.13415" calcext:value-type="float">
            <text:p>1440.134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6" calcext:value-type="float">
            <text:p>146</text:p>
          </table:table-cell>
          <table:table-cell office:value-type="float" office:value="4676.67675" calcext:value-type="float">
            <text:p>4676.67675</text:p>
          </table:table-cell>
          <table:table-cell office:value-type="float" office:value="-1497" calcext:value-type="float">
            <text:p>-1497</text:p>
          </table:table-cell>
          <table:table-cell office:value-type="string" calcext:value-type="string">
            <text:p>FFFFFA27</text:p>
          </table:table-cell>
          <table:table-cell office:value-type="float" office:value="1419.59936" calcext:value-type="float">
            <text:p>1419.599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7" calcext:value-type="float">
            <text:p>147</text:p>
          </table:table-cell>
          <table:table-cell office:value-type="float" office:value="4708.70849" calcext:value-type="float">
            <text:p>4708.70849</text:p>
          </table:table-cell>
          <table:table-cell office:value-type="float" office:value="-1502" calcext:value-type="float">
            <text:p>-1502</text:p>
          </table:table-cell>
          <table:table-cell office:value-type="string" calcext:value-type="string">
            <text:p>FFFFFA22</text:p>
          </table:table-cell>
          <table:table-cell office:value-type="float" office:value="1459.65173" calcext:value-type="float">
            <text:p>1459.651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8" calcext:value-type="float">
            <text:p>148</text:p>
          </table:table-cell>
          <table:table-cell office:value-type="float" office:value="4740.74072" calcext:value-type="float">
            <text:p>4740.74072</text:p>
          </table:table-cell>
          <table:table-cell office:value-type="float" office:value="-1508" calcext:value-type="float">
            <text:p>-1508</text:p>
          </table:table-cell>
          <table:table-cell office:value-type="string" calcext:value-type="string">
            <text:p>FFFFFA1C</text:p>
          </table:table-cell>
          <table:table-cell office:value-type="float" office:value="1522.9934" calcext:value-type="float">
            <text:p>1522.993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9" calcext:value-type="float">
            <text:p>149</text:p>
          </table:table-cell>
          <table:table-cell office:value-type="float" office:value="4772.77294" calcext:value-type="float">
            <text:p>4772.77294</text:p>
          </table:table-cell>
          <table:table-cell office:value-type="float" office:value="-1514" calcext:value-type="float">
            <text:p>-1514</text:p>
          </table:table-cell>
          <table:table-cell office:value-type="string" calcext:value-type="string">
            <text:p>FFFFFA16</text:p>
          </table:table-cell>
          <table:table-cell office:value-type="float" office:value="1598.09887" calcext:value-type="float">
            <text:p>1598.0988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0" calcext:value-type="float">
            <text:p>150</text:p>
          </table:table-cell>
          <table:table-cell office:value-type="float" office:value="4804.80468" calcext:value-type="float">
            <text:p>4804.80468</text:p>
          </table:table-cell>
          <table:table-cell office:value-type="float" office:value="-1521" calcext:value-type="float">
            <text:p>-1521</text:p>
          </table:table-cell>
          <table:table-cell office:value-type="string" calcext:value-type="string">
            <text:p>FFFFFA0F</text:p>
          </table:table-cell>
          <table:table-cell office:value-type="float" office:value="1764.20129" calcext:value-type="float">
            <text:p>1764.2012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1" calcext:value-type="float">
            <text:p>151</text:p>
          </table:table-cell>
          <table:table-cell office:value-type="float" office:value="4836.83691" calcext:value-type="float">
            <text:p>4836.83691</text:p>
          </table:table-cell>
          <table:table-cell office:value-type="float" office:value="-1527" calcext:value-type="float">
            <text:p>-1527</text:p>
          </table:table-cell>
          <table:table-cell office:value-type="string" calcext:value-type="string">
            <text:p>FFFFFA09</text:p>
          </table:table-cell>
          <table:table-cell office:value-type="float" office:value="1536.19506" calcext:value-type="float">
            <text:p>1536.1950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52" calcext:value-type="float">
            <text:p>152</text:p>
          </table:table-cell>
          <table:table-cell office:value-type="float" office:value="4868.86865" calcext:value-type="float">
            <text:p>4868.86865</text:p>
          </table:table-cell>
          <table:table-cell office:value-type="float" office:value="-1533" calcext:value-type="float">
            <text:p>-1533</text:p>
          </table:table-cell>
          <table:table-cell office:value-type="string" calcext:value-type="string">
            <text:p>FFFFFA03</text:p>
          </table:table-cell>
          <table:table-cell office:value-type="float" office:value="1486.2644" calcext:value-type="float">
            <text:p>1486.264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53" calcext:value-type="float">
            <text:p>153</text:p>
          </table:table-cell>
          <table:table-cell office:value-type="float" office:value="4900.90087" calcext:value-type="float">
            <text:p>4900.90087</text:p>
          </table:table-cell>
          <table:table-cell office:value-type="float" office:value="-1540" calcext:value-type="float">
            <text:p>-1540</text:p>
          </table:table-cell>
          <table:table-cell office:value-type="string" calcext:value-type="string">
            <text:p>FFFFF9FC</text:p>
          </table:table-cell>
          <table:table-cell office:value-type="float" office:value="1533.82165" calcext:value-type="float">
            <text:p>1533.8216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4" calcext:value-type="float">
            <text:p>154</text:p>
          </table:table-cell>
          <table:table-cell office:value-type="float" office:value="4932.9331" calcext:value-type="float">
            <text:p>4932.9331</text:p>
          </table:table-cell>
          <table:table-cell office:value-type="float" office:value="-1546" calcext:value-type="float">
            <text:p>-1546</text:p>
          </table:table-cell>
          <table:table-cell office:value-type="string" calcext:value-type="string">
            <text:p>FFFFF9F6</text:p>
          </table:table-cell>
          <table:table-cell office:value-type="float" office:value="1528.20959" calcext:value-type="float">
            <text:p>1528.2095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5" calcext:value-type="float">
            <text:p>155</text:p>
          </table:table-cell>
          <table:table-cell office:value-type="float" office:value="4964.96484" calcext:value-type="float">
            <text:p>4964.96484</text:p>
          </table:table-cell>
          <table:table-cell office:value-type="float" office:value="-1551" calcext:value-type="float">
            <text:p>-1551</text:p>
          </table:table-cell>
          <table:table-cell office:value-type="string" calcext:value-type="string">
            <text:p>FFFFF9F1</text:p>
          </table:table-cell>
          <table:table-cell office:value-type="float" office:value="1508.53479" calcext:value-type="float">
            <text:p>1508.5347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6" calcext:value-type="float">
            <text:p>156</text:p>
          </table:table-cell>
          <table:table-cell office:value-type="float" office:value="4996.99707" calcext:value-type="float">
            <text:p>4996.99707</text:p>
          </table:table-cell>
          <table:table-cell office:value-type="float" office:value="-1555" calcext:value-type="float">
            <text:p>-1555</text:p>
          </table:table-cell>
          <table:table-cell office:value-type="string" calcext:value-type="string">
            <text:p>FFFFF9ED</text:p>
          </table:table-cell>
          <table:table-cell office:value-type="float" office:value="1562.49853" calcext:value-type="float">
            <text:p>1562.4985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7" calcext:value-type="float">
            <text:p>157</text:p>
          </table:table-cell>
          <table:table-cell office:value-type="float" office:value="5029.0288" calcext:value-type="float">
            <text:p>5029.0288</text:p>
          </table:table-cell>
          <table:table-cell office:value-type="float" office:value="-1560" calcext:value-type="float">
            <text:p>-1560</text:p>
          </table:table-cell>
          <table:table-cell office:value-type="string" calcext:value-type="string">
            <text:p>FFFFF9E8</text:p>
          </table:table-cell>
          <table:table-cell office:value-type="float" office:value="1503.52563" calcext:value-type="float">
            <text:p>1503.5256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8" calcext:value-type="float">
            <text:p>158</text:p>
          </table:table-cell>
          <table:table-cell office:value-type="float" office:value="5061.06103" calcext:value-type="float">
            <text:p>5061.06103</text:p>
          </table:table-cell>
          <table:table-cell office:value-type="float" office:value="-1565" calcext:value-type="float">
            <text:p>-1565</text:p>
          </table:table-cell>
          <table:table-cell office:value-type="string" calcext:value-type="string">
            <text:p>FFFFF9E3</text:p>
          </table:table-cell>
          <table:table-cell office:value-type="float" office:value="1508.3269" calcext:value-type="float">
            <text:p>1508.326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9" calcext:value-type="float">
            <text:p>159</text:p>
          </table:table-cell>
          <table:table-cell office:value-type="float" office:value="5093.09326" calcext:value-type="float">
            <text:p>5093.09326</text:p>
          </table:table-cell>
          <table:table-cell office:value-type="float" office:value="-1570" calcext:value-type="float">
            <text:p>-1570</text:p>
          </table:table-cell>
          <table:table-cell office:value-type="string" calcext:value-type="string">
            <text:p>FFFFF9DE</text:p>
          </table:table-cell>
          <table:table-cell office:value-type="float" office:value="1464.17321" calcext:value-type="float">
            <text:p>1464.1732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0" calcext:value-type="float">
            <text:p>160</text:p>
          </table:table-cell>
          <table:table-cell office:value-type="float" office:value="5125.125" calcext:value-type="float">
            <text:p>5125.125</text:p>
          </table:table-cell>
          <table:table-cell office:value-type="float" office:value="-1576" calcext:value-type="float">
            <text:p>-1576</text:p>
          </table:table-cell>
          <table:table-cell office:value-type="string" calcext:value-type="string">
            <text:p>FFFFF9D8</text:p>
          </table:table-cell>
          <table:table-cell office:value-type="float" office:value="1494.43566" calcext:value-type="float">
            <text:p>1494.4356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61" calcext:value-type="float">
            <text:p>161</text:p>
          </table:table-cell>
          <table:table-cell office:value-type="float" office:value="5157.15722" calcext:value-type="float">
            <text:p>5157.15722</text:p>
          </table:table-cell>
          <table:table-cell office:value-type="float" office:value="-1583" calcext:value-type="float">
            <text:p>-1583</text:p>
          </table:table-cell>
          <table:table-cell office:value-type="string" calcext:value-type="string">
            <text:p>FFFFF9D1</text:p>
          </table:table-cell>
          <table:table-cell office:value-type="float" office:value="1493.28479" calcext:value-type="float">
            <text:p>1493.2847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62" calcext:value-type="float">
            <text:p>162</text:p>
          </table:table-cell>
          <table:table-cell office:value-type="float" office:value="5189.18896" calcext:value-type="float">
            <text:p>5189.18896</text:p>
          </table:table-cell>
          <table:table-cell office:value-type="float" office:value="-1588" calcext:value-type="float">
            <text:p>-1588</text:p>
          </table:table-cell>
          <table:table-cell office:value-type="string" calcext:value-type="string">
            <text:p>FFFFF9CC</text:p>
          </table:table-cell>
          <table:table-cell office:value-type="float" office:value="1545.28393" calcext:value-type="float">
            <text:p>1545.2839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63" calcext:value-type="float">
            <text:p>163</text:p>
          </table:table-cell>
          <table:table-cell office:value-type="float" office:value="5221.22119" calcext:value-type="float">
            <text:p>5221.22119</text:p>
          </table:table-cell>
          <table:table-cell office:value-type="float" office:value="-1592" calcext:value-type="float">
            <text:p>-1592</text:p>
          </table:table-cell>
          <table:table-cell office:value-type="string" calcext:value-type="string">
            <text:p>FFFFF9C8</text:p>
          </table:table-cell>
          <table:table-cell office:value-type="float" office:value="1520.28674" calcext:value-type="float">
            <text:p>1520.2867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64" calcext:value-type="float">
            <text:p>164</text:p>
          </table:table-cell>
          <table:table-cell office:value-type="float" office:value="5253.25341" calcext:value-type="float">
            <text:p>5253.25341</text:p>
          </table:table-cell>
          <table:table-cell office:value-type="float" office:value="-1595" calcext:value-type="float">
            <text:p>-1595</text:p>
          </table:table-cell>
          <table:table-cell office:value-type="string" calcext:value-type="string">
            <text:p>FFFFF9C5</text:p>
          </table:table-cell>
          <table:table-cell office:value-type="float" office:value="1529.16174" calcext:value-type="float">
            <text:p>1529.1617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5" calcext:value-type="float">
            <text:p>165</text:p>
          </table:table-cell>
          <table:table-cell office:value-type="float" office:value="5285.28515" calcext:value-type="float">
            <text:p>5285.28515</text:p>
          </table:table-cell>
          <table:table-cell office:value-type="float" office:value="-1598" calcext:value-type="float">
            <text:p>-1598</text:p>
          </table:table-cell>
          <table:table-cell office:value-type="string" calcext:value-type="string">
            <text:p>FFFFF9C2</text:p>
          </table:table-cell>
          <table:table-cell office:value-type="float" office:value="1515.62219" calcext:value-type="float">
            <text:p>1515.6221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66" calcext:value-type="float">
            <text:p>166</text:p>
          </table:table-cell>
          <table:table-cell office:value-type="float" office:value="5317.31738" calcext:value-type="float">
            <text:p>5317.31738</text:p>
          </table:table-cell>
          <table:table-cell office:value-type="float" office:value="-1602" calcext:value-type="float">
            <text:p>-1602</text:p>
          </table:table-cell>
          <table:table-cell office:value-type="string" calcext:value-type="string">
            <text:p>FFFFF9BE</text:p>
          </table:table-cell>
          <table:table-cell office:value-type="float" office:value="1462.00158" calcext:value-type="float">
            <text:p>1462.0015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" calcext:value-type="float">
            <text:p>167</text:p>
          </table:table-cell>
          <table:table-cell office:value-type="float" office:value="5349.34912" calcext:value-type="float">
            <text:p>5349.34912</text:p>
          </table:table-cell>
          <table:table-cell office:value-type="float" office:value="-1605" calcext:value-type="float">
            <text:p>-1605</text:p>
          </table:table-cell>
          <table:table-cell office:value-type="string" calcext:value-type="string">
            <text:p>FFFFF9BB</text:p>
          </table:table-cell>
          <table:table-cell office:value-type="float" office:value="1444.54101" calcext:value-type="float">
            <text:p>1444.541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68" calcext:value-type="float">
            <text:p>168</text:p>
          </table:table-cell>
          <table:table-cell office:value-type="float" office:value="5381.38134" calcext:value-type="float">
            <text:p>5381.38134</text:p>
          </table:table-cell>
          <table:table-cell office:value-type="float" office:value="-1606" calcext:value-type="float">
            <text:p>-1606</text:p>
          </table:table-cell>
          <table:table-cell office:value-type="string" calcext:value-type="string">
            <text:p>FFFFF9BA</text:p>
          </table:table-cell>
          <table:table-cell office:value-type="float" office:value="1481.29602" calcext:value-type="float">
            <text:p>1481.2960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69" calcext:value-type="float">
            <text:p>169</text:p>
          </table:table-cell>
          <table:table-cell office:value-type="float" office:value="5413.41357" calcext:value-type="float">
            <text:p>5413.41357</text:p>
          </table:table-cell>
          <table:table-cell office:value-type="float" office:value="-1608" calcext:value-type="float">
            <text:p>-1608</text:p>
          </table:table-cell>
          <table:table-cell office:value-type="string" calcext:value-type="string">
            <text:p>FFFFF9B8</text:p>
          </table:table-cell>
          <table:table-cell office:value-type="float" office:value="1548.10253" calcext:value-type="float">
            <text:p>1548.1025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70" calcext:value-type="float">
            <text:p>170</text:p>
          </table:table-cell>
          <table:table-cell office:value-type="float" office:value="5445.44531" calcext:value-type="float">
            <text:p>5445.44531</text:p>
          </table:table-cell>
          <table:table-cell office:value-type="float" office:value="-1609" calcext:value-type="float">
            <text:p>-1609</text:p>
          </table:table-cell>
          <table:table-cell office:value-type="string" calcext:value-type="string">
            <text:p>FFFFF9B7</text:p>
          </table:table-cell>
          <table:table-cell office:value-type="float" office:value="1557.50952" calcext:value-type="float">
            <text:p>1557.5095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1" calcext:value-type="float">
            <text:p>171</text:p>
          </table:table-cell>
          <table:table-cell office:value-type="float" office:value="5477.47753" calcext:value-type="float">
            <text:p>5477.47753</text:p>
          </table:table-cell>
          <table:table-cell office:value-type="float" office:value="-1610" calcext:value-type="float">
            <text:p>-1610</text:p>
          </table:table-cell>
          <table:table-cell office:value-type="string" calcext:value-type="string">
            <text:p>FFFFF9B6</text:p>
          </table:table-cell>
          <table:table-cell office:value-type="float" office:value="1517.82434" calcext:value-type="float">
            <text:p>1517.8243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72" calcext:value-type="float">
            <text:p>172</text:p>
          </table:table-cell>
          <table:table-cell office:value-type="float" office:value="5509.50927" calcext:value-type="float">
            <text:p>5509.50927</text:p>
          </table:table-cell>
          <table:table-cell office:value-type="float" office:value="-1612" calcext:value-type="float">
            <text:p>-1612</text:p>
          </table:table-cell>
          <table:table-cell office:value-type="string" calcext:value-type="string">
            <text:p>FFFFF9B4</text:p>
          </table:table-cell>
          <table:table-cell office:value-type="float" office:value="1523.77941" calcext:value-type="float">
            <text:p>1523.7794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3" calcext:value-type="float">
            <text:p>173</text:p>
          </table:table-cell>
          <table:table-cell office:value-type="float" office:value="5541.5415" calcext:value-type="float">
            <text:p>5541.5415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1497.69604" calcext:value-type="float">
            <text:p>1497.6960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4" calcext:value-type="float">
            <text:p>174</text:p>
          </table:table-cell>
          <table:table-cell office:value-type="float" office:value="5573.57373" calcext:value-type="float">
            <text:p>5573.57373</text:p>
          </table:table-cell>
          <table:table-cell office:value-type="float" office:value="-1615" calcext:value-type="float">
            <text:p>-1615</text:p>
          </table:table-cell>
          <table:table-cell office:value-type="string" calcext:value-type="string">
            <text:p>FFFFF9B1</text:p>
          </table:table-cell>
          <table:table-cell office:value-type="float" office:value="1455.32922" calcext:value-type="float">
            <text:p>1455.3292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5" calcext:value-type="float">
            <text:p>175</text:p>
          </table:table-cell>
          <table:table-cell office:value-type="float" office:value="5605.60546" calcext:value-type="float">
            <text:p>5605.60546</text:p>
          </table:table-cell>
          <table:table-cell office:value-type="float" office:value="-1616" calcext:value-type="float">
            <text:p>-1616</text:p>
          </table:table-cell>
          <table:table-cell office:value-type="string" calcext:value-type="string">
            <text:p>FFFFF9B0</text:p>
          </table:table-cell>
          <table:table-cell office:value-type="float" office:value="1495.43188" calcext:value-type="float">
            <text:p>1495.4318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76" calcext:value-type="float">
            <text:p>176</text:p>
          </table:table-cell>
          <table:table-cell office:value-type="float" office:value="5637.63769" calcext:value-type="float">
            <text:p>5637.63769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1499.25817" calcext:value-type="float">
            <text:p>1499.2581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77" calcext:value-type="float">
            <text:p>177</text:p>
          </table:table-cell>
          <table:table-cell office:value-type="float" office:value="5669.66943" calcext:value-type="float">
            <text:p>5669.66943</text:p>
          </table:table-cell>
          <table:table-cell office:value-type="float" office:value="-1609" calcext:value-type="float">
            <text:p>-1609</text:p>
          </table:table-cell>
          <table:table-cell office:value-type="string" calcext:value-type="string">
            <text:p>FFFFF9B7</text:p>
          </table:table-cell>
          <table:table-cell office:value-type="float" office:value="1569.42333" calcext:value-type="float">
            <text:p>1569.4233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8" calcext:value-type="float">
            <text:p>178</text:p>
          </table:table-cell>
          <table:table-cell office:value-type="float" office:value="5701.70166" calcext:value-type="float">
            <text:p>5701.70166</text:p>
          </table:table-cell>
          <table:table-cell office:value-type="float" office:value="-1604" calcext:value-type="float">
            <text:p>-1604</text:p>
          </table:table-cell>
          <table:table-cell office:value-type="string" calcext:value-type="string">
            <text:p>FFFFF9BC</text:p>
          </table:table-cell>
          <table:table-cell office:value-type="float" office:value="1491.09252" calcext:value-type="float">
            <text:p>1491.0925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79" calcext:value-type="float">
            <text:p>179</text:p>
          </table:table-cell>
          <table:table-cell office:value-type="float" office:value="5733.73388" calcext:value-type="float">
            <text:p>5733.73388</text:p>
          </table:table-cell>
          <table:table-cell office:value-type="float" office:value="-1599" calcext:value-type="float">
            <text:p>-1599</text:p>
          </table:table-cell>
          <table:table-cell office:value-type="string" calcext:value-type="string">
            <text:p>FFFFF9C1</text:p>
          </table:table-cell>
          <table:table-cell office:value-type="float" office:value="1486.33471" calcext:value-type="float">
            <text:p>1486.3347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80" calcext:value-type="float">
            <text:p>180</text:p>
          </table:table-cell>
          <table:table-cell office:value-type="float" office:value="5765.76562" calcext:value-type="float">
            <text:p>5765.76562</text:p>
          </table:table-cell>
          <table:table-cell office:value-type="float" office:value="-1594" calcext:value-type="float">
            <text:p>-1594</text:p>
          </table:table-cell>
          <table:table-cell office:value-type="string" calcext:value-type="string">
            <text:p>FFFFF9C6</text:p>
          </table:table-cell>
          <table:table-cell office:value-type="float" office:value="1451.65649" calcext:value-type="float">
            <text:p>1451.6564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81" calcext:value-type="float">
            <text:p>181</text:p>
          </table:table-cell>
          <table:table-cell office:value-type="float" office:value="5797.79785" calcext:value-type="float">
            <text:p>5797.79785</text:p>
          </table:table-cell>
          <table:table-cell office:value-type="float" office:value="-1591" calcext:value-type="float">
            <text:p>-1591</text:p>
          </table:table-cell>
          <table:table-cell office:value-type="string" calcext:value-type="string">
            <text:p>FFFFF9C9</text:p>
          </table:table-cell>
          <table:table-cell office:value-type="float" office:value="1451.677" calcext:value-type="float">
            <text:p>1451.67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2" calcext:value-type="float">
            <text:p>182</text:p>
          </table:table-cell>
          <table:table-cell office:value-type="float" office:value="5829.82958" calcext:value-type="float">
            <text:p>5829.82958</text:p>
          </table:table-cell>
          <table:table-cell office:value-type="float" office:value="-1587" calcext:value-type="float">
            <text:p>-1587</text:p>
          </table:table-cell>
          <table:table-cell office:value-type="string" calcext:value-type="string">
            <text:p>FFFFF9CD</text:p>
          </table:table-cell>
          <table:table-cell office:value-type="float" office:value="1484.6549" calcext:value-type="float">
            <text:p>1484.654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83" calcext:value-type="float">
            <text:p>183</text:p>
          </table:table-cell>
          <table:table-cell office:value-type="float" office:value="5861.86181" calcext:value-type="float">
            <text:p>5861.86181</text:p>
          </table:table-cell>
          <table:table-cell office:value-type="float" office:value="-1583" calcext:value-type="float">
            <text:p>-1583</text:p>
          </table:table-cell>
          <table:table-cell office:value-type="string" calcext:value-type="string">
            <text:p>FFFFF9D1</text:p>
          </table:table-cell>
          <table:table-cell office:value-type="float" office:value="1524.1145" calcext:value-type="float">
            <text:p>1524.114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84" calcext:value-type="float">
            <text:p>184</text:p>
          </table:table-cell>
          <table:table-cell office:value-type="float" office:value="5893.89404" calcext:value-type="float">
            <text:p>5893.89404</text:p>
          </table:table-cell>
          <table:table-cell office:value-type="float" office:value="-1577" calcext:value-type="float">
            <text:p>-1577</text:p>
          </table:table-cell>
          <table:table-cell office:value-type="string" calcext:value-type="string">
            <text:p>FFFFF9D7</text:p>
          </table:table-cell>
          <table:table-cell office:value-type="float" office:value="1526.45349" calcext:value-type="float">
            <text:p>1526.4534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85" calcext:value-type="float">
            <text:p>185</text:p>
          </table:table-cell>
          <table:table-cell office:value-type="float" office:value="5925.92578" calcext:value-type="float">
            <text:p>5925.92578</text:p>
          </table:table-cell>
          <table:table-cell office:value-type="float" office:value="-1571" calcext:value-type="float">
            <text:p>-1571</text:p>
          </table:table-cell>
          <table:table-cell office:value-type="string" calcext:value-type="string">
            <text:p>FFFFF9DD</text:p>
          </table:table-cell>
          <table:table-cell office:value-type="float" office:value="1527.31433" calcext:value-type="float">
            <text:p>1527.3143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86" calcext:value-type="float">
            <text:p>186</text:p>
          </table:table-cell>
          <table:table-cell office:value-type="float" office:value="5957.958" calcext:value-type="float">
            <text:p>5957.958</text:p>
          </table:table-cell>
          <table:table-cell office:value-type="float" office:value="-1563" calcext:value-type="float">
            <text:p>-1563</text:p>
          </table:table-cell>
          <table:table-cell office:value-type="string" calcext:value-type="string">
            <text:p>FFFFF9E5</text:p>
          </table:table-cell>
          <table:table-cell office:value-type="float" office:value="1485.33447" calcext:value-type="float">
            <text:p>1485.3344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87" calcext:value-type="float">
            <text:p>187</text:p>
          </table:table-cell>
          <table:table-cell office:value-type="float" office:value="5989.98974" calcext:value-type="float">
            <text:p>5989.98974</text:p>
          </table:table-cell>
          <table:table-cell office:value-type="float" office:value="-1557" calcext:value-type="float">
            <text:p>-1557</text:p>
          </table:table-cell>
          <table:table-cell office:value-type="string" calcext:value-type="string">
            <text:p>FFFFF9EB</text:p>
          </table:table-cell>
          <table:table-cell office:value-type="float" office:value="1476.79406" calcext:value-type="float">
            <text:p>1476.7940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88" calcext:value-type="float">
            <text:p>188</text:p>
          </table:table-cell>
          <table:table-cell office:value-type="float" office:value="6022.02197" calcext:value-type="float">
            <text:p>6022.02197</text:p>
          </table:table-cell>
          <table:table-cell office:value-type="float" office:value="-1550" calcext:value-type="float">
            <text:p>-1550</text:p>
          </table:table-cell>
          <table:table-cell office:value-type="string" calcext:value-type="string">
            <text:p>FFFFF9F2</text:p>
          </table:table-cell>
          <table:table-cell office:value-type="float" office:value="1453.60034" calcext:value-type="float">
            <text:p>1453.6003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89" calcext:value-type="float">
            <text:p>189</text:p>
          </table:table-cell>
          <table:table-cell office:value-type="float" office:value="6054.05419" calcext:value-type="float">
            <text:p>6054.05419</text:p>
          </table:table-cell>
          <table:table-cell office:value-type="float" office:value="-1542" calcext:value-type="float">
            <text:p>-1542</text:p>
          </table:table-cell>
          <table:table-cell office:value-type="string" calcext:value-type="string">
            <text:p>FFFFF9FA</text:p>
          </table:table-cell>
          <table:table-cell office:value-type="float" office:value="1508.14782" calcext:value-type="float">
            <text:p>1508.1478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90" calcext:value-type="float">
            <text:p>190</text:p>
          </table:table-cell>
          <table:table-cell office:value-type="float" office:value="6086.08593" calcext:value-type="float">
            <text:p>6086.08593</text:p>
          </table:table-cell>
          <table:table-cell office:value-type="float" office:value="-1535" calcext:value-type="float">
            <text:p>-1535</text:p>
          </table:table-cell>
          <table:table-cell office:value-type="string" calcext:value-type="string">
            <text:p>FFFFFA01</text:p>
          </table:table-cell>
          <table:table-cell office:value-type="float" office:value="1504.26318" calcext:value-type="float">
            <text:p>1504.263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1" calcext:value-type="float">
            <text:p>191</text:p>
          </table:table-cell>
          <table:table-cell office:value-type="float" office:value="6118.11816" calcext:value-type="float">
            <text:p>6118.11816</text:p>
          </table:table-cell>
          <table:table-cell office:value-type="float" office:value="-1527" calcext:value-type="float">
            <text:p>-1527</text:p>
          </table:table-cell>
          <table:table-cell office:value-type="string" calcext:value-type="string">
            <text:p>FFFFFA09</text:p>
          </table:table-cell>
          <table:table-cell office:value-type="float" office:value="1527.09924" calcext:value-type="float">
            <text:p>1527.099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92" calcext:value-type="float">
            <text:p>192</text:p>
          </table:table-cell>
          <table:table-cell office:value-type="float" office:value="6150.15039" calcext:value-type="float">
            <text:p>6150.15039</text:p>
          </table:table-cell>
          <table:table-cell office:value-type="float" office:value="-1521" calcext:value-type="float">
            <text:p>-1521</text:p>
          </table:table-cell>
          <table:table-cell office:value-type="string" calcext:value-type="string">
            <text:p>FFFFFA0F</text:p>
          </table:table-cell>
          <table:table-cell office:value-type="float" office:value="1574.75122" calcext:value-type="float">
            <text:p>1574.7512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93" calcext:value-type="float">
            <text:p>193</text:p>
          </table:table-cell>
          <table:table-cell office:value-type="float" office:value="6182.18212" calcext:value-type="float">
            <text:p>6182.18212</text:p>
          </table:table-cell>
          <table:table-cell office:value-type="float" office:value="-1517" calcext:value-type="float">
            <text:p>-1517</text:p>
          </table:table-cell>
          <table:table-cell office:value-type="string" calcext:value-type="string">
            <text:p>FFFFFA13</text:p>
          </table:table-cell>
          <table:table-cell office:value-type="float" office:value="1527.77758" calcext:value-type="float">
            <text:p>1527.7775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94" calcext:value-type="float">
            <text:p>194</text:p>
          </table:table-cell>
          <table:table-cell office:value-type="float" office:value="6214.21435" calcext:value-type="float">
            <text:p>6214.21435</text:p>
          </table:table-cell>
          <table:table-cell office:value-type="float" office:value="-1511" calcext:value-type="float">
            <text:p>-1511</text:p>
          </table:table-cell>
          <table:table-cell office:value-type="string" calcext:value-type="string">
            <text:p>FFFFFA19</text:p>
          </table:table-cell>
          <table:table-cell office:value-type="float" office:value="1454.78222" calcext:value-type="float">
            <text:p>1454.7822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95" calcext:value-type="float">
            <text:p>195</text:p>
          </table:table-cell>
          <table:table-cell office:value-type="float" office:value="6246.24609" calcext:value-type="float">
            <text:p>6246.24609</text:p>
          </table:table-cell>
          <table:table-cell office:value-type="float" office:value="-1506" calcext:value-type="float">
            <text:p>-1506</text:p>
          </table:table-cell>
          <table:table-cell office:value-type="string" calcext:value-type="string">
            <text:p>FFFFFA1E</text:p>
          </table:table-cell>
          <table:table-cell office:value-type="float" office:value="1443.17504" calcext:value-type="float">
            <text:p>1443.1750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96" calcext:value-type="float">
            <text:p>196</text:p>
          </table:table-cell>
          <table:table-cell office:value-type="float" office:value="6278.27832" calcext:value-type="float">
            <text:p>6278.27832</text:p>
          </table:table-cell>
          <table:table-cell office:value-type="float" office:value="-1501" calcext:value-type="float">
            <text:p>-1501</text:p>
          </table:table-cell>
          <table:table-cell office:value-type="string" calcext:value-type="string">
            <text:p>FFFFFA23</text:p>
          </table:table-cell>
          <table:table-cell office:value-type="float" office:value="1502.83508" calcext:value-type="float">
            <text:p>1502.8350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7" calcext:value-type="float">
            <text:p>197</text:p>
          </table:table-cell>
          <table:table-cell office:value-type="float" office:value="6310.31054" calcext:value-type="float">
            <text:p>6310.31054</text:p>
          </table:table-cell>
          <table:table-cell office:value-type="float" office:value="-1495" calcext:value-type="float">
            <text:p>-1495</text:p>
          </table:table-cell>
          <table:table-cell office:value-type="string" calcext:value-type="string">
            <text:p>FFFFFA29</text:p>
          </table:table-cell>
          <table:table-cell office:value-type="float" office:value="1539.86511" calcext:value-type="float">
            <text:p>1539.8651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98" calcext:value-type="float">
            <text:p>198</text:p>
          </table:table-cell>
          <table:table-cell office:value-type="float" office:value="6342.34228" calcext:value-type="float">
            <text:p>6342.34228</text:p>
          </table:table-cell>
          <table:table-cell office:value-type="float" office:value="-1488" calcext:value-type="float">
            <text:p>-1488</text:p>
          </table:table-cell>
          <table:table-cell office:value-type="string" calcext:value-type="string">
            <text:p>FFFFFA30</text:p>
          </table:table-cell>
          <table:table-cell office:value-type="float" office:value="1553.83398" calcext:value-type="float">
            <text:p>1553.833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9" calcext:value-type="float">
            <text:p>199</text:p>
          </table:table-cell>
          <table:table-cell office:value-type="float" office:value="6374.37451" calcext:value-type="float">
            <text:p>6374.37451</text:p>
          </table:table-cell>
          <table:table-cell office:value-type="float" office:value="-1483" calcext:value-type="float">
            <text:p>-1483</text:p>
          </table:table-cell>
          <table:table-cell office:value-type="string" calcext:value-type="string">
            <text:p>FFFFFA35</text:p>
          </table:table-cell>
          <table:table-cell office:value-type="float" office:value="1535.30273" calcext:value-type="float">
            <text:p>1535.3027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00" calcext:value-type="float">
            <text:p>200</text:p>
          </table:table-cell>
          <table:table-cell office:value-type="float" office:value="6406.40625" calcext:value-type="float">
            <text:p>6406.40625</text:p>
          </table:table-cell>
          <table:table-cell office:value-type="float" office:value="-1478" calcext:value-type="float">
            <text:p>-1478</text:p>
          </table:table-cell>
          <table:table-cell office:value-type="string" calcext:value-type="string">
            <text:p>FFFFFA3A</text:p>
          </table:table-cell>
          <table:table-cell office:value-type="float" office:value="1515.59106" calcext:value-type="float">
            <text:p>1515.5910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01" calcext:value-type="float">
            <text:p>201</text:p>
          </table:table-cell>
          <table:table-cell office:value-type="float" office:value="6438.43847" calcext:value-type="float">
            <text:p>6438.43847</text:p>
          </table:table-cell>
          <table:table-cell office:value-type="float" office:value="-1475" calcext:value-type="float">
            <text:p>-1475</text:p>
          </table:table-cell>
          <table:table-cell office:value-type="string" calcext:value-type="string">
            <text:p>FFFFFA3D</text:p>
          </table:table-cell>
          <table:table-cell office:value-type="float" office:value="1469.75329" calcext:value-type="float">
            <text:p>1469.7532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2" calcext:value-type="float">
            <text:p>202</text:p>
          </table:table-cell>
          <table:table-cell office:value-type="float" office:value="6470.4707" calcext:value-type="float">
            <text:p>6470.4707</text:p>
          </table:table-cell>
          <table:table-cell office:value-type="float" office:value="-1472" calcext:value-type="float">
            <text:p>-1472</text:p>
          </table:table-cell>
          <table:table-cell office:value-type="string" calcext:value-type="string">
            <text:p>FFFFFA40</text:p>
          </table:table-cell>
          <table:table-cell office:value-type="float" office:value="1455.64843" calcext:value-type="float">
            <text:p>1455.6484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03" calcext:value-type="float">
            <text:p>203</text:p>
          </table:table-cell>
          <table:table-cell office:value-type="float" office:value="6502.50244" calcext:value-type="float">
            <text:p>6502.50244</text:p>
          </table:table-cell>
          <table:table-cell office:value-type="float" office:value="-1468" calcext:value-type="float">
            <text:p>-1468</text:p>
          </table:table-cell>
          <table:table-cell office:value-type="string" calcext:value-type="string">
            <text:p>FFFFFA44</text:p>
          </table:table-cell>
          <table:table-cell office:value-type="float" office:value="1489.979" calcext:value-type="float">
            <text:p>1489.97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04" calcext:value-type="float">
            <text:p>204</text:p>
          </table:table-cell>
          <table:table-cell office:value-type="float" office:value="6534.53466" calcext:value-type="float">
            <text:p>6534.53466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530.26293" calcext:value-type="float">
            <text:p>1530.2629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05" calcext:value-type="float">
            <text:p>205</text:p>
          </table:table-cell>
          <table:table-cell office:value-type="float" office:value="6566.5664" calcext:value-type="float">
            <text:p>6566.5664</text:p>
          </table:table-cell>
          <table:table-cell office:value-type="float" office:value="-1463" calcext:value-type="float">
            <text:p>-1463</text:p>
          </table:table-cell>
          <table:table-cell office:value-type="string" calcext:value-type="string">
            <text:p>FFFFFA49</text:p>
          </table:table-cell>
          <table:table-cell office:value-type="float" office:value="1511.11853" calcext:value-type="float">
            <text:p>1511.1185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6" calcext:value-type="float">
            <text:p>206</text:p>
          </table:table-cell>
          <table:table-cell office:value-type="float" office:value="6598.59863" calcext:value-type="float">
            <text:p>6598.59863</text:p>
          </table:table-cell>
          <table:table-cell office:value-type="float" office:value="-1462" calcext:value-type="float">
            <text:p>-1462</text:p>
          </table:table-cell>
          <table:table-cell office:value-type="string" calcext:value-type="string">
            <text:p>FFFFFA4A</text:p>
          </table:table-cell>
          <table:table-cell office:value-type="float" office:value="1516.06335" calcext:value-type="float">
            <text:p>1516.0633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07" calcext:value-type="float">
            <text:p>207</text:p>
          </table:table-cell>
          <table:table-cell office:value-type="float" office:value="6630.63085" calcext:value-type="float">
            <text:p>6630.63085</text:p>
          </table:table-cell>
          <table:table-cell office:value-type="float" office:value="-1462" calcext:value-type="float">
            <text:p>-1462</text:p>
          </table:table-cell>
          <table:table-cell office:value-type="string" calcext:value-type="string">
            <text:p>FFFFFA4A</text:p>
          </table:table-cell>
          <table:table-cell office:value-type="float" office:value="1528.87707" calcext:value-type="float">
            <text:p>1528.8770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08" calcext:value-type="float">
            <text:p>208</text:p>
          </table:table-cell>
          <table:table-cell office:value-type="float" office:value="6662.66259" calcext:value-type="float">
            <text:p>6662.66259</text:p>
          </table:table-cell>
          <table:table-cell office:value-type="float" office:value="-1461" calcext:value-type="float">
            <text:p>-1461</text:p>
          </table:table-cell>
          <table:table-cell office:value-type="string" calcext:value-type="string">
            <text:p>FFFFFA4B</text:p>
          </table:table-cell>
          <table:table-cell office:value-type="float" office:value="1498.40429" calcext:value-type="float">
            <text:p>1498.4042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9" calcext:value-type="float">
            <text:p>209</text:p>
          </table:table-cell>
          <table:table-cell office:value-type="float" office:value="6694.69482" calcext:value-type="float">
            <text:p>6694.69482</text:p>
          </table:table-cell>
          <table:table-cell office:value-type="float" office:value="-1459" calcext:value-type="float">
            <text:p>-1459</text:p>
          </table:table-cell>
          <table:table-cell office:value-type="string" calcext:value-type="string">
            <text:p>FFFFFA4D</text:p>
          </table:table-cell>
          <table:table-cell office:value-type="float" office:value="1468.71057" calcext:value-type="float">
            <text:p>1468.7105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10" calcext:value-type="float">
            <text:p>210</text:p>
          </table:table-cell>
          <table:table-cell office:value-type="float" office:value="6726.72656" calcext:value-type="float">
            <text:p>6726.72656</text:p>
          </table:table-cell>
          <table:table-cell office:value-type="float" office:value="-1458" calcext:value-type="float">
            <text:p>-1458</text:p>
          </table:table-cell>
          <table:table-cell office:value-type="string" calcext:value-type="string">
            <text:p>FFFFFA4E</text:p>
          </table:table-cell>
          <table:table-cell office:value-type="float" office:value="1477.75366" calcext:value-type="float">
            <text:p>1477.7536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1" calcext:value-type="float">
            <text:p>211</text:p>
          </table:table-cell>
          <table:table-cell office:value-type="float" office:value="6758.75878" calcext:value-type="float">
            <text:p>6758.75878</text:p>
          </table:table-cell>
          <table:table-cell office:value-type="float" office:value="-1458" calcext:value-type="float">
            <text:p>-1458</text:p>
          </table:table-cell>
          <table:table-cell office:value-type="string" calcext:value-type="string">
            <text:p>FFFFFA4E</text:p>
          </table:table-cell>
          <table:table-cell office:value-type="float" office:value="1523.68518" calcext:value-type="float">
            <text:p>1523.685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12" calcext:value-type="float">
            <text:p>212</text:p>
          </table:table-cell>
          <table:table-cell office:value-type="float" office:value="6790.79101" calcext:value-type="float">
            <text:p>6790.79101</text:p>
          </table:table-cell>
          <table:table-cell office:value-type="float" office:value="-1461" calcext:value-type="float">
            <text:p>-1461</text:p>
          </table:table-cell>
          <table:table-cell office:value-type="string" calcext:value-type="string">
            <text:p>FFFFFA4B</text:p>
          </table:table-cell>
          <table:table-cell office:value-type="float" office:value="1565.71655" calcext:value-type="float">
            <text:p>1565.7165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13" calcext:value-type="float">
            <text:p>213</text:p>
          </table:table-cell>
          <table:table-cell office:value-type="float" office:value="6822.82275" calcext:value-type="float">
            <text:p>6822.82275</text:p>
          </table:table-cell>
          <table:table-cell office:value-type="float" office:value="-1464" calcext:value-type="float">
            <text:p>-1464</text:p>
          </table:table-cell>
          <table:table-cell office:value-type="string" calcext:value-type="string">
            <text:p>FFFFFA48</text:p>
          </table:table-cell>
          <table:table-cell office:value-type="float" office:value="1534.32897" calcext:value-type="float">
            <text:p>1534.3289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14" calcext:value-type="float">
            <text:p>214</text:p>
          </table:table-cell>
          <table:table-cell office:value-type="float" office:value="6854.85498" calcext:value-type="float">
            <text:p>6854.85498</text:p>
          </table:table-cell>
          <table:table-cell office:value-type="float" office:value="-1469" calcext:value-type="float">
            <text:p>-1469</text:p>
          </table:table-cell>
          <table:table-cell office:value-type="string" calcext:value-type="string">
            <text:p>FFFFFA43</text:p>
          </table:table-cell>
          <table:table-cell office:value-type="float" office:value="1502.61401" calcext:value-type="float">
            <text:p>1502.6140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15" calcext:value-type="float">
            <text:p>215</text:p>
          </table:table-cell>
          <table:table-cell office:value-type="float" office:value="6886.88671" calcext:value-type="float">
            <text:p>6886.88671</text:p>
          </table:table-cell>
          <table:table-cell office:value-type="float" office:value="-1474" calcext:value-type="float">
            <text:p>-1474</text:p>
          </table:table-cell>
          <table:table-cell office:value-type="string" calcext:value-type="string">
            <text:p>FFFFFA3E</text:p>
          </table:table-cell>
          <table:table-cell office:value-type="float" office:value="1464.97595" calcext:value-type="float">
            <text:p>1464.9759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16" calcext:value-type="float">
            <text:p>216</text:p>
          </table:table-cell>
          <table:table-cell office:value-type="float" office:value="6918.91894" calcext:value-type="float">
            <text:p>6918.91894</text:p>
          </table:table-cell>
          <table:table-cell office:value-type="float" office:value="-1480" calcext:value-type="float">
            <text:p>-1480</text:p>
          </table:table-cell>
          <table:table-cell office:value-type="string" calcext:value-type="string">
            <text:p>FFFFFA38</text:p>
          </table:table-cell>
          <table:table-cell office:value-type="float" office:value="1456.54235" calcext:value-type="float">
            <text:p>1456.5423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17" calcext:value-type="float">
            <text:p>217</text:p>
          </table:table-cell>
          <table:table-cell office:value-type="float" office:value="6950.95117" calcext:value-type="float">
            <text:p>6950.95117</text:p>
          </table:table-cell>
          <table:table-cell office:value-type="float" office:value="-1485" calcext:value-type="float">
            <text:p>-1485</text:p>
          </table:table-cell>
          <table:table-cell office:value-type="string" calcext:value-type="string">
            <text:p>FFFFFA33</text:p>
          </table:table-cell>
          <table:table-cell office:value-type="float" office:value="1487.79101" calcext:value-type="float">
            <text:p>1487.7910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18" calcext:value-type="float">
            <text:p>218</text:p>
          </table:table-cell>
          <table:table-cell office:value-type="float" office:value="6982.98291" calcext:value-type="float">
            <text:p>6982.98291</text:p>
          </table:table-cell>
          <table:table-cell office:value-type="float" office:value="-1490" calcext:value-type="float">
            <text:p>-1490</text:p>
          </table:table-cell>
          <table:table-cell office:value-type="string" calcext:value-type="string">
            <text:p>FFFFFA2E</text:p>
          </table:table-cell>
          <table:table-cell office:value-type="float" office:value="1548.78564" calcext:value-type="float">
            <text:p>1548.7856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19" calcext:value-type="float">
            <text:p>219</text:p>
          </table:table-cell>
          <table:table-cell office:value-type="float" office:value="7015.01513" calcext:value-type="float">
            <text:p>7015.01513</text:p>
          </table:table-cell>
          <table:table-cell office:value-type="float" office:value="-1495" calcext:value-type="float">
            <text:p>-1495</text:p>
          </table:table-cell>
          <table:table-cell office:value-type="string" calcext:value-type="string">
            <text:p>FFFFFA29</text:p>
          </table:table-cell>
          <table:table-cell office:value-type="float" office:value="1516.16735" calcext:value-type="float">
            <text:p>1516.1673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0" calcext:value-type="float">
            <text:p>220</text:p>
          </table:table-cell>
          <table:table-cell office:value-type="float" office:value="7047.04687" calcext:value-type="float">
            <text:p>7047.04687</text:p>
          </table:table-cell>
          <table:table-cell office:value-type="float" office:value="-1501" calcext:value-type="float">
            <text:p>-1501</text:p>
          </table:table-cell>
          <table:table-cell office:value-type="string" calcext:value-type="string">
            <text:p>FFFFFA23</text:p>
          </table:table-cell>
          <table:table-cell office:value-type="float" office:value="1521.9425" calcext:value-type="float">
            <text:p>1521.942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21" calcext:value-type="float">
            <text:p>221</text:p>
          </table:table-cell>
          <table:table-cell office:value-type="float" office:value="7079.0791" calcext:value-type="float">
            <text:p>7079.0791</text:p>
          </table:table-cell>
          <table:table-cell office:value-type="float" office:value="-1507" calcext:value-type="float">
            <text:p>-1507</text:p>
          </table:table-cell>
          <table:table-cell office:value-type="string" calcext:value-type="string">
            <text:p>FFFFFA1D</text:p>
          </table:table-cell>
          <table:table-cell office:value-type="float" office:value="1525.08557" calcext:value-type="float">
            <text:p>1525.0855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22" calcext:value-type="float">
            <text:p>222</text:p>
          </table:table-cell>
          <table:table-cell office:value-type="float" office:value="7111.11132" calcext:value-type="float">
            <text:p>7111.11132</text:p>
          </table:table-cell>
          <table:table-cell office:value-type="float" office:value="-1514" calcext:value-type="float">
            <text:p>-1514</text:p>
          </table:table-cell>
          <table:table-cell office:value-type="string" calcext:value-type="string">
            <text:p>FFFFFA16</text:p>
          </table:table-cell>
          <table:table-cell office:value-type="float" office:value="1479.92358" calcext:value-type="float">
            <text:p>1479.9235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23" calcext:value-type="float">
            <text:p>223</text:p>
          </table:table-cell>
          <table:table-cell office:value-type="float" office:value="7143.14306" calcext:value-type="float">
            <text:p>7143.14306</text:p>
          </table:table-cell>
          <table:table-cell office:value-type="float" office:value="-1520" calcext:value-type="float">
            <text:p>-1520</text:p>
          </table:table-cell>
          <table:table-cell office:value-type="string" calcext:value-type="string">
            <text:p>FFFFFA10</text:p>
          </table:table-cell>
          <table:table-cell office:value-type="float" office:value="1454.84289" calcext:value-type="float">
            <text:p>1454.8428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4" calcext:value-type="float">
            <text:p>224</text:p>
          </table:table-cell>
          <table:table-cell office:value-type="float" office:value="7175.17529" calcext:value-type="float">
            <text:p>7175.17529</text:p>
          </table:table-cell>
          <table:table-cell office:value-type="float" office:value="-1526" calcext:value-type="float">
            <text:p>-1526</text:p>
          </table:table-cell>
          <table:table-cell office:value-type="string" calcext:value-type="string">
            <text:p>FFFFFA0A</text:p>
          </table:table-cell>
          <table:table-cell office:value-type="float" office:value="1476.98535" calcext:value-type="float">
            <text:p>1476.9853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25" calcext:value-type="float">
            <text:p>225</text:p>
          </table:table-cell>
          <table:table-cell office:value-type="float" office:value="7207.20703" calcext:value-type="float">
            <text:p>7207.20703</text:p>
          </table:table-cell>
          <table:table-cell office:value-type="float" office:value="-1534" calcext:value-type="float">
            <text:p>-1534</text:p>
          </table:table-cell>
          <table:table-cell office:value-type="string" calcext:value-type="string">
            <text:p>FFFFFA02</text:p>
          </table:table-cell>
          <table:table-cell office:value-type="float" office:value="1525.10095" calcext:value-type="float">
            <text:p>1525.1009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26" calcext:value-type="float">
            <text:p>226</text:p>
          </table:table-cell>
          <table:table-cell office:value-type="float" office:value="7239.23925" calcext:value-type="float">
            <text:p>7239.23925</text:p>
          </table:table-cell>
          <table:table-cell office:value-type="float" office:value="-1542" calcext:value-type="float">
            <text:p>-1542</text:p>
          </table:table-cell>
          <table:table-cell office:value-type="string" calcext:value-type="string">
            <text:p>FFFFF9FA</text:p>
          </table:table-cell>
          <table:table-cell office:value-type="float" office:value="1526.83532" calcext:value-type="float">
            <text:p>1526.8353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7" calcext:value-type="float">
            <text:p>227</text:p>
          </table:table-cell>
          <table:table-cell office:value-type="float" office:value="7271.27148" calcext:value-type="float">
            <text:p>7271.27148</text:p>
          </table:table-cell>
          <table:table-cell office:value-type="float" office:value="-1549" calcext:value-type="float">
            <text:p>-1549</text:p>
          </table:table-cell>
          <table:table-cell office:value-type="string" calcext:value-type="string">
            <text:p>FFFFF9F3</text:p>
          </table:table-cell>
          <table:table-cell office:value-type="float" office:value="1523.20068" calcext:value-type="float">
            <text:p>1523.2006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8" calcext:value-type="float">
            <text:p>228</text:p>
          </table:table-cell>
          <table:table-cell office:value-type="float" office:value="7303.30322" calcext:value-type="float">
            <text:p>7303.30322</text:p>
          </table:table-cell>
          <table:table-cell office:value-type="float" office:value="-1556" calcext:value-type="float">
            <text:p>-1556</text:p>
          </table:table-cell>
          <table:table-cell office:value-type="string" calcext:value-type="string">
            <text:p>FFFFF9EC</text:p>
          </table:table-cell>
          <table:table-cell office:value-type="float" office:value="1508.35473" calcext:value-type="float">
            <text:p>1508.3547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29" calcext:value-type="float">
            <text:p>229</text:p>
          </table:table-cell>
          <table:table-cell office:value-type="float" office:value="7335.33544" calcext:value-type="float">
            <text:p>7335.33544</text:p>
          </table:table-cell>
          <table:table-cell office:value-type="float" office:value="-1563" calcext:value-type="float">
            <text:p>-1563</text:p>
          </table:table-cell>
          <table:table-cell office:value-type="string" calcext:value-type="string">
            <text:p>FFFFF9E5</text:p>
          </table:table-cell>
          <table:table-cell office:value-type="float" office:value="1450.77087" calcext:value-type="float">
            <text:p>1450.7708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30" calcext:value-type="float">
            <text:p>230</text:p>
          </table:table-cell>
          <table:table-cell office:value-type="float" office:value="7367.36718" calcext:value-type="float">
            <text:p>7367.36718</text:p>
          </table:table-cell>
          <table:table-cell office:value-type="float" office:value="-1567" calcext:value-type="float">
            <text:p>-1567</text:p>
          </table:table-cell>
          <table:table-cell office:value-type="string" calcext:value-type="string">
            <text:p>FFFFF9E1</text:p>
          </table:table-cell>
          <table:table-cell office:value-type="float" office:value="1474.39318" calcext:value-type="float">
            <text:p>1474.393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31" calcext:value-type="float">
            <text:p>231</text:p>
          </table:table-cell>
          <table:table-cell office:value-type="float" office:value="7399.39941" calcext:value-type="float">
            <text:p>7399.39941</text:p>
          </table:table-cell>
          <table:table-cell office:value-type="float" office:value="-1572" calcext:value-type="float">
            <text:p>-1572</text:p>
          </table:table-cell>
          <table:table-cell office:value-type="string" calcext:value-type="string">
            <text:p>FFFFF9DC</text:p>
          </table:table-cell>
          <table:table-cell office:value-type="float" office:value="1490.48608" calcext:value-type="float">
            <text:p>1490.4860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32" calcext:value-type="float">
            <text:p>232</text:p>
          </table:table-cell>
          <table:table-cell office:value-type="float" office:value="7431.43164" calcext:value-type="float">
            <text:p>7431.43164</text:p>
          </table:table-cell>
          <table:table-cell office:value-type="float" office:value="-1577" calcext:value-type="float">
            <text:p>-1577</text:p>
          </table:table-cell>
          <table:table-cell office:value-type="string" calcext:value-type="string">
            <text:p>FFFFF9D7</text:p>
          </table:table-cell>
          <table:table-cell office:value-type="float" office:value="1506.1958" calcext:value-type="float">
            <text:p>1506.195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33" calcext:value-type="float">
            <text:p>233</text:p>
          </table:table-cell>
          <table:table-cell office:value-type="float" office:value="7463.46337" calcext:value-type="float">
            <text:p>7463.46337</text:p>
          </table:table-cell>
          <table:table-cell office:value-type="float" office:value="-1583" calcext:value-type="float">
            <text:p>-1583</text:p>
          </table:table-cell>
          <table:table-cell office:value-type="string" calcext:value-type="string">
            <text:p>FFFFF9D1</text:p>
          </table:table-cell>
          <table:table-cell office:value-type="float" office:value="1529.62695" calcext:value-type="float">
            <text:p>1529.6269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34" calcext:value-type="float">
            <text:p>234</text:p>
          </table:table-cell>
          <table:table-cell office:value-type="float" office:value="7495.4956" calcext:value-type="float">
            <text:p>7495.4956</text:p>
          </table:table-cell>
          <table:table-cell office:value-type="float" office:value="-1590" calcext:value-type="float">
            <text:p>-1590</text:p>
          </table:table-cell>
          <table:table-cell office:value-type="string" calcext:value-type="string">
            <text:p>FFFFF9CA</text:p>
          </table:table-cell>
          <table:table-cell office:value-type="float" office:value="1547.06896" calcext:value-type="float">
            <text:p>1547.0689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35" calcext:value-type="float">
            <text:p>235</text:p>
          </table:table-cell>
          <table:table-cell office:value-type="float" office:value="7527.52734" calcext:value-type="float">
            <text:p>7527.52734</text:p>
          </table:table-cell>
          <table:table-cell office:value-type="float" office:value="-1594" calcext:value-type="float">
            <text:p>-1594</text:p>
          </table:table-cell>
          <table:table-cell office:value-type="string" calcext:value-type="string">
            <text:p>FFFFF9C6</text:p>
          </table:table-cell>
          <table:table-cell office:value-type="float" office:value="1512.00756" calcext:value-type="float">
            <text:p>1512.0075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36" calcext:value-type="float">
            <text:p>236</text:p>
          </table:table-cell>
          <table:table-cell office:value-type="float" office:value="7559.55957" calcext:value-type="float">
            <text:p>7559.55957</text:p>
          </table:table-cell>
          <table:table-cell office:value-type="float" office:value="-1598" calcext:value-type="float">
            <text:p>-1598</text:p>
          </table:table-cell>
          <table:table-cell office:value-type="string" calcext:value-type="string">
            <text:p>FFFFF9C2</text:p>
          </table:table-cell>
          <table:table-cell office:value-type="float" office:value="1477.12121" calcext:value-type="float">
            <text:p>1477.1212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37" calcext:value-type="float">
            <text:p>237</text:p>
          </table:table-cell>
          <table:table-cell office:value-type="float" office:value="7591.59179" calcext:value-type="float">
            <text:p>7591.59179</text:p>
          </table:table-cell>
          <table:table-cell office:value-type="float" office:value="-1602" calcext:value-type="float">
            <text:p>-1602</text:p>
          </table:table-cell>
          <table:table-cell office:value-type="string" calcext:value-type="string">
            <text:p>FFFFF9BE</text:p>
          </table:table-cell>
          <table:table-cell office:value-type="float" office:value="1474.62365" calcext:value-type="float">
            <text:p>1474.6236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38" calcext:value-type="float">
            <text:p>238</text:p>
          </table:table-cell>
          <table:table-cell office:value-type="float" office:value="7623.62353" calcext:value-type="float">
            <text:p>7623.62353</text:p>
          </table:table-cell>
          <table:table-cell office:value-type="float" office:value="-1606" calcext:value-type="float">
            <text:p>-1606</text:p>
          </table:table-cell>
          <table:table-cell office:value-type="string" calcext:value-type="string">
            <text:p>FFFFF9BA</text:p>
          </table:table-cell>
          <table:table-cell office:value-type="float" office:value="1495.31079" calcext:value-type="float">
            <text:p>1495.3107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39" calcext:value-type="float">
            <text:p>239</text:p>
          </table:table-cell>
          <table:table-cell office:value-type="float" office:value="7655.65576" calcext:value-type="float">
            <text:p>7655.65576</text:p>
          </table:table-cell>
          <table:table-cell office:value-type="float" office:value="-1610" calcext:value-type="float">
            <text:p>-1610</text:p>
          </table:table-cell>
          <table:table-cell office:value-type="string" calcext:value-type="string">
            <text:p>FFFFF9B6</text:p>
          </table:table-cell>
          <table:table-cell office:value-type="float" office:value="1538.14013" calcext:value-type="float">
            <text:p>1538.1401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40" calcext:value-type="float">
            <text:p>240</text:p>
          </table:table-cell>
          <table:table-cell office:value-type="float" office:value="7687.6875" calcext:value-type="float">
            <text:p>7687.6875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1541.01977" calcext:value-type="float">
            <text:p>1541.0197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41" calcext:value-type="float">
            <text:p>241</text:p>
          </table:table-cell>
          <table:table-cell office:value-type="float" office:value="7719.71972" calcext:value-type="float">
            <text:p>7719.71972</text:p>
          </table:table-cell>
          <table:table-cell office:value-type="float" office:value="-1615" calcext:value-type="float">
            <text:p>-1615</text:p>
          </table:table-cell>
          <table:table-cell office:value-type="string" calcext:value-type="string">
            <text:p>FFFFF9B1</text:p>
          </table:table-cell>
          <table:table-cell office:value-type="float" office:value="1533.58068" calcext:value-type="float">
            <text:p>1533.5806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42" calcext:value-type="float">
            <text:p>242</text:p>
          </table:table-cell>
          <table:table-cell office:value-type="float" office:value="7751.75195" calcext:value-type="float">
            <text:p>7751.75195</text:p>
          </table:table-cell>
          <table:table-cell office:value-type="float" office:value="-1617" calcext:value-type="float">
            <text:p>-1617</text:p>
          </table:table-cell>
          <table:table-cell office:value-type="string" calcext:value-type="string">
            <text:p>FFFFF9AF</text:p>
          </table:table-cell>
          <table:table-cell office:value-type="float" office:value="1501.12158" calcext:value-type="float">
            <text:p>1501.1215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43" calcext:value-type="float">
            <text:p>243</text:p>
          </table:table-cell>
          <table:table-cell office:value-type="float" office:value="7783.78369" calcext:value-type="float">
            <text:p>7783.78369</text:p>
          </table:table-cell>
          <table:table-cell office:value-type="float" office:value="-1618" calcext:value-type="float">
            <text:p>-1618</text:p>
          </table:table-cell>
          <table:table-cell office:value-type="string" calcext:value-type="string">
            <text:p>FFFFF9AE</text:p>
          </table:table-cell>
          <table:table-cell office:value-type="float" office:value="1461.05114" calcext:value-type="float">
            <text:p>1461.0511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44" calcext:value-type="float">
            <text:p>244</text:p>
          </table:table-cell>
          <table:table-cell office:value-type="float" office:value="7815.81591" calcext:value-type="float">
            <text:p>7815.81591</text:p>
          </table:table-cell>
          <table:table-cell office:value-type="float" office:value="-1619" calcext:value-type="float">
            <text:p>-1619</text:p>
          </table:table-cell>
          <table:table-cell office:value-type="string" calcext:value-type="string">
            <text:p>FFFFF9AD</text:p>
          </table:table-cell>
          <table:table-cell office:value-type="float" office:value="1450.32592" calcext:value-type="float">
            <text:p>1450.3259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45" calcext:value-type="float">
            <text:p>245</text:p>
          </table:table-cell>
          <table:table-cell office:value-type="float" office:value="7847.84765" calcext:value-type="float">
            <text:p>7847.84765</text:p>
          </table:table-cell>
          <table:table-cell office:value-type="float" office:value="-1621" calcext:value-type="float">
            <text:p>-1621</text:p>
          </table:table-cell>
          <table:table-cell office:value-type="string" calcext:value-type="string">
            <text:p>FFFFF9AB</text:p>
          </table:table-cell>
          <table:table-cell office:value-type="float" office:value="1514.14318" calcext:value-type="float">
            <text:p>1514.143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46" calcext:value-type="float">
            <text:p>246</text:p>
          </table:table-cell>
          <table:table-cell office:value-type="float" office:value="7879.87988" calcext:value-type="float">
            <text:p>7879.87988</text:p>
          </table:table-cell>
          <table:table-cell office:value-type="float" office:value="-1622" calcext:value-type="float">
            <text:p>-1622</text:p>
          </table:table-cell>
          <table:table-cell office:value-type="string" calcext:value-type="string">
            <text:p>FFFFF9AA</text:p>
          </table:table-cell>
          <table:table-cell office:value-type="float" office:value="1502.13269" calcext:value-type="float">
            <text:p>1502.1326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47" calcext:value-type="float">
            <text:p>247</text:p>
          </table:table-cell>
          <table:table-cell office:value-type="float" office:value="7911.9121" calcext:value-type="float">
            <text:p>7911.9121</text:p>
          </table:table-cell>
          <table:table-cell office:value-type="float" office:value="-1622" calcext:value-type="float">
            <text:p>-1622</text:p>
          </table:table-cell>
          <table:table-cell office:value-type="string" calcext:value-type="string">
            <text:p>FFFFF9AA</text:p>
          </table:table-cell>
          <table:table-cell office:value-type="float" office:value="1522.20581" calcext:value-type="float">
            <text:p>1522.2058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48" calcext:value-type="float">
            <text:p>248</text:p>
          </table:table-cell>
          <table:table-cell office:value-type="float" office:value="7943.94384" calcext:value-type="float">
            <text:p>7943.94384</text:p>
          </table:table-cell>
          <table:table-cell office:value-type="float" office:value="-1622" calcext:value-type="float">
            <text:p>-1622</text:p>
          </table:table-cell>
          <table:table-cell office:value-type="string" calcext:value-type="string">
            <text:p>FFFFF9AA</text:p>
          </table:table-cell>
          <table:table-cell office:value-type="float" office:value="1548.1853" calcext:value-type="float">
            <text:p>1548.185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49" calcext:value-type="float">
            <text:p>249</text:p>
          </table:table-cell>
          <table:table-cell office:value-type="float" office:value="7975.97607" calcext:value-type="float">
            <text:p>7975.97607</text:p>
          </table:table-cell>
          <table:table-cell office:value-type="float" office:value="-1621" calcext:value-type="float">
            <text:p>-1621</text:p>
          </table:table-cell>
          <table:table-cell office:value-type="string" calcext:value-type="string">
            <text:p>FFFFF9AB</text:p>
          </table:table-cell>
          <table:table-cell office:value-type="float" office:value="1485.62609" calcext:value-type="float">
            <text:p>1485.6260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0" calcext:value-type="float">
            <text:p>250</text:p>
          </table:table-cell>
          <table:table-cell office:value-type="float" office:value="8008.00781" calcext:value-type="float">
            <text:p>8008.00781</text:p>
          </table:table-cell>
          <table:table-cell office:value-type="float" office:value="-1617" calcext:value-type="float">
            <text:p>-1617</text:p>
          </table:table-cell>
          <table:table-cell office:value-type="string" calcext:value-type="string">
            <text:p>FFFFF9AF</text:p>
          </table:table-cell>
          <table:table-cell office:value-type="float" office:value="1462.64331" calcext:value-type="float">
            <text:p>1462.6433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51" calcext:value-type="float">
            <text:p>251</text:p>
          </table:table-cell>
          <table:table-cell office:value-type="float" office:value="8040.04003" calcext:value-type="float">
            <text:p>8040.04003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1466.6781" calcext:value-type="float">
            <text:p>1466.678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52" calcext:value-type="float">
            <text:p>252</text:p>
          </table:table-cell>
          <table:table-cell office:value-type="float" office:value="8072.07226" calcext:value-type="float">
            <text:p>8072.07226</text:p>
          </table:table-cell>
          <table:table-cell office:value-type="float" office:value="-1608" calcext:value-type="float">
            <text:p>-1608</text:p>
          </table:table-cell>
          <table:table-cell office:value-type="string" calcext:value-type="string">
            <text:p>FFFFF9B8</text:p>
          </table:table-cell>
          <table:table-cell office:value-type="float" office:value="1485.18518" calcext:value-type="float">
            <text:p>1485.185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53" calcext:value-type="float">
            <text:p>253</text:p>
          </table:table-cell>
          <table:table-cell office:value-type="float" office:value="8104.104" calcext:value-type="float">
            <text:p>8104.104</text:p>
          </table:table-cell>
          <table:table-cell office:value-type="float" office:value="-1604" calcext:value-type="float">
            <text:p>-1604</text:p>
          </table:table-cell>
          <table:table-cell office:value-type="string" calcext:value-type="string">
            <text:p>FFFFF9BC</text:p>
          </table:table-cell>
          <table:table-cell office:value-type="float" office:value="1523.51452" calcext:value-type="float">
            <text:p>1523.5145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54" calcext:value-type="float">
            <text:p>254</text:p>
          </table:table-cell>
          <table:table-cell office:value-type="float" office:value="8136.13623" calcext:value-type="float">
            <text:p>8136.13623</text:p>
          </table:table-cell>
          <table:table-cell office:value-type="float" office:value="-1600" calcext:value-type="float">
            <text:p>-1600</text:p>
          </table:table-cell>
          <table:table-cell office:value-type="string" calcext:value-type="string">
            <text:p>FFFFF9C0</text:p>
          </table:table-cell>
          <table:table-cell office:value-type="float" office:value="1512.58703" calcext:value-type="float">
            <text:p>1512.5870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5" calcext:value-type="float">
            <text:p>255</text:p>
          </table:table-cell>
          <table:table-cell office:value-type="float" office:value="8168.16796" calcext:value-type="float">
            <text:p>8168.16796</text:p>
          </table:table-cell>
          <table:table-cell office:value-type="float" office:value="-1595" calcext:value-type="float">
            <text:p>-1595</text:p>
          </table:table-cell>
          <table:table-cell office:value-type="string" calcext:value-type="string">
            <text:p>FFFFF9C5</text:p>
          </table:table-cell>
          <table:table-cell office:value-type="float" office:value="1510.54418" calcext:value-type="float">
            <text:p>1510.544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6" calcext:value-type="float">
            <text:p>256</text:p>
          </table:table-cell>
          <table:table-cell office:value-type="float" office:value="8200.20019" calcext:value-type="float">
            <text:p>8200.20019</text:p>
          </table:table-cell>
          <table:table-cell office:value-type="float" office:value="-1589" calcext:value-type="float">
            <text:p>-1589</text:p>
          </table:table-cell>
          <table:table-cell office:value-type="string" calcext:value-type="string">
            <text:p>FFFFF9CB</text:p>
          </table:table-cell>
          <table:table-cell office:value-type="float" office:value="1491.8291" calcext:value-type="float">
            <text:p>1491.829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57" calcext:value-type="float">
            <text:p>257</text:p>
          </table:table-cell>
          <table:table-cell office:value-type="float" office:value="8232.23242" calcext:value-type="float">
            <text:p>8232.23242</text:p>
          </table:table-cell>
          <table:table-cell office:value-type="float" office:value="-1582" calcext:value-type="float">
            <text:p>-1582</text:p>
          </table:table-cell>
          <table:table-cell office:value-type="string" calcext:value-type="string">
            <text:p>FFFFF9D2</text:p>
          </table:table-cell>
          <table:table-cell office:value-type="float" office:value="1486.78088" calcext:value-type="float">
            <text:p>1486.7808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58" calcext:value-type="float">
            <text:p>258</text:p>
          </table:table-cell>
          <table:table-cell office:value-type="float" office:value="8264.26464" calcext:value-type="float">
            <text:p>8264.26464</text:p>
          </table:table-cell>
          <table:table-cell office:value-type="float" office:value="-1575" calcext:value-type="float">
            <text:p>-1575</text:p>
          </table:table-cell>
          <table:table-cell office:value-type="string" calcext:value-type="string">
            <text:p>FFFFF9D9</text:p>
          </table:table-cell>
          <table:table-cell office:value-type="float" office:value="1471.18066" calcext:value-type="float">
            <text:p>1471.1806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9" calcext:value-type="float">
            <text:p>259</text:p>
          </table:table-cell>
          <table:table-cell office:value-type="float" office:value="8296.29589" calcext:value-type="float">
            <text:p>8296.29589</text:p>
          </table:table-cell>
          <table:table-cell office:value-type="float" office:value="-1568" calcext:value-type="float">
            <text:p>-1568</text:p>
          </table:table-cell>
          <table:table-cell office:value-type="string" calcext:value-type="string">
            <text:p>FFFFF9E0</text:p>
          </table:table-cell>
          <table:table-cell office:value-type="float" office:value="1503.90747" calcext:value-type="float">
            <text:p>1503.9074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60" calcext:value-type="float">
            <text:p>260</text:p>
          </table:table-cell>
          <table:table-cell office:value-type="float" office:value="8328.32812" calcext:value-type="float">
            <text:p>8328.32812</text:p>
          </table:table-cell>
          <table:table-cell office:value-type="float" office:value="-1561" calcext:value-type="float">
            <text:p>-1561</text:p>
          </table:table-cell>
          <table:table-cell office:value-type="string" calcext:value-type="string">
            <text:p>FFFFF9E7</text:p>
          </table:table-cell>
          <table:table-cell office:value-type="float" office:value="1525.8153" calcext:value-type="float">
            <text:p>1525.815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61" calcext:value-type="float">
            <text:p>261</text:p>
          </table:table-cell>
          <table:table-cell office:value-type="float" office:value="8360.36035" calcext:value-type="float">
            <text:p>8360.36035</text:p>
          </table:table-cell>
          <table:table-cell office:value-type="float" office:value="-1555" calcext:value-type="float">
            <text:p>-1555</text:p>
          </table:table-cell>
          <table:table-cell office:value-type="string" calcext:value-type="string">
            <text:p>FFFFF9ED</text:p>
          </table:table-cell>
          <table:table-cell office:value-type="float" office:value="1542.60522" calcext:value-type="float">
            <text:p>1542.6052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62" calcext:value-type="float">
            <text:p>262</text:p>
          </table:table-cell>
          <table:table-cell office:value-type="float" office:value="8392.39257" calcext:value-type="float">
            <text:p>8392.39257</text:p>
          </table:table-cell>
          <table:table-cell office:value-type="float" office:value="-1547" calcext:value-type="float">
            <text:p>-1547</text:p>
          </table:table-cell>
          <table:table-cell office:value-type="string" calcext:value-type="string">
            <text:p>FFFFF9F5</text:p>
          </table:table-cell>
          <table:table-cell office:value-type="float" office:value="1532.83288" calcext:value-type="float">
            <text:p>1532.8328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63" calcext:value-type="float">
            <text:p>263</text:p>
          </table:table-cell>
          <table:table-cell office:value-type="float" office:value="8424.4248" calcext:value-type="float">
            <text:p>8424.4248</text:p>
          </table:table-cell>
          <table:table-cell office:value-type="float" office:value="-1539" calcext:value-type="float">
            <text:p>-1539</text:p>
          </table:table-cell>
          <table:table-cell office:value-type="string" calcext:value-type="string">
            <text:p>FFFFF9FD</text:p>
          </table:table-cell>
          <table:table-cell office:value-type="float" office:value="1485.68945" calcext:value-type="float">
            <text:p>1485.6894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64" calcext:value-type="float">
            <text:p>264</text:p>
          </table:table-cell>
          <table:table-cell office:value-type="float" office:value="8456.45605" calcext:value-type="float">
            <text:p>8456.45605</text:p>
          </table:table-cell>
          <table:table-cell office:value-type="float" office:value="-1532" calcext:value-type="float">
            <text:p>-1532</text:p>
          </table:table-cell>
          <table:table-cell office:value-type="string" calcext:value-type="string">
            <text:p>FFFFFA04</text:p>
          </table:table-cell>
          <table:table-cell office:value-type="float" office:value="1477.57275" calcext:value-type="float">
            <text:p>1477.5727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65" calcext:value-type="float">
            <text:p>265</text:p>
          </table:table-cell>
          <table:table-cell office:value-type="float" office:value="8488.48828" calcext:value-type="float">
            <text:p>8488.48828</text:p>
          </table:table-cell>
          <table:table-cell office:value-type="float" office:value="-1527" calcext:value-type="float">
            <text:p>-1527</text:p>
          </table:table-cell>
          <table:table-cell office:value-type="string" calcext:value-type="string">
            <text:p>FFFFFA09</text:p>
          </table:table-cell>
          <table:table-cell office:value-type="float" office:value="1468.86645" calcext:value-type="float">
            <text:p>1468.8664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66" calcext:value-type="float">
            <text:p>266</text:p>
          </table:table-cell>
          <table:table-cell office:value-type="float" office:value="8520.5205" calcext:value-type="float">
            <text:p>8520.5205</text:p>
          </table:table-cell>
          <table:table-cell office:value-type="float" office:value="-1522" calcext:value-type="float">
            <text:p>-1522</text:p>
          </table:table-cell>
          <table:table-cell office:value-type="string" calcext:value-type="string">
            <text:p>FFFFFA0E</text:p>
          </table:table-cell>
          <table:table-cell office:value-type="float" office:value="1489.1477" calcext:value-type="float">
            <text:p>1489.147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67" calcext:value-type="float">
            <text:p>267</text:p>
          </table:table-cell>
          <table:table-cell office:value-type="float" office:value="8552.55273" calcext:value-type="float">
            <text:p>8552.55273</text:p>
          </table:table-cell>
          <table:table-cell office:value-type="float" office:value="-1516" calcext:value-type="float">
            <text:p>-1516</text:p>
          </table:table-cell>
          <table:table-cell office:value-type="string" calcext:value-type="string">
            <text:p>FFFFFA14</text:p>
          </table:table-cell>
          <table:table-cell office:value-type="float" office:value="1505.82507" calcext:value-type="float">
            <text:p>1505.8250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68" calcext:value-type="float">
            <text:p>268</text:p>
          </table:table-cell>
          <table:table-cell office:value-type="float" office:value="8584.58496" calcext:value-type="float">
            <text:p>8584.58496</text:p>
          </table:table-cell>
          <table:table-cell office:value-type="float" office:value="-1510" calcext:value-type="float">
            <text:p>-1510</text:p>
          </table:table-cell>
          <table:table-cell office:value-type="string" calcext:value-type="string">
            <text:p>FFFFFA1A</text:p>
          </table:table-cell>
          <table:table-cell office:value-type="float" office:value="1539.76269" calcext:value-type="float">
            <text:p>1539.7626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69" calcext:value-type="float">
            <text:p>269</text:p>
          </table:table-cell>
          <table:table-cell office:value-type="float" office:value="8616.61621" calcext:value-type="float">
            <text:p>8616.61621</text:p>
          </table:table-cell>
          <table:table-cell office:value-type="float" office:value="-1505" calcext:value-type="float">
            <text:p>-1505</text:p>
          </table:table-cell>
          <table:table-cell office:value-type="string" calcext:value-type="string">
            <text:p>FFFFFA1F</text:p>
          </table:table-cell>
          <table:table-cell office:value-type="float" office:value="1532.1267" calcext:value-type="float">
            <text:p>1532.126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70" calcext:value-type="float">
            <text:p>270</text:p>
          </table:table-cell>
          <table:table-cell office:value-type="float" office:value="8648.64843" calcext:value-type="float">
            <text:p>8648.64843</text:p>
          </table:table-cell>
          <table:table-cell office:value-type="float" office:value="-1498" calcext:value-type="float">
            <text:p>-1498</text:p>
          </table:table-cell>
          <table:table-cell office:value-type="string" calcext:value-type="string">
            <text:p>FFFFFA26</text:p>
          </table:table-cell>
          <table:table-cell office:value-type="float" office:value="1508.72692" calcext:value-type="float">
            <text:p>1508.7269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71" calcext:value-type="float">
            <text:p>271</text:p>
          </table:table-cell>
          <table:table-cell office:value-type="float" office:value="8680.68066" calcext:value-type="float">
            <text:p>8680.68066</text:p>
          </table:table-cell>
          <table:table-cell office:value-type="float" office:value="-1491" calcext:value-type="float">
            <text:p>-1491</text:p>
          </table:table-cell>
          <table:table-cell office:value-type="string" calcext:value-type="string">
            <text:p>FFFFFA2D</text:p>
          </table:table-cell>
          <table:table-cell office:value-type="float" office:value="1474.74035" calcext:value-type="float">
            <text:p>1474.7403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72" calcext:value-type="float">
            <text:p>272</text:p>
          </table:table-cell>
          <table:table-cell office:value-type="float" office:value="8712.71289" calcext:value-type="float">
            <text:p>8712.71289</text:p>
          </table:table-cell>
          <table:table-cell office:value-type="float" office:value="-1485" calcext:value-type="float">
            <text:p>-1485</text:p>
          </table:table-cell>
          <table:table-cell office:value-type="string" calcext:value-type="string">
            <text:p>FFFFFA33</text:p>
          </table:table-cell>
          <table:table-cell office:value-type="float" office:value="1473.50256" calcext:value-type="float">
            <text:p>1473.5025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73" calcext:value-type="float">
            <text:p>273</text:p>
          </table:table-cell>
          <table:table-cell office:value-type="float" office:value="8744.74511" calcext:value-type="float">
            <text:p>8744.74511</text:p>
          </table:table-cell>
          <table:table-cell office:value-type="float" office:value="-1481" calcext:value-type="float">
            <text:p>-1481</text:p>
          </table:table-cell>
          <table:table-cell office:value-type="string" calcext:value-type="string">
            <text:p>FFFFFA37</text:p>
          </table:table-cell>
          <table:table-cell office:value-type="float" office:value="1485.89611" calcext:value-type="float">
            <text:p>1485.8961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74" calcext:value-type="float">
            <text:p>274</text:p>
          </table:table-cell>
          <table:table-cell office:value-type="float" office:value="8776.77636" calcext:value-type="float">
            <text:p>8776.77636</text:p>
          </table:table-cell>
          <table:table-cell office:value-type="float" office:value="-1478" calcext:value-type="float">
            <text:p>-1478</text:p>
          </table:table-cell>
          <table:table-cell office:value-type="string" calcext:value-type="string">
            <text:p>FFFFFA3A</text:p>
          </table:table-cell>
          <table:table-cell office:value-type="float" office:value="1531.97033" calcext:value-type="float">
            <text:p>1531.9703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75" calcext:value-type="float">
            <text:p>275</text:p>
          </table:table-cell>
          <table:table-cell office:value-type="float" office:value="8808.80859" calcext:value-type="float">
            <text:p>8808.80859</text:p>
          </table:table-cell>
          <table:table-cell office:value-type="float" office:value="-1476" calcext:value-type="float">
            <text:p>-1476</text:p>
          </table:table-cell>
          <table:table-cell office:value-type="string" calcext:value-type="string">
            <text:p>FFFFFA3C</text:p>
          </table:table-cell>
          <table:table-cell office:value-type="float" office:value="1526.4569" calcext:value-type="float">
            <text:p>1526.456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76" calcext:value-type="float">
            <text:p>276</text:p>
          </table:table-cell>
          <table:table-cell office:value-type="float" office:value="8840.84082" calcext:value-type="float">
            <text:p>8840.84082</text:p>
          </table:table-cell>
          <table:table-cell office:value-type="float" office:value="-1474" calcext:value-type="float">
            <text:p>-1474</text:p>
          </table:table-cell>
          <table:table-cell office:value-type="string" calcext:value-type="string">
            <text:p>FFFFFA3E</text:p>
          </table:table-cell>
          <table:table-cell office:value-type="float" office:value="1494.24157" calcext:value-type="float">
            <text:p>1494.2415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77" calcext:value-type="float">
            <text:p>277</text:p>
          </table:table-cell>
          <table:table-cell office:value-type="float" office:value="8872.87304" calcext:value-type="float">
            <text:p>8872.87304</text:p>
          </table:table-cell>
          <table:table-cell office:value-type="float" office:value="-1472" calcext:value-type="float">
            <text:p>-1472</text:p>
          </table:table-cell>
          <table:table-cell office:value-type="string" calcext:value-type="string">
            <text:p>FFFFFA40</text:p>
          </table:table-cell>
          <table:table-cell office:value-type="float" office:value="1510.656" calcext:value-type="float">
            <text:p>1510.65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78" calcext:value-type="float">
            <text:p>278</text:p>
          </table:table-cell>
          <table:table-cell office:value-type="float" office:value="8904.90527" calcext:value-type="float">
            <text:p>8904.90527</text:p>
          </table:table-cell>
          <table:table-cell office:value-type="float" office:value="-1470" calcext:value-type="float">
            <text:p>-1470</text:p>
          </table:table-cell>
          <table:table-cell office:value-type="string" calcext:value-type="string">
            <text:p>FFFFFA42</text:p>
          </table:table-cell>
          <table:table-cell office:value-type="float" office:value="1464.97985" calcext:value-type="float">
            <text:p>1464.9798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79" calcext:value-type="float">
            <text:p>279</text:p>
          </table:table-cell>
          <table:table-cell office:value-type="float" office:value="8936.93652" calcext:value-type="float">
            <text:p>8936.93652</text:p>
          </table:table-cell>
          <table:table-cell office:value-type="float" office:value="-1469" calcext:value-type="float">
            <text:p>-1469</text:p>
          </table:table-cell>
          <table:table-cell office:value-type="string" calcext:value-type="string">
            <text:p>FFFFFA43</text:p>
          </table:table-cell>
          <table:table-cell office:value-type="float" office:value="1476.26953" calcext:value-type="float">
            <text:p>1476.2695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80" calcext:value-type="float">
            <text:p>280</text:p>
          </table:table-cell>
          <table:table-cell office:value-type="float" office:value="8968.96875" calcext:value-type="float">
            <text:p>8968.96875</text:p>
          </table:table-cell>
          <table:table-cell office:value-type="float" office:value="-1468" calcext:value-type="float">
            <text:p>-1468</text:p>
          </table:table-cell>
          <table:table-cell office:value-type="string" calcext:value-type="string">
            <text:p>FFFFFA44</text:p>
          </table:table-cell>
          <table:table-cell office:value-type="float" office:value="1493.67382" calcext:value-type="float">
            <text:p>1493.6738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81" calcext:value-type="float">
            <text:p>281</text:p>
          </table:table-cell>
          <table:table-cell office:value-type="float" office:value="9001.00097" calcext:value-type="float">
            <text:p>9001.00097</text:p>
          </table:table-cell>
          <table:table-cell office:value-type="float" office:value="-1468" calcext:value-type="float">
            <text:p>-1468</text:p>
          </table:table-cell>
          <table:table-cell office:value-type="string" calcext:value-type="string">
            <text:p>FFFFFA44</text:p>
          </table:table-cell>
          <table:table-cell office:value-type="float" office:value="1518.30749" calcext:value-type="float">
            <text:p>1518.3074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82" calcext:value-type="float">
            <text:p>282</text:p>
          </table:table-cell>
          <table:table-cell office:value-type="float" office:value="9033.0332" calcext:value-type="float">
            <text:p>9033.0332</text:p>
          </table:table-cell>
          <table:table-cell office:value-type="float" office:value="-1466" calcext:value-type="float">
            <text:p>-1466</text:p>
          </table:table-cell>
          <table:table-cell office:value-type="string" calcext:value-type="string">
            <text:p>FFFFFA46</text:p>
          </table:table-cell>
          <table:table-cell office:value-type="float" office:value="1524.11657" calcext:value-type="float">
            <text:p>1524.1165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83" calcext:value-type="float">
            <text:p>283</text:p>
          </table:table-cell>
          <table:table-cell office:value-type="float" office:value="9065.06542" calcext:value-type="float">
            <text:p>9065.06542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520.59301" calcext:value-type="float">
            <text:p>1520.5930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84" calcext:value-type="float">
            <text:p>284</text:p>
          </table:table-cell>
          <table:table-cell office:value-type="float" office:value="9097.09667" calcext:value-type="float">
            <text:p>9097.09667</text:p>
          </table:table-cell>
          <table:table-cell office:value-type="float" office:value="-1466" calcext:value-type="float">
            <text:p>-1466</text:p>
          </table:table-cell>
          <table:table-cell office:value-type="string" calcext:value-type="string">
            <text:p>FFFFFA46</text:p>
          </table:table-cell>
          <table:table-cell office:value-type="float" office:value="1500.48889" calcext:value-type="float">
            <text:p>1500.4888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85" calcext:value-type="float">
            <text:p>285</text:p>
          </table:table-cell>
          <table:table-cell office:value-type="float" office:value="9129.1289" calcext:value-type="float">
            <text:p>9129.1289</text:p>
          </table:table-cell>
          <table:table-cell office:value-type="float" office:value="-1468" calcext:value-type="float">
            <text:p>-1468</text:p>
          </table:table-cell>
          <table:table-cell office:value-type="string" calcext:value-type="string">
            <text:p>FFFFFA44</text:p>
          </table:table-cell>
          <table:table-cell office:value-type="float" office:value="1468.78955" calcext:value-type="float">
            <text:p>1468.7895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86" calcext:value-type="float">
            <text:p>286</text:p>
          </table:table-cell>
          <table:table-cell office:value-type="float" office:value="9161.16113" calcext:value-type="float">
            <text:p>9161.16113</text:p>
          </table:table-cell>
          <table:table-cell office:value-type="float" office:value="-1472" calcext:value-type="float">
            <text:p>-1472</text:p>
          </table:table-cell>
          <table:table-cell office:value-type="string" calcext:value-type="string">
            <text:p>FFFFFA40</text:p>
          </table:table-cell>
          <table:table-cell office:value-type="float" office:value="1476.96032" calcext:value-type="float">
            <text:p>1476.9603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87" calcext:value-type="float">
            <text:p>287</text:p>
          </table:table-cell>
          <table:table-cell office:value-type="float" office:value="9193.19335" calcext:value-type="float">
            <text:p>9193.19335</text:p>
          </table:table-cell>
          <table:table-cell office:value-type="float" office:value="-1477" calcext:value-type="float">
            <text:p>-1477</text:p>
          </table:table-cell>
          <table:table-cell office:value-type="string" calcext:value-type="string">
            <text:p>FFFFFA3B</text:p>
          </table:table-cell>
          <table:table-cell office:value-type="float" office:value="1463.12268" calcext:value-type="float">
            <text:p>1463.1226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88" calcext:value-type="float">
            <text:p>288</text:p>
          </table:table-cell>
          <table:table-cell office:value-type="float" office:value="9225.22558" calcext:value-type="float">
            <text:p>9225.22558</text:p>
          </table:table-cell>
          <table:table-cell office:value-type="float" office:value="-1484" calcext:value-type="float">
            <text:p>-1484</text:p>
          </table:table-cell>
          <table:table-cell office:value-type="string" calcext:value-type="string">
            <text:p>FFFFFA34</text:p>
          </table:table-cell>
          <table:table-cell office:value-type="float" office:value="1521.43176" calcext:value-type="float">
            <text:p>1521.4317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89" calcext:value-type="float">
            <text:p>289</text:p>
          </table:table-cell>
          <table:table-cell office:value-type="float" office:value="9257.25683" calcext:value-type="float">
            <text:p>9257.25683</text:p>
          </table:table-cell>
          <table:table-cell office:value-type="float" office:value="-1492" calcext:value-type="float">
            <text:p>-1492</text:p>
          </table:table-cell>
          <table:table-cell office:value-type="string" calcext:value-type="string">
            <text:p>FFFFFA2C</text:p>
          </table:table-cell>
          <table:table-cell office:value-type="float" office:value="1556.65319" calcext:value-type="float">
            <text:p>1556.6531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90" calcext:value-type="float">
            <text:p>290</text:p>
          </table:table-cell>
          <table:table-cell office:value-type="float" office:value="9289.28906" calcext:value-type="float">
            <text:p>9289.28906</text:p>
          </table:table-cell>
          <table:table-cell office:value-type="float" office:value="-1497" calcext:value-type="float">
            <text:p>-1497</text:p>
          </table:table-cell>
          <table:table-cell office:value-type="string" calcext:value-type="string">
            <text:p>FFFFFA27</text:p>
          </table:table-cell>
          <table:table-cell office:value-type="float" office:value="1521.9801" calcext:value-type="float">
            <text:p>1521.980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91" calcext:value-type="float">
            <text:p>291</text:p>
          </table:table-cell>
          <table:table-cell office:value-type="float" office:value="9321.32128" calcext:value-type="float">
            <text:p>9321.32128</text:p>
          </table:table-cell>
          <table:table-cell office:value-type="float" office:value="-1501" calcext:value-type="float">
            <text:p>-1501</text:p>
          </table:table-cell>
          <table:table-cell office:value-type="string" calcext:value-type="string">
            <text:p>FFFFFA23</text:p>
          </table:table-cell>
          <table:table-cell office:value-type="float" office:value="1505.05065" calcext:value-type="float">
            <text:p>1505.0506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92" calcext:value-type="float">
            <text:p>292</text:p>
          </table:table-cell>
          <table:table-cell office:value-type="float" office:value="9353.35351" calcext:value-type="float">
            <text:p>9353.35351</text:p>
          </table:table-cell>
          <table:table-cell office:value-type="float" office:value="-1507" calcext:value-type="float">
            <text:p>-1507</text:p>
          </table:table-cell>
          <table:table-cell office:value-type="string" calcext:value-type="string">
            <text:p>FFFFFA1D</text:p>
          </table:table-cell>
          <table:table-cell office:value-type="float" office:value="1494.67492" calcext:value-type="float">
            <text:p>1494.6749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93" calcext:value-type="float">
            <text:p>293</text:p>
          </table:table-cell>
          <table:table-cell office:value-type="float" office:value="9385.38574" calcext:value-type="float">
            <text:p>9385.38574</text:p>
          </table:table-cell>
          <table:table-cell office:value-type="float" office:value="-1513" calcext:value-type="float">
            <text:p>-1513</text:p>
          </table:table-cell>
          <table:table-cell office:value-type="string" calcext:value-type="string">
            <text:p>FFFFFA17</text:p>
          </table:table-cell>
          <table:table-cell office:value-type="float" office:value="1468.35913" calcext:value-type="float">
            <text:p>1468.3591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94" calcext:value-type="float">
            <text:p>294</text:p>
          </table:table-cell>
          <table:table-cell office:value-type="float" office:value="9417.41699" calcext:value-type="float">
            <text:p>9417.41699</text:p>
          </table:table-cell>
          <table:table-cell office:value-type="float" office:value="-1519" calcext:value-type="float">
            <text:p>-1519</text:p>
          </table:table-cell>
          <table:table-cell office:value-type="string" calcext:value-type="string">
            <text:p>FFFFFA11</text:p>
          </table:table-cell>
          <table:table-cell office:value-type="float" office:value="1488.82226" calcext:value-type="float">
            <text:p>1488.82226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95" calcext:value-type="float">
            <text:p>295</text:p>
          </table:table-cell>
          <table:table-cell office:value-type="float" office:value="9449.44921" calcext:value-type="float">
            <text:p>9449.44921</text:p>
          </table:table-cell>
          <table:table-cell office:value-type="float" office:value="-1526" calcext:value-type="float">
            <text:p>-1526</text:p>
          </table:table-cell>
          <table:table-cell office:value-type="string" calcext:value-type="string">
            <text:p>FFFFFA0A</text:p>
          </table:table-cell>
          <table:table-cell office:value-type="float" office:value="1510.06518" calcext:value-type="float">
            <text:p>1510.0651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96" calcext:value-type="float">
            <text:p>296</text:p>
          </table:table-cell>
          <table:table-cell office:value-type="float" office:value="9481.48144" calcext:value-type="float">
            <text:p>9481.48144</text:p>
          </table:table-cell>
          <table:table-cell office:value-type="float" office:value="-1530" calcext:value-type="float">
            <text:p>-1530</text:p>
          </table:table-cell>
          <table:table-cell office:value-type="string" calcext:value-type="string">
            <text:p>FFFFFA06</text:p>
          </table:table-cell>
          <table:table-cell office:value-type="float" office:value="1516.79089" calcext:value-type="float">
            <text:p>1516.7908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97" calcext:value-type="float">
            <text:p>297</text:p>
          </table:table-cell>
          <table:table-cell office:value-type="float" office:value="9513.51367" calcext:value-type="float">
            <text:p>9513.51367</text:p>
          </table:table-cell>
          <table:table-cell office:value-type="float" office:value="-1536" calcext:value-type="float">
            <text:p>-1536</text:p>
          </table:table-cell>
          <table:table-cell office:value-type="string" calcext:value-type="string">
            <text:p>FFFFFA00</text:p>
          </table:table-cell>
          <table:table-cell office:value-type="float" office:value="1528.65917" calcext:value-type="float">
            <text:p>1528.6591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98" calcext:value-type="float">
            <text:p>298</text:p>
          </table:table-cell>
          <table:table-cell office:value-type="float" office:value="9545.54589" calcext:value-type="float">
            <text:p>9545.54589</text:p>
          </table:table-cell>
          <table:table-cell office:value-type="float" office:value="-1543" calcext:value-type="float">
            <text:p>-1543</text:p>
          </table:table-cell>
          <table:table-cell office:value-type="string" calcext:value-type="string">
            <text:p>FFFFF9F9</text:p>
          </table:table-cell>
          <table:table-cell office:value-type="float" office:value="1511.87097" calcext:value-type="float">
            <text:p>1511.8709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99" calcext:value-type="float">
            <text:p>299</text:p>
          </table:table-cell>
          <table:table-cell office:value-type="float" office:value="9577.57714" calcext:value-type="float">
            <text:p>9577.57714</text:p>
          </table:table-cell>
          <table:table-cell office:value-type="float" office:value="-1549" calcext:value-type="float">
            <text:p>-1549</text:p>
          </table:table-cell>
          <table:table-cell office:value-type="string" calcext:value-type="string">
            <text:p>FFFFF9F3</text:p>
          </table:table-cell>
          <table:table-cell office:value-type="float" office:value="1480.53503" calcext:value-type="float">
            <text:p>1480.5350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00" calcext:value-type="float">
            <text:p>300</text:p>
          </table:table-cell>
          <table:table-cell office:value-type="float" office:value="9609.60937" calcext:value-type="float">
            <text:p>9609.60937</text:p>
          </table:table-cell>
          <table:table-cell office:value-type="float" office:value="-1556" calcext:value-type="float">
            <text:p>-1556</text:p>
          </table:table-cell>
          <table:table-cell office:value-type="string" calcext:value-type="string">
            <text:p>FFFFF9EC</text:p>
          </table:table-cell>
          <table:table-cell office:value-type="float" office:value="1483.87634" calcext:value-type="float">
            <text:p>1483.8763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01" calcext:value-type="float">
            <text:p>301</text:p>
          </table:table-cell>
          <table:table-cell office:value-type="float" office:value="9641.6416" calcext:value-type="float">
            <text:p>9641.6416</text:p>
          </table:table-cell>
          <table:table-cell office:value-type="float" office:value="-1563" calcext:value-type="float">
            <text:p>-1563</text:p>
          </table:table-cell>
          <table:table-cell office:value-type="string" calcext:value-type="string">
            <text:p>FFFFF9E5</text:p>
          </table:table-cell>
          <table:table-cell office:value-type="float" office:value="1497.70214" calcext:value-type="float">
            <text:p>1497.7021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02" calcext:value-type="float">
            <text:p>302</text:p>
          </table:table-cell>
          <table:table-cell office:value-type="float" office:value="9673.67382" calcext:value-type="float">
            <text:p>9673.67382</text:p>
          </table:table-cell>
          <table:table-cell office:value-type="float" office:value="-1568" calcext:value-type="float">
            <text:p>-1568</text:p>
          </table:table-cell>
          <table:table-cell office:value-type="string" calcext:value-type="string">
            <text:p>FFFFF9E0</text:p>
          </table:table-cell>
          <table:table-cell office:value-type="float" office:value="1542.83154" calcext:value-type="float">
            <text:p>1542.8315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03" calcext:value-type="float">
            <text:p>303</text:p>
          </table:table-cell>
          <table:table-cell office:value-type="float" office:value="9705.70605" calcext:value-type="float">
            <text:p>9705.70605</text:p>
          </table:table-cell>
          <table:table-cell office:value-type="float" office:value="-1572" calcext:value-type="float">
            <text:p>-1572</text:p>
          </table:table-cell>
          <table:table-cell office:value-type="string" calcext:value-type="string">
            <text:p>FFFFF9DC</text:p>
          </table:table-cell>
          <table:table-cell office:value-type="float" office:value="1524.21887" calcext:value-type="float">
            <text:p>1524.2188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04" calcext:value-type="float">
            <text:p>304</text:p>
          </table:table-cell>
          <table:table-cell office:value-type="float" office:value="9737.7373" calcext:value-type="float">
            <text:p>9737.7373</text:p>
          </table:table-cell>
          <table:table-cell office:value-type="float" office:value="-1575" calcext:value-type="float">
            <text:p>-1575</text:p>
          </table:table-cell>
          <table:table-cell office:value-type="string" calcext:value-type="string">
            <text:p>FFFFF9D9</text:p>
          </table:table-cell>
          <table:table-cell office:value-type="float" office:value="1558.96862" calcext:value-type="float">
            <text:p>1558.9686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05" calcext:value-type="float">
            <text:p>305</text:p>
          </table:table-cell>
          <table:table-cell office:value-type="float" office:value="9769.76953" calcext:value-type="float">
            <text:p>9769.76953</text:p>
          </table:table-cell>
          <table:table-cell office:value-type="float" office:value="-1579" calcext:value-type="float">
            <text:p>-1579</text:p>
          </table:table-cell>
          <table:table-cell office:value-type="string" calcext:value-type="string">
            <text:p>FFFFF9D5</text:p>
          </table:table-cell>
          <table:table-cell office:value-type="float" office:value="1490.71557" calcext:value-type="float">
            <text:p>1490.7155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06" calcext:value-type="float">
            <text:p>306</text:p>
          </table:table-cell>
          <table:table-cell office:value-type="float" office:value="9801.80175" calcext:value-type="float">
            <text:p>9801.80175</text:p>
          </table:table-cell>
          <table:table-cell office:value-type="float" office:value="-1585" calcext:value-type="float">
            <text:p>-1585</text:p>
          </table:table-cell>
          <table:table-cell office:value-type="string" calcext:value-type="string">
            <text:p>FFFFF9CF</text:p>
          </table:table-cell>
          <table:table-cell office:value-type="float" office:value="1488.69592" calcext:value-type="float">
            <text:p>1488.6959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07" calcext:value-type="float">
            <text:p>307</text:p>
          </table:table-cell>
          <table:table-cell office:value-type="float" office:value="9833.83398" calcext:value-type="float">
            <text:p>9833.83398</text:p>
          </table:table-cell>
          <table:table-cell office:value-type="float" office:value="-1591" calcext:value-type="float">
            <text:p>-1591</text:p>
          </table:table-cell>
          <table:table-cell office:value-type="string" calcext:value-type="string">
            <text:p>FFFFF9C9</text:p>
          </table:table-cell>
          <table:table-cell office:value-type="float" office:value="1498.00878" calcext:value-type="float">
            <text:p>1498.0087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08" calcext:value-type="float">
            <text:p>308</text:p>
          </table:table-cell>
          <table:table-cell office:value-type="float" office:value="9865.86621" calcext:value-type="float">
            <text:p>9865.86621</text:p>
          </table:table-cell>
          <table:table-cell office:value-type="float" office:value="-1596" calcext:value-type="float">
            <text:p>-1596</text:p>
          </table:table-cell>
          <table:table-cell office:value-type="string" calcext:value-type="string">
            <text:p>FFFFF9C4</text:p>
          </table:table-cell>
          <table:table-cell office:value-type="float" office:value="1492.16149" calcext:value-type="float">
            <text:p>1492.1614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09" calcext:value-type="float">
            <text:p>309</text:p>
          </table:table-cell>
          <table:table-cell office:value-type="float" office:value="9897.89746" calcext:value-type="float">
            <text:p>9897.89746</text:p>
          </table:table-cell>
          <table:table-cell office:value-type="float" office:value="-1600" calcext:value-type="float">
            <text:p>-1600</text:p>
          </table:table-cell>
          <table:table-cell office:value-type="string" calcext:value-type="string">
            <text:p>FFFFF9C0</text:p>
          </table:table-cell>
          <table:table-cell office:value-type="float" office:value="1532.46765" calcext:value-type="float">
            <text:p>1532.4676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10" calcext:value-type="float">
            <text:p>310</text:p>
          </table:table-cell>
          <table:table-cell office:value-type="float" office:value="9929.92968" calcext:value-type="float">
            <text:p>9929.92968</text:p>
          </table:table-cell>
          <table:table-cell office:value-type="float" office:value="-1603" calcext:value-type="float">
            <text:p>-1603</text:p>
          </table:table-cell>
          <table:table-cell office:value-type="string" calcext:value-type="string">
            <text:p>FFFFF9BD</text:p>
          </table:table-cell>
          <table:table-cell office:value-type="float" office:value="1521.85498" calcext:value-type="float">
            <text:p>1521.8549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11" calcext:value-type="float">
            <text:p>311</text:p>
          </table:table-cell>
          <table:table-cell office:value-type="float" office:value="9961.96191" calcext:value-type="float">
            <text:p>9961.96191</text:p>
          </table:table-cell>
          <table:table-cell office:value-type="float" office:value="-1606" calcext:value-type="float">
            <text:p>-1606</text:p>
          </table:table-cell>
          <table:table-cell office:value-type="string" calcext:value-type="string">
            <text:p>FFFFF9BA</text:p>
          </table:table-cell>
          <table:table-cell office:value-type="float" office:value="1523.66674" calcext:value-type="float">
            <text:p>1523.6667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12" calcext:value-type="float">
            <text:p>312</text:p>
          </table:table-cell>
          <table:table-cell office:value-type="float" office:value="9993.99414" calcext:value-type="float">
            <text:p>9993.99414</text:p>
          </table:table-cell>
          <table:table-cell office:value-type="float" office:value="-1609" calcext:value-type="float">
            <text:p>-1609</text:p>
          </table:table-cell>
          <table:table-cell office:value-type="string" calcext:value-type="string">
            <text:p>FFFFF9B7</text:p>
          </table:table-cell>
          <table:table-cell office:value-type="float" office:value="1509.8778" calcext:value-type="float">
            <text:p>1509.877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13" calcext:value-type="float">
            <text:p>313</text:p>
          </table:table-cell>
          <table:table-cell office:value-type="float" office:value="10026.02636" calcext:value-type="float">
            <text:p>10026.02636</text:p>
          </table:table-cell>
          <table:table-cell office:value-type="float" office:value="-1611" calcext:value-type="float">
            <text:p>-1611</text:p>
          </table:table-cell>
          <table:table-cell office:value-type="string" calcext:value-type="string">
            <text:p>FFFFF9B5</text:p>
          </table:table-cell>
          <table:table-cell office:value-type="float" office:value="1472.29919" calcext:value-type="float">
            <text:p>1472.2991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14" calcext:value-type="float">
            <text:p>314</text:p>
          </table:table-cell>
          <table:table-cell office:value-type="float" office:value="10058.05761" calcext:value-type="float">
            <text:p>10058.05761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1458.8562" calcext:value-type="float">
            <text:p>1458.856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15" calcext:value-type="float">
            <text:p>315</text:p>
          </table:table-cell>
          <table:table-cell office:value-type="float" office:value="10090.08984" calcext:value-type="float">
            <text:p>10090.08984</text:p>
          </table:table-cell>
          <table:table-cell office:value-type="float" office:value="-1614" calcext:value-type="float">
            <text:p>-1614</text:p>
          </table:table-cell>
          <table:table-cell office:value-type="string" calcext:value-type="string">
            <text:p>FFFFF9B2</text:p>
          </table:table-cell>
          <table:table-cell office:value-type="float" office:value="1506.5382" calcext:value-type="float">
            <text:p>1506.538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16" calcext:value-type="float">
            <text:p>316</text:p>
          </table:table-cell>
          <table:table-cell office:value-type="float" office:value="10122.12207" calcext:value-type="float">
            <text:p>10122.12207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1519.70898" calcext:value-type="float">
            <text:p>1519.7089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17" calcext:value-type="float">
            <text:p>317</text:p>
          </table:table-cell>
          <table:table-cell office:value-type="float" office:value="10154.15429" calcext:value-type="float">
            <text:p>10154.15429</text:p>
          </table:table-cell>
          <table:table-cell office:value-type="float" office:value="-1614" calcext:value-type="float">
            <text:p>-1614</text:p>
          </table:table-cell>
          <table:table-cell office:value-type="string" calcext:value-type="string">
            <text:p>FFFFF9B2</text:p>
          </table:table-cell>
          <table:table-cell office:value-type="float" office:value="1543.31237" calcext:value-type="float">
            <text:p>1543.3123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18" calcext:value-type="float">
            <text:p>318</text:p>
          </table:table-cell>
          <table:table-cell office:value-type="float" office:value="10186.18652" calcext:value-type="float">
            <text:p>10186.18652</text:p>
          </table:table-cell>
          <table:table-cell office:value-type="float" office:value="-1614" calcext:value-type="float">
            <text:p>-1614</text:p>
          </table:table-cell>
          <table:table-cell office:value-type="string" calcext:value-type="string">
            <text:p>FFFFF9B2</text:p>
          </table:table-cell>
          <table:table-cell office:value-type="float" office:value="1539.88537" calcext:value-type="float">
            <text:p>1539.8853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19" calcext:value-type="float">
            <text:p>319</text:p>
          </table:table-cell>
          <table:table-cell office:value-type="float" office:value="10218.21777" calcext:value-type="float">
            <text:p>10218.21777</text:p>
          </table:table-cell>
          <table:table-cell office:value-type="float" office:value="-1616" calcext:value-type="float">
            <text:p>-1616</text:p>
          </table:table-cell>
          <table:table-cell office:value-type="string" calcext:value-type="string">
            <text:p>FFFFF9B0</text:p>
          </table:table-cell>
          <table:table-cell office:value-type="float" office:value="1516.01538" calcext:value-type="float">
            <text:p>1516.0153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20" calcext:value-type="float">
            <text:p>320</text:p>
          </table:table-cell>
          <table:table-cell office:value-type="float" office:value="10250.25" calcext:value-type="float">
            <text:p>10250.25</text:p>
          </table:table-cell>
          <table:table-cell office:value-type="float" office:value="-1617" calcext:value-type="float">
            <text:p>-1617</text:p>
          </table:table-cell>
          <table:table-cell office:value-type="string" calcext:value-type="string">
            <text:p>FFFFF9AF</text:p>
          </table:table-cell>
          <table:table-cell office:value-type="float" office:value="1475.22753" calcext:value-type="float">
            <text:p>1475.2275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21" calcext:value-type="float">
            <text:p>321</text:p>
          </table:table-cell>
          <table:table-cell office:value-type="float" office:value="10282.28222" calcext:value-type="float">
            <text:p>10282.28222</text:p>
          </table:table-cell>
          <table:table-cell office:value-type="float" office:value="-1617" calcext:value-type="float">
            <text:p>-1617</text:p>
          </table:table-cell>
          <table:table-cell office:value-type="string" calcext:value-type="string">
            <text:p>FFFFF9AF</text:p>
          </table:table-cell>
          <table:table-cell office:value-type="float" office:value="1468.59619" calcext:value-type="float">
            <text:p>1468.5961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22" calcext:value-type="float">
            <text:p>322</text:p>
          </table:table-cell>
          <table:table-cell office:value-type="float" office:value="10314.31445" calcext:value-type="float">
            <text:p>10314.31445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1467.27014" calcext:value-type="float">
            <text:p>1467.2701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23" calcext:value-type="float">
            <text:p>323</text:p>
          </table:table-cell>
          <table:table-cell office:value-type="float" office:value="10346.34667" calcext:value-type="float">
            <text:p>10346.34667</text:p>
          </table:table-cell>
          <table:table-cell office:value-type="float" office:value="-1608" calcext:value-type="float">
            <text:p>-1608</text:p>
          </table:table-cell>
          <table:table-cell office:value-type="string" calcext:value-type="string">
            <text:p>FFFFF9B8</text:p>
          </table:table-cell>
          <table:table-cell office:value-type="float" office:value="1520.34619" calcext:value-type="float">
            <text:p>1520.3461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24" calcext:value-type="float">
            <text:p>324</text:p>
          </table:table-cell>
          <table:table-cell office:value-type="float" office:value="10378.37792" calcext:value-type="float">
            <text:p>10378.37792</text:p>
          </table:table-cell>
          <table:table-cell office:value-type="float" office:value="-1603" calcext:value-type="float">
            <text:p>-1603</text:p>
          </table:table-cell>
          <table:table-cell office:value-type="string" calcext:value-type="string">
            <text:p>FFFFF9BD</text:p>
          </table:table-cell>
          <table:table-cell office:value-type="float" office:value="1529.15783" calcext:value-type="float">
            <text:p>1529.1578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25" calcext:value-type="float">
            <text:p>325</text:p>
          </table:table-cell>
          <table:table-cell office:value-type="float" office:value="10410.41015" calcext:value-type="float">
            <text:p>10410.41015</text:p>
          </table:table-cell>
          <table:table-cell office:value-type="float" office:value="-1598" calcext:value-type="float">
            <text:p>-1598</text:p>
          </table:table-cell>
          <table:table-cell office:value-type="string" calcext:value-type="string">
            <text:p>FFFFF9C2</text:p>
          </table:table-cell>
          <table:table-cell office:value-type="float" office:value="1538.50158" calcext:value-type="float">
            <text:p>1538.5015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26" calcext:value-type="float">
            <text:p>326</text:p>
          </table:table-cell>
          <table:table-cell office:value-type="float" office:value="10442.44238" calcext:value-type="float">
            <text:p>10442.44238</text:p>
          </table:table-cell>
          <table:table-cell office:value-type="float" office:value="-1593" calcext:value-type="float">
            <text:p>-1593</text:p>
          </table:table-cell>
          <table:table-cell office:value-type="string" calcext:value-type="string">
            <text:p>FFFFF9C7</text:p>
          </table:table-cell>
          <table:table-cell office:value-type="float" office:value="1518.85766" calcext:value-type="float">
            <text:p>1518.8576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27" calcext:value-type="float">
            <text:p>327</text:p>
          </table:table-cell>
          <table:table-cell office:value-type="float" office:value="10474.4746" calcext:value-type="float">
            <text:p>10474.4746</text:p>
          </table:table-cell>
          <table:table-cell office:value-type="float" office:value="-1589" calcext:value-type="float">
            <text:p>-1589</text:p>
          </table:table-cell>
          <table:table-cell office:value-type="string" calcext:value-type="string">
            <text:p>FFFFF9CB</text:p>
          </table:table-cell>
          <table:table-cell office:value-type="float" office:value="1490.67297" calcext:value-type="float">
            <text:p>1490.6729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28" calcext:value-type="float">
            <text:p>328</text:p>
          </table:table-cell>
          <table:table-cell office:value-type="float" office:value="10506.50683" calcext:value-type="float">
            <text:p>10506.50683</text:p>
          </table:table-cell>
          <table:table-cell office:value-type="float" office:value="-1586" calcext:value-type="float">
            <text:p>-1586</text:p>
          </table:table-cell>
          <table:table-cell office:value-type="string" calcext:value-type="string">
            <text:p>FFFFF9CE</text:p>
          </table:table-cell>
          <table:table-cell office:value-type="float" office:value="1482.44165" calcext:value-type="float">
            <text:p>1482.4416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29" calcext:value-type="float">
            <text:p>329</text:p>
          </table:table-cell>
          <table:table-cell office:value-type="float" office:value="10538.53808" calcext:value-type="float">
            <text:p>10538.53808</text:p>
          </table:table-cell>
          <table:table-cell office:value-type="float" office:value="-1581" calcext:value-type="float">
            <text:p>-1581</text:p>
          </table:table-cell>
          <table:table-cell office:value-type="string" calcext:value-type="string">
            <text:p>FFFFF9D3</text:p>
          </table:table-cell>
          <table:table-cell office:value-type="float" office:value="1480.07128" calcext:value-type="float">
            <text:p>1480.0712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30" calcext:value-type="float">
            <text:p>330</text:p>
          </table:table-cell>
          <table:table-cell office:value-type="float" office:value="10570.57031" calcext:value-type="float">
            <text:p>10570.57031</text:p>
          </table:table-cell>
          <table:table-cell office:value-type="float" office:value="-1576" calcext:value-type="float">
            <text:p>-1576</text:p>
          </table:table-cell>
          <table:table-cell office:value-type="string" calcext:value-type="string">
            <text:p>FFFFF9D8</text:p>
          </table:table-cell>
          <table:table-cell office:value-type="float" office:value="1511.20263" calcext:value-type="float">
            <text:p>1511.2026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31" calcext:value-type="float">
            <text:p>331</text:p>
          </table:table-cell>
          <table:table-cell office:value-type="float" office:value="10602.60253" calcext:value-type="float">
            <text:p>10602.60253</text:p>
          </table:table-cell>
          <table:table-cell office:value-type="float" office:value="-1569" calcext:value-type="float">
            <text:p>-1569</text:p>
          </table:table-cell>
          <table:table-cell office:value-type="string" calcext:value-type="string">
            <text:p>FFFFF9DF</text:p>
          </table:table-cell>
          <table:table-cell office:value-type="float" office:value="1532.7843" calcext:value-type="float">
            <text:p>1532.784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32" calcext:value-type="float">
            <text:p>332</text:p>
          </table:table-cell>
          <table:table-cell office:value-type="float" office:value="10634.63476" calcext:value-type="float">
            <text:p>10634.63476</text:p>
          </table:table-cell>
          <table:table-cell office:value-type="float" office:value="-1563" calcext:value-type="float">
            <text:p>-1563</text:p>
          </table:table-cell>
          <table:table-cell office:value-type="string" calcext:value-type="string">
            <text:p>FFFFF9E5</text:p>
          </table:table-cell>
          <table:table-cell office:value-type="float" office:value="1526.32763" calcext:value-type="float">
            <text:p>1526.3276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33" calcext:value-type="float">
            <text:p>333</text:p>
          </table:table-cell>
          <table:table-cell office:value-type="float" office:value="10666.66699" calcext:value-type="float">
            <text:p>10666.66699</text:p>
          </table:table-cell>
          <table:table-cell office:value-type="float" office:value="-1556" calcext:value-type="float">
            <text:p>-1556</text:p>
          </table:table-cell>
          <table:table-cell office:value-type="string" calcext:value-type="string">
            <text:p>FFFFF9EC</text:p>
          </table:table-cell>
          <table:table-cell office:value-type="float" office:value="1500.62487" calcext:value-type="float">
            <text:p>1500.6248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34" calcext:value-type="float">
            <text:p>334</text:p>
          </table:table-cell>
          <table:table-cell office:value-type="float" office:value="10698.69824" calcext:value-type="float">
            <text:p>10698.69824</text:p>
          </table:table-cell>
          <table:table-cell office:value-type="float" office:value="-1549" calcext:value-type="float">
            <text:p>-1549</text:p>
          </table:table-cell>
          <table:table-cell office:value-type="string" calcext:value-type="string">
            <text:p>FFFFF9F3</text:p>
          </table:table-cell>
          <table:table-cell office:value-type="float" office:value="1470.94311" calcext:value-type="float">
            <text:p>1470.9431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35" calcext:value-type="float">
            <text:p>335</text:p>
          </table:table-cell>
          <table:table-cell office:value-type="float" office:value="10730.73046" calcext:value-type="float">
            <text:p>10730.73046</text:p>
          </table:table-cell>
          <table:table-cell office:value-type="float" office:value="-1541" calcext:value-type="float">
            <text:p>-1541</text:p>
          </table:table-cell>
          <table:table-cell office:value-type="string" calcext:value-type="string">
            <text:p>FFFFF9FB</text:p>
          </table:table-cell>
          <table:table-cell office:value-type="float" office:value="1488.57495" calcext:value-type="float">
            <text:p>1488.5749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36" calcext:value-type="float">
            <text:p>336</text:p>
          </table:table-cell>
          <table:table-cell office:value-type="float" office:value="10762.76269" calcext:value-type="float">
            <text:p>10762.76269</text:p>
          </table:table-cell>
          <table:table-cell office:value-type="float" office:value="-1533" calcext:value-type="float">
            <text:p>-1533</text:p>
          </table:table-cell>
          <table:table-cell office:value-type="string" calcext:value-type="string">
            <text:p>FFFFFA03</text:p>
          </table:table-cell>
          <table:table-cell office:value-type="float" office:value="1506.6538" calcext:value-type="float">
            <text:p>1506.653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37" calcext:value-type="float">
            <text:p>337</text:p>
          </table:table-cell>
          <table:table-cell office:value-type="float" office:value="10794.79492" calcext:value-type="float">
            <text:p>10794.79492</text:p>
          </table:table-cell>
          <table:table-cell office:value-type="float" office:value="-1525" calcext:value-type="float">
            <text:p>-1525</text:p>
          </table:table-cell>
          <table:table-cell office:value-type="string" calcext:value-type="string">
            <text:p>FFFFFA0B</text:p>
          </table:table-cell>
          <table:table-cell office:value-type="float" office:value="1534.44421" calcext:value-type="float">
            <text:p>1534.4442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38" calcext:value-type="float">
            <text:p>338</text:p>
          </table:table-cell>
          <table:table-cell office:value-type="float" office:value="10826.82714" calcext:value-type="float">
            <text:p>10826.82714</text:p>
          </table:table-cell>
          <table:table-cell office:value-type="float" office:value="-1519" calcext:value-type="float">
            <text:p>-1519</text:p>
          </table:table-cell>
          <table:table-cell office:value-type="string" calcext:value-type="string">
            <text:p>FFFFFA11</text:p>
          </table:table-cell>
          <table:table-cell office:value-type="float" office:value="1516.36486" calcext:value-type="float">
            <text:p>1516.3648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39" calcext:value-type="float">
            <text:p>339</text:p>
          </table:table-cell>
          <table:table-cell office:value-type="float" office:value="10858.85839" calcext:value-type="float">
            <text:p>10858.85839</text:p>
          </table:table-cell>
          <table:table-cell office:value-type="float" office:value="-1515" calcext:value-type="float">
            <text:p>-1515</text:p>
          </table:table-cell>
          <table:table-cell office:value-type="string" calcext:value-type="string">
            <text:p>FFFFFA15</text:p>
          </table:table-cell>
          <table:table-cell office:value-type="float" office:value="1520.48303" calcext:value-type="float">
            <text:p>1520.4830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40" calcext:value-type="float">
            <text:p>340</text:p>
          </table:table-cell>
          <table:table-cell office:value-type="float" office:value="10890.89062" calcext:value-type="float">
            <text:p>10890.89062</text:p>
          </table:table-cell>
          <table:table-cell office:value-type="float" office:value="-1509" calcext:value-type="float">
            <text:p>-1509</text:p>
          </table:table-cell>
          <table:table-cell office:value-type="string" calcext:value-type="string">
            <text:p>FFFFFA1B</text:p>
          </table:table-cell>
          <table:table-cell office:value-type="float" office:value="1507.40295" calcext:value-type="float">
            <text:p>1507.4029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41" calcext:value-type="float">
            <text:p>341</text:p>
          </table:table-cell>
          <table:table-cell office:value-type="float" office:value="10922.92285" calcext:value-type="float">
            <text:p>10922.92285</text:p>
          </table:table-cell>
          <table:table-cell office:value-type="float" office:value="-1503" calcext:value-type="float">
            <text:p>-1503</text:p>
          </table:table-cell>
          <table:table-cell office:value-type="string" calcext:value-type="string">
            <text:p>FFFFFA21</text:p>
          </table:table-cell>
          <table:table-cell office:value-type="float" office:value="1483.62304" calcext:value-type="float">
            <text:p>1483.6230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42" calcext:value-type="float">
            <text:p>342</text:p>
          </table:table-cell>
          <table:table-cell office:value-type="float" office:value="10954.95507" calcext:value-type="float">
            <text:p>10954.95507</text:p>
          </table:table-cell>
          <table:table-cell office:value-type="float" office:value="-1499" calcext:value-type="float">
            <text:p>-1499</text:p>
          </table:table-cell>
          <table:table-cell office:value-type="string" calcext:value-type="string">
            <text:p>FFFFFA25</text:p>
          </table:table-cell>
          <table:table-cell office:value-type="float" office:value="1498.78527" calcext:value-type="float">
            <text:p>1498.7852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43" calcext:value-type="float">
            <text:p>343</text:p>
          </table:table-cell>
          <table:table-cell office:value-type="float" office:value="10986.9873" calcext:value-type="float">
            <text:p>10986.9873</text:p>
          </table:table-cell>
          <table:table-cell office:value-type="float" office:value="-1492" calcext:value-type="float">
            <text:p>-1492</text:p>
          </table:table-cell>
          <table:table-cell office:value-type="string" calcext:value-type="string">
            <text:p>FFFFFA2C</text:p>
          </table:table-cell>
          <table:table-cell office:value-type="float" office:value="1494.74841" calcext:value-type="float">
            <text:p>1494.7484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44" calcext:value-type="float">
            <text:p>344</text:p>
          </table:table-cell>
          <table:table-cell office:value-type="float" office:value="11019.01855" calcext:value-type="float">
            <text:p>11019.01855</text:p>
          </table:table-cell>
          <table:table-cell office:value-type="float" office:value="-1485" calcext:value-type="float">
            <text:p>-1485</text:p>
          </table:table-cell>
          <table:table-cell office:value-type="string" calcext:value-type="string">
            <text:p>FFFFFA33</text:p>
          </table:table-cell>
          <table:table-cell office:value-type="float" office:value="1510.02624" calcext:value-type="float">
            <text:p>1510.0262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45" calcext:value-type="float">
            <text:p>345</text:p>
          </table:table-cell>
          <table:table-cell office:value-type="float" office:value="11051.05078" calcext:value-type="float">
            <text:p>11051.05078</text:p>
          </table:table-cell>
          <table:table-cell office:value-type="float" office:value="-1479" calcext:value-type="float">
            <text:p>-1479</text:p>
          </table:table-cell>
          <table:table-cell office:value-type="string" calcext:value-type="string">
            <text:p>FFFFFA39</text:p>
          </table:table-cell>
          <table:table-cell office:value-type="float" office:value="1523.30444" calcext:value-type="float">
            <text:p>1523.3044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46" calcext:value-type="float">
            <text:p>346</text:p>
          </table:table-cell>
          <table:table-cell office:value-type="float" office:value="11083.083" calcext:value-type="float">
            <text:p>11083.083</text:p>
          </table:table-cell>
          <table:table-cell office:value-type="float" office:value="-1475" calcext:value-type="float">
            <text:p>-1475</text:p>
          </table:table-cell>
          <table:table-cell office:value-type="string" calcext:value-type="string">
            <text:p>FFFFFA3D</text:p>
          </table:table-cell>
          <table:table-cell office:value-type="float" office:value="1531.6997" calcext:value-type="float">
            <text:p>1531.699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47" calcext:value-type="float">
            <text:p>347</text:p>
          </table:table-cell>
          <table:table-cell office:value-type="float" office:value="11115.11523" calcext:value-type="float">
            <text:p>11115.11523</text:p>
          </table:table-cell>
          <table:table-cell office:value-type="float" office:value="-1472" calcext:value-type="float">
            <text:p>-1472</text:p>
          </table:table-cell>
          <table:table-cell office:value-type="string" calcext:value-type="string">
            <text:p>FFFFFA40</text:p>
          </table:table-cell>
          <table:table-cell office:value-type="float" office:value="1517.69079" calcext:value-type="float">
            <text:p>1517.6907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48" calcext:value-type="float">
            <text:p>348</text:p>
          </table:table-cell>
          <table:table-cell office:value-type="float" office:value="11147.14746" calcext:value-type="float">
            <text:p>11147.14746</text:p>
          </table:table-cell>
          <table:table-cell office:value-type="float" office:value="-1469" calcext:value-type="float">
            <text:p>-1469</text:p>
          </table:table-cell>
          <table:table-cell office:value-type="string" calcext:value-type="string">
            <text:p>FFFFFA43</text:p>
          </table:table-cell>
          <table:table-cell office:value-type="float" office:value="1498.90148" calcext:value-type="float">
            <text:p>1498.9014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49" calcext:value-type="float">
            <text:p>349</text:p>
          </table:table-cell>
          <table:table-cell office:value-type="float" office:value="11179.17871" calcext:value-type="float">
            <text:p>11179.17871</text:p>
          </table:table-cell>
          <table:table-cell office:value-type="float" office:value="-1467" calcext:value-type="float">
            <text:p>-1467</text:p>
          </table:table-cell>
          <table:table-cell office:value-type="string" calcext:value-type="string">
            <text:p>FFFFFA45</text:p>
          </table:table-cell>
          <table:table-cell office:value-type="float" office:value="1483.60717" calcext:value-type="float">
            <text:p>1483.6071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50" calcext:value-type="float">
            <text:p>350</text:p>
          </table:table-cell>
          <table:table-cell office:value-type="float" office:value="11211.21093" calcext:value-type="float">
            <text:p>11211.21093</text:p>
          </table:table-cell>
          <table:table-cell office:value-type="float" office:value="-1466" calcext:value-type="float">
            <text:p>-1466</text:p>
          </table:table-cell>
          <table:table-cell office:value-type="string" calcext:value-type="string">
            <text:p>FFFFFA46</text:p>
          </table:table-cell>
          <table:table-cell office:value-type="float" office:value="1478.95031" calcext:value-type="float">
            <text:p>1478.9503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51" calcext:value-type="float">
            <text:p>351</text:p>
          </table:table-cell>
          <table:table-cell office:value-type="float" office:value="11243.24316" calcext:value-type="float">
            <text:p>11243.24316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530.83154" calcext:value-type="float">
            <text:p>1530.8315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52" calcext:value-type="float">
            <text:p>352</text:p>
          </table:table-cell>
          <table:table-cell office:value-type="float" office:value="11275.27539" calcext:value-type="float">
            <text:p>11275.27539</text:p>
          </table:table-cell>
          <table:table-cell office:value-type="float" office:value="-1466" calcext:value-type="float">
            <text:p>-1466</text:p>
          </table:table-cell>
          <table:table-cell office:value-type="string" calcext:value-type="string">
            <text:p>FFFFFA46</text:p>
          </table:table-cell>
          <table:table-cell office:value-type="float" office:value="1527.77709" calcext:value-type="float">
            <text:p>1527.7770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53" calcext:value-type="float">
            <text:p>353</text:p>
          </table:table-cell>
          <table:table-cell office:value-type="float" office:value="11307.30761" calcext:value-type="float">
            <text:p>11307.30761</text:p>
          </table:table-cell>
          <table:table-cell office:value-type="float" office:value="-1466" calcext:value-type="float">
            <text:p>-1466</text:p>
          </table:table-cell>
          <table:table-cell office:value-type="string" calcext:value-type="string">
            <text:p>FFFFFA46</text:p>
          </table:table-cell>
          <table:table-cell office:value-type="float" office:value="1529.63806" calcext:value-type="float">
            <text:p>1529.6380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54" calcext:value-type="float">
            <text:p>354</text:p>
          </table:table-cell>
          <table:table-cell office:value-type="float" office:value="11339.33886" calcext:value-type="float">
            <text:p>11339.33886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522.07946" calcext:value-type="float">
            <text:p>1522.0794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55" calcext:value-type="float">
            <text:p>355</text:p>
          </table:table-cell>
          <table:table-cell office:value-type="float" office:value="11371.37109" calcext:value-type="float">
            <text:p>11371.37109</text:p>
          </table:table-cell>
          <table:table-cell office:value-type="float" office:value="-1464" calcext:value-type="float">
            <text:p>-1464</text:p>
          </table:table-cell>
          <table:table-cell office:value-type="string" calcext:value-type="string">
            <text:p>FFFFFA48</text:p>
          </table:table-cell>
          <table:table-cell office:value-type="float" office:value="1486.74597" calcext:value-type="float">
            <text:p>1486.7459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56" calcext:value-type="float">
            <text:p>356</text:p>
          </table:table-cell>
          <table:table-cell office:value-type="float" office:value="11403.40332" calcext:value-type="float">
            <text:p>11403.40332</text:p>
          </table:table-cell>
          <table:table-cell office:value-type="float" office:value="-1462" calcext:value-type="float">
            <text:p>-1462</text:p>
          </table:table-cell>
          <table:table-cell office:value-type="string" calcext:value-type="string">
            <text:p>FFFFFA4A</text:p>
          </table:table-cell>
          <table:table-cell office:value-type="float" office:value="1490.52929" calcext:value-type="float">
            <text:p>1490.5292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57" calcext:value-type="float">
            <text:p>357</text:p>
          </table:table-cell>
          <table:table-cell office:value-type="float" office:value="11435.43554" calcext:value-type="float">
            <text:p>11435.43554</text:p>
          </table:table-cell>
          <table:table-cell office:value-type="float" office:value="-1461" calcext:value-type="float">
            <text:p>-1461</text:p>
          </table:table-cell>
          <table:table-cell office:value-type="string" calcext:value-type="string">
            <text:p>FFFFFA4B</text:p>
          </table:table-cell>
          <table:table-cell office:value-type="float" office:value="1488.40075" calcext:value-type="float">
            <text:p>1488.4007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58" calcext:value-type="float">
            <text:p>358</text:p>
          </table:table-cell>
          <table:table-cell office:value-type="float" office:value="11467.46777" calcext:value-type="float">
            <text:p>11467.46777</text:p>
          </table:table-cell>
          <table:table-cell office:value-type="float" office:value="-1463" calcext:value-type="float">
            <text:p>-1463</text:p>
          </table:table-cell>
          <table:table-cell office:value-type="string" calcext:value-type="string">
            <text:p>FFFFFA49</text:p>
          </table:table-cell>
          <table:table-cell office:value-type="float" office:value="1513.77819" calcext:value-type="float">
            <text:p>1513.7781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59" calcext:value-type="float">
            <text:p>359</text:p>
          </table:table-cell>
          <table:table-cell office:value-type="float" office:value="11499.49902" calcext:value-type="float">
            <text:p>11499.49902</text:p>
          </table:table-cell>
          <table:table-cell office:value-type="float" office:value="-1468" calcext:value-type="float">
            <text:p>-1468</text:p>
          </table:table-cell>
          <table:table-cell office:value-type="string" calcext:value-type="string">
            <text:p>FFFFFA44</text:p>
          </table:table-cell>
          <table:table-cell office:value-type="float" office:value="1535.50646" calcext:value-type="float">
            <text:p>1535.5064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60" calcext:value-type="float">
            <text:p>360</text:p>
          </table:table-cell>
          <table:table-cell office:value-type="float" office:value="11531.53125" calcext:value-type="float">
            <text:p>11531.53125</text:p>
          </table:table-cell>
          <table:table-cell office:value-type="float" office:value="-1473" calcext:value-type="float">
            <text:p>-1473</text:p>
          </table:table-cell>
          <table:table-cell office:value-type="string" calcext:value-type="string">
            <text:p>FFFFFA3F</text:p>
          </table:table-cell>
          <table:table-cell office:value-type="float" office:value="1525.1853" calcext:value-type="float">
            <text:p>1525.185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61" calcext:value-type="float">
            <text:p>361</text:p>
          </table:table-cell>
          <table:table-cell office:value-type="float" office:value="11563.56347" calcext:value-type="float">
            <text:p>11563.56347</text:p>
          </table:table-cell>
          <table:table-cell office:value-type="float" office:value="-1480" calcext:value-type="float">
            <text:p>-1480</text:p>
          </table:table-cell>
          <table:table-cell office:value-type="string" calcext:value-type="string">
            <text:p>FFFFFA38</text:p>
          </table:table-cell>
          <table:table-cell office:value-type="float" office:value="1503.47558" calcext:value-type="float">
            <text:p>1503.4755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62" calcext:value-type="float">
            <text:p>362</text:p>
          </table:table-cell>
          <table:table-cell office:value-type="float" office:value="11595.5957" calcext:value-type="float">
            <text:p>11595.5957</text:p>
          </table:table-cell>
          <table:table-cell office:value-type="float" office:value="-1486" calcext:value-type="float">
            <text:p>-1486</text:p>
          </table:table-cell>
          <table:table-cell office:value-type="string" calcext:value-type="string">
            <text:p>FFFFFA32</text:p>
          </table:table-cell>
          <table:table-cell office:value-type="float" office:value="1497.45263" calcext:value-type="float">
            <text:p>1497.4526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63" calcext:value-type="float">
            <text:p>363</text:p>
          </table:table-cell>
          <table:table-cell office:value-type="float" office:value="11627.62792" calcext:value-type="float">
            <text:p>11627.62792</text:p>
          </table:table-cell>
          <table:table-cell office:value-type="float" office:value="-1491" calcext:value-type="float">
            <text:p>-1491</text:p>
          </table:table-cell>
          <table:table-cell office:value-type="string" calcext:value-type="string">
            <text:p>FFFFFA2D</text:p>
          </table:table-cell>
          <table:table-cell office:value-type="float" office:value="1492.8236" calcext:value-type="float">
            <text:p>1492.823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64" calcext:value-type="float">
            <text:p>364</text:p>
          </table:table-cell>
          <table:table-cell office:value-type="float" office:value="11659.65917" calcext:value-type="float">
            <text:p>11659.65917</text:p>
          </table:table-cell>
          <table:table-cell office:value-type="float" office:value="-1496" calcext:value-type="float">
            <text:p>-1496</text:p>
          </table:table-cell>
          <table:table-cell office:value-type="string" calcext:value-type="string">
            <text:p>FFFFFA28</text:p>
          </table:table-cell>
          <table:table-cell office:value-type="float" office:value="1478.96911" calcext:value-type="float">
            <text:p>1478.9691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65" calcext:value-type="float">
            <text:p>365</text:p>
          </table:table-cell>
          <table:table-cell office:value-type="float" office:value="11691.6914" calcext:value-type="float">
            <text:p>11691.6914</text:p>
          </table:table-cell>
          <table:table-cell office:value-type="float" office:value="-1500" calcext:value-type="float">
            <text:p>-1500</text:p>
          </table:table-cell>
          <table:table-cell office:value-type="string" calcext:value-type="string">
            <text:p>FFFFFA24</text:p>
          </table:table-cell>
          <table:table-cell office:value-type="float" office:value="1513.77294" calcext:value-type="float">
            <text:p>1513.7729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66" calcext:value-type="float">
            <text:p>366</text:p>
          </table:table-cell>
          <table:table-cell office:value-type="float" office:value="11723.72363" calcext:value-type="float">
            <text:p>11723.72363</text:p>
          </table:table-cell>
          <table:table-cell office:value-type="float" office:value="-1506" calcext:value-type="float">
            <text:p>-1506</text:p>
          </table:table-cell>
          <table:table-cell office:value-type="string" calcext:value-type="string">
            <text:p>FFFFFA1E</text:p>
          </table:table-cell>
          <table:table-cell office:value-type="float" office:value="1532.48547" calcext:value-type="float">
            <text:p>1532.4854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67" calcext:value-type="float">
            <text:p>367</text:p>
          </table:table-cell>
          <table:table-cell office:value-type="float" office:value="11755.75585" calcext:value-type="float">
            <text:p>11755.75585</text:p>
          </table:table-cell>
          <table:table-cell office:value-type="float" office:value="-1512" calcext:value-type="float">
            <text:p>-1512</text:p>
          </table:table-cell>
          <table:table-cell office:value-type="string" calcext:value-type="string">
            <text:p>FFFFFA18</text:p>
          </table:table-cell>
          <table:table-cell office:value-type="float" office:value="1529.84826" calcext:value-type="float">
            <text:p>1529.8482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68" calcext:value-type="float">
            <text:p>368</text:p>
          </table:table-cell>
          <table:table-cell office:value-type="float" office:value="11787.78808" calcext:value-type="float">
            <text:p>11787.78808</text:p>
          </table:table-cell>
          <table:table-cell office:value-type="float" office:value="-1518" calcext:value-type="float">
            <text:p>-1518</text:p>
          </table:table-cell>
          <table:table-cell office:value-type="string" calcext:value-type="string">
            <text:p>FFFFFA12</text:p>
          </table:table-cell>
          <table:table-cell office:value-type="float" office:value="1498.53417" calcext:value-type="float">
            <text:p>1498.5341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69" calcext:value-type="float">
            <text:p>369</text:p>
          </table:table-cell>
          <table:table-cell office:value-type="float" office:value="11819.81933" calcext:value-type="float">
            <text:p>11819.81933</text:p>
          </table:table-cell>
          <table:table-cell office:value-type="float" office:value="-1525" calcext:value-type="float">
            <text:p>-1525</text:p>
          </table:table-cell>
          <table:table-cell office:value-type="string" calcext:value-type="string">
            <text:p>FFFFFA0B</text:p>
          </table:table-cell>
          <table:table-cell office:value-type="float" office:value="1486.17272" calcext:value-type="float">
            <text:p>1486.1727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70" calcext:value-type="float">
            <text:p>370</text:p>
          </table:table-cell>
          <table:table-cell office:value-type="float" office:value="11851.85156" calcext:value-type="float">
            <text:p>11851.85156</text:p>
          </table:table-cell>
          <table:table-cell office:value-type="float" office:value="-1531" calcext:value-type="float">
            <text:p>-1531</text:p>
          </table:table-cell>
          <table:table-cell office:value-type="string" calcext:value-type="string">
            <text:p>FFFFFA05</text:p>
          </table:table-cell>
          <table:table-cell office:value-type="float" office:value="1476.26391" calcext:value-type="float">
            <text:p>1476.2639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71" calcext:value-type="float">
            <text:p>371</text:p>
          </table:table-cell>
          <table:table-cell office:value-type="float" office:value="11883.88378" calcext:value-type="float">
            <text:p>11883.88378</text:p>
          </table:table-cell>
          <table:table-cell office:value-type="float" office:value="-1540" calcext:value-type="float">
            <text:p>-1540</text:p>
          </table:table-cell>
          <table:table-cell office:value-type="string" calcext:value-type="string">
            <text:p>FFFFF9FC</text:p>
          </table:table-cell>
          <table:table-cell office:value-type="float" office:value="1505.79199" calcext:value-type="float">
            <text:p>1505.7919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72" calcext:value-type="float">
            <text:p>372</text:p>
          </table:table-cell>
          <table:table-cell office:value-type="float" office:value="11915.91601" calcext:value-type="float">
            <text:p>11915.91601</text:p>
          </table:table-cell>
          <table:table-cell office:value-type="float" office:value="-1547" calcext:value-type="float">
            <text:p>-1547</text:p>
          </table:table-cell>
          <table:table-cell office:value-type="string" calcext:value-type="string">
            <text:p>FFFFF9F5</text:p>
          </table:table-cell>
          <table:table-cell office:value-type="float" office:value="1523.65856" calcext:value-type="float">
            <text:p>1523.6585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73" calcext:value-type="float">
            <text:p>373</text:p>
          </table:table-cell>
          <table:table-cell office:value-type="float" office:value="11947.94824" calcext:value-type="float">
            <text:p>11947.94824</text:p>
          </table:table-cell>
          <table:table-cell office:value-type="float" office:value="-1553" calcext:value-type="float">
            <text:p>-1553</text:p>
          </table:table-cell>
          <table:table-cell office:value-type="string" calcext:value-type="string">
            <text:p>FFFFF9EF</text:p>
          </table:table-cell>
          <table:table-cell office:value-type="float" office:value="1549.73486" calcext:value-type="float">
            <text:p>1549.7348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74" calcext:value-type="float">
            <text:p>374</text:p>
          </table:table-cell>
          <table:table-cell office:value-type="float" office:value="11979.97949" calcext:value-type="float">
            <text:p>11979.97949</text:p>
          </table:table-cell>
          <table:table-cell office:value-type="float" office:value="-1561" calcext:value-type="float">
            <text:p>-1561</text:p>
          </table:table-cell>
          <table:table-cell office:value-type="string" calcext:value-type="string">
            <text:p>FFFFF9E7</text:p>
          </table:table-cell>
          <table:table-cell office:value-type="float" office:value="1517.38916" calcext:value-type="float">
            <text:p>1517.3891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75" calcext:value-type="float">
            <text:p>375</text:p>
          </table:table-cell>
          <table:table-cell office:value-type="float" office:value="12012.01171" calcext:value-type="float">
            <text:p>12012.01171</text:p>
          </table:table-cell>
          <table:table-cell office:value-type="float" office:value="-1566" calcext:value-type="float">
            <text:p>-1566</text:p>
          </table:table-cell>
          <table:table-cell office:value-type="string" calcext:value-type="string">
            <text:p>FFFFF9E2</text:p>
          </table:table-cell>
          <table:table-cell office:value-type="float" office:value="1505.92871" calcext:value-type="float">
            <text:p>1505.9287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76" calcext:value-type="float">
            <text:p>376</text:p>
          </table:table-cell>
          <table:table-cell office:value-type="float" office:value="12044.04394" calcext:value-type="float">
            <text:p>12044.04394</text:p>
          </table:table-cell>
          <table:table-cell office:value-type="float" office:value="-1570" calcext:value-type="float">
            <text:p>-1570</text:p>
          </table:table-cell>
          <table:table-cell office:value-type="string" calcext:value-type="string">
            <text:p>FFFFF9DE</text:p>
          </table:table-cell>
          <table:table-cell office:value-type="float" office:value="1491.94555" calcext:value-type="float">
            <text:p>1491.9455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77" calcext:value-type="float">
            <text:p>377</text:p>
          </table:table-cell>
          <table:table-cell office:value-type="float" office:value="12076.07617" calcext:value-type="float">
            <text:p>12076.07617</text:p>
          </table:table-cell>
          <table:table-cell office:value-type="float" office:value="-1572" calcext:value-type="float">
            <text:p>-1572</text:p>
          </table:table-cell>
          <table:table-cell office:value-type="string" calcext:value-type="string">
            <text:p>FFFFF9DC</text:p>
          </table:table-cell>
          <table:table-cell office:value-type="float" office:value="1478.19323" calcext:value-type="float">
            <text:p>1478.1932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78" calcext:value-type="float">
            <text:p>378</text:p>
          </table:table-cell>
          <table:table-cell office:value-type="float" office:value="12108.10839" calcext:value-type="float">
            <text:p>12108.10839</text:p>
          </table:table-cell>
          <table:table-cell office:value-type="float" office:value="-1576" calcext:value-type="float">
            <text:p>-1576</text:p>
          </table:table-cell>
          <table:table-cell office:value-type="string" calcext:value-type="string">
            <text:p>FFFFF9D8</text:p>
          </table:table-cell>
          <table:table-cell office:value-type="float" office:value="1479.92492" calcext:value-type="float">
            <text:p>1479.9249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79" calcext:value-type="float">
            <text:p>379</text:p>
          </table:table-cell>
          <table:table-cell office:value-type="float" office:value="12140.14062" calcext:value-type="float">
            <text:p>12140.14062</text:p>
          </table:table-cell>
          <table:table-cell office:value-type="float" office:value="-1580" calcext:value-type="float">
            <text:p>-1580</text:p>
          </table:table-cell>
          <table:table-cell office:value-type="string" calcext:value-type="string">
            <text:p>FFFFF9D4</text:p>
          </table:table-cell>
          <table:table-cell office:value-type="float" office:value="1517.53454" calcext:value-type="float">
            <text:p>1517.5345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80" calcext:value-type="float">
            <text:p>380</text:p>
          </table:table-cell>
          <table:table-cell office:value-type="float" office:value="12172.17187" calcext:value-type="float">
            <text:p>12172.17187</text:p>
          </table:table-cell>
          <table:table-cell office:value-type="float" office:value="-1586" calcext:value-type="float">
            <text:p>-1586</text:p>
          </table:table-cell>
          <table:table-cell office:value-type="string" calcext:value-type="string">
            <text:p>FFFFF9CE</text:p>
          </table:table-cell>
          <table:table-cell office:value-type="float" office:value="1524.4027" calcext:value-type="float">
            <text:p>1524.402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81" calcext:value-type="float">
            <text:p>381</text:p>
          </table:table-cell>
          <table:table-cell office:value-type="float" office:value="12204.2041" calcext:value-type="float">
            <text:p>12204.2041</text:p>
          </table:table-cell>
          <table:table-cell office:value-type="float" office:value="-1592" calcext:value-type="float">
            <text:p>-1592</text:p>
          </table:table-cell>
          <table:table-cell office:value-type="string" calcext:value-type="string">
            <text:p>FFFFF9C8</text:p>
          </table:table-cell>
          <table:table-cell office:value-type="float" office:value="1507.17761" calcext:value-type="float">
            <text:p>1507.1776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82" calcext:value-type="float">
            <text:p>382</text:p>
          </table:table-cell>
          <table:table-cell office:value-type="float" office:value="12236.23632" calcext:value-type="float">
            <text:p>12236.23632</text:p>
          </table:table-cell>
          <table:table-cell office:value-type="float" office:value="-1598" calcext:value-type="float">
            <text:p>-1598</text:p>
          </table:table-cell>
          <table:table-cell office:value-type="string" calcext:value-type="string">
            <text:p>FFFFF9C2</text:p>
          </table:table-cell>
          <table:table-cell office:value-type="float" office:value="1498.48559" calcext:value-type="float">
            <text:p>1498.4855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83" calcext:value-type="float">
            <text:p>383</text:p>
          </table:table-cell>
          <table:table-cell office:value-type="float" office:value="12268.26855" calcext:value-type="float">
            <text:p>12268.26855</text:p>
          </table:table-cell>
          <table:table-cell office:value-type="float" office:value="-1603" calcext:value-type="float">
            <text:p>-1603</text:p>
          </table:table-cell>
          <table:table-cell office:value-type="string" calcext:value-type="string">
            <text:p>FFFFF9BD</text:p>
          </table:table-cell>
          <table:table-cell office:value-type="float" office:value="1481.75439" calcext:value-type="float">
            <text:p>1481.7543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84" calcext:value-type="float">
            <text:p>384</text:p>
          </table:table-cell>
          <table:table-cell office:value-type="float" office:value="12300.30078" calcext:value-type="float">
            <text:p>12300.30078</text:p>
          </table:table-cell>
          <table:table-cell office:value-type="float" office:value="-1606" calcext:value-type="float">
            <text:p>-1606</text:p>
          </table:table-cell>
          <table:table-cell office:value-type="string" calcext:value-type="string">
            <text:p>FFFFF9BA</text:p>
          </table:table-cell>
          <table:table-cell office:value-type="float" office:value="1482.12744" calcext:value-type="float">
            <text:p>1482.1274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85" calcext:value-type="float">
            <text:p>385</text:p>
          </table:table-cell>
          <table:table-cell office:value-type="float" office:value="12332.33203" calcext:value-type="float">
            <text:p>12332.33203</text:p>
          </table:table-cell>
          <table:table-cell office:value-type="float" office:value="-1608" calcext:value-type="float">
            <text:p>-1608</text:p>
          </table:table-cell>
          <table:table-cell office:value-type="string" calcext:value-type="string">
            <text:p>FFFFF9B8</text:p>
          </table:table-cell>
          <table:table-cell office:value-type="float" office:value="1503.17687" calcext:value-type="float">
            <text:p>1503.1768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86" calcext:value-type="float">
            <text:p>386</text:p>
          </table:table-cell>
          <table:table-cell office:value-type="float" office:value="12364.36425" calcext:value-type="float">
            <text:p>12364.36425</text:p>
          </table:table-cell>
          <table:table-cell office:value-type="float" office:value="-1611" calcext:value-type="float">
            <text:p>-1611</text:p>
          </table:table-cell>
          <table:table-cell office:value-type="string" calcext:value-type="string">
            <text:p>FFFFF9B5</text:p>
          </table:table-cell>
          <table:table-cell office:value-type="float" office:value="1519.63427" calcext:value-type="float">
            <text:p>1519.6342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87" calcext:value-type="float">
            <text:p>387</text:p>
          </table:table-cell>
          <table:table-cell office:value-type="float" office:value="12396.39648" calcext:value-type="float">
            <text:p>12396.39648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1518.33642" calcext:value-type="float">
            <text:p>1518.3364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88" calcext:value-type="float">
            <text:p>388</text:p>
          </table:table-cell>
          <table:table-cell office:value-type="float" office:value="12428.42871" calcext:value-type="float">
            <text:p>12428.42871</text:p>
          </table:table-cell>
          <table:table-cell office:value-type="float" office:value="-1614" calcext:value-type="float">
            <text:p>-1614</text:p>
          </table:table-cell>
          <table:table-cell office:value-type="string" calcext:value-type="string">
            <text:p>FFFFF9B2</text:p>
          </table:table-cell>
          <table:table-cell office:value-type="float" office:value="1535.16491" calcext:value-type="float">
            <text:p>1535.1649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89" calcext:value-type="float">
            <text:p>389</text:p>
          </table:table-cell>
          <table:table-cell office:value-type="float" office:value="12460.46093" calcext:value-type="float">
            <text:p>12460.46093</text:p>
          </table:table-cell>
          <table:table-cell office:value-type="float" office:value="-1615" calcext:value-type="float">
            <text:p>-1615</text:p>
          </table:table-cell>
          <table:table-cell office:value-type="string" calcext:value-type="string">
            <text:p>FFFFF9B1</text:p>
          </table:table-cell>
          <table:table-cell office:value-type="float" office:value="1493.71118" calcext:value-type="float">
            <text:p>1493.7111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90" calcext:value-type="float">
            <text:p>390</text:p>
          </table:table-cell>
          <table:table-cell office:value-type="float" office:value="12492.49218" calcext:value-type="float">
            <text:p>12492.49218</text:p>
          </table:table-cell>
          <table:table-cell office:value-type="float" office:value="-1616" calcext:value-type="float">
            <text:p>-1616</text:p>
          </table:table-cell>
          <table:table-cell office:value-type="string" calcext:value-type="string">
            <text:p>FFFFF9B0</text:p>
          </table:table-cell>
          <table:table-cell office:value-type="float" office:value="1495.4851" calcext:value-type="float">
            <text:p>1495.485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91" calcext:value-type="float">
            <text:p>391</text:p>
          </table:table-cell>
          <table:table-cell office:value-type="float" office:value="12524.52441" calcext:value-type="float">
            <text:p>12524.52441</text:p>
          </table:table-cell>
          <table:table-cell office:value-type="float" office:value="-1617" calcext:value-type="float">
            <text:p>-1617</text:p>
          </table:table-cell>
          <table:table-cell office:value-type="string" calcext:value-type="string">
            <text:p>FFFFF9AF</text:p>
          </table:table-cell>
          <table:table-cell office:value-type="float" office:value="1492.77722" calcext:value-type="float">
            <text:p>1492.7772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92" calcext:value-type="float">
            <text:p>392</text:p>
          </table:table-cell>
          <table:table-cell office:value-type="float" office:value="12556.55664" calcext:value-type="float">
            <text:p>12556.55664</text:p>
          </table:table-cell>
          <table:table-cell office:value-type="float" office:value="-1617" calcext:value-type="float">
            <text:p>-1617</text:p>
          </table:table-cell>
          <table:table-cell office:value-type="string" calcext:value-type="string">
            <text:p>FFFFF9AF</text:p>
          </table:table-cell>
          <table:table-cell office:value-type="float" office:value="1482.20397" calcext:value-type="float">
            <text:p>1482.2039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93" calcext:value-type="float">
            <text:p>393</text:p>
          </table:table-cell>
          <table:table-cell office:value-type="float" office:value="12588.58886" calcext:value-type="float">
            <text:p>12588.58886</text:p>
          </table:table-cell>
          <table:table-cell office:value-type="float" office:value="-1618" calcext:value-type="float">
            <text:p>-1618</text:p>
          </table:table-cell>
          <table:table-cell office:value-type="string" calcext:value-type="string">
            <text:p>FFFFF9AE</text:p>
          </table:table-cell>
          <table:table-cell office:value-type="float" office:value="1519.78393" calcext:value-type="float">
            <text:p>1519.7839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94" calcext:value-type="float">
            <text:p>394</text:p>
          </table:table-cell>
          <table:table-cell office:value-type="float" office:value="12620.62109" calcext:value-type="float">
            <text:p>12620.62109</text:p>
          </table:table-cell>
          <table:table-cell office:value-type="float" office:value="-1618" calcext:value-type="float">
            <text:p>-1618</text:p>
          </table:table-cell>
          <table:table-cell office:value-type="string" calcext:value-type="string">
            <text:p>FFFFF9AE</text:p>
          </table:table-cell>
          <table:table-cell office:value-type="float" office:value="1538.74731" calcext:value-type="float">
            <text:p>1538.7473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95" calcext:value-type="float">
            <text:p>395</text:p>
          </table:table-cell>
          <table:table-cell office:value-type="float" office:value="12652.65234" calcext:value-type="float">
            <text:p>12652.65234</text:p>
          </table:table-cell>
          <table:table-cell office:value-type="float" office:value="-1616" calcext:value-type="float">
            <text:p>-1616</text:p>
          </table:table-cell>
          <table:table-cell office:value-type="string" calcext:value-type="string">
            <text:p>FFFFF9B0</text:p>
          </table:table-cell>
          <table:table-cell office:value-type="float" office:value="1513.83081" calcext:value-type="float">
            <text:p>1513.8308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96" calcext:value-type="float">
            <text:p>396</text:p>
          </table:table-cell>
          <table:table-cell office:value-type="float" office:value="12684.68457" calcext:value-type="float">
            <text:p>12684.68457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1515.89489" calcext:value-type="float">
            <text:p>1515.8948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97" calcext:value-type="float">
            <text:p>397</text:p>
          </table:table-cell>
          <table:table-cell office:value-type="float" office:value="12716.71679" calcext:value-type="float">
            <text:p>12716.71679</text:p>
          </table:table-cell>
          <table:table-cell office:value-type="float" office:value="-1609" calcext:value-type="float">
            <text:p>-1609</text:p>
          </table:table-cell>
          <table:table-cell office:value-type="string" calcext:value-type="string">
            <text:p>FFFFF9B7</text:p>
          </table:table-cell>
          <table:table-cell office:value-type="float" office:value="1479.1018" calcext:value-type="float">
            <text:p>1479.101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98" calcext:value-type="float">
            <text:p>398</text:p>
          </table:table-cell>
          <table:table-cell office:value-type="float" office:value="12748.74902" calcext:value-type="float">
            <text:p>12748.74902</text:p>
          </table:table-cell>
          <table:table-cell office:value-type="float" office:value="-1604" calcext:value-type="float">
            <text:p>-1604</text:p>
          </table:table-cell>
          <table:table-cell office:value-type="string" calcext:value-type="string">
            <text:p>FFFFF9BC</text:p>
          </table:table-cell>
          <table:table-cell office:value-type="float" office:value="1493.07177" calcext:value-type="float">
            <text:p>1493.0717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99" calcext:value-type="float">
            <text:p>399</text:p>
          </table:table-cell>
          <table:table-cell office:value-type="float" office:value="12780.78125" calcext:value-type="float">
            <text:p>12780.78125</text:p>
          </table:table-cell>
          <table:table-cell office:value-type="float" office:value="-1598" calcext:value-type="float">
            <text:p>-1598</text:p>
          </table:table-cell>
          <table:table-cell office:value-type="string" calcext:value-type="string">
            <text:p>FFFFF9C2</text:p>
          </table:table-cell>
          <table:table-cell office:value-type="float" office:value="1481.64672" calcext:value-type="float">
            <text:p>1481.6467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00" calcext:value-type="float">
            <text:p>400</text:p>
          </table:table-cell>
          <table:table-cell office:value-type="float" office:value="12812.8125" calcext:value-type="float">
            <text:p>12812.8125</text:p>
          </table:table-cell>
          <table:table-cell office:value-type="float" office:value="-1593" calcext:value-type="float">
            <text:p>-1593</text:p>
          </table:table-cell>
          <table:table-cell office:value-type="string" calcext:value-type="string">
            <text:p>FFFFF9C7</text:p>
          </table:table-cell>
          <table:table-cell office:value-type="float" office:value="1524.31323" calcext:value-type="float">
            <text:p>1524.3132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01" calcext:value-type="float">
            <text:p>401</text:p>
          </table:table-cell>
          <table:table-cell office:value-type="float" office:value="12844.84472" calcext:value-type="float">
            <text:p>12844.84472</text:p>
          </table:table-cell>
          <table:table-cell office:value-type="float" office:value="-1589" calcext:value-type="float">
            <text:p>-1589</text:p>
          </table:table-cell>
          <table:table-cell office:value-type="string" calcext:value-type="string">
            <text:p>FFFFF9CB</text:p>
          </table:table-cell>
          <table:table-cell office:value-type="float" office:value="1532.78649" calcext:value-type="float">
            <text:p>1532.7864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02" calcext:value-type="float">
            <text:p>402</text:p>
          </table:table-cell>
          <table:table-cell office:value-type="float" office:value="12876.87695" calcext:value-type="float">
            <text:p>12876.87695</text:p>
          </table:table-cell>
          <table:table-cell office:value-type="float" office:value="-1583" calcext:value-type="float">
            <text:p>-1583</text:p>
          </table:table-cell>
          <table:table-cell office:value-type="string" calcext:value-type="string">
            <text:p>FFFFF9D1</text:p>
          </table:table-cell>
          <table:table-cell office:value-type="float" office:value="1520.54589" calcext:value-type="float">
            <text:p>1520.5458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03" calcext:value-type="float">
            <text:p>403</text:p>
          </table:table-cell>
          <table:table-cell office:value-type="float" office:value="12908.90917" calcext:value-type="float">
            <text:p>12908.90917</text:p>
          </table:table-cell>
          <table:table-cell office:value-type="float" office:value="-1577" calcext:value-type="float">
            <text:p>-1577</text:p>
          </table:table-cell>
          <table:table-cell office:value-type="string" calcext:value-type="string">
            <text:p>FFFFF9D7</text:p>
          </table:table-cell>
          <table:table-cell office:value-type="float" office:value="1496.06176" calcext:value-type="float">
            <text:p>1496.0617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04" calcext:value-type="float">
            <text:p>404</text:p>
          </table:table-cell>
          <table:table-cell office:value-type="float" office:value="12940.9414" calcext:value-type="float">
            <text:p>12940.9414</text:p>
          </table:table-cell>
          <table:table-cell office:value-type="float" office:value="-1571" calcext:value-type="float">
            <text:p>-1571</text:p>
          </table:table-cell>
          <table:table-cell office:value-type="string" calcext:value-type="string">
            <text:p>FFFFF9DD</text:p>
          </table:table-cell>
          <table:table-cell office:value-type="float" office:value="1496.42492" calcext:value-type="float">
            <text:p>1496.4249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05" calcext:value-type="float">
            <text:p>405</text:p>
          </table:table-cell>
          <table:table-cell office:value-type="float" office:value="12972.97265" calcext:value-type="float">
            <text:p>12972.97265</text:p>
          </table:table-cell>
          <table:table-cell office:value-type="float" office:value="-1564" calcext:value-type="float">
            <text:p>-1564</text:p>
          </table:table-cell>
          <table:table-cell office:value-type="string" calcext:value-type="string">
            <text:p>FFFFF9E4</text:p>
          </table:table-cell>
          <table:table-cell office:value-type="float" office:value="1483.40979" calcext:value-type="float">
            <text:p>1483.4097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06" calcext:value-type="float">
            <text:p>406</text:p>
          </table:table-cell>
          <table:table-cell office:value-type="float" office:value="13005.00488" calcext:value-type="float">
            <text:p>13005.00488</text:p>
          </table:table-cell>
          <table:table-cell office:value-type="float" office:value="-1558" calcext:value-type="float">
            <text:p>-1558</text:p>
          </table:table-cell>
          <table:table-cell office:value-type="string" calcext:value-type="string">
            <text:p>FFFFF9EA</text:p>
          </table:table-cell>
          <table:table-cell office:value-type="float" office:value="1508.9602" calcext:value-type="float">
            <text:p>1508.960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07" calcext:value-type="float">
            <text:p>407</text:p>
          </table:table-cell>
          <table:table-cell office:value-type="float" office:value="13037.0371" calcext:value-type="float">
            <text:p>13037.0371</text:p>
          </table:table-cell>
          <table:table-cell office:value-type="float" office:value="-1552" calcext:value-type="float">
            <text:p>-1552</text:p>
          </table:table-cell>
          <table:table-cell office:value-type="string" calcext:value-type="string">
            <text:p>FFFFF9F0</text:p>
          </table:table-cell>
          <table:table-cell office:value-type="float" office:value="1515.66625" calcext:value-type="float">
            <text:p>1515.6662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08" calcext:value-type="float">
            <text:p>408</text:p>
          </table:table-cell>
          <table:table-cell office:value-type="float" office:value="13069.06933" calcext:value-type="float">
            <text:p>13069.06933</text:p>
          </table:table-cell>
          <table:table-cell office:value-type="float" office:value="-1544" calcext:value-type="float">
            <text:p>-1544</text:p>
          </table:table-cell>
          <table:table-cell office:value-type="string" calcext:value-type="string">
            <text:p>FFFFF9F8</text:p>
          </table:table-cell>
          <table:table-cell office:value-type="float" office:value="1537.00988" calcext:value-type="float">
            <text:p>1537.0098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09" calcext:value-type="float">
            <text:p>409</text:p>
          </table:table-cell>
          <table:table-cell office:value-type="float" office:value="13101.10156" calcext:value-type="float">
            <text:p>13101.10156</text:p>
          </table:table-cell>
          <table:table-cell office:value-type="float" office:value="-1536" calcext:value-type="float">
            <text:p>-1536</text:p>
          </table:table-cell>
          <table:table-cell office:value-type="string" calcext:value-type="string">
            <text:p>FFFFFA00</text:p>
          </table:table-cell>
          <table:table-cell office:value-type="float" office:value="1523.43591" calcext:value-type="float">
            <text:p>1523.4359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10" calcext:value-type="float">
            <text:p>410</text:p>
          </table:table-cell>
          <table:table-cell office:value-type="float" office:value="13133.13281" calcext:value-type="float">
            <text:p>13133.13281</text:p>
          </table:table-cell>
          <table:table-cell office:value-type="float" office:value="-1528" calcext:value-type="float">
            <text:p>-1528</text:p>
          </table:table-cell>
          <table:table-cell office:value-type="string" calcext:value-type="string">
            <text:p>FFFFFA08</text:p>
          </table:table-cell>
          <table:table-cell office:value-type="float" office:value="1497.30859" calcext:value-type="float">
            <text:p>1497.3085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11" calcext:value-type="float">
            <text:p>411</text:p>
          </table:table-cell>
          <table:table-cell office:value-type="float" office:value="13165.16503" calcext:value-type="float">
            <text:p>13165.16503</text:p>
          </table:table-cell>
          <table:table-cell office:value-type="float" office:value="-1523" calcext:value-type="float">
            <text:p>-1523</text:p>
          </table:table-cell>
          <table:table-cell office:value-type="string" calcext:value-type="string">
            <text:p>FFFFFA0D</text:p>
          </table:table-cell>
          <table:table-cell office:value-type="float" office:value="1481.82946" calcext:value-type="float">
            <text:p>1481.8294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12" calcext:value-type="float">
            <text:p>412</text:p>
          </table:table-cell>
          <table:table-cell office:value-type="float" office:value="13197.19726" calcext:value-type="float">
            <text:p>13197.19726</text:p>
          </table:table-cell>
          <table:table-cell office:value-type="float" office:value="-1518" calcext:value-type="float">
            <text:p>-1518</text:p>
          </table:table-cell>
          <table:table-cell office:value-type="string" calcext:value-type="string">
            <text:p>FFFFFA12</text:p>
          </table:table-cell>
          <table:table-cell office:value-type="float" office:value="1483.08068" calcext:value-type="float">
            <text:p>1483.0806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13" calcext:value-type="float">
            <text:p>413</text:p>
          </table:table-cell>
          <table:table-cell office:value-type="float" office:value="13229.22949" calcext:value-type="float">
            <text:p>13229.22949</text:p>
          </table:table-cell>
          <table:table-cell office:value-type="float" office:value="-1512" calcext:value-type="float">
            <text:p>-1512</text:p>
          </table:table-cell>
          <table:table-cell office:value-type="string" calcext:value-type="string">
            <text:p>FFFFFA18</text:p>
          </table:table-cell>
          <table:table-cell office:value-type="float" office:value="1506.07568" calcext:value-type="float">
            <text:p>1506.0756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14" calcext:value-type="float">
            <text:p>414</text:p>
          </table:table-cell>
          <table:table-cell office:value-type="float" office:value="13261.26171" calcext:value-type="float">
            <text:p>13261.26171</text:p>
          </table:table-cell>
          <table:table-cell office:value-type="float" office:value="-1505" calcext:value-type="float">
            <text:p>-1505</text:p>
          </table:table-cell>
          <table:table-cell office:value-type="string" calcext:value-type="string">
            <text:p>FFFFFA1F</text:p>
          </table:table-cell>
          <table:table-cell office:value-type="float" office:value="1519.45629" calcext:value-type="float">
            <text:p>1519.4562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15" calcext:value-type="float">
            <text:p>415</text:p>
          </table:table-cell>
          <table:table-cell office:value-type="float" office:value="13293.29296" calcext:value-type="float">
            <text:p>13293.29296</text:p>
          </table:table-cell>
          <table:table-cell office:value-type="float" office:value="-1499" calcext:value-type="float">
            <text:p>-1499</text:p>
          </table:table-cell>
          <table:table-cell office:value-type="string" calcext:value-type="string">
            <text:p>FFFFFA25</text:p>
          </table:table-cell>
          <table:table-cell office:value-type="float" office:value="1516.7384" calcext:value-type="float">
            <text:p>1516.738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16" calcext:value-type="float">
            <text:p>416</text:p>
          </table:table-cell>
          <table:table-cell office:value-type="float" office:value="13325.32519" calcext:value-type="float">
            <text:p>13325.32519</text:p>
          </table:table-cell>
          <table:table-cell office:value-type="float" office:value="-1492" calcext:value-type="float">
            <text:p>-1492</text:p>
          </table:table-cell>
          <table:table-cell office:value-type="string" calcext:value-type="string">
            <text:p>FFFFFA2C</text:p>
          </table:table-cell>
          <table:table-cell office:value-type="float" office:value="1515.8374" calcext:value-type="float">
            <text:p>1515.837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17" calcext:value-type="float">
            <text:p>417</text:p>
          </table:table-cell>
          <table:table-cell office:value-type="float" office:value="13357.35742" calcext:value-type="float">
            <text:p>13357.35742</text:p>
          </table:table-cell>
          <table:table-cell office:value-type="float" office:value="-1486" calcext:value-type="float">
            <text:p>-1486</text:p>
          </table:table-cell>
          <table:table-cell office:value-type="string" calcext:value-type="string">
            <text:p>FFFFFA32</text:p>
          </table:table-cell>
          <table:table-cell office:value-type="float" office:value="1508.85632" calcext:value-type="float">
            <text:p>1508.8563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18" calcext:value-type="float">
            <text:p>418</text:p>
          </table:table-cell>
          <table:table-cell office:value-type="float" office:value="13389.38964" calcext:value-type="float">
            <text:p>13389.38964</text:p>
          </table:table-cell>
          <table:table-cell office:value-type="float" office:value="-1482" calcext:value-type="float">
            <text:p>-1482</text:p>
          </table:table-cell>
          <table:table-cell office:value-type="string" calcext:value-type="string">
            <text:p>FFFFFA36</text:p>
          </table:table-cell>
          <table:table-cell office:value-type="float" office:value="1484.98168" calcext:value-type="float">
            <text:p>1484.9816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19" calcext:value-type="float">
            <text:p>419</text:p>
          </table:table-cell>
          <table:table-cell office:value-type="float" office:value="13421.42187" calcext:value-type="float">
            <text:p>13421.42187</text:p>
          </table:table-cell>
          <table:table-cell office:value-type="float" office:value="-1478" calcext:value-type="float">
            <text:p>-1478</text:p>
          </table:table-cell>
          <table:table-cell office:value-type="string" calcext:value-type="string">
            <text:p>FFFFFA3A</text:p>
          </table:table-cell>
          <table:table-cell office:value-type="float" office:value="1475.38549" calcext:value-type="float">
            <text:p>1475.3854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20" calcext:value-type="float">
            <text:p>420</text:p>
          </table:table-cell>
          <table:table-cell office:value-type="float" office:value="13453.45312" calcext:value-type="float">
            <text:p>13453.45312</text:p>
          </table:table-cell>
          <table:table-cell office:value-type="float" office:value="-1475" calcext:value-type="float">
            <text:p>-1475</text:p>
          </table:table-cell>
          <table:table-cell office:value-type="string" calcext:value-type="string">
            <text:p>FFFFFA3D</text:p>
          </table:table-cell>
          <table:table-cell office:value-type="float" office:value="1504.61999" calcext:value-type="float">
            <text:p>1504.6199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21" calcext:value-type="float">
            <text:p>421</text:p>
          </table:table-cell>
          <table:table-cell office:value-type="float" office:value="13485.48535" calcext:value-type="float">
            <text:p>13485.48535</text:p>
          </table:table-cell>
          <table:table-cell office:value-type="float" office:value="-1472" calcext:value-type="float">
            <text:p>-1472</text:p>
          </table:table-cell>
          <table:table-cell office:value-type="string" calcext:value-type="string">
            <text:p>FFFFFA40</text:p>
          </table:table-cell>
          <table:table-cell office:value-type="float" office:value="1505.40966" calcext:value-type="float">
            <text:p>1505.4096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22" calcext:value-type="float">
            <text:p>422</text:p>
          </table:table-cell>
          <table:table-cell office:value-type="float" office:value="13517.51757" calcext:value-type="float">
            <text:p>13517.51757</text:p>
          </table:table-cell>
          <table:table-cell office:value-type="float" office:value="-1469" calcext:value-type="float">
            <text:p>-1469</text:p>
          </table:table-cell>
          <table:table-cell office:value-type="string" calcext:value-type="string">
            <text:p>FFFFFA43</text:p>
          </table:table-cell>
          <table:table-cell office:value-type="float" office:value="1537.08447" calcext:value-type="float">
            <text:p>1537.0844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23" calcext:value-type="float">
            <text:p>423</text:p>
          </table:table-cell>
          <table:table-cell office:value-type="float" office:value="13549.5498" calcext:value-type="float">
            <text:p>13549.5498</text:p>
          </table:table-cell>
          <table:table-cell office:value-type="float" office:value="-1468" calcext:value-type="float">
            <text:p>-1468</text:p>
          </table:table-cell>
          <table:table-cell office:value-type="string" calcext:value-type="string">
            <text:p>FFFFFA44</text:p>
          </table:table-cell>
          <table:table-cell office:value-type="float" office:value="1516.93872" calcext:value-type="float">
            <text:p>1516.9387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24" calcext:value-type="float">
            <text:p>424</text:p>
          </table:table-cell>
          <table:table-cell office:value-type="float" office:value="13581.58203" calcext:value-type="float">
            <text:p>13581.58203</text:p>
          </table:table-cell>
          <table:table-cell office:value-type="float" office:value="-1467" calcext:value-type="float">
            <text:p>-1467</text:p>
          </table:table-cell>
          <table:table-cell office:value-type="string" calcext:value-type="string">
            <text:p>FFFFFA45</text:p>
          </table:table-cell>
          <table:table-cell office:value-type="float" office:value="1499.29943" calcext:value-type="float">
            <text:p>1499.2994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25" calcext:value-type="float">
            <text:p>425</text:p>
          </table:table-cell>
          <table:table-cell office:value-type="float" office:value="13613.61328" calcext:value-type="float">
            <text:p>13613.61328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483.3872" calcext:value-type="float">
            <text:p>1483.387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26" calcext:value-type="float">
            <text:p>426</text:p>
          </table:table-cell>
          <table:table-cell office:value-type="float" office:value="13645.6455" calcext:value-type="float">
            <text:p>13645.6455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492.35363" calcext:value-type="float">
            <text:p>1492.3536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27" calcext:value-type="float">
            <text:p>427</text:p>
          </table:table-cell>
          <table:table-cell office:value-type="float" office:value="13677.67773" calcext:value-type="float">
            <text:p>13677.67773</text:p>
          </table:table-cell>
          <table:table-cell office:value-type="float" office:value="-1464" calcext:value-type="float">
            <text:p>-1464</text:p>
          </table:table-cell>
          <table:table-cell office:value-type="string" calcext:value-type="string">
            <text:p>FFFFFA48</text:p>
          </table:table-cell>
          <table:table-cell office:value-type="float" office:value="1476.20483" calcext:value-type="float">
            <text:p>1476.2048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28" calcext:value-type="float">
            <text:p>428</text:p>
          </table:table-cell>
          <table:table-cell office:value-type="float" office:value="13709.70996" calcext:value-type="float">
            <text:p>13709.70996</text:p>
          </table:table-cell>
          <table:table-cell office:value-type="float" office:value="-1463" calcext:value-type="float">
            <text:p>-1463</text:p>
          </table:table-cell>
          <table:table-cell office:value-type="string" calcext:value-type="string">
            <text:p>FFFFFA49</text:p>
          </table:table-cell>
          <table:table-cell office:value-type="float" office:value="1517.15014" calcext:value-type="float">
            <text:p>1517.1501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29" calcext:value-type="float">
            <text:p>429</text:p>
          </table:table-cell>
          <table:table-cell office:value-type="float" office:value="13741.74218" calcext:value-type="float">
            <text:p>13741.74218</text:p>
          </table:table-cell>
          <table:table-cell office:value-type="float" office:value="-1464" calcext:value-type="float">
            <text:p>-1464</text:p>
          </table:table-cell>
          <table:table-cell office:value-type="string" calcext:value-type="string">
            <text:p>FFFFFA48</text:p>
          </table:table-cell>
          <table:table-cell office:value-type="float" office:value="1531.31494" calcext:value-type="float">
            <text:p>1531.3149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30" calcext:value-type="float">
            <text:p>430</text:p>
          </table:table-cell>
          <table:table-cell office:value-type="float" office:value="13773.77343" calcext:value-type="float">
            <text:p>13773.77343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535.84558" calcext:value-type="float">
            <text:p>1535.8455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31" calcext:value-type="float">
            <text:p>431</text:p>
          </table:table-cell>
          <table:table-cell office:value-type="float" office:value="13805.80566" calcext:value-type="float">
            <text:p>13805.80566</text:p>
          </table:table-cell>
          <table:table-cell office:value-type="float" office:value="-1467" calcext:value-type="float">
            <text:p>-1467</text:p>
          </table:table-cell>
          <table:table-cell office:value-type="string" calcext:value-type="string">
            <text:p>FFFFFA45</text:p>
          </table:table-cell>
          <table:table-cell office:value-type="float" office:value="1511.61083" calcext:value-type="float">
            <text:p>1511.6108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32" calcext:value-type="float">
            <text:p>432</text:p>
          </table:table-cell>
          <table:table-cell office:value-type="float" office:value="13837.83789" calcext:value-type="float">
            <text:p>13837.83789</text:p>
          </table:table-cell>
          <table:table-cell office:value-type="float" office:value="-1472" calcext:value-type="float">
            <text:p>-1472</text:p>
          </table:table-cell>
          <table:table-cell office:value-type="string" calcext:value-type="string">
            <text:p>FFFFFA40</text:p>
          </table:table-cell>
          <table:table-cell office:value-type="float" office:value="1490.49963" calcext:value-type="float">
            <text:p>1490.4996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33" calcext:value-type="float">
            <text:p>433</text:p>
          </table:table-cell>
          <table:table-cell office:value-type="float" office:value="13869.87011" calcext:value-type="float">
            <text:p>13869.87011</text:p>
          </table:table-cell>
          <table:table-cell office:value-type="float" office:value="-1478" calcext:value-type="float">
            <text:p>-1478</text:p>
          </table:table-cell>
          <table:table-cell office:value-type="string" calcext:value-type="string">
            <text:p>FFFFFA3A</text:p>
          </table:table-cell>
          <table:table-cell office:value-type="float" office:value="1487.33752" calcext:value-type="float">
            <text:p>1487.3375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34" calcext:value-type="float">
            <text:p>434</text:p>
          </table:table-cell>
          <table:table-cell office:value-type="float" office:value="13901.90234" calcext:value-type="float">
            <text:p>13901.90234</text:p>
          </table:table-cell>
          <table:table-cell office:value-type="float" office:value="-1484" calcext:value-type="float">
            <text:p>-1484</text:p>
          </table:table-cell>
          <table:table-cell office:value-type="string" calcext:value-type="string">
            <text:p>FFFFFA34</text:p>
          </table:table-cell>
          <table:table-cell office:value-type="float" office:value="1494.44519" calcext:value-type="float">
            <text:p>1494.4451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35" calcext:value-type="float">
            <text:p>435</text:p>
          </table:table-cell>
          <table:table-cell office:value-type="float" office:value="13933.93359" calcext:value-type="float">
            <text:p>13933.93359</text:p>
          </table:table-cell>
          <table:table-cell office:value-type="float" office:value="-1489" calcext:value-type="float">
            <text:p>-1489</text:p>
          </table:table-cell>
          <table:table-cell office:value-type="string" calcext:value-type="string">
            <text:p>FFFFFA2F</text:p>
          </table:table-cell>
          <table:table-cell office:value-type="float" office:value="1518.24047" calcext:value-type="float">
            <text:p>1518.2404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36" calcext:value-type="float">
            <text:p>436</text:p>
          </table:table-cell>
          <table:table-cell office:value-type="float" office:value="13965.96582" calcext:value-type="float">
            <text:p>13965.96582</text:p>
          </table:table-cell>
          <table:table-cell office:value-type="float" office:value="-1494" calcext:value-type="float">
            <text:p>-1494</text:p>
          </table:table-cell>
          <table:table-cell office:value-type="string" calcext:value-type="string">
            <text:p>FFFFFA2A</text:p>
          </table:table-cell>
          <table:table-cell office:value-type="float" office:value="1545.57714" calcext:value-type="float">
            <text:p>1545.5771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37" calcext:value-type="float">
            <text:p>437</text:p>
          </table:table-cell>
          <table:table-cell office:value-type="float" office:value="13997.99804" calcext:value-type="float">
            <text:p>13997.99804</text:p>
          </table:table-cell>
          <table:table-cell office:value-type="float" office:value="-1497" calcext:value-type="float">
            <text:p>-1497</text:p>
          </table:table-cell>
          <table:table-cell office:value-type="string" calcext:value-type="string">
            <text:p>FFFFFA27</text:p>
          </table:table-cell>
          <table:table-cell office:value-type="float" office:value="1519.67126" calcext:value-type="float">
            <text:p>1519.6712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38" calcext:value-type="float">
            <text:p>438</text:p>
          </table:table-cell>
          <table:table-cell office:value-type="float" office:value="14030.03027" calcext:value-type="float">
            <text:p>14030.03027</text:p>
          </table:table-cell>
          <table:table-cell office:value-type="float" office:value="-1503" calcext:value-type="float">
            <text:p>-1503</text:p>
          </table:table-cell>
          <table:table-cell office:value-type="string" calcext:value-type="string">
            <text:p>FFFFFA21</text:p>
          </table:table-cell>
          <table:table-cell office:value-type="float" office:value="1500.47973" calcext:value-type="float">
            <text:p>1500.4797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39" calcext:value-type="float">
            <text:p>439</text:p>
          </table:table-cell>
          <table:table-cell office:value-type="float" office:value="14062.0625" calcext:value-type="float">
            <text:p>14062.0625</text:p>
          </table:table-cell>
          <table:table-cell office:value-type="float" office:value="-1508" calcext:value-type="float">
            <text:p>-1508</text:p>
          </table:table-cell>
          <table:table-cell office:value-type="string" calcext:value-type="string">
            <text:p>FFFFFA1C</text:p>
          </table:table-cell>
          <table:table-cell office:value-type="float" office:value="1478.28869" calcext:value-type="float">
            <text:p>1478.2886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40" calcext:value-type="float">
            <text:p>440</text:p>
          </table:table-cell>
          <table:table-cell office:value-type="float" office:value="14094.09375" calcext:value-type="float">
            <text:p>14094.09375</text:p>
          </table:table-cell>
          <table:table-cell office:value-type="float" office:value="-1516" calcext:value-type="float">
            <text:p>-1516</text:p>
          </table:table-cell>
          <table:table-cell office:value-type="string" calcext:value-type="string">
            <text:p>FFFFFA14</text:p>
          </table:table-cell>
          <table:table-cell office:value-type="float" office:value="1468.07165" calcext:value-type="float">
            <text:p>1468.0716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41" calcext:value-type="float">
            <text:p>441</text:p>
          </table:table-cell>
          <table:table-cell office:value-type="float" office:value="14126.12597" calcext:value-type="float">
            <text:p>14126.12597</text:p>
          </table:table-cell>
          <table:table-cell office:value-type="float" office:value="-1524" calcext:value-type="float">
            <text:p>-1524</text:p>
          </table:table-cell>
          <table:table-cell office:value-type="string" calcext:value-type="string">
            <text:p>FFFFFA0C</text:p>
          </table:table-cell>
          <table:table-cell office:value-type="float" office:value="1504.02624" calcext:value-type="float">
            <text:p>1504.0262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42" calcext:value-type="float">
            <text:p>442</text:p>
          </table:table-cell>
          <table:table-cell office:value-type="float" office:value="14158.1582" calcext:value-type="float">
            <text:p>14158.1582</text:p>
          </table:table-cell>
          <table:table-cell office:value-type="float" office:value="-1532" calcext:value-type="float">
            <text:p>-1532</text:p>
          </table:table-cell>
          <table:table-cell office:value-type="string" calcext:value-type="string">
            <text:p>FFFFFA04</text:p>
          </table:table-cell>
          <table:table-cell office:value-type="float" office:value="1520.34167" calcext:value-type="float">
            <text:p>1520.3416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43" calcext:value-type="float">
            <text:p>443</text:p>
          </table:table-cell>
          <table:table-cell office:value-type="float" office:value="14190.19042" calcext:value-type="float">
            <text:p>14190.19042</text:p>
          </table:table-cell>
          <table:table-cell office:value-type="float" office:value="-1539" calcext:value-type="float">
            <text:p>-1539</text:p>
          </table:table-cell>
          <table:table-cell office:value-type="string" calcext:value-type="string">
            <text:p>FFFFF9FD</text:p>
          </table:table-cell>
          <table:table-cell office:value-type="float" office:value="1535.69995" calcext:value-type="float">
            <text:p>1535.6999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44" calcext:value-type="float">
            <text:p>444</text:p>
          </table:table-cell>
          <table:table-cell office:value-type="float" office:value="14222.22265" calcext:value-type="float">
            <text:p>14222.22265</text:p>
          </table:table-cell>
          <table:table-cell office:value-type="float" office:value="-1547" calcext:value-type="float">
            <text:p>-1547</text:p>
          </table:table-cell>
          <table:table-cell office:value-type="string" calcext:value-type="string">
            <text:p>FFFFF9F5</text:p>
          </table:table-cell>
          <table:table-cell office:value-type="float" office:value="1537.32263" calcext:value-type="float">
            <text:p>1537.3226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45" calcext:value-type="float">
            <text:p>445</text:p>
          </table:table-cell>
          <table:table-cell office:value-type="float" office:value="14254.2539" calcext:value-type="float">
            <text:p>14254.2539</text:p>
          </table:table-cell>
          <table:table-cell office:value-type="float" office:value="-1553" calcext:value-type="float">
            <text:p>-1553</text:p>
          </table:table-cell>
          <table:table-cell office:value-type="string" calcext:value-type="string">
            <text:p>FFFFF9EF</text:p>
          </table:table-cell>
          <table:table-cell office:value-type="float" office:value="1508.68054" calcext:value-type="float">
            <text:p>1508.6805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46" calcext:value-type="float">
            <text:p>446</text:p>
          </table:table-cell>
          <table:table-cell office:value-type="float" office:value="14286.28613" calcext:value-type="float">
            <text:p>14286.28613</text:p>
          </table:table-cell>
          <table:table-cell office:value-type="float" office:value="-1561" calcext:value-type="float">
            <text:p>-1561</text:p>
          </table:table-cell>
          <table:table-cell office:value-type="string" calcext:value-type="string">
            <text:p>FFFFF9E7</text:p>
          </table:table-cell>
          <table:table-cell office:value-type="float" office:value="1487.74914" calcext:value-type="float">
            <text:p>1487.7491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47" calcext:value-type="float">
            <text:p>447</text:p>
          </table:table-cell>
          <table:table-cell office:value-type="float" office:value="14318.31835" calcext:value-type="float">
            <text:p>14318.31835</text:p>
          </table:table-cell>
          <table:table-cell office:value-type="float" office:value="-1569" calcext:value-type="float">
            <text:p>-1569</text:p>
          </table:table-cell>
          <table:table-cell office:value-type="string" calcext:value-type="string">
            <text:p>FFFFF9DF</text:p>
          </table:table-cell>
          <table:table-cell office:value-type="float" office:value="1480.60485" calcext:value-type="float">
            <text:p>1480.6048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48" calcext:value-type="float">
            <text:p>448</text:p>
          </table:table-cell>
          <table:table-cell office:value-type="float" office:value="14350.35058" calcext:value-type="float">
            <text:p>14350.35058</text:p>
          </table:table-cell>
          <table:table-cell office:value-type="float" office:value="-1573" calcext:value-type="float">
            <text:p>-1573</text:p>
          </table:table-cell>
          <table:table-cell office:value-type="string" calcext:value-type="string">
            <text:p>FFFFF9DB</text:p>
          </table:table-cell>
          <table:table-cell office:value-type="float" office:value="1490.28332" calcext:value-type="float">
            <text:p>1490.2833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49" calcext:value-type="float">
            <text:p>449</text:p>
          </table:table-cell>
          <table:table-cell office:value-type="float" office:value="14382.38281" calcext:value-type="float">
            <text:p>14382.38281</text:p>
          </table:table-cell>
          <table:table-cell office:value-type="float" office:value="-1576" calcext:value-type="float">
            <text:p>-1576</text:p>
          </table:table-cell>
          <table:table-cell office:value-type="string" calcext:value-type="string">
            <text:p>FFFFF9D8</text:p>
          </table:table-cell>
          <table:table-cell office:value-type="float" office:value="1504.57128" calcext:value-type="float">
            <text:p>1504.5712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50" calcext:value-type="float">
            <text:p>450</text:p>
          </table:table-cell>
          <table:table-cell office:value-type="float" office:value="14414.41406" calcext:value-type="float">
            <text:p>14414.41406</text:p>
          </table:table-cell>
          <table:table-cell office:value-type="float" office:value="-1579" calcext:value-type="float">
            <text:p>-1579</text:p>
          </table:table-cell>
          <table:table-cell office:value-type="string" calcext:value-type="string">
            <text:p>FFFFF9D5</text:p>
          </table:table-cell>
          <table:table-cell office:value-type="float" office:value="1519.03027" calcext:value-type="float">
            <text:p>1519.0302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51" calcext:value-type="float">
            <text:p>451</text:p>
          </table:table-cell>
          <table:table-cell office:value-type="float" office:value="14446.44628" calcext:value-type="float">
            <text:p>14446.44628</text:p>
          </table:table-cell>
          <table:table-cell office:value-type="float" office:value="-1581" calcext:value-type="float">
            <text:p>-1581</text:p>
          </table:table-cell>
          <table:table-cell office:value-type="string" calcext:value-type="string">
            <text:p>FFFFF9D3</text:p>
          </table:table-cell>
          <table:table-cell office:value-type="float" office:value="1525.88818" calcext:value-type="float">
            <text:p>1525.8881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52" calcext:value-type="float">
            <text:p>452</text:p>
          </table:table-cell>
          <table:table-cell office:value-type="float" office:value="14478.47851" calcext:value-type="float">
            <text:p>14478.47851</text:p>
          </table:table-cell>
          <table:table-cell office:value-type="float" office:value="-1586" calcext:value-type="float">
            <text:p>-1586</text:p>
          </table:table-cell>
          <table:table-cell office:value-type="string" calcext:value-type="string">
            <text:p>FFFFF9CE</text:p>
          </table:table-cell>
          <table:table-cell office:value-type="float" office:value="1518.67626" calcext:value-type="float">
            <text:p>1518.6762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53" calcext:value-type="float">
            <text:p>453</text:p>
          </table:table-cell>
          <table:table-cell office:value-type="float" office:value="14510.51074" calcext:value-type="float">
            <text:p>14510.51074</text:p>
          </table:table-cell>
          <table:table-cell office:value-type="float" office:value="-1593" calcext:value-type="float">
            <text:p>-1593</text:p>
          </table:table-cell>
          <table:table-cell office:value-type="string" calcext:value-type="string">
            <text:p>FFFFF9C7</text:p>
          </table:table-cell>
          <table:table-cell office:value-type="float" office:value="1484.48046" calcext:value-type="float">
            <text:p>1484.4804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54" calcext:value-type="float">
            <text:p>454</text:p>
          </table:table-cell>
          <table:table-cell office:value-type="float" office:value="14542.54296" calcext:value-type="float">
            <text:p>14542.54296</text:p>
          </table:table-cell>
          <table:table-cell office:value-type="float" office:value="-1600" calcext:value-type="float">
            <text:p>-1600</text:p>
          </table:table-cell>
          <table:table-cell office:value-type="string" calcext:value-type="string">
            <text:p>FFFFF9C0</text:p>
          </table:table-cell>
          <table:table-cell office:value-type="float" office:value="1480.61328" calcext:value-type="float">
            <text:p>1480.6132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55" calcext:value-type="float">
            <text:p>455</text:p>
          </table:table-cell>
          <table:table-cell office:value-type="float" office:value="14574.57421" calcext:value-type="float">
            <text:p>14574.57421</text:p>
          </table:table-cell>
          <table:table-cell office:value-type="float" office:value="-1605" calcext:value-type="float">
            <text:p>-1605</text:p>
          </table:table-cell>
          <table:table-cell office:value-type="string" calcext:value-type="string">
            <text:p>FFFFF9BB</text:p>
          </table:table-cell>
          <table:table-cell office:value-type="float" office:value="1487.21606" calcext:value-type="float">
            <text:p>1487.2160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56" calcext:value-type="float">
            <text:p>456</text:p>
          </table:table-cell>
          <table:table-cell office:value-type="float" office:value="14606.60644" calcext:value-type="float">
            <text:p>14606.60644</text:p>
          </table:table-cell>
          <table:table-cell office:value-type="float" office:value="-1610" calcext:value-type="float">
            <text:p>-1610</text:p>
          </table:table-cell>
          <table:table-cell office:value-type="string" calcext:value-type="string">
            <text:p>FFFFF9B6</text:p>
          </table:table-cell>
          <table:table-cell office:value-type="float" office:value="1510.10437" calcext:value-type="float">
            <text:p>1510.1043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57" calcext:value-type="float">
            <text:p>457</text:p>
          </table:table-cell>
          <table:table-cell office:value-type="float" office:value="14638.63867" calcext:value-type="float">
            <text:p>14638.63867</text:p>
          </table:table-cell>
          <table:table-cell office:value-type="float" office:value="-1614" calcext:value-type="float">
            <text:p>-1614</text:p>
          </table:table-cell>
          <table:table-cell office:value-type="string" calcext:value-type="string">
            <text:p>FFFFF9B2</text:p>
          </table:table-cell>
          <table:table-cell office:value-type="float" office:value="1535.29138" calcext:value-type="float">
            <text:p>1535.2913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58" calcext:value-type="float">
            <text:p>458</text:p>
          </table:table-cell>
          <table:table-cell office:value-type="float" office:value="14670.67089" calcext:value-type="float">
            <text:p>14670.67089</text:p>
          </table:table-cell>
          <table:table-cell office:value-type="float" office:value="-1616" calcext:value-type="float">
            <text:p>-1616</text:p>
          </table:table-cell>
          <table:table-cell office:value-type="string" calcext:value-type="string">
            <text:p>FFFFF9B0</text:p>
          </table:table-cell>
          <table:table-cell office:value-type="float" office:value="1525.8695" calcext:value-type="float">
            <text:p>1525.869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59" calcext:value-type="float">
            <text:p>459</text:p>
          </table:table-cell>
          <table:table-cell office:value-type="float" office:value="14702.70312" calcext:value-type="float">
            <text:p>14702.70312</text:p>
          </table:table-cell>
          <table:table-cell office:value-type="float" office:value="-1618" calcext:value-type="float">
            <text:p>-1618</text:p>
          </table:table-cell>
          <table:table-cell office:value-type="string" calcext:value-type="string">
            <text:p>FFFFF9AE</text:p>
          </table:table-cell>
          <table:table-cell office:value-type="float" office:value="1510.8518" calcext:value-type="float">
            <text:p>1510.85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60" calcext:value-type="float">
            <text:p>460</text:p>
          </table:table-cell>
          <table:table-cell office:value-type="float" office:value="14734.73437" calcext:value-type="float">
            <text:p>14734.73437</text:p>
          </table:table-cell>
          <table:table-cell office:value-type="float" office:value="-1621" calcext:value-type="float">
            <text:p>-1621</text:p>
          </table:table-cell>
          <table:table-cell office:value-type="string" calcext:value-type="string">
            <text:p>FFFFF9AB</text:p>
          </table:table-cell>
          <table:table-cell office:value-type="float" office:value="1479.94934" calcext:value-type="float">
            <text:p>1479.9493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61" calcext:value-type="float">
            <text:p>461</text:p>
          </table:table-cell>
          <table:table-cell office:value-type="float" office:value="14766.7666" calcext:value-type="float">
            <text:p>14766.7666</text:p>
          </table:table-cell>
          <table:table-cell office:value-type="float" office:value="-1622" calcext:value-type="float">
            <text:p>-1622</text:p>
          </table:table-cell>
          <table:table-cell office:value-type="string" calcext:value-type="string">
            <text:p>FFFFF9AA</text:p>
          </table:table-cell>
          <table:table-cell office:value-type="float" office:value="1488.02502" calcext:value-type="float">
            <text:p>1488.0250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62" calcext:value-type="float">
            <text:p>462</text:p>
          </table:table-cell>
          <table:table-cell office:value-type="float" office:value="14798.79882" calcext:value-type="float">
            <text:p>14798.79882</text:p>
          </table:table-cell>
          <table:table-cell office:value-type="float" office:value="-1623" calcext:value-type="float">
            <text:p>-1623</text:p>
          </table:table-cell>
          <table:table-cell office:value-type="string" calcext:value-type="string">
            <text:p>FFFFF9A9</text:p>
          </table:table-cell>
          <table:table-cell office:value-type="float" office:value="1489.18518" calcext:value-type="float">
            <text:p>1489.1851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63" calcext:value-type="float">
            <text:p>463</text:p>
          </table:table-cell>
          <table:table-cell office:value-type="float" office:value="14830.83105" calcext:value-type="float">
            <text:p>14830.83105</text:p>
          </table:table-cell>
          <table:table-cell office:value-type="float" office:value="-1623" calcext:value-type="float">
            <text:p>-1623</text:p>
          </table:table-cell>
          <table:table-cell office:value-type="string" calcext:value-type="string">
            <text:p>FFFFF9A9</text:p>
          </table:table-cell>
          <table:table-cell office:value-type="float" office:value="1512.13098" calcext:value-type="float">
            <text:p>1512.1309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64" calcext:value-type="float">
            <text:p>464</text:p>
          </table:table-cell>
          <table:table-cell office:value-type="float" office:value="14862.86328" calcext:value-type="float">
            <text:p>14862.86328</text:p>
          </table:table-cell>
          <table:table-cell office:value-type="float" office:value="-1624" calcext:value-type="float">
            <text:p>-1624</text:p>
          </table:table-cell>
          <table:table-cell office:value-type="string" calcext:value-type="string">
            <text:p>FFFFF9A8</text:p>
          </table:table-cell>
          <table:table-cell office:value-type="float" office:value="1519.0404" calcext:value-type="float">
            <text:p>1519.040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65" calcext:value-type="float">
            <text:p>465</text:p>
          </table:table-cell>
          <table:table-cell office:value-type="float" office:value="14894.89453" calcext:value-type="float">
            <text:p>14894.89453</text:p>
          </table:table-cell>
          <table:table-cell office:value-type="float" office:value="-1625" calcext:value-type="float">
            <text:p>-1625</text:p>
          </table:table-cell>
          <table:table-cell office:value-type="string" calcext:value-type="string">
            <text:p>FFFFF9A7</text:p>
          </table:table-cell>
          <table:table-cell office:value-type="float" office:value="1531.64392" calcext:value-type="float">
            <text:p>1531.6439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66" calcext:value-type="float">
            <text:p>466</text:p>
          </table:table-cell>
          <table:table-cell office:value-type="float" office:value="14926.92675" calcext:value-type="float">
            <text:p>14926.92675</text:p>
          </table:table-cell>
          <table:table-cell office:value-type="float" office:value="-1626" calcext:value-type="float">
            <text:p>-1626</text:p>
          </table:table-cell>
          <table:table-cell office:value-type="string" calcext:value-type="string">
            <text:p>FFFFF9A6</text:p>
          </table:table-cell>
          <table:table-cell office:value-type="float" office:value="1508.66284" calcext:value-type="float">
            <text:p>1508.6628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67" calcext:value-type="float">
            <text:p>467</text:p>
          </table:table-cell>
          <table:table-cell office:value-type="float" office:value="14958.95898" calcext:value-type="float">
            <text:p>14958.95898</text:p>
          </table:table-cell>
          <table:table-cell office:value-type="float" office:value="-1626" calcext:value-type="float">
            <text:p>-1626</text:p>
          </table:table-cell>
          <table:table-cell office:value-type="string" calcext:value-type="string">
            <text:p>FFFFF9A6</text:p>
          </table:table-cell>
          <table:table-cell office:value-type="float" office:value="1505.60107" calcext:value-type="float">
            <text:p>1505.6010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68" calcext:value-type="float">
            <text:p>468</text:p>
          </table:table-cell>
          <table:table-cell office:value-type="float" office:value="14990.99121" calcext:value-type="float">
            <text:p>14990.99121</text:p>
          </table:table-cell>
          <table:table-cell office:value-type="float" office:value="-1626" calcext:value-type="float">
            <text:p>-1626</text:p>
          </table:table-cell>
          <table:table-cell office:value-type="string" calcext:value-type="string">
            <text:p>FFFFF9A6</text:p>
          </table:table-cell>
          <table:table-cell office:value-type="float" office:value="1481.95239" calcext:value-type="float">
            <text:p>1481.9523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69" calcext:value-type="float">
            <text:p>469</text:p>
          </table:table-cell>
          <table:table-cell office:value-type="float" office:value="15023.02343" calcext:value-type="float">
            <text:p>15023.02343</text:p>
          </table:table-cell>
          <table:table-cell office:value-type="float" office:value="-1623" calcext:value-type="float">
            <text:p>-1623</text:p>
          </table:table-cell>
          <table:table-cell office:value-type="string" calcext:value-type="string">
            <text:p>FFFFF9A9</text:p>
          </table:table-cell>
          <table:table-cell office:value-type="float" office:value="1492.07043" calcext:value-type="float">
            <text:p>1492.0704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70" calcext:value-type="float">
            <text:p>470</text:p>
          </table:table-cell>
          <table:table-cell office:value-type="float" office:value="15055.05468" calcext:value-type="float">
            <text:p>15055.05468</text:p>
          </table:table-cell>
          <table:table-cell office:value-type="float" office:value="-1617" calcext:value-type="float">
            <text:p>-1617</text:p>
          </table:table-cell>
          <table:table-cell office:value-type="string" calcext:value-type="string">
            <text:p>FFFFF9AF</text:p>
          </table:table-cell>
          <table:table-cell office:value-type="float" office:value="1515.26904" calcext:value-type="float">
            <text:p>1515.2690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71" calcext:value-type="float">
            <text:p>471</text:p>
          </table:table-cell>
          <table:table-cell office:value-type="float" office:value="15087.08691" calcext:value-type="float">
            <text:p>15087.08691</text:p>
          </table:table-cell>
          <table:table-cell office:value-type="float" office:value="-1611" calcext:value-type="float">
            <text:p>-1611</text:p>
          </table:table-cell>
          <table:table-cell office:value-type="string" calcext:value-type="string">
            <text:p>FFFFF9B5</text:p>
          </table:table-cell>
          <table:table-cell office:value-type="float" office:value="1520.94299" calcext:value-type="float">
            <text:p>1520.9429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72" calcext:value-type="float">
            <text:p>472</text:p>
          </table:table-cell>
          <table:table-cell office:value-type="float" office:value="15119.11914" calcext:value-type="float">
            <text:p>15119.11914</text:p>
          </table:table-cell>
          <table:table-cell office:value-type="float" office:value="-1607" calcext:value-type="float">
            <text:p>-1607</text:p>
          </table:table-cell>
          <table:table-cell office:value-type="string" calcext:value-type="string">
            <text:p>FFFFF9B9</text:p>
          </table:table-cell>
          <table:table-cell office:value-type="float" office:value="1524.3684" calcext:value-type="float">
            <text:p>1524.368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73" calcext:value-type="float">
            <text:p>473</text:p>
          </table:table-cell>
          <table:table-cell office:value-type="float" office:value="15151.15136" calcext:value-type="float">
            <text:p>15151.15136</text:p>
          </table:table-cell>
          <table:table-cell office:value-type="float" office:value="-1603" calcext:value-type="float">
            <text:p>-1603</text:p>
          </table:table-cell>
          <table:table-cell office:value-type="string" calcext:value-type="string">
            <text:p>FFFFF9BD</text:p>
          </table:table-cell>
          <table:table-cell office:value-type="float" office:value="1506.19616" calcext:value-type="float">
            <text:p>1506.1961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74" calcext:value-type="float">
            <text:p>474</text:p>
          </table:table-cell>
          <table:table-cell office:value-type="float" office:value="15183.18359" calcext:value-type="float">
            <text:p>15183.18359</text:p>
          </table:table-cell>
          <table:table-cell office:value-type="float" office:value="-1599" calcext:value-type="float">
            <text:p>-1599</text:p>
          </table:table-cell>
          <table:table-cell office:value-type="string" calcext:value-type="string">
            <text:p>FFFFF9C1</text:p>
          </table:table-cell>
          <table:table-cell office:value-type="float" office:value="1479.26452" calcext:value-type="float">
            <text:p>1479.2645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75" calcext:value-type="float">
            <text:p>475</text:p>
          </table:table-cell>
          <table:table-cell office:value-type="float" office:value="15215.21484" calcext:value-type="float">
            <text:p>15215.21484</text:p>
          </table:table-cell>
          <table:table-cell office:value-type="float" office:value="-1594" calcext:value-type="float">
            <text:p>-1594</text:p>
          </table:table-cell>
          <table:table-cell office:value-type="string" calcext:value-type="string">
            <text:p>FFFFF9C6</text:p>
          </table:table-cell>
          <table:table-cell office:value-type="float" office:value="1484.78479" calcext:value-type="float">
            <text:p>1484.7847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76" calcext:value-type="float">
            <text:p>476</text:p>
          </table:table-cell>
          <table:table-cell office:value-type="float" office:value="15247.24707" calcext:value-type="float">
            <text:p>15247.24707</text:p>
          </table:table-cell>
          <table:table-cell office:value-type="float" office:value="-1588" calcext:value-type="float">
            <text:p>-1588</text:p>
          </table:table-cell>
          <table:table-cell office:value-type="string" calcext:value-type="string">
            <text:p>FFFFF9CC</text:p>
          </table:table-cell>
          <table:table-cell office:value-type="float" office:value="1499.6018" calcext:value-type="float">
            <text:p>1499.601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77" calcext:value-type="float">
            <text:p>477</text:p>
          </table:table-cell>
          <table:table-cell office:value-type="float" office:value="15279.27929" calcext:value-type="float">
            <text:p>15279.27929</text:p>
          </table:table-cell>
          <table:table-cell office:value-type="float" office:value="-1581" calcext:value-type="float">
            <text:p>-1581</text:p>
          </table:table-cell>
          <table:table-cell office:value-type="string" calcext:value-type="string">
            <text:p>FFFFF9D3</text:p>
          </table:table-cell>
          <table:table-cell office:value-type="float" office:value="1499.2456" calcext:value-type="float">
            <text:p>1499.245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78" calcext:value-type="float">
            <text:p>478</text:p>
          </table:table-cell>
          <table:table-cell office:value-type="float" office:value="15311.31152" calcext:value-type="float">
            <text:p>15311.31152</text:p>
          </table:table-cell>
          <table:table-cell office:value-type="float" office:value="-1574" calcext:value-type="float">
            <text:p>-1574</text:p>
          </table:table-cell>
          <table:table-cell office:value-type="string" calcext:value-type="string">
            <text:p>FFFFF9DA</text:p>
          </table:table-cell>
          <table:table-cell office:value-type="float" office:value="1521.57092" calcext:value-type="float">
            <text:p>1521.5709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79" calcext:value-type="float">
            <text:p>479</text:p>
          </table:table-cell>
          <table:table-cell office:value-type="float" office:value="15343.34375" calcext:value-type="float">
            <text:p>15343.34375</text:p>
          </table:table-cell>
          <table:table-cell office:value-type="float" office:value="-1569" calcext:value-type="float">
            <text:p>-1569</text:p>
          </table:table-cell>
          <table:table-cell office:value-type="string" calcext:value-type="string">
            <text:p>FFFFF9DF</text:p>
          </table:table-cell>
          <table:table-cell office:value-type="float" office:value="1526.20886" calcext:value-type="float">
            <text:p>1526.2088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80" calcext:value-type="float">
            <text:p>480</text:p>
          </table:table-cell>
          <table:table-cell office:value-type="float" office:value="15375.375" calcext:value-type="float">
            <text:p>15375.375</text:p>
          </table:table-cell>
          <table:table-cell office:value-type="float" office:value="-1563" calcext:value-type="float">
            <text:p>-1563</text:p>
          </table:table-cell>
          <table:table-cell office:value-type="string" calcext:value-type="string">
            <text:p>FFFFF9E5</text:p>
          </table:table-cell>
          <table:table-cell office:value-type="float" office:value="1508.87939" calcext:value-type="float">
            <text:p>1508.8793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81" calcext:value-type="float">
            <text:p>481</text:p>
          </table:table-cell>
          <table:table-cell office:value-type="float" office:value="15407.40722" calcext:value-type="float">
            <text:p>15407.40722</text:p>
          </table:table-cell>
          <table:table-cell office:value-type="float" office:value="-1557" calcext:value-type="float">
            <text:p>-1557</text:p>
          </table:table-cell>
          <table:table-cell office:value-type="string" calcext:value-type="string">
            <text:p>FFFFF9EB</text:p>
          </table:table-cell>
          <table:table-cell office:value-type="float" office:value="1498.22497" calcext:value-type="float">
            <text:p>1498.2249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82" calcext:value-type="float">
            <text:p>482</text:p>
          </table:table-cell>
          <table:table-cell office:value-type="float" office:value="15439.43945" calcext:value-type="float">
            <text:p>15439.43945</text:p>
          </table:table-cell>
          <table:table-cell office:value-type="float" office:value="-1550" calcext:value-type="float">
            <text:p>-1550</text:p>
          </table:table-cell>
          <table:table-cell office:value-type="string" calcext:value-type="string">
            <text:p>FFFFF9F2</text:p>
          </table:table-cell>
          <table:table-cell office:value-type="float" office:value="1473.2572" calcext:value-type="float">
            <text:p>1473.257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83" calcext:value-type="float">
            <text:p>483</text:p>
          </table:table-cell>
          <table:table-cell office:value-type="float" office:value="15471.47167" calcext:value-type="float">
            <text:p>15471.47167</text:p>
          </table:table-cell>
          <table:table-cell office:value-type="float" office:value="-1544" calcext:value-type="float">
            <text:p>-1544</text:p>
          </table:table-cell>
          <table:table-cell office:value-type="string" calcext:value-type="string">
            <text:p>FFFFF9F8</text:p>
          </table:table-cell>
          <table:table-cell office:value-type="float" office:value="1484.32312" calcext:value-type="float">
            <text:p>1484.3231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84" calcext:value-type="float">
            <text:p>484</text:p>
          </table:table-cell>
          <table:table-cell office:value-type="float" office:value="15503.5039" calcext:value-type="float">
            <text:p>15503.5039</text:p>
          </table:table-cell>
          <table:table-cell office:value-type="float" office:value="-1538" calcext:value-type="float">
            <text:p>-1538</text:p>
          </table:table-cell>
          <table:table-cell office:value-type="string" calcext:value-type="string">
            <text:p>FFFFF9FE</text:p>
          </table:table-cell>
          <table:table-cell office:value-type="float" office:value="1512.32299" calcext:value-type="float">
            <text:p>1512.3229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85" calcext:value-type="float">
            <text:p>485</text:p>
          </table:table-cell>
          <table:table-cell office:value-type="float" office:value="15535.53515" calcext:value-type="float">
            <text:p>15535.53515</text:p>
          </table:table-cell>
          <table:table-cell office:value-type="float" office:value="-1534" calcext:value-type="float">
            <text:p>-1534</text:p>
          </table:table-cell>
          <table:table-cell office:value-type="string" calcext:value-type="string">
            <text:p>FFFFFA02</text:p>
          </table:table-cell>
          <table:table-cell office:value-type="float" office:value="1526.90307" calcext:value-type="float">
            <text:p>1526.9030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86" calcext:value-type="float">
            <text:p>486</text:p>
          </table:table-cell>
          <table:table-cell office:value-type="float" office:value="15567.56738" calcext:value-type="float">
            <text:p>15567.56738</text:p>
          </table:table-cell>
          <table:table-cell office:value-type="float" office:value="-1529" calcext:value-type="float">
            <text:p>-1529</text:p>
          </table:table-cell>
          <table:table-cell office:value-type="string" calcext:value-type="string">
            <text:p>FFFFFA07</text:p>
          </table:table-cell>
          <table:table-cell office:value-type="float" office:value="1536.38256" calcext:value-type="float">
            <text:p>1536.3825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87" calcext:value-type="float">
            <text:p>487</text:p>
          </table:table-cell>
          <table:table-cell office:value-type="float" office:value="15599.5996" calcext:value-type="float">
            <text:p>15599.5996</text:p>
          </table:table-cell>
          <table:table-cell office:value-type="float" office:value="-1523" calcext:value-type="float">
            <text:p>-1523</text:p>
          </table:table-cell>
          <table:table-cell office:value-type="string" calcext:value-type="string">
            <text:p>FFFFFA0D</text:p>
          </table:table-cell>
          <table:table-cell office:value-type="float" office:value="1504.36645" calcext:value-type="float">
            <text:p>1504.3664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88" calcext:value-type="float">
            <text:p>488</text:p>
          </table:table-cell>
          <table:table-cell office:value-type="float" office:value="15631.63183" calcext:value-type="float">
            <text:p>15631.63183</text:p>
          </table:table-cell>
          <table:table-cell office:value-type="float" office:value="-1514" calcext:value-type="float">
            <text:p>-1514</text:p>
          </table:table-cell>
          <table:table-cell office:value-type="string" calcext:value-type="string">
            <text:p>FFFFFA16</text:p>
          </table:table-cell>
          <table:table-cell office:value-type="float" office:value="1496.29272" calcext:value-type="float">
            <text:p>1496.2927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89" calcext:value-type="float">
            <text:p>489</text:p>
          </table:table-cell>
          <table:table-cell office:value-type="float" office:value="15663.66406" calcext:value-type="float">
            <text:p>15663.66406</text:p>
          </table:table-cell>
          <table:table-cell office:value-type="float" office:value="-1506" calcext:value-type="float">
            <text:p>-1506</text:p>
          </table:table-cell>
          <table:table-cell office:value-type="string" calcext:value-type="string">
            <text:p>FFFFFA1E</text:p>
          </table:table-cell>
          <table:table-cell office:value-type="float" office:value="1480.67272" calcext:value-type="float">
            <text:p>1480.6727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90" calcext:value-type="float">
            <text:p>490</text:p>
          </table:table-cell>
          <table:table-cell office:value-type="float" office:value="15695.69531" calcext:value-type="float">
            <text:p>15695.69531</text:p>
          </table:table-cell>
          <table:table-cell office:value-type="float" office:value="-1499" calcext:value-type="float">
            <text:p>-1499</text:p>
          </table:table-cell>
          <table:table-cell office:value-type="string" calcext:value-type="string">
            <text:p>FFFFFA25</text:p>
          </table:table-cell>
          <table:table-cell office:value-type="float" office:value="1493.04565" calcext:value-type="float">
            <text:p>1493.0456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91" calcext:value-type="float">
            <text:p>491</text:p>
          </table:table-cell>
          <table:table-cell office:value-type="float" office:value="15727.72753" calcext:value-type="float">
            <text:p>15727.72753</text:p>
          </table:table-cell>
          <table:table-cell office:value-type="float" office:value="-1492" calcext:value-type="float">
            <text:p>-1492</text:p>
          </table:table-cell>
          <table:table-cell office:value-type="string" calcext:value-type="string">
            <text:p>FFFFFA2C</text:p>
          </table:table-cell>
          <table:table-cell office:value-type="float" office:value="1513.53222" calcext:value-type="float">
            <text:p>1513.5322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92" calcext:value-type="float">
            <text:p>492</text:p>
          </table:table-cell>
          <table:table-cell office:value-type="float" office:value="15759.75976" calcext:value-type="float">
            <text:p>15759.75976</text:p>
          </table:table-cell>
          <table:table-cell office:value-type="float" office:value="-1488" calcext:value-type="float">
            <text:p>-1488</text:p>
          </table:table-cell>
          <table:table-cell office:value-type="string" calcext:value-type="string">
            <text:p>FFFFFA30</text:p>
          </table:table-cell>
          <table:table-cell office:value-type="float" office:value="1516.32995" calcext:value-type="float">
            <text:p>1516.3299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93" calcext:value-type="float">
            <text:p>493</text:p>
          </table:table-cell>
          <table:table-cell office:value-type="float" office:value="15791.79199" calcext:value-type="float">
            <text:p>15791.79199</text:p>
          </table:table-cell>
          <table:table-cell office:value-type="float" office:value="-1483" calcext:value-type="float">
            <text:p>-1483</text:p>
          </table:table-cell>
          <table:table-cell office:value-type="string" calcext:value-type="string">
            <text:p>FFFFFA35</text:p>
          </table:table-cell>
          <table:table-cell office:value-type="float" office:value="1526.61193" calcext:value-type="float">
            <text:p>1526.6119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94" calcext:value-type="float">
            <text:p>494</text:p>
          </table:table-cell>
          <table:table-cell office:value-type="float" office:value="15823.82421" calcext:value-type="float">
            <text:p>15823.82421</text:p>
          </table:table-cell>
          <table:table-cell office:value-type="float" office:value="-1479" calcext:value-type="float">
            <text:p>-1479</text:p>
          </table:table-cell>
          <table:table-cell office:value-type="string" calcext:value-type="string">
            <text:p>FFFFFA39</text:p>
          </table:table-cell>
          <table:table-cell office:value-type="float" office:value="1504.32043" calcext:value-type="float">
            <text:p>1504.3204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95" calcext:value-type="float">
            <text:p>495</text:p>
          </table:table-cell>
          <table:table-cell office:value-type="float" office:value="15855.85546" calcext:value-type="float">
            <text:p>15855.85546</text:p>
          </table:table-cell>
          <table:table-cell office:value-type="float" office:value="-1476" calcext:value-type="float">
            <text:p>-1476</text:p>
          </table:table-cell>
          <table:table-cell office:value-type="string" calcext:value-type="string">
            <text:p>FFFFFA3C</text:p>
          </table:table-cell>
          <table:table-cell office:value-type="float" office:value="1495.59228" calcext:value-type="float">
            <text:p>1495.5922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96" calcext:value-type="float">
            <text:p>496</text:p>
          </table:table-cell>
          <table:table-cell office:value-type="float" office:value="15887.88769" calcext:value-type="float">
            <text:p>15887.88769</text:p>
          </table:table-cell>
          <table:table-cell office:value-type="float" office:value="-1474" calcext:value-type="float">
            <text:p>-1474</text:p>
          </table:table-cell>
          <table:table-cell office:value-type="string" calcext:value-type="string">
            <text:p>FFFFFA3E</text:p>
          </table:table-cell>
          <table:table-cell office:value-type="float" office:value="1476.97253" calcext:value-type="float">
            <text:p>1476.9725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97" calcext:value-type="float">
            <text:p>497</text:p>
          </table:table-cell>
          <table:table-cell office:value-type="float" office:value="15919.91992" calcext:value-type="float">
            <text:p>15919.91992</text:p>
          </table:table-cell>
          <table:table-cell office:value-type="float" office:value="-1472" calcext:value-type="float">
            <text:p>-1472</text:p>
          </table:table-cell>
          <table:table-cell office:value-type="string" calcext:value-type="string">
            <text:p>FFFFFA40</text:p>
          </table:table-cell>
          <table:table-cell office:value-type="float" office:value="1495.08679" calcext:value-type="float">
            <text:p>1495.0867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98" calcext:value-type="float">
            <text:p>498</text:p>
          </table:table-cell>
          <table:table-cell office:value-type="float" office:value="15951.95214" calcext:value-type="float">
            <text:p>15951.95214</text:p>
          </table:table-cell>
          <table:table-cell office:value-type="float" office:value="-1471" calcext:value-type="float">
            <text:p>-1471</text:p>
          </table:table-cell>
          <table:table-cell office:value-type="string" calcext:value-type="string">
            <text:p>FFFFFA41</text:p>
          </table:table-cell>
          <table:table-cell office:value-type="float" office:value="1506.62219" calcext:value-type="float">
            <text:p>1506.6221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99" calcext:value-type="float">
            <text:p>499</text:p>
          </table:table-cell>
          <table:table-cell office:value-type="float" office:value="15983.98437" calcext:value-type="float">
            <text:p>15983.98437</text:p>
          </table:table-cell>
          <table:table-cell office:value-type="float" office:value="-1470" calcext:value-type="float">
            <text:p>-1470</text:p>
          </table:table-cell>
          <table:table-cell office:value-type="string" calcext:value-type="string">
            <text:p>FFFFFA42</text:p>
          </table:table-cell>
          <table:table-cell office:value-type="float" office:value="1526.15966" calcext:value-type="float">
            <text:p>1526.1596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500" calcext:value-type="float">
            <text:p>500</text:p>
          </table:table-cell>
          <table:table-cell office:value-type="float" office:value="16016.01562" calcext:value-type="float">
            <text:p>16016.01562</text:p>
          </table:table-cell>
          <table:table-cell office:value-type="float" office:value="-1468" calcext:value-type="float">
            <text:p>-1468</text:p>
          </table:table-cell>
          <table:table-cell office:value-type="string" calcext:value-type="string">
            <text:p>FFFFFA44</text:p>
          </table:table-cell>
          <table:table-cell office:value-type="float" office:value="1526.15966" calcext:value-type="float">
            <text:p>1526.1596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01" calcext:value-type="float">
            <text:p>501</text:p>
          </table:table-cell>
          <table:table-cell office:value-type="float" office:value="16048.04785" calcext:value-type="float">
            <text:p>16048.04785</text:p>
          </table:table-cell>
          <table:table-cell office:value-type="float" office:value="-1466" calcext:value-type="float">
            <text:p>-1466</text:p>
          </table:table-cell>
          <table:table-cell office:value-type="string" calcext:value-type="string">
            <text:p>FFFFFA46</text:p>
          </table:table-cell>
          <table:table-cell office:value-type="float" office:value="1506.62219" calcext:value-type="float">
            <text:p>1506.62219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02" calcext:value-type="float">
            <text:p>502</text:p>
          </table:table-cell>
          <table:table-cell office:value-type="float" office:value="16080.08007" calcext:value-type="float">
            <text:p>16080.08007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495.08679" calcext:value-type="float">
            <text:p>1495.08679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503" calcext:value-type="float">
            <text:p>503</text:p>
          </table:table-cell>
          <table:table-cell office:value-type="float" office:value="16112.1123" calcext:value-type="float">
            <text:p>16112.1123</text:p>
          </table:table-cell>
          <table:table-cell office:value-type="float" office:value="-1463" calcext:value-type="float">
            <text:p>-1463</text:p>
          </table:table-cell>
          <table:table-cell office:value-type="string" calcext:value-type="string">
            <text:p>FFFFFA49</text:p>
          </table:table-cell>
          <table:table-cell office:value-type="float" office:value="1476.97253" calcext:value-type="float">
            <text:p>1476.9725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504" calcext:value-type="float">
            <text:p>504</text:p>
          </table:table-cell>
          <table:table-cell office:value-type="float" office:value="16144.14453" calcext:value-type="float">
            <text:p>16144.14453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495.59228" calcext:value-type="float">
            <text:p>1495.5922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505" calcext:value-type="float">
            <text:p>505</text:p>
          </table:table-cell>
          <table:table-cell office:value-type="float" office:value="16176.17578" calcext:value-type="float">
            <text:p>16176.17578</text:p>
          </table:table-cell>
          <table:table-cell office:value-type="float" office:value="-1467" calcext:value-type="float">
            <text:p>-1467</text:p>
          </table:table-cell>
          <table:table-cell office:value-type="string" calcext:value-type="string">
            <text:p>FFFFFA45</text:p>
          </table:table-cell>
          <table:table-cell office:value-type="float" office:value="1504.32043" calcext:value-type="float">
            <text:p>1504.3204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506" calcext:value-type="float">
            <text:p>506</text:p>
          </table:table-cell>
          <table:table-cell office:value-type="float" office:value="16208.208" calcext:value-type="float">
            <text:p>16208.208</text:p>
          </table:table-cell>
          <table:table-cell office:value-type="float" office:value="-1471" calcext:value-type="float">
            <text:p>-1471</text:p>
          </table:table-cell>
          <table:table-cell office:value-type="string" calcext:value-type="string">
            <text:p>FFFFFA41</text:p>
          </table:table-cell>
          <table:table-cell office:value-type="float" office:value="1526.61193" calcext:value-type="float">
            <text:p>1526.6119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507" calcext:value-type="float">
            <text:p>507</text:p>
          </table:table-cell>
          <table:table-cell office:value-type="float" office:value="16240.24023" calcext:value-type="float">
            <text:p>16240.24023</text:p>
          </table:table-cell>
          <table:table-cell office:value-type="float" office:value="-1477" calcext:value-type="float">
            <text:p>-1477</text:p>
          </table:table-cell>
          <table:table-cell office:value-type="string" calcext:value-type="string">
            <text:p>FFFFFA3B</text:p>
          </table:table-cell>
          <table:table-cell office:value-type="float" office:value="1516.32995" calcext:value-type="float">
            <text:p>1516.3299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08" calcext:value-type="float">
            <text:p>508</text:p>
          </table:table-cell>
          <table:table-cell office:value-type="float" office:value="16272.27246" calcext:value-type="float">
            <text:p>16272.27246</text:p>
          </table:table-cell>
          <table:table-cell office:value-type="float" office:value="-1482" calcext:value-type="float">
            <text:p>-1482</text:p>
          </table:table-cell>
          <table:table-cell office:value-type="string" calcext:value-type="string">
            <text:p>FFFFFA36</text:p>
          </table:table-cell>
          <table:table-cell office:value-type="float" office:value="1513.53222" calcext:value-type="float">
            <text:p>1513.5322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509" calcext:value-type="float">
            <text:p>509</text:p>
          </table:table-cell>
          <table:table-cell office:value-type="float" office:value="16304.30468" calcext:value-type="float">
            <text:p>16304.30468</text:p>
          </table:table-cell>
          <table:table-cell office:value-type="float" office:value="-1488" calcext:value-type="float">
            <text:p>-1488</text:p>
          </table:table-cell>
          <table:table-cell office:value-type="string" calcext:value-type="string">
            <text:p>FFFFFA30</text:p>
          </table:table-cell>
          <table:table-cell office:value-type="float" office:value="1493.04565" calcext:value-type="float">
            <text:p>1493.0456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510" calcext:value-type="float">
            <text:p>510</text:p>
          </table:table-cell>
          <table:table-cell office:value-type="float" office:value="16336.33593" calcext:value-type="float">
            <text:p>16336.33593</text:p>
          </table:table-cell>
          <table:table-cell office:value-type="float" office:value="-1492" calcext:value-type="float">
            <text:p>-1492</text:p>
          </table:table-cell>
          <table:table-cell office:value-type="string" calcext:value-type="string">
            <text:p>FFFFFA2C</text:p>
          </table:table-cell>
          <table:table-cell office:value-type="float" office:value="1480.67272" calcext:value-type="float">
            <text:p>1480.6727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511" calcext:value-type="float">
            <text:p>511</text:p>
          </table:table-cell>
          <table:table-cell office:value-type="float" office:value="16368.36816" calcext:value-type="float">
            <text:p>16368.36816</text:p>
          </table:table-cell>
          <table:table-cell office:value-type="float" office:value="-1496" calcext:value-type="float">
            <text:p>-1496</text:p>
          </table:table-cell>
          <table:table-cell office:value-type="string" calcext:value-type="string">
            <text:p>FFFFFA28</text:p>
          </table:table-cell>
          <table:table-cell office:value-type="float" office:value="1496.29272" calcext:value-type="float">
            <text:p>1496.29272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12" calcext:value-type="float">
            <text:p>512</text:p>
          </table:table-cell>
          <table:table-cell office:value-type="float" office:value="16400.40039" calcext:value-type="float">
            <text:p>16400.40039</text:p>
          </table:table-cell>
          <table:table-cell office:value-type="float" office:value="-1500" calcext:value-type="float">
            <text:p>-1500</text:p>
          </table:table-cell>
          <table:table-cell office:value-type="string" calcext:value-type="string">
            <text:p>FFFFFA24</text:p>
          </table:table-cell>
          <table:table-cell office:value-type="float" office:value="1504.36645" calcext:value-type="float">
            <text:p>1504.3664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513" calcext:value-type="float">
            <text:p>513</text:p>
          </table:table-cell>
          <table:table-cell office:value-type="float" office:value="16432.43164" calcext:value-type="float">
            <text:p>16432.43164</text:p>
          </table:table-cell>
          <table:table-cell office:value-type="float" office:value="-1506" calcext:value-type="float">
            <text:p>-1506</text:p>
          </table:table-cell>
          <table:table-cell office:value-type="string" calcext:value-type="string">
            <text:p>FFFFFA1E</text:p>
          </table:table-cell>
          <table:table-cell office:value-type="float" office:value="1536.38256" calcext:value-type="float">
            <text:p>1536.38256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514" calcext:value-type="float">
            <text:p>514</text:p>
          </table:table-cell>
          <table:table-cell office:value-type="float" office:value="16464.46484" calcext:value-type="float">
            <text:p>16464.46484</text:p>
          </table:table-cell>
          <table:table-cell office:value-type="float" office:value="-1512" calcext:value-type="float">
            <text:p>-1512</text:p>
          </table:table-cell>
          <table:table-cell office:value-type="string" calcext:value-type="string">
            <text:p>FFFFFA18</text:p>
          </table:table-cell>
          <table:table-cell office:value-type="float" office:value="1526.90307" calcext:value-type="float">
            <text:p>1526.9030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515" calcext:value-type="float">
            <text:p>515</text:p>
          </table:table-cell>
          <table:table-cell office:value-type="float" office:value="16496.49609" calcext:value-type="float">
            <text:p>16496.49609</text:p>
          </table:table-cell>
          <table:table-cell office:value-type="float" office:value="-1517" calcext:value-type="float">
            <text:p>-1517</text:p>
          </table:table-cell>
          <table:table-cell office:value-type="string" calcext:value-type="string">
            <text:p>FFFFFA13</text:p>
          </table:table-cell>
          <table:table-cell office:value-type="float" office:value="1512.32299" calcext:value-type="float">
            <text:p>1512.3229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516" calcext:value-type="float">
            <text:p>516</text:p>
          </table:table-cell>
          <table:table-cell office:value-type="float" office:value="16528.52929" calcext:value-type="float">
            <text:p>16528.52929</text:p>
          </table:table-cell>
          <table:table-cell office:value-type="float" office:value="-1523" calcext:value-type="float">
            <text:p>-1523</text:p>
          </table:table-cell>
          <table:table-cell office:value-type="string" calcext:value-type="string">
            <text:p>FFFFFA0D</text:p>
          </table:table-cell>
          <table:table-cell office:value-type="float" office:value="1484.32312" calcext:value-type="float">
            <text:p>1484.32312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517" calcext:value-type="float">
            <text:p>517</text:p>
          </table:table-cell>
          <table:table-cell office:value-type="float" office:value="16560.56054" calcext:value-type="float">
            <text:p>16560.56054</text:p>
          </table:table-cell>
          <table:table-cell office:value-type="float" office:value="-1531" calcext:value-type="float">
            <text:p>-1531</text:p>
          </table:table-cell>
          <table:table-cell office:value-type="string" calcext:value-type="string">
            <text:p>FFFFFA05</text:p>
          </table:table-cell>
          <table:table-cell office:value-type="float" office:value="1473.2572" calcext:value-type="float">
            <text:p>1473.257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518" calcext:value-type="float">
            <text:p>518</text:p>
          </table:table-cell>
          <table:table-cell office:value-type="float" office:value="16592.59179" calcext:value-type="float">
            <text:p>16592.59179</text:p>
          </table:table-cell>
          <table:table-cell office:value-type="float" office:value="-1538" calcext:value-type="float">
            <text:p>-1538</text:p>
          </table:table-cell>
          <table:table-cell office:value-type="string" calcext:value-type="string">
            <text:p>FFFFF9FE</text:p>
          </table:table-cell>
          <table:table-cell office:value-type="float" office:value="1498.22497" calcext:value-type="float">
            <text:p>1498.22497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519" calcext:value-type="float">
            <text:p>519</text:p>
          </table:table-cell>
          <table:table-cell office:value-type="float" office:value="16624.625" calcext:value-type="float">
            <text:p>16624.625</text:p>
          </table:table-cell>
          <table:table-cell office:value-type="float" office:value="-1546" calcext:value-type="float">
            <text:p>-1546</text:p>
          </table:table-cell>
          <table:table-cell office:value-type="string" calcext:value-type="string">
            <text:p>FFFFF9F6</text:p>
          </table:table-cell>
          <table:table-cell office:value-type="float" office:value="1508.87939" calcext:value-type="float">
            <text:p>1508.87939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20" calcext:value-type="float">
            <text:p>520</text:p>
          </table:table-cell>
          <table:table-cell office:value-type="float" office:value="16656.65625" calcext:value-type="float">
            <text:p>16656.65625</text:p>
          </table:table-cell>
          <table:table-cell office:value-type="float" office:value="-1553" calcext:value-type="float">
            <text:p>-1553</text:p>
          </table:table-cell>
          <table:table-cell office:value-type="string" calcext:value-type="string">
            <text:p>FFFFF9EF</text:p>
          </table:table-cell>
          <table:table-cell office:value-type="float" office:value="1526.20886" calcext:value-type="float">
            <text:p>1526.2088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521" calcext:value-type="float">
            <text:p>521</text:p>
          </table:table-cell>
          <table:table-cell office:value-type="float" office:value="16688.68945" calcext:value-type="float">
            <text:p>16688.68945</text:p>
          </table:table-cell>
          <table:table-cell office:value-type="float" office:value="-1558" calcext:value-type="float">
            <text:p>-1558</text:p>
          </table:table-cell>
          <table:table-cell office:value-type="string" calcext:value-type="string">
            <text:p>FFFFF9EA</text:p>
          </table:table-cell>
          <table:table-cell office:value-type="float" office:value="1521.57092" calcext:value-type="float">
            <text:p>1521.57092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522" calcext:value-type="float">
            <text:p>522</text:p>
          </table:table-cell>
          <table:table-cell office:value-type="float" office:value="16720.7207" calcext:value-type="float">
            <text:p>16720.7207</text:p>
          </table:table-cell>
          <table:table-cell office:value-type="float" office:value="-1564" calcext:value-type="float">
            <text:p>-1564</text:p>
          </table:table-cell>
          <table:table-cell office:value-type="string" calcext:value-type="string">
            <text:p>FFFFF9E4</text:p>
          </table:table-cell>
          <table:table-cell office:value-type="float" office:value="1499.2456" calcext:value-type="float">
            <text:p>1499.245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523" calcext:value-type="float">
            <text:p>523</text:p>
          </table:table-cell>
          <table:table-cell office:value-type="float" office:value="16752.75195" calcext:value-type="float">
            <text:p>16752.75195</text:p>
          </table:table-cell>
          <table:table-cell office:value-type="float" office:value="-1569" calcext:value-type="float">
            <text:p>-1569</text:p>
          </table:table-cell>
          <table:table-cell office:value-type="string" calcext:value-type="string">
            <text:p>FFFFF9DF</text:p>
          </table:table-cell>
          <table:table-cell office:value-type="float" office:value="1499.6018" calcext:value-type="float">
            <text:p>1499.601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524" calcext:value-type="float">
            <text:p>524</text:p>
          </table:table-cell>
          <table:table-cell office:value-type="float" office:value="16784.78515" calcext:value-type="float">
            <text:p>16784.78515</text:p>
          </table:table-cell>
          <table:table-cell office:value-type="float" office:value="-1574" calcext:value-type="float">
            <text:p>-1574</text:p>
          </table:table-cell>
          <table:table-cell office:value-type="string" calcext:value-type="string">
            <text:p>FFFFF9DA</text:p>
          </table:table-cell>
          <table:table-cell office:value-type="float" office:value="1484.78479" calcext:value-type="float">
            <text:p>1484.78479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525" calcext:value-type="float">
            <text:p>525</text:p>
          </table:table-cell>
          <table:table-cell office:value-type="float" office:value="16816.8164" calcext:value-type="float">
            <text:p>16816.8164</text:p>
          </table:table-cell>
          <table:table-cell office:value-type="float" office:value="-1581" calcext:value-type="float">
            <text:p>-1581</text:p>
          </table:table-cell>
          <table:table-cell office:value-type="string" calcext:value-type="string">
            <text:p>FFFFF9D3</text:p>
          </table:table-cell>
          <table:table-cell office:value-type="float" office:value="1479.26452" calcext:value-type="float">
            <text:p>1479.26452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526" calcext:value-type="float">
            <text:p>526</text:p>
          </table:table-cell>
          <table:table-cell office:value-type="float" office:value="16848.8496" calcext:value-type="float">
            <text:p>16848.8496</text:p>
          </table:table-cell>
          <table:table-cell office:value-type="float" office:value="-1587" calcext:value-type="float">
            <text:p>-1587</text:p>
          </table:table-cell>
          <table:table-cell office:value-type="string" calcext:value-type="string">
            <text:p>FFFFF9CD</text:p>
          </table:table-cell>
          <table:table-cell office:value-type="float" office:value="1506.19616" calcext:value-type="float">
            <text:p>1506.1961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527" calcext:value-type="float">
            <text:p>527</text:p>
          </table:table-cell>
          <table:table-cell office:value-type="float" office:value="16880.88085" calcext:value-type="float">
            <text:p>16880.88085</text:p>
          </table:table-cell>
          <table:table-cell office:value-type="float" office:value="-1592" calcext:value-type="float">
            <text:p>-1592</text:p>
          </table:table-cell>
          <table:table-cell office:value-type="string" calcext:value-type="string">
            <text:p>FFFFF9C8</text:p>
          </table:table-cell>
          <table:table-cell office:value-type="float" office:value="1524.3684" calcext:value-type="float">
            <text:p>1524.368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528" calcext:value-type="float">
            <text:p>528</text:p>
          </table:table-cell>
          <table:table-cell office:value-type="float" office:value="16912.9121" calcext:value-type="float">
            <text:p>16912.9121</text:p>
          </table:table-cell>
          <table:table-cell office:value-type="float" office:value="-1597" calcext:value-type="float">
            <text:p>-1597</text:p>
          </table:table-cell>
          <table:table-cell office:value-type="string" calcext:value-type="string">
            <text:p>FFFFF9C3</text:p>
          </table:table-cell>
          <table:table-cell office:value-type="float" office:value="1520.94299" calcext:value-type="float">
            <text:p>1520.94299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529" calcext:value-type="float">
            <text:p>529</text:p>
          </table:table-cell>
          <table:table-cell office:value-type="float" office:value="16944.94531" calcext:value-type="float">
            <text:p>16944.94531</text:p>
          </table:table-cell>
          <table:table-cell office:value-type="float" office:value="-1601" calcext:value-type="float">
            <text:p>-1601</text:p>
          </table:table-cell>
          <table:table-cell office:value-type="string" calcext:value-type="string">
            <text:p>FFFFF9BF</text:p>
          </table:table-cell>
          <table:table-cell office:value-type="float" office:value="1515.26904" calcext:value-type="float">
            <text:p>1515.26904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530" calcext:value-type="float">
            <text:p>530</text:p>
          </table:table-cell>
          <table:table-cell office:value-type="float" office:value="16976.97656" calcext:value-type="float">
            <text:p>16976.97656</text:p>
          </table:table-cell>
          <table:table-cell office:value-type="float" office:value="-1604" calcext:value-type="float">
            <text:p>-1604</text:p>
          </table:table-cell>
          <table:table-cell office:value-type="string" calcext:value-type="string">
            <text:p>FFFFF9BC</text:p>
          </table:table-cell>
          <table:table-cell office:value-type="float" office:value="1492.07043" calcext:value-type="float">
            <text:p>1492.07043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531" calcext:value-type="float">
            <text:p>531</text:p>
          </table:table-cell>
          <table:table-cell office:value-type="float" office:value="17009.00976" calcext:value-type="float">
            <text:p>17009.00976</text:p>
          </table:table-cell>
          <table:table-cell office:value-type="float" office:value="-1606" calcext:value-type="float">
            <text:p>-1606</text:p>
          </table:table-cell>
          <table:table-cell office:value-type="string" calcext:value-type="string">
            <text:p>FFFFF9BA</text:p>
          </table:table-cell>
          <table:table-cell office:value-type="float" office:value="1481.95239" calcext:value-type="float">
            <text:p>1481.95239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32" calcext:value-type="float">
            <text:p>532</text:p>
          </table:table-cell>
          <table:table-cell office:value-type="float" office:value="17041.04101" calcext:value-type="float">
            <text:p>17041.04101</text:p>
          </table:table-cell>
          <table:table-cell office:value-type="float" office:value="-1610" calcext:value-type="float">
            <text:p>-1610</text:p>
          </table:table-cell>
          <table:table-cell office:value-type="string" calcext:value-type="string">
            <text:p>FFFFF9B6</text:p>
          </table:table-cell>
          <table:table-cell office:value-type="float" office:value="1505.60107" calcext:value-type="float">
            <text:p>1505.6010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533" calcext:value-type="float">
            <text:p>533</text:p>
          </table:table-cell>
          <table:table-cell office:value-type="float" office:value="17073.07226" calcext:value-type="float">
            <text:p>17073.07226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1508.66284" calcext:value-type="float">
            <text:p>1508.6628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534" calcext:value-type="float">
            <text:p>534</text:p>
          </table:table-cell>
          <table:table-cell office:value-type="float" office:value="17105.10546" calcext:value-type="float">
            <text:p>17105.10546</text:p>
          </table:table-cell>
          <table:table-cell office:value-type="float" office:value="-1614" calcext:value-type="float">
            <text:p>-1614</text:p>
          </table:table-cell>
          <table:table-cell office:value-type="string" calcext:value-type="string">
            <text:p>FFFFF9B2</text:p>
          </table:table-cell>
          <table:table-cell office:value-type="float" office:value="1531.64392" calcext:value-type="float">
            <text:p>1531.6439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535" calcext:value-type="float">
            <text:p>535</text:p>
          </table:table-cell>
          <table:table-cell office:value-type="float" office:value="17137.13671" calcext:value-type="float">
            <text:p>17137.13671</text:p>
          </table:table-cell>
          <table:table-cell office:value-type="float" office:value="-1617" calcext:value-type="float">
            <text:p>-1617</text:p>
          </table:table-cell>
          <table:table-cell office:value-type="string" calcext:value-type="string">
            <text:p>FFFFF9AF</text:p>
          </table:table-cell>
          <table:table-cell office:value-type="float" office:value="1519.0404" calcext:value-type="float">
            <text:p>1519.040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36" calcext:value-type="float">
            <text:p>536</text:p>
          </table:table-cell>
          <table:table-cell office:value-type="float" office:value="17169.16992" calcext:value-type="float">
            <text:p>17169.16992</text:p>
          </table:table-cell>
          <table:table-cell office:value-type="float" office:value="-1619" calcext:value-type="float">
            <text:p>-1619</text:p>
          </table:table-cell>
          <table:table-cell office:value-type="string" calcext:value-type="string">
            <text:p>FFFFF9AD</text:p>
          </table:table-cell>
          <table:table-cell office:value-type="float" office:value="1512.13098" calcext:value-type="float">
            <text:p>1512.1309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37" calcext:value-type="float">
            <text:p>537</text:p>
          </table:table-cell>
          <table:table-cell office:value-type="float" office:value="17201.20117" calcext:value-type="float">
            <text:p>17201.20117</text:p>
          </table:table-cell>
          <table:table-cell office:value-type="float" office:value="-1621" calcext:value-type="float">
            <text:p>-1621</text:p>
          </table:table-cell>
          <table:table-cell office:value-type="string" calcext:value-type="string">
            <text:p>FFFFF9AB</text:p>
          </table:table-cell>
          <table:table-cell office:value-type="float" office:value="1489.18518" calcext:value-type="float">
            <text:p>1489.1851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38" calcext:value-type="float">
            <text:p>538</text:p>
          </table:table-cell>
          <table:table-cell office:value-type="float" office:value="17233.23242" calcext:value-type="float">
            <text:p>17233.23242</text:p>
          </table:table-cell>
          <table:table-cell office:value-type="float" office:value="-1622" calcext:value-type="float">
            <text:p>-1622</text:p>
          </table:table-cell>
          <table:table-cell office:value-type="string" calcext:value-type="string">
            <text:p>FFFFF9AA</text:p>
          </table:table-cell>
          <table:table-cell office:value-type="float" office:value="1488.02502" calcext:value-type="float">
            <text:p>1488.02502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39" calcext:value-type="float">
            <text:p>539</text:p>
          </table:table-cell>
          <table:table-cell office:value-type="float" office:value="17265.26562" calcext:value-type="float">
            <text:p>17265.26562</text:p>
          </table:table-cell>
          <table:table-cell office:value-type="float" office:value="-1624" calcext:value-type="float">
            <text:p>-1624</text:p>
          </table:table-cell>
          <table:table-cell office:value-type="string" calcext:value-type="string">
            <text:p>FFFFF9A8</text:p>
          </table:table-cell>
          <table:table-cell office:value-type="float" office:value="1479.94934" calcext:value-type="float">
            <text:p>1479.9493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540" calcext:value-type="float">
            <text:p>540</text:p>
          </table:table-cell>
          <table:table-cell office:value-type="float" office:value="17297.29687" calcext:value-type="float">
            <text:p>17297.29687</text:p>
          </table:table-cell>
          <table:table-cell office:value-type="float" office:value="-1625" calcext:value-type="float">
            <text:p>-1625</text:p>
          </table:table-cell>
          <table:table-cell office:value-type="string" calcext:value-type="string">
            <text:p>FFFFF9A7</text:p>
          </table:table-cell>
          <table:table-cell office:value-type="float" office:value="1510.8518" calcext:value-type="float">
            <text:p>1510.8518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41" calcext:value-type="float">
            <text:p>541</text:p>
          </table:table-cell>
          <table:table-cell office:value-type="float" office:value="17329.33007" calcext:value-type="float">
            <text:p>17329.33007</text:p>
          </table:table-cell>
          <table:table-cell office:value-type="float" office:value="-1624" calcext:value-type="float">
            <text:p>-1624</text:p>
          </table:table-cell>
          <table:table-cell office:value-type="string" calcext:value-type="string">
            <text:p>FFFFF9A8</text:p>
          </table:table-cell>
          <table:table-cell office:value-type="float" office:value="1525.8695" calcext:value-type="float">
            <text:p>1525.869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42" calcext:value-type="float">
            <text:p>542</text:p>
          </table:table-cell>
          <table:table-cell office:value-type="float" office:value="17361.36132" calcext:value-type="float">
            <text:p>17361.36132</text:p>
          </table:table-cell>
          <table:table-cell office:value-type="float" office:value="-1621" calcext:value-type="float">
            <text:p>-1621</text:p>
          </table:table-cell>
          <table:table-cell office:value-type="string" calcext:value-type="string">
            <text:p>FFFFF9AB</text:p>
          </table:table-cell>
          <table:table-cell office:value-type="float" office:value="1535.29138" calcext:value-type="float">
            <text:p>1535.29138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543" calcext:value-type="float">
            <text:p>543</text:p>
          </table:table-cell>
          <table:table-cell office:value-type="float" office:value="17393.39257" calcext:value-type="float">
            <text:p>17393.39257</text:p>
          </table:table-cell>
          <table:table-cell office:value-type="float" office:value="-1617" calcext:value-type="float">
            <text:p>-1617</text:p>
          </table:table-cell>
          <table:table-cell office:value-type="string" calcext:value-type="string">
            <text:p>FFFFF9AF</text:p>
          </table:table-cell>
          <table:table-cell office:value-type="float" office:value="1510.10437" calcext:value-type="float">
            <text:p>1510.1043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44" calcext:value-type="float">
            <text:p>544</text:p>
          </table:table-cell>
          <table:table-cell office:value-type="float" office:value="17425.42578" calcext:value-type="float">
            <text:p>17425.42578</text:p>
          </table:table-cell>
          <table:table-cell office:value-type="float" office:value="-1614" calcext:value-type="float">
            <text:p>-1614</text:p>
          </table:table-cell>
          <table:table-cell office:value-type="string" calcext:value-type="string">
            <text:p>FFFFF9B2</text:p>
          </table:table-cell>
          <table:table-cell office:value-type="float" office:value="1487.21606" calcext:value-type="float">
            <text:p>1487.21606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45" calcext:value-type="float">
            <text:p>545</text:p>
          </table:table-cell>
          <table:table-cell office:value-type="float" office:value="17457.45703" calcext:value-type="float">
            <text:p>17457.45703</text:p>
          </table:table-cell>
          <table:table-cell office:value-type="float" office:value="-1609" calcext:value-type="float">
            <text:p>-1609</text:p>
          </table:table-cell>
          <table:table-cell office:value-type="string" calcext:value-type="string">
            <text:p>FFFFF9B7</text:p>
          </table:table-cell>
          <table:table-cell office:value-type="float" office:value="1480.61328" calcext:value-type="float">
            <text:p>1480.6132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546" calcext:value-type="float">
            <text:p>546</text:p>
          </table:table-cell>
          <table:table-cell office:value-type="float" office:value="17489.49023" calcext:value-type="float">
            <text:p>17489.49023</text:p>
          </table:table-cell>
          <table:table-cell office:value-type="float" office:value="-1606" calcext:value-type="float">
            <text:p>-1606</text:p>
          </table:table-cell>
          <table:table-cell office:value-type="string" calcext:value-type="string">
            <text:p>FFFFF9BA</text:p>
          </table:table-cell>
          <table:table-cell office:value-type="float" office:value="1484.48046" calcext:value-type="float">
            <text:p>1484.4804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547" calcext:value-type="float">
            <text:p>547</text:p>
          </table:table-cell>
          <table:table-cell office:value-type="float" office:value="17521.52148" calcext:value-type="float">
            <text:p>17521.52148</text:p>
          </table:table-cell>
          <table:table-cell office:value-type="float" office:value="-1603" calcext:value-type="float">
            <text:p>-1603</text:p>
          </table:table-cell>
          <table:table-cell office:value-type="string" calcext:value-type="string">
            <text:p>FFFFF9BD</text:p>
          </table:table-cell>
          <table:table-cell office:value-type="float" office:value="1518.67626" calcext:value-type="float">
            <text:p>1518.67626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548" calcext:value-type="float">
            <text:p>548</text:p>
          </table:table-cell>
          <table:table-cell office:value-type="float" office:value="17553.55273" calcext:value-type="float">
            <text:p>17553.55273</text:p>
          </table:table-cell>
          <table:table-cell office:value-type="float" office:value="-1599" calcext:value-type="float">
            <text:p>-1599</text:p>
          </table:table-cell>
          <table:table-cell office:value-type="string" calcext:value-type="string">
            <text:p>FFFFF9C1</text:p>
          </table:table-cell>
          <table:table-cell office:value-type="float" office:value="1525.88818" calcext:value-type="float">
            <text:p>1525.8881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549" calcext:value-type="float">
            <text:p>549</text:p>
          </table:table-cell>
          <table:table-cell office:value-type="float" office:value="17585.58593" calcext:value-type="float">
            <text:p>17585.58593</text:p>
          </table:table-cell>
          <table:table-cell office:value-type="float" office:value="-1593" calcext:value-type="float">
            <text:p>-1593</text:p>
          </table:table-cell>
          <table:table-cell office:value-type="string" calcext:value-type="string">
            <text:p>FFFFF9C7</text:p>
          </table:table-cell>
          <table:table-cell office:value-type="float" office:value="1519.03027" calcext:value-type="float">
            <text:p>1519.0302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50" calcext:value-type="float">
            <text:p>550</text:p>
          </table:table-cell>
          <table:table-cell office:value-type="float" office:value="17617.61718" calcext:value-type="float">
            <text:p>17617.61718</text:p>
          </table:table-cell>
          <table:table-cell office:value-type="float" office:value="-1586" calcext:value-type="float">
            <text:p>-1586</text:p>
          </table:table-cell>
          <table:table-cell office:value-type="string" calcext:value-type="string">
            <text:p>FFFFF9CE</text:p>
          </table:table-cell>
          <table:table-cell office:value-type="float" office:value="1504.57128" calcext:value-type="float">
            <text:p>1504.57128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51" calcext:value-type="float">
            <text:p>551</text:p>
          </table:table-cell>
          <table:table-cell office:value-type="float" office:value="17649.65039" calcext:value-type="float">
            <text:p>17649.65039</text:p>
          </table:table-cell>
          <table:table-cell office:value-type="float" office:value="-1580" calcext:value-type="float">
            <text:p>-1580</text:p>
          </table:table-cell>
          <table:table-cell office:value-type="string" calcext:value-type="string">
            <text:p>FFFFF9D4</text:p>
          </table:table-cell>
          <table:table-cell office:value-type="float" office:value="1490.28332" calcext:value-type="float">
            <text:p>1490.2833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552" calcext:value-type="float">
            <text:p>552</text:p>
          </table:table-cell>
          <table:table-cell office:value-type="float" office:value="17681.68164" calcext:value-type="float">
            <text:p>17681.68164</text:p>
          </table:table-cell>
          <table:table-cell office:value-type="float" office:value="-1573" calcext:value-type="float">
            <text:p>-1573</text:p>
          </table:table-cell>
          <table:table-cell office:value-type="string" calcext:value-type="string">
            <text:p>FFFFF9DB</text:p>
          </table:table-cell>
          <table:table-cell office:value-type="float" office:value="1480.60485" calcext:value-type="float">
            <text:p>1480.6048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553" calcext:value-type="float">
            <text:p>553</text:p>
          </table:table-cell>
          <table:table-cell office:value-type="float" office:value="17713.71289" calcext:value-type="float">
            <text:p>17713.71289</text:p>
          </table:table-cell>
          <table:table-cell office:value-type="float" office:value="-1566" calcext:value-type="float">
            <text:p>-1566</text:p>
          </table:table-cell>
          <table:table-cell office:value-type="string" calcext:value-type="string">
            <text:p>FFFFF9E2</text:p>
          </table:table-cell>
          <table:table-cell office:value-type="float" office:value="1487.74914" calcext:value-type="float">
            <text:p>1487.7491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554" calcext:value-type="float">
            <text:p>554</text:p>
          </table:table-cell>
          <table:table-cell office:value-type="float" office:value="17745.74609" calcext:value-type="float">
            <text:p>17745.74609</text:p>
          </table:table-cell>
          <table:table-cell office:value-type="float" office:value="-1559" calcext:value-type="float">
            <text:p>-1559</text:p>
          </table:table-cell>
          <table:table-cell office:value-type="string" calcext:value-type="string">
            <text:p>FFFFF9E9</text:p>
          </table:table-cell>
          <table:table-cell office:value-type="float" office:value="1508.68054" calcext:value-type="float">
            <text:p>1508.6805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55" calcext:value-type="float">
            <text:p>555</text:p>
          </table:table-cell>
          <table:table-cell office:value-type="float" office:value="17777.77734" calcext:value-type="float">
            <text:p>17777.77734</text:p>
          </table:table-cell>
          <table:table-cell office:value-type="float" office:value="-1552" calcext:value-type="float">
            <text:p>-1552</text:p>
          </table:table-cell>
          <table:table-cell office:value-type="string" calcext:value-type="string">
            <text:p>FFFFF9F0</text:p>
          </table:table-cell>
          <table:table-cell office:value-type="float" office:value="1537.32263" calcext:value-type="float">
            <text:p>1537.3226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556" calcext:value-type="float">
            <text:p>556</text:p>
          </table:table-cell>
          <table:table-cell office:value-type="float" office:value="17809.81054" calcext:value-type="float">
            <text:p>17809.81054</text:p>
          </table:table-cell>
          <table:table-cell office:value-type="float" office:value="-1545" calcext:value-type="float">
            <text:p>-1545</text:p>
          </table:table-cell>
          <table:table-cell office:value-type="string" calcext:value-type="string">
            <text:p>FFFFF9F7</text:p>
          </table:table-cell>
          <table:table-cell office:value-type="float" office:value="1535.69995" calcext:value-type="float">
            <text:p>1535.69995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557" calcext:value-type="float">
            <text:p>557</text:p>
          </table:table-cell>
          <table:table-cell office:value-type="float" office:value="17841.84179" calcext:value-type="float">
            <text:p>17841.84179</text:p>
          </table:table-cell>
          <table:table-cell office:value-type="float" office:value="-1538" calcext:value-type="float">
            <text:p>-1538</text:p>
          </table:table-cell>
          <table:table-cell office:value-type="string" calcext:value-type="string">
            <text:p>FFFFF9FE</text:p>
          </table:table-cell>
          <table:table-cell office:value-type="float" office:value="1520.34167" calcext:value-type="float">
            <text:p>1520.3416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558" calcext:value-type="float">
            <text:p>558</text:p>
          </table:table-cell>
          <table:table-cell office:value-type="float" office:value="17873.87304" calcext:value-type="float">
            <text:p>17873.87304</text:p>
          </table:table-cell>
          <table:table-cell office:value-type="float" office:value="-1533" calcext:value-type="float">
            <text:p>-1533</text:p>
          </table:table-cell>
          <table:table-cell office:value-type="string" calcext:value-type="string">
            <text:p>FFFFFA03</text:p>
          </table:table-cell>
          <table:table-cell office:value-type="float" office:value="1504.02624" calcext:value-type="float">
            <text:p>1504.0262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559" calcext:value-type="float">
            <text:p>559</text:p>
          </table:table-cell>
          <table:table-cell office:value-type="float" office:value="17905.90625" calcext:value-type="float">
            <text:p>17905.90625</text:p>
          </table:table-cell>
          <table:table-cell office:value-type="float" office:value="-1530" calcext:value-type="float">
            <text:p>-1530</text:p>
          </table:table-cell>
          <table:table-cell office:value-type="string" calcext:value-type="string">
            <text:p>FFFFFA06</text:p>
          </table:table-cell>
          <table:table-cell office:value-type="float" office:value="1468.07165" calcext:value-type="float">
            <text:p>1468.07165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560" calcext:value-type="float">
            <text:p>560</text:p>
          </table:table-cell>
          <table:table-cell office:value-type="float" office:value="17937.9375" calcext:value-type="float">
            <text:p>17937.9375</text:p>
          </table:table-cell>
          <table:table-cell office:value-type="float" office:value="-1524" calcext:value-type="float">
            <text:p>-1524</text:p>
          </table:table-cell>
          <table:table-cell office:value-type="string" calcext:value-type="string">
            <text:p>FFFFFA0C</text:p>
          </table:table-cell>
          <table:table-cell office:value-type="float" office:value="1478.28869" calcext:value-type="float">
            <text:p>1478.28869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561" calcext:value-type="float">
            <text:p>561</text:p>
          </table:table-cell>
          <table:table-cell office:value-type="float" office:value="17969.9707" calcext:value-type="float">
            <text:p>17969.9707</text:p>
          </table:table-cell>
          <table:table-cell office:value-type="float" office:value="-1516" calcext:value-type="float">
            <text:p>-1516</text:p>
          </table:table-cell>
          <table:table-cell office:value-type="string" calcext:value-type="string">
            <text:p>FFFFFA14</text:p>
          </table:table-cell>
          <table:table-cell office:value-type="float" office:value="1500.47973" calcext:value-type="float">
            <text:p>1500.4797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62" calcext:value-type="float">
            <text:p>562</text:p>
          </table:table-cell>
          <table:table-cell office:value-type="float" office:value="18002.00195" calcext:value-type="float">
            <text:p>18002.00195</text:p>
          </table:table-cell>
          <table:table-cell office:value-type="float" office:value="-1509" calcext:value-type="float">
            <text:p>-1509</text:p>
          </table:table-cell>
          <table:table-cell office:value-type="string" calcext:value-type="string">
            <text:p>FFFFFA1B</text:p>
          </table:table-cell>
          <table:table-cell office:value-type="float" office:value="1519.67126" calcext:value-type="float">
            <text:p>1519.6712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563" calcext:value-type="float">
            <text:p>563</text:p>
          </table:table-cell>
          <table:table-cell office:value-type="float" office:value="18034.0332" calcext:value-type="float">
            <text:p>18034.0332</text:p>
          </table:table-cell>
          <table:table-cell office:value-type="float" office:value="-1502" calcext:value-type="float">
            <text:p>-1502</text:p>
          </table:table-cell>
          <table:table-cell office:value-type="string" calcext:value-type="string">
            <text:p>FFFFFA22</text:p>
          </table:table-cell>
          <table:table-cell office:value-type="float" office:value="1545.57714" calcext:value-type="float">
            <text:p>1545.5771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564" calcext:value-type="float">
            <text:p>564</text:p>
          </table:table-cell>
          <table:table-cell office:value-type="float" office:value="18066.0664" calcext:value-type="float">
            <text:p>18066.0664</text:p>
          </table:table-cell>
          <table:table-cell office:value-type="float" office:value="-1496" calcext:value-type="float">
            <text:p>-1496</text:p>
          </table:table-cell>
          <table:table-cell office:value-type="string" calcext:value-type="string">
            <text:p>FFFFFA28</text:p>
          </table:table-cell>
          <table:table-cell office:value-type="float" office:value="1518.24047" calcext:value-type="float">
            <text:p>1518.2404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565" calcext:value-type="float">
            <text:p>565</text:p>
          </table:table-cell>
          <table:table-cell office:value-type="float" office:value="18098.09765" calcext:value-type="float">
            <text:p>18098.09765</text:p>
          </table:table-cell>
          <table:table-cell office:value-type="float" office:value="-1491" calcext:value-type="float">
            <text:p>-1491</text:p>
          </table:table-cell>
          <table:table-cell office:value-type="string" calcext:value-type="string">
            <text:p>FFFFFA2D</text:p>
          </table:table-cell>
          <table:table-cell office:value-type="float" office:value="1494.44519" calcext:value-type="float">
            <text:p>1494.4451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566" calcext:value-type="float">
            <text:p>566</text:p>
          </table:table-cell>
          <table:table-cell office:value-type="float" office:value="18130.13085" calcext:value-type="float">
            <text:p>18130.13085</text:p>
          </table:table-cell>
          <table:table-cell office:value-type="float" office:value="-1487" calcext:value-type="float">
            <text:p>-1487</text:p>
          </table:table-cell>
          <table:table-cell office:value-type="string" calcext:value-type="string">
            <text:p>FFFFFA31</text:p>
          </table:table-cell>
          <table:table-cell office:value-type="float" office:value="1487.33752" calcext:value-type="float">
            <text:p>1487.3375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567" calcext:value-type="float">
            <text:p>567</text:p>
          </table:table-cell>
          <table:table-cell office:value-type="float" office:value="18162.1621" calcext:value-type="float">
            <text:p>18162.1621</text:p>
          </table:table-cell>
          <table:table-cell office:value-type="float" office:value="-1483" calcext:value-type="float">
            <text:p>-1483</text:p>
          </table:table-cell>
          <table:table-cell office:value-type="string" calcext:value-type="string">
            <text:p>FFFFFA35</text:p>
          </table:table-cell>
          <table:table-cell office:value-type="float" office:value="1490.49963" calcext:value-type="float">
            <text:p>1490.49963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568" calcext:value-type="float">
            <text:p>568</text:p>
          </table:table-cell>
          <table:table-cell office:value-type="float" office:value="18194.19335" calcext:value-type="float">
            <text:p>18194.19335</text:p>
          </table:table-cell>
          <table:table-cell office:value-type="float" office:value="-1479" calcext:value-type="float">
            <text:p>-1479</text:p>
          </table:table-cell>
          <table:table-cell office:value-type="string" calcext:value-type="string">
            <text:p>FFFFFA39</text:p>
          </table:table-cell>
          <table:table-cell office:value-type="float" office:value="1511.61083" calcext:value-type="float">
            <text:p>1511.6108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569" calcext:value-type="float">
            <text:p>569</text:p>
          </table:table-cell>
          <table:table-cell office:value-type="float" office:value="18226.22656" calcext:value-type="float">
            <text:p>18226.22656</text:p>
          </table:table-cell>
          <table:table-cell office:value-type="float" office:value="-1476" calcext:value-type="float">
            <text:p>-1476</text:p>
          </table:table-cell>
          <table:table-cell office:value-type="string" calcext:value-type="string">
            <text:p>FFFFFA3C</text:p>
          </table:table-cell>
          <table:table-cell office:value-type="float" office:value="1535.84558" calcext:value-type="float">
            <text:p>1535.84558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570" calcext:value-type="float">
            <text:p>570</text:p>
          </table:table-cell>
          <table:table-cell office:value-type="float" office:value="18258.25781" calcext:value-type="float">
            <text:p>18258.25781</text:p>
          </table:table-cell>
          <table:table-cell office:value-type="float" office:value="-1472" calcext:value-type="float">
            <text:p>-1472</text:p>
          </table:table-cell>
          <table:table-cell office:value-type="string" calcext:value-type="string">
            <text:p>FFFFFA40</text:p>
          </table:table-cell>
          <table:table-cell office:value-type="float" office:value="1531.31494" calcext:value-type="float">
            <text:p>1531.3149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571" calcext:value-type="float">
            <text:p>571</text:p>
          </table:table-cell>
          <table:table-cell office:value-type="float" office:value="18290.29101" calcext:value-type="float">
            <text:p>18290.29101</text:p>
          </table:table-cell>
          <table:table-cell office:value-type="float" office:value="-1470" calcext:value-type="float">
            <text:p>-1470</text:p>
          </table:table-cell>
          <table:table-cell office:value-type="string" calcext:value-type="string">
            <text:p>FFFFFA42</text:p>
          </table:table-cell>
          <table:table-cell office:value-type="float" office:value="1517.15014" calcext:value-type="float">
            <text:p>1517.1501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572" calcext:value-type="float">
            <text:p>572</text:p>
          </table:table-cell>
          <table:table-cell office:value-type="float" office:value="18322.32226" calcext:value-type="float">
            <text:p>18322.32226</text:p>
          </table:table-cell>
          <table:table-cell office:value-type="float" office:value="-1469" calcext:value-type="float">
            <text:p>-1469</text:p>
          </table:table-cell>
          <table:table-cell office:value-type="string" calcext:value-type="string">
            <text:p>FFFFFA43</text:p>
          </table:table-cell>
          <table:table-cell office:value-type="float" office:value="1476.20483" calcext:value-type="float">
            <text:p>1476.2048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573" calcext:value-type="float">
            <text:p>573</text:p>
          </table:table-cell>
          <table:table-cell office:value-type="float" office:value="18354.35351" calcext:value-type="float">
            <text:p>18354.35351</text:p>
          </table:table-cell>
          <table:table-cell office:value-type="float" office:value="-1467" calcext:value-type="float">
            <text:p>-1467</text:p>
          </table:table-cell>
          <table:table-cell office:value-type="string" calcext:value-type="string">
            <text:p>FFFFFA45</text:p>
          </table:table-cell>
          <table:table-cell office:value-type="float" office:value="1492.35363" calcext:value-type="float">
            <text:p>1492.3536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574" calcext:value-type="float">
            <text:p>574</text:p>
          </table:table-cell>
          <table:table-cell office:value-type="float" office:value="18386.38671" calcext:value-type="float">
            <text:p>18386.38671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483.3872" calcext:value-type="float">
            <text:p>1483.387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75" calcext:value-type="float">
            <text:p>575</text:p>
          </table:table-cell>
          <table:table-cell office:value-type="float" office:value="18418.41796" calcext:value-type="float">
            <text:p>18418.41796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499.29943" calcext:value-type="float">
            <text:p>1499.2994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576" calcext:value-type="float">
            <text:p>576</text:p>
          </table:table-cell>
          <table:table-cell office:value-type="float" office:value="18450.45117" calcext:value-type="float">
            <text:p>18450.45117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516.93872" calcext:value-type="float">
            <text:p>1516.93872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577" calcext:value-type="float">
            <text:p>577</text:p>
          </table:table-cell>
          <table:table-cell office:value-type="float" office:value="18482.48242" calcext:value-type="float">
            <text:p>18482.48242</text:p>
          </table:table-cell>
          <table:table-cell office:value-type="float" office:value="-1467" calcext:value-type="float">
            <text:p>-1467</text:p>
          </table:table-cell>
          <table:table-cell office:value-type="string" calcext:value-type="string">
            <text:p>FFFFFA45</text:p>
          </table:table-cell>
          <table:table-cell office:value-type="float" office:value="1537.08447" calcext:value-type="float">
            <text:p>1537.08447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578" calcext:value-type="float">
            <text:p>578</text:p>
          </table:table-cell>
          <table:table-cell office:value-type="float" office:value="18514.51367" calcext:value-type="float">
            <text:p>18514.51367</text:p>
          </table:table-cell>
          <table:table-cell office:value-type="float" office:value="-1470" calcext:value-type="float">
            <text:p>-1470</text:p>
          </table:table-cell>
          <table:table-cell office:value-type="string" calcext:value-type="string">
            <text:p>FFFFFA42</text:p>
          </table:table-cell>
          <table:table-cell office:value-type="float" office:value="1505.40966" calcext:value-type="float">
            <text:p>1505.4096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579" calcext:value-type="float">
            <text:p>579</text:p>
          </table:table-cell>
          <table:table-cell office:value-type="float" office:value="18546.54687" calcext:value-type="float">
            <text:p>18546.54687</text:p>
          </table:table-cell>
          <table:table-cell office:value-type="float" office:value="-1474" calcext:value-type="float">
            <text:p>-1474</text:p>
          </table:table-cell>
          <table:table-cell office:value-type="string" calcext:value-type="string">
            <text:p>FFFFFA3E</text:p>
          </table:table-cell>
          <table:table-cell office:value-type="float" office:value="1504.61999" calcext:value-type="float">
            <text:p>1504.61999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580" calcext:value-type="float">
            <text:p>580</text:p>
          </table:table-cell>
          <table:table-cell office:value-type="float" office:value="18578.57812" calcext:value-type="float">
            <text:p>18578.57812</text:p>
          </table:table-cell>
          <table:table-cell office:value-type="float" office:value="-1479" calcext:value-type="float">
            <text:p>-1479</text:p>
          </table:table-cell>
          <table:table-cell office:value-type="string" calcext:value-type="string">
            <text:p>FFFFFA39</text:p>
          </table:table-cell>
          <table:table-cell office:value-type="float" office:value="1475.38549" calcext:value-type="float">
            <text:p>1475.38549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581" calcext:value-type="float">
            <text:p>581</text:p>
          </table:table-cell>
          <table:table-cell office:value-type="float" office:value="18610.61132" calcext:value-type="float">
            <text:p>18610.61132</text:p>
          </table:table-cell>
          <table:table-cell office:value-type="float" office:value="-1484" calcext:value-type="float">
            <text:p>-1484</text:p>
          </table:table-cell>
          <table:table-cell office:value-type="string" calcext:value-type="string">
            <text:p>FFFFFA34</text:p>
          </table:table-cell>
          <table:table-cell office:value-type="float" office:value="1484.98168" calcext:value-type="float">
            <text:p>1484.9816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582" calcext:value-type="float">
            <text:p>582</text:p>
          </table:table-cell>
          <table:table-cell office:value-type="float" office:value="18642.64257" calcext:value-type="float">
            <text:p>18642.64257</text:p>
          </table:table-cell>
          <table:table-cell office:value-type="float" office:value="-1489" calcext:value-type="float">
            <text:p>-1489</text:p>
          </table:table-cell>
          <table:table-cell office:value-type="string" calcext:value-type="string">
            <text:p>FFFFFA2F</text:p>
          </table:table-cell>
          <table:table-cell office:value-type="float" office:value="1508.85632" calcext:value-type="float">
            <text:p>1508.8563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583" calcext:value-type="float">
            <text:p>583</text:p>
          </table:table-cell>
          <table:table-cell office:value-type="float" office:value="18674.67382" calcext:value-type="float">
            <text:p>18674.67382</text:p>
          </table:table-cell>
          <table:table-cell office:value-type="float" office:value="-1492" calcext:value-type="float">
            <text:p>-1492</text:p>
          </table:table-cell>
          <table:table-cell office:value-type="string" calcext:value-type="string">
            <text:p>FFFFFA2C</text:p>
          </table:table-cell>
          <table:table-cell office:value-type="float" office:value="1515.8374" calcext:value-type="float">
            <text:p>1515.837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584" calcext:value-type="float">
            <text:p>584</text:p>
          </table:table-cell>
          <table:table-cell office:value-type="float" office:value="18706.70703" calcext:value-type="float">
            <text:p>18706.70703</text:p>
          </table:table-cell>
          <table:table-cell office:value-type="float" office:value="-1496" calcext:value-type="float">
            <text:p>-1496</text:p>
          </table:table-cell>
          <table:table-cell office:value-type="string" calcext:value-type="string">
            <text:p>FFFFFA28</text:p>
          </table:table-cell>
          <table:table-cell office:value-type="float" office:value="1516.7384" calcext:value-type="float">
            <text:p>1516.7384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585" calcext:value-type="float">
            <text:p>585</text:p>
          </table:table-cell>
          <table:table-cell office:value-type="float" office:value="18738.73828" calcext:value-type="float">
            <text:p>18738.73828</text:p>
          </table:table-cell>
          <table:table-cell office:value-type="float" office:value="-1502" calcext:value-type="float">
            <text:p>-1502</text:p>
          </table:table-cell>
          <table:table-cell office:value-type="string" calcext:value-type="string">
            <text:p>FFFFFA22</text:p>
          </table:table-cell>
          <table:table-cell office:value-type="float" office:value="1519.45629" calcext:value-type="float">
            <text:p>1519.4562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586" calcext:value-type="float">
            <text:p>586</text:p>
          </table:table-cell>
          <table:table-cell office:value-type="float" office:value="18770.77148" calcext:value-type="float">
            <text:p>18770.77148</text:p>
          </table:table-cell>
          <table:table-cell office:value-type="float" office:value="-1508" calcext:value-type="float">
            <text:p>-1508</text:p>
          </table:table-cell>
          <table:table-cell office:value-type="string" calcext:value-type="string">
            <text:p>FFFFFA1C</text:p>
          </table:table-cell>
          <table:table-cell office:value-type="float" office:value="1506.07568" calcext:value-type="float">
            <text:p>1506.07568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87" calcext:value-type="float">
            <text:p>587</text:p>
          </table:table-cell>
          <table:table-cell office:value-type="float" office:value="18802.80273" calcext:value-type="float">
            <text:p>18802.80273</text:p>
          </table:table-cell>
          <table:table-cell office:value-type="float" office:value="-1516" calcext:value-type="float">
            <text:p>-1516</text:p>
          </table:table-cell>
          <table:table-cell office:value-type="string" calcext:value-type="string">
            <text:p>FFFFFA14</text:p>
          </table:table-cell>
          <table:table-cell office:value-type="float" office:value="1483.08068" calcext:value-type="float">
            <text:p>1483.0806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588" calcext:value-type="float">
            <text:p>588</text:p>
          </table:table-cell>
          <table:table-cell office:value-type="float" office:value="18834.83398" calcext:value-type="float">
            <text:p>18834.83398</text:p>
          </table:table-cell>
          <table:table-cell office:value-type="float" office:value="-1523" calcext:value-type="float">
            <text:p>-1523</text:p>
          </table:table-cell>
          <table:table-cell office:value-type="string" calcext:value-type="string">
            <text:p>FFFFFA0D</text:p>
          </table:table-cell>
          <table:table-cell office:value-type="float" office:value="1481.82946" calcext:value-type="float">
            <text:p>1481.82946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89" calcext:value-type="float">
            <text:p>589</text:p>
          </table:table-cell>
          <table:table-cell office:value-type="float" office:value="18866.86718" calcext:value-type="float">
            <text:p>18866.86718</text:p>
          </table:table-cell>
          <table:table-cell office:value-type="float" office:value="-1529" calcext:value-type="float">
            <text:p>-1529</text:p>
          </table:table-cell>
          <table:table-cell office:value-type="string" calcext:value-type="string">
            <text:p>FFFFFA07</text:p>
          </table:table-cell>
          <table:table-cell office:value-type="float" office:value="1497.30859" calcext:value-type="float">
            <text:p>1497.30859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590" calcext:value-type="float">
            <text:p>590</text:p>
          </table:table-cell>
          <table:table-cell office:value-type="float" office:value="18898.89843" calcext:value-type="float">
            <text:p>18898.89843</text:p>
          </table:table-cell>
          <table:table-cell office:value-type="float" office:value="-1535" calcext:value-type="float">
            <text:p>-1535</text:p>
          </table:table-cell>
          <table:table-cell office:value-type="string" calcext:value-type="string">
            <text:p>FFFFFA01</text:p>
          </table:table-cell>
          <table:table-cell office:value-type="float" office:value="1523.43591" calcext:value-type="float">
            <text:p>1523.43591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591" calcext:value-type="float">
            <text:p>591</text:p>
          </table:table-cell>
          <table:table-cell office:value-type="float" office:value="18930.93164" calcext:value-type="float">
            <text:p>18930.93164</text:p>
          </table:table-cell>
          <table:table-cell office:value-type="float" office:value="-1543" calcext:value-type="float">
            <text:p>-1543</text:p>
          </table:table-cell>
          <table:table-cell office:value-type="string" calcext:value-type="string">
            <text:p>FFFFF9F9</text:p>
          </table:table-cell>
          <table:table-cell office:value-type="float" office:value="1537.00988" calcext:value-type="float">
            <text:p>1537.00988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592" calcext:value-type="float">
            <text:p>592</text:p>
          </table:table-cell>
          <table:table-cell office:value-type="float" office:value="18962.96289" calcext:value-type="float">
            <text:p>18962.96289</text:p>
          </table:table-cell>
          <table:table-cell office:value-type="float" office:value="-1552" calcext:value-type="float">
            <text:p>-1552</text:p>
          </table:table-cell>
          <table:table-cell office:value-type="string" calcext:value-type="string">
            <text:p>FFFFF9F0</text:p>
          </table:table-cell>
          <table:table-cell office:value-type="float" office:value="1515.66625" calcext:value-type="float">
            <text:p>1515.66625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593" calcext:value-type="float">
            <text:p>593</text:p>
          </table:table-cell>
          <table:table-cell office:value-type="float" office:value="18994.99414" calcext:value-type="float">
            <text:p>18994.99414</text:p>
          </table:table-cell>
          <table:table-cell office:value-type="float" office:value="-1560" calcext:value-type="float">
            <text:p>-1560</text:p>
          </table:table-cell>
          <table:table-cell office:value-type="string" calcext:value-type="string">
            <text:p>FFFFF9E8</text:p>
          </table:table-cell>
          <table:table-cell office:value-type="float" office:value="1508.9602" calcext:value-type="float">
            <text:p>1508.9602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594" calcext:value-type="float">
            <text:p>594</text:p>
          </table:table-cell>
          <table:table-cell office:value-type="float" office:value="19027.02734" calcext:value-type="float">
            <text:p>19027.02734</text:p>
          </table:table-cell>
          <table:table-cell office:value-type="float" office:value="-1567" calcext:value-type="float">
            <text:p>-1567</text:p>
          </table:table-cell>
          <table:table-cell office:value-type="string" calcext:value-type="string">
            <text:p>FFFFF9E1</text:p>
          </table:table-cell>
          <table:table-cell office:value-type="float" office:value="1483.40979" calcext:value-type="float">
            <text:p>1483.40979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595" calcext:value-type="float">
            <text:p>595</text:p>
          </table:table-cell>
          <table:table-cell office:value-type="float" office:value="19059.05859" calcext:value-type="float">
            <text:p>19059.05859</text:p>
          </table:table-cell>
          <table:table-cell office:value-type="float" office:value="-1572" calcext:value-type="float">
            <text:p>-1572</text:p>
          </table:table-cell>
          <table:table-cell office:value-type="string" calcext:value-type="string">
            <text:p>FFFFF9DC</text:p>
          </table:table-cell>
          <table:table-cell office:value-type="float" office:value="1496.42492" calcext:value-type="float">
            <text:p>1496.4249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596" calcext:value-type="float">
            <text:p>596</text:p>
          </table:table-cell>
          <table:table-cell office:value-type="float" office:value="19091.09179" calcext:value-type="float">
            <text:p>19091.09179</text:p>
          </table:table-cell>
          <table:table-cell office:value-type="float" office:value="-1575" calcext:value-type="float">
            <text:p>-1575</text:p>
          </table:table-cell>
          <table:table-cell office:value-type="string" calcext:value-type="string">
            <text:p>FFFFF9D9</text:p>
          </table:table-cell>
          <table:table-cell office:value-type="float" office:value="1496.06176" calcext:value-type="float">
            <text:p>1496.06176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597" calcext:value-type="float">
            <text:p>597</text:p>
          </table:table-cell>
          <table:table-cell office:value-type="float" office:value="19123.12304" calcext:value-type="float">
            <text:p>19123.12304</text:p>
          </table:table-cell>
          <table:table-cell office:value-type="float" office:value="-1579" calcext:value-type="float">
            <text:p>-1579</text:p>
          </table:table-cell>
          <table:table-cell office:value-type="string" calcext:value-type="string">
            <text:p>FFFFF9D5</text:p>
          </table:table-cell>
          <table:table-cell office:value-type="float" office:value="1520.54589" calcext:value-type="float">
            <text:p>1520.54589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598" calcext:value-type="float">
            <text:p>598</text:p>
          </table:table-cell>
          <table:table-cell office:value-type="float" office:value="19155.15429" calcext:value-type="float">
            <text:p>19155.15429</text:p>
          </table:table-cell>
          <table:table-cell office:value-type="float" office:value="-1586" calcext:value-type="float">
            <text:p>-1586</text:p>
          </table:table-cell>
          <table:table-cell office:value-type="string" calcext:value-type="string">
            <text:p>FFFFF9CE</text:p>
          </table:table-cell>
          <table:table-cell office:value-type="float" office:value="1532.78649" calcext:value-type="float">
            <text:p>1532.78649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99" calcext:value-type="float">
            <text:p>599</text:p>
          </table:table-cell>
          <table:table-cell office:value-type="float" office:value="19187.1875" calcext:value-type="float">
            <text:p>19187.1875</text:p>
          </table:table-cell>
          <table:table-cell office:value-type="float" office:value="-1593" calcext:value-type="float">
            <text:p>-1593</text:p>
          </table:table-cell>
          <table:table-cell office:value-type="string" calcext:value-type="string">
            <text:p>FFFFF9C7</text:p>
          </table:table-cell>
          <table:table-cell office:value-type="float" office:value="1524.31323" calcext:value-type="float">
            <text:p>1524.3132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00" calcext:value-type="float">
            <text:p>600</text:p>
          </table:table-cell>
          <table:table-cell office:value-type="float" office:value="19219.21875" calcext:value-type="float">
            <text:p>19219.21875</text:p>
          </table:table-cell>
          <table:table-cell office:value-type="float" office:value="-1600" calcext:value-type="float">
            <text:p>-1600</text:p>
          </table:table-cell>
          <table:table-cell office:value-type="string" calcext:value-type="string">
            <text:p>FFFFF9C0</text:p>
          </table:table-cell>
          <table:table-cell office:value-type="float" office:value="1481.64672" calcext:value-type="float">
            <text:p>1481.64672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01" calcext:value-type="float">
            <text:p>601</text:p>
          </table:table-cell>
          <table:table-cell office:value-type="float" office:value="19251.25195" calcext:value-type="float">
            <text:p>19251.25195</text:p>
          </table:table-cell>
          <table:table-cell office:value-type="float" office:value="-1604" calcext:value-type="float">
            <text:p>-1604</text:p>
          </table:table-cell>
          <table:table-cell office:value-type="string" calcext:value-type="string">
            <text:p>FFFFF9BC</text:p>
          </table:table-cell>
          <table:table-cell office:value-type="float" office:value="1493.07177" calcext:value-type="float">
            <text:p>1493.07177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02" calcext:value-type="float">
            <text:p>602</text:p>
          </table:table-cell>
          <table:table-cell office:value-type="float" office:value="19283.2832" calcext:value-type="float">
            <text:p>19283.2832</text:p>
          </table:table-cell>
          <table:table-cell office:value-type="float" office:value="-1609" calcext:value-type="float">
            <text:p>-1609</text:p>
          </table:table-cell>
          <table:table-cell office:value-type="string" calcext:value-type="string">
            <text:p>FFFFF9B7</text:p>
          </table:table-cell>
          <table:table-cell office:value-type="float" office:value="1479.1018" calcext:value-type="float">
            <text:p>1479.1018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03" calcext:value-type="float">
            <text:p>603</text:p>
          </table:table-cell>
          <table:table-cell office:value-type="float" office:value="19315.31445" calcext:value-type="float">
            <text:p>19315.31445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1515.89489" calcext:value-type="float">
            <text:p>1515.89489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04" calcext:value-type="float">
            <text:p>604</text:p>
          </table:table-cell>
          <table:table-cell office:value-type="float" office:value="19347.34765" calcext:value-type="float">
            <text:p>19347.34765</text:p>
          </table:table-cell>
          <table:table-cell office:value-type="float" office:value="-1616" calcext:value-type="float">
            <text:p>-1616</text:p>
          </table:table-cell>
          <table:table-cell office:value-type="string" calcext:value-type="string">
            <text:p>FFFFF9B0</text:p>
          </table:table-cell>
          <table:table-cell office:value-type="float" office:value="1513.83081" calcext:value-type="float">
            <text:p>1513.8308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05" calcext:value-type="float">
            <text:p>605</text:p>
          </table:table-cell>
          <table:table-cell office:value-type="float" office:value="19379.3789" calcext:value-type="float">
            <text:p>19379.3789</text:p>
          </table:table-cell>
          <table:table-cell office:value-type="float" office:value="-1619" calcext:value-type="float">
            <text:p>-1619</text:p>
          </table:table-cell>
          <table:table-cell office:value-type="string" calcext:value-type="string">
            <text:p>FFFFF9AD</text:p>
          </table:table-cell>
          <table:table-cell office:value-type="float" office:value="1538.74731" calcext:value-type="float">
            <text:p>1538.7473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06" calcext:value-type="float">
            <text:p>606</text:p>
          </table:table-cell>
          <table:table-cell office:value-type="float" office:value="19411.4121" calcext:value-type="float">
            <text:p>19411.4121</text:p>
          </table:table-cell>
          <table:table-cell office:value-type="float" office:value="-1620" calcext:value-type="float">
            <text:p>-1620</text:p>
          </table:table-cell>
          <table:table-cell office:value-type="string" calcext:value-type="string">
            <text:p>FFFFF9AC</text:p>
          </table:table-cell>
          <table:table-cell office:value-type="float" office:value="1519.78393" calcext:value-type="float">
            <text:p>1519.7839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07" calcext:value-type="float">
            <text:p>607</text:p>
          </table:table-cell>
          <table:table-cell office:value-type="float" office:value="19443.44335" calcext:value-type="float">
            <text:p>19443.44335</text:p>
          </table:table-cell>
          <table:table-cell office:value-type="float" office:value="-1622" calcext:value-type="float">
            <text:p>-1622</text:p>
          </table:table-cell>
          <table:table-cell office:value-type="string" calcext:value-type="string">
            <text:p>FFFFF9AA</text:p>
          </table:table-cell>
          <table:table-cell office:value-type="float" office:value="1482.20397" calcext:value-type="float">
            <text:p>1482.20397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08" calcext:value-type="float">
            <text:p>608</text:p>
          </table:table-cell>
          <table:table-cell office:value-type="float" office:value="19475.4746" calcext:value-type="float">
            <text:p>19475.4746</text:p>
          </table:table-cell>
          <table:table-cell office:value-type="float" office:value="-1624" calcext:value-type="float">
            <text:p>-1624</text:p>
          </table:table-cell>
          <table:table-cell office:value-type="string" calcext:value-type="string">
            <text:p>FFFFF9A8</text:p>
          </table:table-cell>
          <table:table-cell office:value-type="float" office:value="1492.77722" calcext:value-type="float">
            <text:p>1492.77722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09" calcext:value-type="float">
            <text:p>609</text:p>
          </table:table-cell>
          <table:table-cell office:value-type="float" office:value="19507.50781" calcext:value-type="float">
            <text:p>19507.50781</text:p>
          </table:table-cell>
          <table:table-cell office:value-type="float" office:value="-1625" calcext:value-type="float">
            <text:p>-1625</text:p>
          </table:table-cell>
          <table:table-cell office:value-type="string" calcext:value-type="string">
            <text:p>FFFFF9A7</text:p>
          </table:table-cell>
          <table:table-cell office:value-type="float" office:value="1495.4851" calcext:value-type="float">
            <text:p>1495.485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10" calcext:value-type="float">
            <text:p>610</text:p>
          </table:table-cell>
          <table:table-cell office:value-type="float" office:value="19539.53906" calcext:value-type="float">
            <text:p>19539.53906</text:p>
          </table:table-cell>
          <table:table-cell office:value-type="float" office:value="-1626" calcext:value-type="float">
            <text:p>-1626</text:p>
          </table:table-cell>
          <table:table-cell office:value-type="string" calcext:value-type="string">
            <text:p>FFFFF9A6</text:p>
          </table:table-cell>
          <table:table-cell office:value-type="float" office:value="1493.71118" calcext:value-type="float">
            <text:p>1493.71118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11" calcext:value-type="float">
            <text:p>611</text:p>
          </table:table-cell>
          <table:table-cell office:value-type="float" office:value="19571.57226" calcext:value-type="float">
            <text:p>19571.57226</text:p>
          </table:table-cell>
          <table:table-cell office:value-type="float" office:value="-1627" calcext:value-type="float">
            <text:p>-1627</text:p>
          </table:table-cell>
          <table:table-cell office:value-type="string" calcext:value-type="string">
            <text:p>FFFFF9A5</text:p>
          </table:table-cell>
          <table:table-cell office:value-type="float" office:value="1535.16491" calcext:value-type="float">
            <text:p>1535.1649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12" calcext:value-type="float">
            <text:p>612</text:p>
          </table:table-cell>
          <table:table-cell office:value-type="float" office:value="19603.60351" calcext:value-type="float">
            <text:p>19603.60351</text:p>
          </table:table-cell>
          <table:table-cell office:value-type="float" office:value="-1629" calcext:value-type="float">
            <text:p>-1629</text:p>
          </table:table-cell>
          <table:table-cell office:value-type="string" calcext:value-type="string">
            <text:p>FFFFF9A3</text:p>
          </table:table-cell>
          <table:table-cell office:value-type="float" office:value="1518.33642" calcext:value-type="float">
            <text:p>1518.33642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13" calcext:value-type="float">
            <text:p>613</text:p>
          </table:table-cell>
          <table:table-cell office:value-type="float" office:value="19635.63476" calcext:value-type="float">
            <text:p>19635.63476</text:p>
          </table:table-cell>
          <table:table-cell office:value-type="float" office:value="-1629" calcext:value-type="float">
            <text:p>-1629</text:p>
          </table:table-cell>
          <table:table-cell office:value-type="string" calcext:value-type="string">
            <text:p>FFFFF9A3</text:p>
          </table:table-cell>
          <table:table-cell office:value-type="float" office:value="1519.63427" calcext:value-type="float">
            <text:p>1519.63427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14" calcext:value-type="float">
            <text:p>614</text:p>
          </table:table-cell>
          <table:table-cell office:value-type="float" office:value="19667.66796" calcext:value-type="float">
            <text:p>19667.66796</text:p>
          </table:table-cell>
          <table:table-cell office:value-type="float" office:value="-1629" calcext:value-type="float">
            <text:p>-1629</text:p>
          </table:table-cell>
          <table:table-cell office:value-type="string" calcext:value-type="string">
            <text:p>FFFFF9A3</text:p>
          </table:table-cell>
          <table:table-cell office:value-type="float" office:value="1503.17687" calcext:value-type="float">
            <text:p>1503.1768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15" calcext:value-type="float">
            <text:p>615</text:p>
          </table:table-cell>
          <table:table-cell office:value-type="float" office:value="19699.69921" calcext:value-type="float">
            <text:p>19699.69921</text:p>
          </table:table-cell>
          <table:table-cell office:value-type="float" office:value="-1626" calcext:value-type="float">
            <text:p>-1626</text:p>
          </table:table-cell>
          <table:table-cell office:value-type="string" calcext:value-type="string">
            <text:p>FFFFF9A6</text:p>
          </table:table-cell>
          <table:table-cell office:value-type="float" office:value="1482.12744" calcext:value-type="float">
            <text:p>1482.12744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16" calcext:value-type="float">
            <text:p>616</text:p>
          </table:table-cell>
          <table:table-cell office:value-type="float" office:value="19731.73242" calcext:value-type="float">
            <text:p>19731.73242</text:p>
          </table:table-cell>
          <table:table-cell office:value-type="float" office:value="-1621" calcext:value-type="float">
            <text:p>-1621</text:p>
          </table:table-cell>
          <table:table-cell office:value-type="string" calcext:value-type="string">
            <text:p>FFFFF9AB</text:p>
          </table:table-cell>
          <table:table-cell office:value-type="float" office:value="1481.75439" calcext:value-type="float">
            <text:p>1481.75439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17" calcext:value-type="float">
            <text:p>617</text:p>
          </table:table-cell>
          <table:table-cell office:value-type="float" office:value="19763.76367" calcext:value-type="float">
            <text:p>19763.76367</text:p>
          </table:table-cell>
          <table:table-cell office:value-type="float" office:value="-1616" calcext:value-type="float">
            <text:p>-1616</text:p>
          </table:table-cell>
          <table:table-cell office:value-type="string" calcext:value-type="string">
            <text:p>FFFFF9B0</text:p>
          </table:table-cell>
          <table:table-cell office:value-type="float" office:value="1498.48559" calcext:value-type="float">
            <text:p>1498.4855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18" calcext:value-type="float">
            <text:p>618</text:p>
          </table:table-cell>
          <table:table-cell office:value-type="float" office:value="19795.79492" calcext:value-type="float">
            <text:p>19795.79492</text:p>
          </table:table-cell>
          <table:table-cell office:value-type="float" office:value="-1613" calcext:value-type="float">
            <text:p>-1613</text:p>
          </table:table-cell>
          <table:table-cell office:value-type="string" calcext:value-type="string">
            <text:p>FFFFF9B3</text:p>
          </table:table-cell>
          <table:table-cell office:value-type="float" office:value="1507.17761" calcext:value-type="float">
            <text:p>1507.1776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19" calcext:value-type="float">
            <text:p>619</text:p>
          </table:table-cell>
          <table:table-cell office:value-type="float" office:value="19827.82812" calcext:value-type="float">
            <text:p>19827.82812</text:p>
          </table:table-cell>
          <table:table-cell office:value-type="float" office:value="-1608" calcext:value-type="float">
            <text:p>-1608</text:p>
          </table:table-cell>
          <table:table-cell office:value-type="string" calcext:value-type="string">
            <text:p>FFFFF9B8</text:p>
          </table:table-cell>
          <table:table-cell office:value-type="float" office:value="1524.4027" calcext:value-type="float">
            <text:p>1524.4027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20" calcext:value-type="float">
            <text:p>620</text:p>
          </table:table-cell>
          <table:table-cell office:value-type="float" office:value="19859.85937" calcext:value-type="float">
            <text:p>19859.85937</text:p>
          </table:table-cell>
          <table:table-cell office:value-type="float" office:value="-1604" calcext:value-type="float">
            <text:p>-1604</text:p>
          </table:table-cell>
          <table:table-cell office:value-type="string" calcext:value-type="string">
            <text:p>FFFFF9BC</text:p>
          </table:table-cell>
          <table:table-cell office:value-type="float" office:value="1517.53454" calcext:value-type="float">
            <text:p>1517.5345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21" calcext:value-type="float">
            <text:p>621</text:p>
          </table:table-cell>
          <table:table-cell office:value-type="float" office:value="19891.89257" calcext:value-type="float">
            <text:p>19891.89257</text:p>
          </table:table-cell>
          <table:table-cell office:value-type="float" office:value="-1599" calcext:value-type="float">
            <text:p>-1599</text:p>
          </table:table-cell>
          <table:table-cell office:value-type="string" calcext:value-type="string">
            <text:p>FFFFF9C1</text:p>
          </table:table-cell>
          <table:table-cell office:value-type="float" office:value="1479.92492" calcext:value-type="float">
            <text:p>1479.92492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22" calcext:value-type="float">
            <text:p>622</text:p>
          </table:table-cell>
          <table:table-cell office:value-type="float" office:value="19923.92382" calcext:value-type="float">
            <text:p>19923.92382</text:p>
          </table:table-cell>
          <table:table-cell office:value-type="float" office:value="-1591" calcext:value-type="float">
            <text:p>-1591</text:p>
          </table:table-cell>
          <table:table-cell office:value-type="string" calcext:value-type="string">
            <text:p>FFFFF9C9</text:p>
          </table:table-cell>
          <table:table-cell office:value-type="float" office:value="1478.19323" calcext:value-type="float">
            <text:p>1478.1932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623" calcext:value-type="float">
            <text:p>623</text:p>
          </table:table-cell>
          <table:table-cell office:value-type="float" office:value="19955.95507" calcext:value-type="float">
            <text:p>19955.95507</text:p>
          </table:table-cell>
          <table:table-cell office:value-type="float" office:value="-1583" calcext:value-type="float">
            <text:p>-1583</text:p>
          </table:table-cell>
          <table:table-cell office:value-type="string" calcext:value-type="string">
            <text:p>FFFFF9D1</text:p>
          </table:table-cell>
          <table:table-cell office:value-type="float" office:value="1491.94555" calcext:value-type="float">
            <text:p>1491.9455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624" calcext:value-type="float">
            <text:p>624</text:p>
          </table:table-cell>
          <table:table-cell office:value-type="float" office:value="19987.98828" calcext:value-type="float">
            <text:p>19987.98828</text:p>
          </table:table-cell>
          <table:table-cell office:value-type="float" office:value="-1574" calcext:value-type="float">
            <text:p>-1574</text:p>
          </table:table-cell>
          <table:table-cell office:value-type="string" calcext:value-type="string">
            <text:p>FFFFF9DA</text:p>
          </table:table-cell>
          <table:table-cell office:value-type="float" office:value="1505.92871" calcext:value-type="float">
            <text:p>1505.92871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625" calcext:value-type="float">
            <text:p>625</text:p>
          </table:table-cell>
          <table:table-cell office:value-type="float" office:value="20020.01953" calcext:value-type="float">
            <text:p>20020.01953</text:p>
          </table:table-cell>
          <table:table-cell office:value-type="float" office:value="-1567" calcext:value-type="float">
            <text:p>-1567</text:p>
          </table:table-cell>
          <table:table-cell office:value-type="string" calcext:value-type="string">
            <text:p>FFFFF9E1</text:p>
          </table:table-cell>
          <table:table-cell office:value-type="float" office:value="1517.38916" calcext:value-type="float">
            <text:p>1517.38916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26" calcext:value-type="float">
            <text:p>626</text:p>
          </table:table-cell>
          <table:table-cell office:value-type="float" office:value="20052.05273" calcext:value-type="float">
            <text:p>20052.05273</text:p>
          </table:table-cell>
          <table:table-cell office:value-type="float" office:value="-1559" calcext:value-type="float">
            <text:p>-1559</text:p>
          </table:table-cell>
          <table:table-cell office:value-type="string" calcext:value-type="string">
            <text:p>FFFFF9E9</text:p>
          </table:table-cell>
          <table:table-cell office:value-type="float" office:value="1549.73486" calcext:value-type="float">
            <text:p>1549.73486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27" calcext:value-type="float">
            <text:p>627</text:p>
          </table:table-cell>
          <table:table-cell office:value-type="float" office:value="20084.08398" calcext:value-type="float">
            <text:p>20084.08398</text:p>
          </table:table-cell>
          <table:table-cell office:value-type="float" office:value="-1550" calcext:value-type="float">
            <text:p>-1550</text:p>
          </table:table-cell>
          <table:table-cell office:value-type="string" calcext:value-type="string">
            <text:p>FFFFF9F2</text:p>
          </table:table-cell>
          <table:table-cell office:value-type="float" office:value="1523.65856" calcext:value-type="float">
            <text:p>1523.65856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28" calcext:value-type="float">
            <text:p>628</text:p>
          </table:table-cell>
          <table:table-cell office:value-type="float" office:value="20116.11523" calcext:value-type="float">
            <text:p>20116.11523</text:p>
          </table:table-cell>
          <table:table-cell office:value-type="float" office:value="-1542" calcext:value-type="float">
            <text:p>-1542</text:p>
          </table:table-cell>
          <table:table-cell office:value-type="string" calcext:value-type="string">
            <text:p>FFFFF9FA</text:p>
          </table:table-cell>
          <table:table-cell office:value-type="float" office:value="1505.79199" calcext:value-type="float">
            <text:p>1505.79199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29" calcext:value-type="float">
            <text:p>629</text:p>
          </table:table-cell>
          <table:table-cell office:value-type="float" office:value="20148.14843" calcext:value-type="float">
            <text:p>20148.14843</text:p>
          </table:table-cell>
          <table:table-cell office:value-type="float" office:value="-1534" calcext:value-type="float">
            <text:p>-1534</text:p>
          </table:table-cell>
          <table:table-cell office:value-type="string" calcext:value-type="string">
            <text:p>FFFFFA02</text:p>
          </table:table-cell>
          <table:table-cell office:value-type="float" office:value="1476.26391" calcext:value-type="float">
            <text:p>1476.26391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30" calcext:value-type="float">
            <text:p>630</text:p>
          </table:table-cell>
          <table:table-cell office:value-type="float" office:value="20180.17968" calcext:value-type="float">
            <text:p>20180.17968</text:p>
          </table:table-cell>
          <table:table-cell office:value-type="float" office:value="-1526" calcext:value-type="float">
            <text:p>-1526</text:p>
          </table:table-cell>
          <table:table-cell office:value-type="string" calcext:value-type="string">
            <text:p>FFFFFA0A</text:p>
          </table:table-cell>
          <table:table-cell office:value-type="float" office:value="1486.17272" calcext:value-type="float">
            <text:p>1486.1727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31" calcext:value-type="float">
            <text:p>631</text:p>
          </table:table-cell>
          <table:table-cell office:value-type="float" office:value="20212.21289" calcext:value-type="float">
            <text:p>20212.21289</text:p>
          </table:table-cell>
          <table:table-cell office:value-type="float" office:value="-1522" calcext:value-type="float">
            <text:p>-1522</text:p>
          </table:table-cell>
          <table:table-cell office:value-type="string" calcext:value-type="string">
            <text:p>FFFFFA0E</text:p>
          </table:table-cell>
          <table:table-cell office:value-type="float" office:value="1498.53417" calcext:value-type="float">
            <text:p>1498.53417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32" calcext:value-type="float">
            <text:p>632</text:p>
          </table:table-cell>
          <table:table-cell office:value-type="float" office:value="20244.24414" calcext:value-type="float">
            <text:p>20244.24414</text:p>
          </table:table-cell>
          <table:table-cell office:value-type="float" office:value="-1517" calcext:value-type="float">
            <text:p>-1517</text:p>
          </table:table-cell>
          <table:table-cell office:value-type="string" calcext:value-type="string">
            <text:p>FFFFFA13</text:p>
          </table:table-cell>
          <table:table-cell office:value-type="float" office:value="1529.84826" calcext:value-type="float">
            <text:p>1529.84826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33" calcext:value-type="float">
            <text:p>633</text:p>
          </table:table-cell>
          <table:table-cell office:value-type="float" office:value="20276.27539" calcext:value-type="float">
            <text:p>20276.27539</text:p>
          </table:table-cell>
          <table:table-cell office:value-type="float" office:value="-1511" calcext:value-type="float">
            <text:p>-1511</text:p>
          </table:table-cell>
          <table:table-cell office:value-type="string" calcext:value-type="string">
            <text:p>FFFFFA19</text:p>
          </table:table-cell>
          <table:table-cell office:value-type="float" office:value="1532.48547" calcext:value-type="float">
            <text:p>1532.4854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34" calcext:value-type="float">
            <text:p>634</text:p>
          </table:table-cell>
          <table:table-cell office:value-type="float" office:value="20308.30859" calcext:value-type="float">
            <text:p>20308.30859</text:p>
          </table:table-cell>
          <table:table-cell office:value-type="float" office:value="-1505" calcext:value-type="float">
            <text:p>-1505</text:p>
          </table:table-cell>
          <table:table-cell office:value-type="string" calcext:value-type="string">
            <text:p>FFFFFA1F</text:p>
          </table:table-cell>
          <table:table-cell office:value-type="float" office:value="1513.77294" calcext:value-type="float">
            <text:p>1513.77294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35" calcext:value-type="float">
            <text:p>635</text:p>
          </table:table-cell>
          <table:table-cell office:value-type="float" office:value="20340.33984" calcext:value-type="float">
            <text:p>20340.33984</text:p>
          </table:table-cell>
          <table:table-cell office:value-type="float" office:value="-1498" calcext:value-type="float">
            <text:p>-1498</text:p>
          </table:table-cell>
          <table:table-cell office:value-type="string" calcext:value-type="string">
            <text:p>FFFFFA26</text:p>
          </table:table-cell>
          <table:table-cell office:value-type="float" office:value="1478.96911" calcext:value-type="float">
            <text:p>1478.9691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36" calcext:value-type="float">
            <text:p>636</text:p>
          </table:table-cell>
          <table:table-cell office:value-type="float" office:value="20372.37304" calcext:value-type="float">
            <text:p>20372.37304</text:p>
          </table:table-cell>
          <table:table-cell office:value-type="float" office:value="-1490" calcext:value-type="float">
            <text:p>-1490</text:p>
          </table:table-cell>
          <table:table-cell office:value-type="string" calcext:value-type="string">
            <text:p>FFFFFA2E</text:p>
          </table:table-cell>
          <table:table-cell office:value-type="float" office:value="1492.8236" calcext:value-type="float">
            <text:p>1492.8236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37" calcext:value-type="float">
            <text:p>637</text:p>
          </table:table-cell>
          <table:table-cell office:value-type="float" office:value="20404.40429" calcext:value-type="float">
            <text:p>20404.40429</text:p>
          </table:table-cell>
          <table:table-cell office:value-type="float" office:value="-1483" calcext:value-type="float">
            <text:p>-1483</text:p>
          </table:table-cell>
          <table:table-cell office:value-type="string" calcext:value-type="string">
            <text:p>FFFFFA35</text:p>
          </table:table-cell>
          <table:table-cell office:value-type="float" office:value="1497.45263" calcext:value-type="float">
            <text:p>1497.4526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38" calcext:value-type="float">
            <text:p>638</text:p>
          </table:table-cell>
          <table:table-cell office:value-type="float" office:value="20436.43554" calcext:value-type="float">
            <text:p>20436.43554</text:p>
          </table:table-cell>
          <table:table-cell office:value-type="float" office:value="-1477" calcext:value-type="float">
            <text:p>-1477</text:p>
          </table:table-cell>
          <table:table-cell office:value-type="string" calcext:value-type="string">
            <text:p>FFFFFA3B</text:p>
          </table:table-cell>
          <table:table-cell office:value-type="float" office:value="1503.47558" calcext:value-type="float">
            <text:p>1503.4755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39" calcext:value-type="float">
            <text:p>639</text:p>
          </table:table-cell>
          <table:table-cell office:value-type="float" office:value="20468.46875" calcext:value-type="float">
            <text:p>20468.46875</text:p>
          </table:table-cell>
          <table:table-cell office:value-type="float" office:value="-1473" calcext:value-type="float">
            <text:p>-1473</text:p>
          </table:table-cell>
          <table:table-cell office:value-type="string" calcext:value-type="string">
            <text:p>FFFFFA3F</text:p>
          </table:table-cell>
          <table:table-cell office:value-type="float" office:value="1525.1853" calcext:value-type="float">
            <text:p>1525.1853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40" calcext:value-type="float">
            <text:p>640</text:p>
          </table:table-cell>
          <table:table-cell office:value-type="float" office:value="20500.5" calcext:value-type="float">
            <text:p>20500.5</text:p>
          </table:table-cell>
          <table:table-cell office:value-type="float" office:value="-1470" calcext:value-type="float">
            <text:p>-1470</text:p>
          </table:table-cell>
          <table:table-cell office:value-type="string" calcext:value-type="string">
            <text:p>FFFFFA42</text:p>
          </table:table-cell>
          <table:table-cell office:value-type="float" office:value="1535.50646" calcext:value-type="float">
            <text:p>1535.5064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41" calcext:value-type="float">
            <text:p>641</text:p>
          </table:table-cell>
          <table:table-cell office:value-type="float" office:value="20532.5332" calcext:value-type="float">
            <text:p>20532.5332</text:p>
          </table:table-cell>
          <table:table-cell office:value-type="float" office:value="-1467" calcext:value-type="float">
            <text:p>-1467</text:p>
          </table:table-cell>
          <table:table-cell office:value-type="string" calcext:value-type="string">
            <text:p>FFFFFA45</text:p>
          </table:table-cell>
          <table:table-cell office:value-type="float" office:value="1513.77819" calcext:value-type="float">
            <text:p>1513.77819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42" calcext:value-type="float">
            <text:p>642</text:p>
          </table:table-cell>
          <table:table-cell office:value-type="float" office:value="20564.56445" calcext:value-type="float">
            <text:p>20564.56445</text:p>
          </table:table-cell>
          <table:table-cell office:value-type="float" office:value="-1463" calcext:value-type="float">
            <text:p>-1463</text:p>
          </table:table-cell>
          <table:table-cell office:value-type="string" calcext:value-type="string">
            <text:p>FFFFFA49</text:p>
          </table:table-cell>
          <table:table-cell office:value-type="float" office:value="1488.40075" calcext:value-type="float">
            <text:p>1488.40075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43" calcext:value-type="float">
            <text:p>643</text:p>
          </table:table-cell>
          <table:table-cell office:value-type="float" office:value="20596.5957" calcext:value-type="float">
            <text:p>20596.5957</text:p>
          </table:table-cell>
          <table:table-cell office:value-type="float" office:value="-1461" calcext:value-type="float">
            <text:p>-1461</text:p>
          </table:table-cell>
          <table:table-cell office:value-type="string" calcext:value-type="string">
            <text:p>FFFFFA4B</text:p>
          </table:table-cell>
          <table:table-cell office:value-type="float" office:value="1490.52929" calcext:value-type="float">
            <text:p>1490.52929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44" calcext:value-type="float">
            <text:p>644</text:p>
          </table:table-cell>
          <table:table-cell office:value-type="float" office:value="20628.6289" calcext:value-type="float">
            <text:p>20628.6289</text:p>
          </table:table-cell>
          <table:table-cell office:value-type="float" office:value="-1460" calcext:value-type="float">
            <text:p>-1460</text:p>
          </table:table-cell>
          <table:table-cell office:value-type="string" calcext:value-type="string">
            <text:p>FFFFFA4C</text:p>
          </table:table-cell>
          <table:table-cell office:value-type="float" office:value="1486.74597" calcext:value-type="float">
            <text:p>1486.74597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45" calcext:value-type="float">
            <text:p>645</text:p>
          </table:table-cell>
          <table:table-cell office:value-type="float" office:value="20660.66015" calcext:value-type="float">
            <text:p>20660.66015</text:p>
          </table:table-cell>
          <table:table-cell office:value-type="float" office:value="-1459" calcext:value-type="float">
            <text:p>-1459</text:p>
          </table:table-cell>
          <table:table-cell office:value-type="string" calcext:value-type="string">
            <text:p>FFFFFA4D</text:p>
          </table:table-cell>
          <table:table-cell office:value-type="float" office:value="1522.07946" calcext:value-type="float">
            <text:p>1522.0794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46" calcext:value-type="float">
            <text:p>646</text:p>
          </table:table-cell>
          <table:table-cell office:value-type="float" office:value="20692.69335" calcext:value-type="float">
            <text:p>20692.69335</text:p>
          </table:table-cell>
          <table:table-cell office:value-type="float" office:value="-1460" calcext:value-type="float">
            <text:p>-1460</text:p>
          </table:table-cell>
          <table:table-cell office:value-type="string" calcext:value-type="string">
            <text:p>FFFFFA4C</text:p>
          </table:table-cell>
          <table:table-cell office:value-type="float" office:value="1529.63806" calcext:value-type="float">
            <text:p>1529.6380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47" calcext:value-type="float">
            <text:p>647</text:p>
          </table:table-cell>
          <table:table-cell office:value-type="float" office:value="20724.7246" calcext:value-type="float">
            <text:p>20724.7246</text:p>
          </table:table-cell>
          <table:table-cell office:value-type="float" office:value="-1458" calcext:value-type="float">
            <text:p>-1458</text:p>
          </table:table-cell>
          <table:table-cell office:value-type="string" calcext:value-type="string">
            <text:p>FFFFFA4E</text:p>
          </table:table-cell>
          <table:table-cell office:value-type="float" office:value="1527.77709" calcext:value-type="float">
            <text:p>1527.77709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48" calcext:value-type="float">
            <text:p>648</text:p>
          </table:table-cell>
          <table:table-cell office:value-type="float" office:value="20756.75585" calcext:value-type="float">
            <text:p>20756.75585</text:p>
          </table:table-cell>
          <table:table-cell office:value-type="float" office:value="-1458" calcext:value-type="float">
            <text:p>-1458</text:p>
          </table:table-cell>
          <table:table-cell office:value-type="string" calcext:value-type="string">
            <text:p>FFFFFA4E</text:p>
          </table:table-cell>
          <table:table-cell office:value-type="float" office:value="1530.83154" calcext:value-type="float">
            <text:p>1530.83154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49" calcext:value-type="float">
            <text:p>649</text:p>
          </table:table-cell>
          <table:table-cell office:value-type="float" office:value="20788.78906" calcext:value-type="float">
            <text:p>20788.78906</text:p>
          </table:table-cell>
          <table:table-cell office:value-type="float" office:value="-1458" calcext:value-type="float">
            <text:p>-1458</text:p>
          </table:table-cell>
          <table:table-cell office:value-type="string" calcext:value-type="string">
            <text:p>FFFFFA4E</text:p>
          </table:table-cell>
          <table:table-cell office:value-type="float" office:value="1478.95031" calcext:value-type="float">
            <text:p>1478.95031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50" calcext:value-type="float">
            <text:p>650</text:p>
          </table:table-cell>
          <table:table-cell office:value-type="float" office:value="20820.82031" calcext:value-type="float">
            <text:p>20820.82031</text:p>
          </table:table-cell>
          <table:table-cell office:value-type="float" office:value="-1459" calcext:value-type="float">
            <text:p>-1459</text:p>
          </table:table-cell>
          <table:table-cell office:value-type="string" calcext:value-type="string">
            <text:p>FFFFFA4D</text:p>
          </table:table-cell>
          <table:table-cell office:value-type="float" office:value="1483.60717" calcext:value-type="float">
            <text:p>1483.60717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51" calcext:value-type="float">
            <text:p>651</text:p>
          </table:table-cell>
          <table:table-cell office:value-type="float" office:value="20852.85351" calcext:value-type="float">
            <text:p>20852.85351</text:p>
          </table:table-cell>
          <table:table-cell office:value-type="float" office:value="-1463" calcext:value-type="float">
            <text:p>-1463</text:p>
          </table:table-cell>
          <table:table-cell office:value-type="string" calcext:value-type="string">
            <text:p>FFFFFA49</text:p>
          </table:table-cell>
          <table:table-cell office:value-type="float" office:value="1498.90148" calcext:value-type="float">
            <text:p>1498.9014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52" calcext:value-type="float">
            <text:p>652</text:p>
          </table:table-cell>
          <table:table-cell office:value-type="float" office:value="20884.88476" calcext:value-type="float">
            <text:p>20884.88476</text:p>
          </table:table-cell>
          <table:table-cell office:value-type="float" office:value="-1469" calcext:value-type="float">
            <text:p>-1469</text:p>
          </table:table-cell>
          <table:table-cell office:value-type="string" calcext:value-type="string">
            <text:p>FFFFFA43</text:p>
          </table:table-cell>
          <table:table-cell office:value-type="float" office:value="1517.69079" calcext:value-type="float">
            <text:p>1517.69079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53" calcext:value-type="float">
            <text:p>653</text:p>
          </table:table-cell>
          <table:table-cell office:value-type="float" office:value="20916.91601" calcext:value-type="float">
            <text:p>20916.91601</text:p>
          </table:table-cell>
          <table:table-cell office:value-type="float" office:value="-1476" calcext:value-type="float">
            <text:p>-1476</text:p>
          </table:table-cell>
          <table:table-cell office:value-type="string" calcext:value-type="string">
            <text:p>FFFFFA3C</text:p>
          </table:table-cell>
          <table:table-cell office:value-type="float" office:value="1531.6997" calcext:value-type="float">
            <text:p>1531.6997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54" calcext:value-type="float">
            <text:p>654</text:p>
          </table:table-cell>
          <table:table-cell office:value-type="float" office:value="20948.94921" calcext:value-type="float">
            <text:p>20948.94921</text:p>
          </table:table-cell>
          <table:table-cell office:value-type="float" office:value="-1483" calcext:value-type="float">
            <text:p>-1483</text:p>
          </table:table-cell>
          <table:table-cell office:value-type="string" calcext:value-type="string">
            <text:p>FFFFFA35</text:p>
          </table:table-cell>
          <table:table-cell office:value-type="float" office:value="1523.30444" calcext:value-type="float">
            <text:p>1523.3044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55" calcext:value-type="float">
            <text:p>655</text:p>
          </table:table-cell>
          <table:table-cell office:value-type="float" office:value="20980.98046" calcext:value-type="float">
            <text:p>20980.98046</text:p>
          </table:table-cell>
          <table:table-cell office:value-type="float" office:value="-1488" calcext:value-type="float">
            <text:p>-1488</text:p>
          </table:table-cell>
          <table:table-cell office:value-type="string" calcext:value-type="string">
            <text:p>FFFFFA30</text:p>
          </table:table-cell>
          <table:table-cell office:value-type="float" office:value="1510.02624" calcext:value-type="float">
            <text:p>1510.02624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56" calcext:value-type="float">
            <text:p>656</text:p>
          </table:table-cell>
          <table:table-cell office:value-type="float" office:value="21013.01367" calcext:value-type="float">
            <text:p>21013.01367</text:p>
          </table:table-cell>
          <table:table-cell office:value-type="float" office:value="-1495" calcext:value-type="float">
            <text:p>-1495</text:p>
          </table:table-cell>
          <table:table-cell office:value-type="string" calcext:value-type="string">
            <text:p>FFFFFA29</text:p>
          </table:table-cell>
          <table:table-cell office:value-type="float" office:value="1494.74841" calcext:value-type="float">
            <text:p>1494.74841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57" calcext:value-type="float">
            <text:p>657</text:p>
          </table:table-cell>
          <table:table-cell office:value-type="float" office:value="21045.04492" calcext:value-type="float">
            <text:p>21045.04492</text:p>
          </table:table-cell>
          <table:table-cell office:value-type="float" office:value="-1501" calcext:value-type="float">
            <text:p>-1501</text:p>
          </table:table-cell>
          <table:table-cell office:value-type="string" calcext:value-type="string">
            <text:p>FFFFFA23</text:p>
          </table:table-cell>
          <table:table-cell office:value-type="float" office:value="1498.78527" calcext:value-type="float">
            <text:p>1498.78527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58" calcext:value-type="float">
            <text:p>658</text:p>
          </table:table-cell>
          <table:table-cell office:value-type="float" office:value="21077.07617" calcext:value-type="float">
            <text:p>21077.07617</text:p>
          </table:table-cell>
          <table:table-cell office:value-type="float" office:value="-1507" calcext:value-type="float">
            <text:p>-1507</text:p>
          </table:table-cell>
          <table:table-cell office:value-type="string" calcext:value-type="string">
            <text:p>FFFFFA1D</text:p>
          </table:table-cell>
          <table:table-cell office:value-type="float" office:value="1483.62304" calcext:value-type="float">
            <text:p>1483.62304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59" calcext:value-type="float">
            <text:p>659</text:p>
          </table:table-cell>
          <table:table-cell office:value-type="float" office:value="21109.10937" calcext:value-type="float">
            <text:p>21109.10937</text:p>
          </table:table-cell>
          <table:table-cell office:value-type="float" office:value="-1515" calcext:value-type="float">
            <text:p>-1515</text:p>
          </table:table-cell>
          <table:table-cell office:value-type="string" calcext:value-type="string">
            <text:p>FFFFFA15</text:p>
          </table:table-cell>
          <table:table-cell office:value-type="float" office:value="1507.40295" calcext:value-type="float">
            <text:p>1507.40295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60" calcext:value-type="float">
            <text:p>660</text:p>
          </table:table-cell>
          <table:table-cell office:value-type="float" office:value="21141.14062" calcext:value-type="float">
            <text:p>21141.14062</text:p>
          </table:table-cell>
          <table:table-cell office:value-type="float" office:value="-1523" calcext:value-type="float">
            <text:p>-1523</text:p>
          </table:table-cell>
          <table:table-cell office:value-type="string" calcext:value-type="string">
            <text:p>FFFFFA0D</text:p>
          </table:table-cell>
          <table:table-cell office:value-type="float" office:value="1520.48303" calcext:value-type="float">
            <text:p>1520.4830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61" calcext:value-type="float">
            <text:p>661</text:p>
          </table:table-cell>
          <table:table-cell office:value-type="float" office:value="21173.17382" calcext:value-type="float">
            <text:p>21173.17382</text:p>
          </table:table-cell>
          <table:table-cell office:value-type="float" office:value="-1531" calcext:value-type="float">
            <text:p>-1531</text:p>
          </table:table-cell>
          <table:table-cell office:value-type="string" calcext:value-type="string">
            <text:p>FFFFFA05</text:p>
          </table:table-cell>
          <table:table-cell office:value-type="float" office:value="1516.36486" calcext:value-type="float">
            <text:p>1516.3648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62" calcext:value-type="float">
            <text:p>662</text:p>
          </table:table-cell>
          <table:table-cell office:value-type="float" office:value="21205.20507" calcext:value-type="float">
            <text:p>21205.20507</text:p>
          </table:table-cell>
          <table:table-cell office:value-type="float" office:value="-1536" calcext:value-type="float">
            <text:p>-1536</text:p>
          </table:table-cell>
          <table:table-cell office:value-type="string" calcext:value-type="string">
            <text:p>FFFFFA00</text:p>
          </table:table-cell>
          <table:table-cell office:value-type="float" office:value="1534.44421" calcext:value-type="float">
            <text:p>1534.44421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63" calcext:value-type="float">
            <text:p>663</text:p>
          </table:table-cell>
          <table:table-cell office:value-type="float" office:value="21237.23632" calcext:value-type="float">
            <text:p>21237.23632</text:p>
          </table:table-cell>
          <table:table-cell office:value-type="float" office:value="-1544" calcext:value-type="float">
            <text:p>-1544</text:p>
          </table:table-cell>
          <table:table-cell office:value-type="string" calcext:value-type="string">
            <text:p>FFFFF9F8</text:p>
          </table:table-cell>
          <table:table-cell office:value-type="float" office:value="1506.6538" calcext:value-type="float">
            <text:p>1506.653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64" calcext:value-type="float">
            <text:p>664</text:p>
          </table:table-cell>
          <table:table-cell office:value-type="float" office:value="21269.26953" calcext:value-type="float">
            <text:p>21269.26953</text:p>
          </table:table-cell>
          <table:table-cell office:value-type="float" office:value="-1553" calcext:value-type="float">
            <text:p>-1553</text:p>
          </table:table-cell>
          <table:table-cell office:value-type="string" calcext:value-type="string">
            <text:p>FFFFF9EF</text:p>
          </table:table-cell>
          <table:table-cell office:value-type="float" office:value="1488.57495" calcext:value-type="float">
            <text:p>1488.5749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65" calcext:value-type="float">
            <text:p>665</text:p>
          </table:table-cell>
          <table:table-cell office:value-type="float" office:value="21301.30078" calcext:value-type="float">
            <text:p>21301.30078</text:p>
          </table:table-cell>
          <table:table-cell office:value-type="float" office:value="-1561" calcext:value-type="float">
            <text:p>-1561</text:p>
          </table:table-cell>
          <table:table-cell office:value-type="string" calcext:value-type="string">
            <text:p>FFFFF9E7</text:p>
          </table:table-cell>
          <table:table-cell office:value-type="float" office:value="1470.94311" calcext:value-type="float">
            <text:p>1470.9431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66" calcext:value-type="float">
            <text:p>666</text:p>
          </table:table-cell>
          <table:table-cell office:value-type="float" office:value="21333.33398" calcext:value-type="float">
            <text:p>21333.33398</text:p>
          </table:table-cell>
          <table:table-cell office:value-type="float" office:value="-1570" calcext:value-type="float">
            <text:p>-1570</text:p>
          </table:table-cell>
          <table:table-cell office:value-type="string" calcext:value-type="string">
            <text:p>FFFFF9DE</text:p>
          </table:table-cell>
          <table:table-cell office:value-type="float" office:value="1500.62487" calcext:value-type="float">
            <text:p>1500.62487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67" calcext:value-type="float">
            <text:p>667</text:p>
          </table:table-cell>
          <table:table-cell office:value-type="float" office:value="21365.36523" calcext:value-type="float">
            <text:p>21365.36523</text:p>
          </table:table-cell>
          <table:table-cell office:value-type="float" office:value="-1577" calcext:value-type="float">
            <text:p>-1577</text:p>
          </table:table-cell>
          <table:table-cell office:value-type="string" calcext:value-type="string">
            <text:p>FFFFF9D7</text:p>
          </table:table-cell>
          <table:table-cell office:value-type="float" office:value="1526.32763" calcext:value-type="float">
            <text:p>1526.32763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68" calcext:value-type="float">
            <text:p>668</text:p>
          </table:table-cell>
          <table:table-cell office:value-type="float" office:value="21397.39648" calcext:value-type="float">
            <text:p>21397.39648</text:p>
          </table:table-cell>
          <table:table-cell office:value-type="float" office:value="-1582" calcext:value-type="float">
            <text:p>-1582</text:p>
          </table:table-cell>
          <table:table-cell office:value-type="string" calcext:value-type="string">
            <text:p>FFFFF9D2</text:p>
          </table:table-cell>
          <table:table-cell office:value-type="float" office:value="1532.7843" calcext:value-type="float">
            <text:p>1532.7843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69" calcext:value-type="float">
            <text:p>669</text:p>
          </table:table-cell>
          <table:table-cell office:value-type="float" office:value="21429.42968" calcext:value-type="float">
            <text:p>21429.42968</text:p>
          </table:table-cell>
          <table:table-cell office:value-type="float" office:value="-1587" calcext:value-type="float">
            <text:p>-1587</text:p>
          </table:table-cell>
          <table:table-cell office:value-type="string" calcext:value-type="string">
            <text:p>FFFFF9CD</text:p>
          </table:table-cell>
          <table:table-cell office:value-type="float" office:value="1511.20263" calcext:value-type="float">
            <text:p>1511.2026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70" calcext:value-type="float">
            <text:p>670</text:p>
          </table:table-cell>
          <table:table-cell office:value-type="float" office:value="21461.46093" calcext:value-type="float">
            <text:p>21461.46093</text:p>
          </table:table-cell>
          <table:table-cell office:value-type="float" office:value="-1593" calcext:value-type="float">
            <text:p>-1593</text:p>
          </table:table-cell>
          <table:table-cell office:value-type="string" calcext:value-type="string">
            <text:p>FFFFF9C7</text:p>
          </table:table-cell>
          <table:table-cell office:value-type="float" office:value="1480.07128" calcext:value-type="float">
            <text:p>1480.07128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71" calcext:value-type="float">
            <text:p>671</text:p>
          </table:table-cell>
          <table:table-cell office:value-type="float" office:value="21493.49414" calcext:value-type="float">
            <text:p>21493.49414</text:p>
          </table:table-cell>
          <table:table-cell office:value-type="float" office:value="-1599" calcext:value-type="float">
            <text:p>-1599</text:p>
          </table:table-cell>
          <table:table-cell office:value-type="string" calcext:value-type="string">
            <text:p>FFFFF9C1</text:p>
          </table:table-cell>
          <table:table-cell office:value-type="float" office:value="1482.44165" calcext:value-type="float">
            <text:p>1482.44165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72" calcext:value-type="float">
            <text:p>672</text:p>
          </table:table-cell>
          <table:table-cell office:value-type="float" office:value="21525.52539" calcext:value-type="float">
            <text:p>21525.52539</text:p>
          </table:table-cell>
          <table:table-cell office:value-type="float" office:value="-1607" calcext:value-type="float">
            <text:p>-1607</text:p>
          </table:table-cell>
          <table:table-cell office:value-type="string" calcext:value-type="string">
            <text:p>FFFFF9B9</text:p>
          </table:table-cell>
          <table:table-cell office:value-type="float" office:value="1490.67297" calcext:value-type="float">
            <text:p>1490.67297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73" calcext:value-type="float">
            <text:p>673</text:p>
          </table:table-cell>
          <table:table-cell office:value-type="float" office:value="21557.55664" calcext:value-type="float">
            <text:p>21557.55664</text:p>
          </table:table-cell>
          <table:table-cell office:value-type="float" office:value="-1614" calcext:value-type="float">
            <text:p>-1614</text:p>
          </table:table-cell>
          <table:table-cell office:value-type="string" calcext:value-type="string">
            <text:p>FFFFF9B2</text:p>
          </table:table-cell>
          <table:table-cell office:value-type="float" office:value="1518.85766" calcext:value-type="float">
            <text:p>1518.85766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74" calcext:value-type="float">
            <text:p>674</text:p>
          </table:table-cell>
          <table:table-cell office:value-type="float" office:value="21589.58984" calcext:value-type="float">
            <text:p>21589.58984</text:p>
          </table:table-cell>
          <table:table-cell office:value-type="float" office:value="-1619" calcext:value-type="float">
            <text:p>-1619</text:p>
          </table:table-cell>
          <table:table-cell office:value-type="string" calcext:value-type="string">
            <text:p>FFFFF9AD</text:p>
          </table:table-cell>
          <table:table-cell office:value-type="float" office:value="1538.50158" calcext:value-type="float">
            <text:p>1538.50158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75" calcext:value-type="float">
            <text:p>675</text:p>
          </table:table-cell>
          <table:table-cell office:value-type="float" office:value="21621.62109" calcext:value-type="float">
            <text:p>21621.62109</text:p>
          </table:table-cell>
          <table:table-cell office:value-type="float" office:value="-1623" calcext:value-type="float">
            <text:p>-1623</text:p>
          </table:table-cell>
          <table:table-cell office:value-type="string" calcext:value-type="string">
            <text:p>FFFFF9A9</text:p>
          </table:table-cell>
          <table:table-cell office:value-type="float" office:value="1529.15783" calcext:value-type="float">
            <text:p>1529.15783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76" calcext:value-type="float">
            <text:p>676</text:p>
          </table:table-cell>
          <table:table-cell office:value-type="float" office:value="21653.65429" calcext:value-type="float">
            <text:p>21653.65429</text:p>
          </table:table-cell>
          <table:table-cell office:value-type="float" office:value="-1626" calcext:value-type="float">
            <text:p>-1626</text:p>
          </table:table-cell>
          <table:table-cell office:value-type="string" calcext:value-type="string">
            <text:p>FFFFF9A6</text:p>
          </table:table-cell>
          <table:table-cell office:value-type="float" office:value="1520.34619" calcext:value-type="float">
            <text:p>1520.3461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77" calcext:value-type="float">
            <text:p>677</text:p>
          </table:table-cell>
          <table:table-cell office:value-type="float" office:value="21685.68554" calcext:value-type="float">
            <text:p>21685.68554</text:p>
          </table:table-cell>
          <table:table-cell office:value-type="float" office:value="-1630" calcext:value-type="float">
            <text:p>-1630</text:p>
          </table:table-cell>
          <table:table-cell office:value-type="string" calcext:value-type="string">
            <text:p>FFFFF9A2</text:p>
          </table:table-cell>
          <table:table-cell office:value-type="float" office:value="1467.27014" calcext:value-type="float">
            <text:p>1467.2701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78" calcext:value-type="float">
            <text:p>678</text:p>
          </table:table-cell>
          <table:table-cell office:value-type="float" office:value="21717.71679" calcext:value-type="float">
            <text:p>21717.71679</text:p>
          </table:table-cell>
          <table:table-cell office:value-type="float" office:value="-1632" calcext:value-type="float">
            <text:p>-1632</text:p>
          </table:table-cell>
          <table:table-cell office:value-type="string" calcext:value-type="string">
            <text:p>FFFFF9A0</text:p>
          </table:table-cell>
          <table:table-cell office:value-type="float" office:value="1468.59619" calcext:value-type="float">
            <text:p>1468.59619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79" calcext:value-type="float">
            <text:p>679</text:p>
          </table:table-cell>
          <table:table-cell office:value-type="float" office:value="21749.75" calcext:value-type="float">
            <text:p>21749.75</text:p>
          </table:table-cell>
          <table:table-cell office:value-type="float" office:value="-1634" calcext:value-type="float">
            <text:p>-1634</text:p>
          </table:table-cell>
          <table:table-cell office:value-type="string" calcext:value-type="string">
            <text:p>FFFFF99E</text:p>
          </table:table-cell>
          <table:table-cell office:value-type="float" office:value="1475.22753" calcext:value-type="float">
            <text:p>1475.2275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80" calcext:value-type="float">
            <text:p>680</text:p>
          </table:table-cell>
          <table:table-cell office:value-type="float" office:value="21781.78125" calcext:value-type="float">
            <text:p>21781.78125</text:p>
          </table:table-cell>
          <table:table-cell office:value-type="float" office:value="-1637" calcext:value-type="float">
            <text:p>-1637</text:p>
          </table:table-cell>
          <table:table-cell office:value-type="string" calcext:value-type="string">
            <text:p>FFFFF99B</text:p>
          </table:table-cell>
          <table:table-cell office:value-type="float" office:value="1516.01538" calcext:value-type="float">
            <text:p>1516.01538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81" calcext:value-type="float">
            <text:p>681</text:p>
          </table:table-cell>
          <table:table-cell office:value-type="float" office:value="21813.81445" calcext:value-type="float">
            <text:p>21813.81445</text:p>
          </table:table-cell>
          <table:table-cell office:value-type="float" office:value="-1638" calcext:value-type="float">
            <text:p>-1638</text:p>
          </table:table-cell>
          <table:table-cell office:value-type="string" calcext:value-type="string">
            <text:p>FFFFF99A</text:p>
          </table:table-cell>
          <table:table-cell office:value-type="float" office:value="1539.88537" calcext:value-type="float">
            <text:p>1539.88537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82" calcext:value-type="float">
            <text:p>682</text:p>
          </table:table-cell>
          <table:table-cell office:value-type="float" office:value="21845.8457" calcext:value-type="float">
            <text:p>21845.8457</text:p>
          </table:table-cell>
          <table:table-cell office:value-type="float" office:value="-1639" calcext:value-type="float">
            <text:p>-1639</text:p>
          </table:table-cell>
          <table:table-cell office:value-type="string" calcext:value-type="string">
            <text:p>FFFFF999</text:p>
          </table:table-cell>
          <table:table-cell office:value-type="float" office:value="1543.31237" calcext:value-type="float">
            <text:p>1543.31237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83" calcext:value-type="float">
            <text:p>683</text:p>
          </table:table-cell>
          <table:table-cell office:value-type="float" office:value="21877.87695" calcext:value-type="float">
            <text:p>21877.87695</text:p>
          </table:table-cell>
          <table:table-cell office:value-type="float" office:value="-1640" calcext:value-type="float">
            <text:p>-1640</text:p>
          </table:table-cell>
          <table:table-cell office:value-type="string" calcext:value-type="string">
            <text:p>FFFFF998</text:p>
          </table:table-cell>
          <table:table-cell office:value-type="float" office:value="1519.70898" calcext:value-type="float">
            <text:p>1519.70898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84" calcext:value-type="float">
            <text:p>684</text:p>
          </table:table-cell>
          <table:table-cell office:value-type="float" office:value="21909.91015" calcext:value-type="float">
            <text:p>21909.91015</text:p>
          </table:table-cell>
          <table:table-cell office:value-type="float" office:value="-1640" calcext:value-type="float">
            <text:p>-1640</text:p>
          </table:table-cell>
          <table:table-cell office:value-type="string" calcext:value-type="string">
            <text:p>FFFFF998</text:p>
          </table:table-cell>
          <table:table-cell office:value-type="float" office:value="1506.5382" calcext:value-type="float">
            <text:p>1506.5382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85" calcext:value-type="float">
            <text:p>685</text:p>
          </table:table-cell>
          <table:table-cell office:value-type="float" office:value="21941.9414" calcext:value-type="float">
            <text:p>21941.9414</text:p>
          </table:table-cell>
          <table:table-cell office:value-type="float" office:value="-1642" calcext:value-type="float">
            <text:p>-1642</text:p>
          </table:table-cell>
          <table:table-cell office:value-type="string" calcext:value-type="string">
            <text:p>FFFFF996</text:p>
          </table:table-cell>
          <table:table-cell office:value-type="float" office:value="1458.8562" calcext:value-type="float">
            <text:p>1458.8562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86" calcext:value-type="float">
            <text:p>686</text:p>
          </table:table-cell>
          <table:table-cell office:value-type="float" office:value="21973.9746" calcext:value-type="float">
            <text:p>21973.9746</text:p>
          </table:table-cell>
          <table:table-cell office:value-type="float" office:value="-1642" calcext:value-type="float">
            <text:p>-1642</text:p>
          </table:table-cell>
          <table:table-cell office:value-type="string" calcext:value-type="string">
            <text:p>FFFFF996</text:p>
          </table:table-cell>
          <table:table-cell office:value-type="float" office:value="1472.29919" calcext:value-type="float">
            <text:p>1472.29919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87" calcext:value-type="float">
            <text:p>687</text:p>
          </table:table-cell>
          <table:table-cell office:value-type="float" office:value="22006.00585" calcext:value-type="float">
            <text:p>22006.00585</text:p>
          </table:table-cell>
          <table:table-cell office:value-type="float" office:value="-1641" calcext:value-type="float">
            <text:p>-1641</text:p>
          </table:table-cell>
          <table:table-cell office:value-type="string" calcext:value-type="string">
            <text:p>FFFFF997</text:p>
          </table:table-cell>
          <table:table-cell office:value-type="float" office:value="1509.8778" calcext:value-type="float">
            <text:p>1509.877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88" calcext:value-type="float">
            <text:p>688</text:p>
          </table:table-cell>
          <table:table-cell office:value-type="float" office:value="22038.0371" calcext:value-type="float">
            <text:p>22038.0371</text:p>
          </table:table-cell>
          <table:table-cell office:value-type="float" office:value="-1637" calcext:value-type="float">
            <text:p>-1637</text:p>
          </table:table-cell>
          <table:table-cell office:value-type="string" calcext:value-type="string">
            <text:p>FFFFF99B</text:p>
          </table:table-cell>
          <table:table-cell office:value-type="float" office:value="1523.66674" calcext:value-type="float">
            <text:p>1523.66674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89" calcext:value-type="float">
            <text:p>689</text:p>
          </table:table-cell>
          <table:table-cell office:value-type="float" office:value="22070.07031" calcext:value-type="float">
            <text:p>22070.07031</text:p>
          </table:table-cell>
          <table:table-cell office:value-type="float" office:value="-1631" calcext:value-type="float">
            <text:p>-1631</text:p>
          </table:table-cell>
          <table:table-cell office:value-type="string" calcext:value-type="string">
            <text:p>FFFFF9A1</text:p>
          </table:table-cell>
          <table:table-cell office:value-type="float" office:value="1521.85498" calcext:value-type="float">
            <text:p>1521.8549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90" calcext:value-type="float">
            <text:p>690</text:p>
          </table:table-cell>
          <table:table-cell office:value-type="float" office:value="22102.10156" calcext:value-type="float">
            <text:p>22102.10156</text:p>
          </table:table-cell>
          <table:table-cell office:value-type="float" office:value="-1625" calcext:value-type="float">
            <text:p>-1625</text:p>
          </table:table-cell>
          <table:table-cell office:value-type="string" calcext:value-type="string">
            <text:p>FFFFF9A7</text:p>
          </table:table-cell>
          <table:table-cell office:value-type="float" office:value="1532.46765" calcext:value-type="float">
            <text:p>1532.4676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91" calcext:value-type="float">
            <text:p>691</text:p>
          </table:table-cell>
          <table:table-cell office:value-type="float" office:value="22134.13476" calcext:value-type="float">
            <text:p>22134.13476</text:p>
          </table:table-cell>
          <table:table-cell office:value-type="float" office:value="-1620" calcext:value-type="float">
            <text:p>-1620</text:p>
          </table:table-cell>
          <table:table-cell office:value-type="string" calcext:value-type="string">
            <text:p>FFFFF9AC</text:p>
          </table:table-cell>
          <table:table-cell office:value-type="float" office:value="1492.16149" calcext:value-type="float">
            <text:p>1492.16149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92" calcext:value-type="float">
            <text:p>692</text:p>
          </table:table-cell>
          <table:table-cell office:value-type="float" office:value="22166.16601" calcext:value-type="float">
            <text:p>22166.16601</text:p>
          </table:table-cell>
          <table:table-cell office:value-type="float" office:value="-1616" calcext:value-type="float">
            <text:p>-1616</text:p>
          </table:table-cell>
          <table:table-cell office:value-type="string" calcext:value-type="string">
            <text:p>FFFFF9B0</text:p>
          </table:table-cell>
          <table:table-cell office:value-type="float" office:value="1498.00878" calcext:value-type="float">
            <text:p>1498.00878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93" calcext:value-type="float">
            <text:p>693</text:p>
          </table:table-cell>
          <table:table-cell office:value-type="float" office:value="22198.19726" calcext:value-type="float">
            <text:p>22198.19726</text:p>
          </table:table-cell>
          <table:table-cell office:value-type="float" office:value="-1611" calcext:value-type="float">
            <text:p>-1611</text:p>
          </table:table-cell>
          <table:table-cell office:value-type="string" calcext:value-type="string">
            <text:p>FFFFF9B5</text:p>
          </table:table-cell>
          <table:table-cell office:value-type="float" office:value="1488.69592" calcext:value-type="float">
            <text:p>1488.69592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94" calcext:value-type="float">
            <text:p>694</text:p>
          </table:table-cell>
          <table:table-cell office:value-type="float" office:value="22230.23046" calcext:value-type="float">
            <text:p>22230.23046</text:p>
          </table:table-cell>
          <table:table-cell office:value-type="float" office:value="-1605" calcext:value-type="float">
            <text:p>-1605</text:p>
          </table:table-cell>
          <table:table-cell office:value-type="string" calcext:value-type="string">
            <text:p>FFFFF9BB</text:p>
          </table:table-cell>
          <table:table-cell office:value-type="float" office:value="1490.71557" calcext:value-type="float">
            <text:p>1490.71557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95" calcext:value-type="float">
            <text:p>695</text:p>
          </table:table-cell>
          <table:table-cell office:value-type="float" office:value="22262.26171" calcext:value-type="float">
            <text:p>22262.26171</text:p>
          </table:table-cell>
          <table:table-cell office:value-type="float" office:value="-1597" calcext:value-type="float">
            <text:p>-1597</text:p>
          </table:table-cell>
          <table:table-cell office:value-type="string" calcext:value-type="string">
            <text:p>FFFFF9C3</text:p>
          </table:table-cell>
          <table:table-cell office:value-type="float" office:value="1558.96862" calcext:value-type="float">
            <text:p>1558.9686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96" calcext:value-type="float">
            <text:p>696</text:p>
          </table:table-cell>
          <table:table-cell office:value-type="float" office:value="22294.29492" calcext:value-type="float">
            <text:p>22294.29492</text:p>
          </table:table-cell>
          <table:table-cell office:value-type="float" office:value="-1590" calcext:value-type="float">
            <text:p>-1590</text:p>
          </table:table-cell>
          <table:table-cell office:value-type="string" calcext:value-type="string">
            <text:p>FFFFF9CA</text:p>
          </table:table-cell>
          <table:table-cell office:value-type="float" office:value="1524.21887" calcext:value-type="float">
            <text:p>1524.21887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97" calcext:value-type="float">
            <text:p>697</text:p>
          </table:table-cell>
          <table:table-cell office:value-type="float" office:value="22326.32617" calcext:value-type="float">
            <text:p>22326.32617</text:p>
          </table:table-cell>
          <table:table-cell office:value-type="float" office:value="-1583" calcext:value-type="float">
            <text:p>-1583</text:p>
          </table:table-cell>
          <table:table-cell office:value-type="string" calcext:value-type="string">
            <text:p>FFFFF9D1</text:p>
          </table:table-cell>
          <table:table-cell office:value-type="float" office:value="1542.83154" calcext:value-type="float">
            <text:p>1542.83154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98" calcext:value-type="float">
            <text:p>698</text:p>
          </table:table-cell>
          <table:table-cell office:value-type="float" office:value="22358.35742" calcext:value-type="float">
            <text:p>22358.35742</text:p>
          </table:table-cell>
          <table:table-cell office:value-type="float" office:value="-1575" calcext:value-type="float">
            <text:p>-1575</text:p>
          </table:table-cell>
          <table:table-cell office:value-type="string" calcext:value-type="string">
            <text:p>FFFFF9D9</text:p>
          </table:table-cell>
          <table:table-cell office:value-type="float" office:value="1497.70214" calcext:value-type="float">
            <text:p>1497.70214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99" calcext:value-type="float">
            <text:p>699</text:p>
          </table:table-cell>
          <table:table-cell office:value-type="float" office:value="22390.39062" calcext:value-type="float">
            <text:p>22390.39062</text:p>
          </table:table-cell>
          <table:table-cell office:value-type="float" office:value="-1567" calcext:value-type="float">
            <text:p>-1567</text:p>
          </table:table-cell>
          <table:table-cell office:value-type="string" calcext:value-type="string">
            <text:p>FFFFF9E1</text:p>
          </table:table-cell>
          <table:table-cell office:value-type="float" office:value="1483.87634" calcext:value-type="float">
            <text:p>1483.87634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700" calcext:value-type="float">
            <text:p>700</text:p>
          </table:table-cell>
          <table:table-cell office:value-type="float" office:value="22422.42187" calcext:value-type="float">
            <text:p>22422.42187</text:p>
          </table:table-cell>
          <table:table-cell office:value-type="float" office:value="-1558" calcext:value-type="float">
            <text:p>-1558</text:p>
          </table:table-cell>
          <table:table-cell office:value-type="string" calcext:value-type="string">
            <text:p>FFFFF9EA</text:p>
          </table:table-cell>
          <table:table-cell office:value-type="float" office:value="1480.53503" calcext:value-type="float">
            <text:p>1480.53503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701" calcext:value-type="float">
            <text:p>701</text:p>
          </table:table-cell>
          <table:table-cell office:value-type="float" office:value="22454.45507" calcext:value-type="float">
            <text:p>22454.45507</text:p>
          </table:table-cell>
          <table:table-cell office:value-type="float" office:value="-1548" calcext:value-type="float">
            <text:p>-1548</text:p>
          </table:table-cell>
          <table:table-cell office:value-type="string" calcext:value-type="string">
            <text:p>FFFFF9F4</text:p>
          </table:table-cell>
          <table:table-cell office:value-type="float" office:value="1511.87097" calcext:value-type="float">
            <text:p>1511.87097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702" calcext:value-type="float">
            <text:p>702</text:p>
          </table:table-cell>
          <table:table-cell office:value-type="float" office:value="22486.48632" calcext:value-type="float">
            <text:p>22486.48632</text:p>
          </table:table-cell>
          <table:table-cell office:value-type="float" office:value="-1538" calcext:value-type="float">
            <text:p>-1538</text:p>
          </table:table-cell>
          <table:table-cell office:value-type="string" calcext:value-type="string">
            <text:p>FFFFF9FE</text:p>
          </table:table-cell>
          <table:table-cell office:value-type="float" office:value="1528.65917" calcext:value-type="float">
            <text:p>1528.65917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703" calcext:value-type="float">
            <text:p>703</text:p>
          </table:table-cell>
          <table:table-cell office:value-type="float" office:value="22518.51757" calcext:value-type="float">
            <text:p>22518.51757</text:p>
          </table:table-cell>
          <table:table-cell office:value-type="float" office:value="-1529" calcext:value-type="float">
            <text:p>-1529</text:p>
          </table:table-cell>
          <table:table-cell office:value-type="string" calcext:value-type="string">
            <text:p>FFFFFA07</text:p>
          </table:table-cell>
          <table:table-cell office:value-type="float" office:value="1516.79089" calcext:value-type="float">
            <text:p>1516.79089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704" calcext:value-type="float">
            <text:p>704</text:p>
          </table:table-cell>
          <table:table-cell office:value-type="float" office:value="22550.55078" calcext:value-type="float">
            <text:p>22550.55078</text:p>
          </table:table-cell>
          <table:table-cell office:value-type="float" office:value="-1522" calcext:value-type="float">
            <text:p>-1522</text:p>
          </table:table-cell>
          <table:table-cell office:value-type="string" calcext:value-type="string">
            <text:p>FFFFFA0E</text:p>
          </table:table-cell>
          <table:table-cell office:value-type="float" office:value="1510.06518" calcext:value-type="float">
            <text:p>1510.06518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705" calcext:value-type="float">
            <text:p>705</text:p>
          </table:table-cell>
          <table:table-cell office:value-type="float" office:value="22582.58203" calcext:value-type="float">
            <text:p>22582.58203</text:p>
          </table:table-cell>
          <table:table-cell office:value-type="float" office:value="-1517" calcext:value-type="float">
            <text:p>-1517</text:p>
          </table:table-cell>
          <table:table-cell office:value-type="string" calcext:value-type="string">
            <text:p>FFFFFA13</text:p>
          </table:table-cell>
          <table:table-cell office:value-type="float" office:value="1488.82226" calcext:value-type="float">
            <text:p>1488.82226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706" calcext:value-type="float">
            <text:p>706</text:p>
          </table:table-cell>
          <table:table-cell office:value-type="float" office:value="22614.61523" calcext:value-type="float">
            <text:p>22614.61523</text:p>
          </table:table-cell>
          <table:table-cell office:value-type="float" office:value="-1509" calcext:value-type="float">
            <text:p>-1509</text:p>
          </table:table-cell>
          <table:table-cell office:value-type="string" calcext:value-type="string">
            <text:p>FFFFFA1B</text:p>
          </table:table-cell>
          <table:table-cell office:value-type="float" office:value="1468.35913" calcext:value-type="float">
            <text:p>1468.35913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707" calcext:value-type="float">
            <text:p>707</text:p>
          </table:table-cell>
          <table:table-cell office:value-type="float" office:value="22646.64648" calcext:value-type="float">
            <text:p>22646.64648</text:p>
          </table:table-cell>
          <table:table-cell office:value-type="float" office:value="-1502" calcext:value-type="float">
            <text:p>-1502</text:p>
          </table:table-cell>
          <table:table-cell office:value-type="string" calcext:value-type="string">
            <text:p>FFFFFA22</text:p>
          </table:table-cell>
          <table:table-cell office:value-type="float" office:value="1494.67492" calcext:value-type="float">
            <text:p>1494.67492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708" calcext:value-type="float">
            <text:p>708</text:p>
          </table:table-cell>
          <table:table-cell office:value-type="float" office:value="22678.67773" calcext:value-type="float">
            <text:p>22678.67773</text:p>
          </table:table-cell>
          <table:table-cell office:value-type="float" office:value="-1495" calcext:value-type="float">
            <text:p>-1495</text:p>
          </table:table-cell>
          <table:table-cell office:value-type="string" calcext:value-type="string">
            <text:p>FFFFFA29</text:p>
          </table:table-cell>
          <table:table-cell office:value-type="float" office:value="1505.05065" calcext:value-type="float">
            <text:p>1505.05065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709" calcext:value-type="float">
            <text:p>709</text:p>
          </table:table-cell>
          <table:table-cell office:value-type="float" office:value="22710.71093" calcext:value-type="float">
            <text:p>22710.71093</text:p>
          </table:table-cell>
          <table:table-cell office:value-type="float" office:value="-1488" calcext:value-type="float">
            <text:p>-1488</text:p>
          </table:table-cell>
          <table:table-cell office:value-type="string" calcext:value-type="string">
            <text:p>FFFFFA30</text:p>
          </table:table-cell>
          <table:table-cell office:value-type="float" office:value="1521.9801" calcext:value-type="float">
            <text:p>1521.980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710" calcext:value-type="float">
            <text:p>710</text:p>
          </table:table-cell>
          <table:table-cell office:value-type="float" office:value="22742.74218" calcext:value-type="float">
            <text:p>22742.74218</text:p>
          </table:table-cell>
          <table:table-cell office:value-type="float" office:value="-1482" calcext:value-type="float">
            <text:p>-1482</text:p>
          </table:table-cell>
          <table:table-cell office:value-type="string" calcext:value-type="string">
            <text:p>FFFFFA36</text:p>
          </table:table-cell>
          <table:table-cell office:value-type="float" office:value="1556.65319" calcext:value-type="float">
            <text:p>1556.65319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711" calcext:value-type="float">
            <text:p>711</text:p>
          </table:table-cell>
          <table:table-cell office:value-type="float" office:value="22774.77539" calcext:value-type="float">
            <text:p>22774.77539</text:p>
          </table:table-cell>
          <table:table-cell office:value-type="float" office:value="-1478" calcext:value-type="float">
            <text:p>-1478</text:p>
          </table:table-cell>
          <table:table-cell office:value-type="string" calcext:value-type="string">
            <text:p>FFFFFA3A</text:p>
          </table:table-cell>
          <table:table-cell office:value-type="float" office:value="1521.43176" calcext:value-type="float">
            <text:p>1521.43176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712" calcext:value-type="float">
            <text:p>712</text:p>
          </table:table-cell>
          <table:table-cell office:value-type="float" office:value="22806.80664" calcext:value-type="float">
            <text:p>22806.80664</text:p>
          </table:table-cell>
          <table:table-cell office:value-type="float" office:value="-1475" calcext:value-type="float">
            <text:p>-1475</text:p>
          </table:table-cell>
          <table:table-cell office:value-type="string" calcext:value-type="string">
            <text:p>FFFFFA3D</text:p>
          </table:table-cell>
          <table:table-cell office:value-type="float" office:value="1463.12268" calcext:value-type="float">
            <text:p>1463.12268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713" calcext:value-type="float">
            <text:p>713</text:p>
          </table:table-cell>
          <table:table-cell office:value-type="float" office:value="22838.83789" calcext:value-type="float">
            <text:p>22838.83789</text:p>
          </table:table-cell>
          <table:table-cell office:value-type="float" office:value="-1472" calcext:value-type="float">
            <text:p>-1472</text:p>
          </table:table-cell>
          <table:table-cell office:value-type="string" calcext:value-type="string">
            <text:p>FFFFFA40</text:p>
          </table:table-cell>
          <table:table-cell office:value-type="float" office:value="1476.96032" calcext:value-type="float">
            <text:p>1476.96032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714" calcext:value-type="float">
            <text:p>714</text:p>
          </table:table-cell>
          <table:table-cell office:value-type="float" office:value="22870.87109" calcext:value-type="float">
            <text:p>22870.87109</text:p>
          </table:table-cell>
          <table:table-cell office:value-type="float" office:value="-1469" calcext:value-type="float">
            <text:p>-1469</text:p>
          </table:table-cell>
          <table:table-cell office:value-type="string" calcext:value-type="string">
            <text:p>FFFFFA43</text:p>
          </table:table-cell>
          <table:table-cell office:value-type="float" office:value="1468.78955" calcext:value-type="float">
            <text:p>1468.78955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715" calcext:value-type="float">
            <text:p>715</text:p>
          </table:table-cell>
          <table:table-cell office:value-type="float" office:value="22902.90234" calcext:value-type="float">
            <text:p>22902.90234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500.48889" calcext:value-type="float">
            <text:p>1500.4888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716" calcext:value-type="float">
            <text:p>716</text:p>
          </table:table-cell>
          <table:table-cell office:value-type="float" office:value="22934.93554" calcext:value-type="float">
            <text:p>22934.93554</text:p>
          </table:table-cell>
          <table:table-cell office:value-type="float" office:value="-1460" calcext:value-type="float">
            <text:p>-1460</text:p>
          </table:table-cell>
          <table:table-cell office:value-type="string" calcext:value-type="string">
            <text:p>FFFFFA4C</text:p>
          </table:table-cell>
          <table:table-cell office:value-type="float" office:value="1520.59301" calcext:value-type="float">
            <text:p>1520.59301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717" calcext:value-type="float">
            <text:p>717</text:p>
          </table:table-cell>
          <table:table-cell office:value-type="float" office:value="22966.96679" calcext:value-type="float">
            <text:p>22966.96679</text:p>
          </table:table-cell>
          <table:table-cell office:value-type="float" office:value="-1458" calcext:value-type="float">
            <text:p>-1458</text:p>
          </table:table-cell>
          <table:table-cell office:value-type="string" calcext:value-type="string">
            <text:p>FFFFFA4E</text:p>
          </table:table-cell>
          <table:table-cell office:value-type="float" office:value="1524.11657" calcext:value-type="float">
            <text:p>1524.11657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718" calcext:value-type="float">
            <text:p>718</text:p>
          </table:table-cell>
          <table:table-cell office:value-type="float" office:value="22998.99804" calcext:value-type="float">
            <text:p>22998.99804</text:p>
          </table:table-cell>
          <table:table-cell office:value-type="float" office:value="-1457" calcext:value-type="float">
            <text:p>-1457</text:p>
          </table:table-cell>
          <table:table-cell office:value-type="string" calcext:value-type="string">
            <text:p>FFFFFA4F</text:p>
          </table:table-cell>
          <table:table-cell office:value-type="float" office:value="1518.30749" calcext:value-type="float">
            <text:p>1518.30749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719" calcext:value-type="float">
            <text:p>719</text:p>
          </table:table-cell>
          <table:table-cell office:value-type="float" office:value="23031.03125" calcext:value-type="float">
            <text:p>23031.03125</text:p>
          </table:table-cell>
          <table:table-cell office:value-type="float" office:value="-1457" calcext:value-type="float">
            <text:p>-1457</text:p>
          </table:table-cell>
          <table:table-cell office:value-type="string" calcext:value-type="string">
            <text:p>FFFFFA4F</text:p>
          </table:table-cell>
          <table:table-cell office:value-type="float" office:value="1493.67382" calcext:value-type="float">
            <text:p>1493.67382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720" calcext:value-type="float">
            <text:p>720</text:p>
          </table:table-cell>
          <table:table-cell office:value-type="float" office:value="23063.0625" calcext:value-type="float">
            <text:p>23063.0625</text:p>
          </table:table-cell>
          <table:table-cell office:value-type="float" office:value="-1457" calcext:value-type="float">
            <text:p>-1457</text:p>
          </table:table-cell>
          <table:table-cell office:value-type="string" calcext:value-type="string">
            <text:p>FFFFFA4F</text:p>
          </table:table-cell>
          <table:table-cell office:value-type="float" office:value="1476.26953" calcext:value-type="float">
            <text:p>1476.26953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721" calcext:value-type="float">
            <text:p>721</text:p>
          </table:table-cell>
          <table:table-cell office:value-type="float" office:value="23095.0957" calcext:value-type="float">
            <text:p>23095.0957</text:p>
          </table:table-cell>
          <table:table-cell office:value-type="float" office:value="-1455" calcext:value-type="float">
            <text:p>-1455</text:p>
          </table:table-cell>
          <table:table-cell office:value-type="string" calcext:value-type="string">
            <text:p>FFFFFA51</text:p>
          </table:table-cell>
          <table:table-cell office:value-type="float" office:value="1464.97985" calcext:value-type="float">
            <text:p>1464.9798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722" calcext:value-type="float">
            <text:p>722</text:p>
          </table:table-cell>
          <table:table-cell office:value-type="float" office:value="23127.12695" calcext:value-type="float">
            <text:p>23127.12695</text:p>
          </table:table-cell>
          <table:table-cell office:value-type="float" office:value="-1455" calcext:value-type="float">
            <text:p>-1455</text:p>
          </table:table-cell>
          <table:table-cell office:value-type="string" calcext:value-type="string">
            <text:p>FFFFFA51</text:p>
          </table:table-cell>
          <table:table-cell office:value-type="float" office:value="1510.656" calcext:value-type="float">
            <text:p>1510.65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723" calcext:value-type="float">
            <text:p>723</text:p>
          </table:table-cell>
          <table:table-cell office:value-type="float" office:value="23159.1582" calcext:value-type="float">
            <text:p>23159.1582</text:p>
          </table:table-cell>
          <table:table-cell office:value-type="float" office:value="-1457" calcext:value-type="float">
            <text:p>-1457</text:p>
          </table:table-cell>
          <table:table-cell office:value-type="string" calcext:value-type="string">
            <text:p>FFFFFA4F</text:p>
          </table:table-cell>
          <table:table-cell office:value-type="float" office:value="1494.24157" calcext:value-type="float">
            <text:p>1494.24157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724" calcext:value-type="float">
            <text:p>724</text:p>
          </table:table-cell>
          <table:table-cell office:value-type="float" office:value="23191.1914" calcext:value-type="float">
            <text:p>23191.1914</text:p>
          </table:table-cell>
          <table:table-cell office:value-type="float" office:value="-1461" calcext:value-type="float">
            <text:p>-1461</text:p>
          </table:table-cell>
          <table:table-cell office:value-type="string" calcext:value-type="string">
            <text:p>FFFFFA4B</text:p>
          </table:table-cell>
          <table:table-cell office:value-type="float" office:value="1526.4569" calcext:value-type="float">
            <text:p>1526.4569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725" calcext:value-type="float">
            <text:p>725</text:p>
          </table:table-cell>
          <table:table-cell office:value-type="float" office:value="23223.22265" calcext:value-type="float">
            <text:p>23223.22265</text:p>
          </table:table-cell>
          <table:table-cell office:value-type="float" office:value="-1468" calcext:value-type="float">
            <text:p>-1468</text:p>
          </table:table-cell>
          <table:table-cell office:value-type="string" calcext:value-type="string">
            <text:p>FFFFFA44</text:p>
          </table:table-cell>
          <table:table-cell office:value-type="float" office:value="1531.97033" calcext:value-type="float">
            <text:p>1531.97033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726" calcext:value-type="float">
            <text:p>726</text:p>
          </table:table-cell>
          <table:table-cell office:value-type="float" office:value="23255.25585" calcext:value-type="float">
            <text:p>23255.25585</text:p>
          </table:table-cell>
          <table:table-cell office:value-type="float" office:value="-1475" calcext:value-type="float">
            <text:p>-1475</text:p>
          </table:table-cell>
          <table:table-cell office:value-type="string" calcext:value-type="string">
            <text:p>FFFFFA3D</text:p>
          </table:table-cell>
          <table:table-cell office:value-type="float" office:value="1485.89611" calcext:value-type="float">
            <text:p>1485.89611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727" calcext:value-type="float">
            <text:p>727</text:p>
          </table:table-cell>
          <table:table-cell office:value-type="float" office:value="23287.2871" calcext:value-type="float">
            <text:p>23287.2871</text:p>
          </table:table-cell>
          <table:table-cell office:value-type="float" office:value="-1481" calcext:value-type="float">
            <text:p>-1481</text:p>
          </table:table-cell>
          <table:table-cell office:value-type="string" calcext:value-type="string">
            <text:p>FFFFFA37</text:p>
          </table:table-cell>
          <table:table-cell office:value-type="float" office:value="1473.50256" calcext:value-type="float">
            <text:p>1473.50256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728" calcext:value-type="float">
            <text:p>728</text:p>
          </table:table-cell>
          <table:table-cell office:value-type="float" office:value="23319.31835" calcext:value-type="float">
            <text:p>23319.31835</text:p>
          </table:table-cell>
          <table:table-cell office:value-type="float" office:value="-1487" calcext:value-type="float">
            <text:p>-1487</text:p>
          </table:table-cell>
          <table:table-cell office:value-type="string" calcext:value-type="string">
            <text:p>FFFFFA31</text:p>
          </table:table-cell>
          <table:table-cell office:value-type="float" office:value="1474.74035" calcext:value-type="float">
            <text:p>1474.74035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729" calcext:value-type="float">
            <text:p>729</text:p>
          </table:table-cell>
          <table:table-cell office:value-type="float" office:value="23351.35156" calcext:value-type="float">
            <text:p>23351.35156</text:p>
          </table:table-cell>
          <table:table-cell office:value-type="float" office:value="-1493" calcext:value-type="float">
            <text:p>-1493</text:p>
          </table:table-cell>
          <table:table-cell office:value-type="string" calcext:value-type="string">
            <text:p>FFFFFA2B</text:p>
          </table:table-cell>
          <table:table-cell office:value-type="float" office:value="1508.72692" calcext:value-type="float">
            <text:p>1508.7269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730" calcext:value-type="float">
            <text:p>730</text:p>
          </table:table-cell>
          <table:table-cell office:value-type="float" office:value="23383.38281" calcext:value-type="float">
            <text:p>23383.38281</text:p>
          </table:table-cell>
          <table:table-cell office:value-type="float" office:value="-1498" calcext:value-type="float">
            <text:p>-1498</text:p>
          </table:table-cell>
          <table:table-cell office:value-type="string" calcext:value-type="string">
            <text:p>FFFFFA26</text:p>
          </table:table-cell>
          <table:table-cell office:value-type="float" office:value="1532.1267" calcext:value-type="float">
            <text:p>1532.1267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731" calcext:value-type="float">
            <text:p>731</text:p>
          </table:table-cell>
          <table:table-cell office:value-type="float" office:value="23415.41601" calcext:value-type="float">
            <text:p>23415.41601</text:p>
          </table:table-cell>
          <table:table-cell office:value-type="float" office:value="-1505" calcext:value-type="float">
            <text:p>-1505</text:p>
          </table:table-cell>
          <table:table-cell office:value-type="string" calcext:value-type="string">
            <text:p>FFFFFA1F</text:p>
          </table:table-cell>
          <table:table-cell office:value-type="float" office:value="1539.76269" calcext:value-type="float">
            <text:p>1539.76269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732" calcext:value-type="float">
            <text:p>732</text:p>
          </table:table-cell>
          <table:table-cell office:value-type="float" office:value="23447.44726" calcext:value-type="float">
            <text:p>23447.44726</text:p>
          </table:table-cell>
          <table:table-cell office:value-type="float" office:value="-1512" calcext:value-type="float">
            <text:p>-1512</text:p>
          </table:table-cell>
          <table:table-cell office:value-type="string" calcext:value-type="string">
            <text:p>FFFFFA18</text:p>
          </table:table-cell>
          <table:table-cell office:value-type="float" office:value="1505.82507" calcext:value-type="float">
            <text:p>1505.82507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733" calcext:value-type="float">
            <text:p>733</text:p>
          </table:table-cell>
          <table:table-cell office:value-type="float" office:value="23479.47851" calcext:value-type="float">
            <text:p>23479.47851</text:p>
          </table:table-cell>
          <table:table-cell office:value-type="float" office:value="-1520" calcext:value-type="float">
            <text:p>-1520</text:p>
          </table:table-cell>
          <table:table-cell office:value-type="string" calcext:value-type="string">
            <text:p>FFFFFA10</text:p>
          </table:table-cell>
          <table:table-cell office:value-type="float" office:value="1489.1477" calcext:value-type="float">
            <text:p>1489.1477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734" calcext:value-type="float">
            <text:p>734</text:p>
          </table:table-cell>
          <table:table-cell office:value-type="float" office:value="23511.51171" calcext:value-type="float">
            <text:p>23511.51171</text:p>
          </table:table-cell>
          <table:table-cell office:value-type="float" office:value="-1528" calcext:value-type="float">
            <text:p>-1528</text:p>
          </table:table-cell>
          <table:table-cell office:value-type="string" calcext:value-type="string">
            <text:p>FFFFFA08</text:p>
          </table:table-cell>
          <table:table-cell office:value-type="float" office:value="1468.86645" calcext:value-type="float">
            <text:p>1468.86645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735" calcext:value-type="float">
            <text:p>735</text:p>
          </table:table-cell>
          <table:table-cell office:value-type="float" office:value="23543.54296" calcext:value-type="float">
            <text:p>23543.54296</text:p>
          </table:table-cell>
          <table:table-cell office:value-type="float" office:value="-1536" calcext:value-type="float">
            <text:p>-1536</text:p>
          </table:table-cell>
          <table:table-cell office:value-type="string" calcext:value-type="string">
            <text:p>FFFFFA00</text:p>
          </table:table-cell>
          <table:table-cell office:value-type="float" office:value="1477.57275" calcext:value-type="float">
            <text:p>1477.57275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736" calcext:value-type="float">
            <text:p>736</text:p>
          </table:table-cell>
          <table:table-cell office:value-type="float" office:value="23575.57617" calcext:value-type="float">
            <text:p>23575.57617</text:p>
          </table:table-cell>
          <table:table-cell office:value-type="float" office:value="-1544" calcext:value-type="float">
            <text:p>-1544</text:p>
          </table:table-cell>
          <table:table-cell office:value-type="string" calcext:value-type="string">
            <text:p>FFFFF9F8</text:p>
          </table:table-cell>
          <table:table-cell office:value-type="float" office:value="1485.68945" calcext:value-type="float">
            <text:p>1485.68945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737" calcext:value-type="float">
            <text:p>737</text:p>
          </table:table-cell>
          <table:table-cell office:value-type="float" office:value="23607.60742" calcext:value-type="float">
            <text:p>23607.60742</text:p>
          </table:table-cell>
          <table:table-cell office:value-type="float" office:value="-1553" calcext:value-type="float">
            <text:p>-1553</text:p>
          </table:table-cell>
          <table:table-cell office:value-type="string" calcext:value-type="string">
            <text:p>FFFFF9EF</text:p>
          </table:table-cell>
          <table:table-cell office:value-type="float" office:value="1532.83288" calcext:value-type="float">
            <text:p>1532.83288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738" calcext:value-type="float">
            <text:p>738</text:p>
          </table:table-cell>
          <table:table-cell office:value-type="float" office:value="23639.63867" calcext:value-type="float">
            <text:p>23639.63867</text:p>
          </table:table-cell>
          <table:table-cell office:value-type="float" office:value="-1563" calcext:value-type="float">
            <text:p>-1563</text:p>
          </table:table-cell>
          <table:table-cell office:value-type="string" calcext:value-type="string">
            <text:p>FFFFF9E5</text:p>
          </table:table-cell>
          <table:table-cell office:value-type="float" office:value="1542.60522" calcext:value-type="float">
            <text:p>1542.60522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739" calcext:value-type="float">
            <text:p>739</text:p>
          </table:table-cell>
          <table:table-cell office:value-type="float" office:value="23671.67187" calcext:value-type="float">
            <text:p>23671.67187</text:p>
          </table:table-cell>
          <table:table-cell office:value-type="float" office:value="-1573" calcext:value-type="float">
            <text:p>-1573</text:p>
          </table:table-cell>
          <table:table-cell office:value-type="string" calcext:value-type="string">
            <text:p>FFFFF9DB</text:p>
          </table:table-cell>
          <table:table-cell office:value-type="float" office:value="1525.8153" calcext:value-type="float">
            <text:p>1525.8153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740" calcext:value-type="float">
            <text:p>740</text:p>
          </table:table-cell>
          <table:table-cell office:value-type="float" office:value="23703.70312" calcext:value-type="float">
            <text:p>23703.70312</text:p>
          </table:table-cell>
          <table:table-cell office:value-type="float" office:value="-1579" calcext:value-type="float">
            <text:p>-1579</text:p>
          </table:table-cell>
          <table:table-cell office:value-type="string" calcext:value-type="string">
            <text:p>FFFFF9D5</text:p>
          </table:table-cell>
          <table:table-cell office:value-type="float" office:value="1503.90747" calcext:value-type="float">
            <text:p>1503.90747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741" calcext:value-type="float">
            <text:p>741</text:p>
          </table:table-cell>
          <table:table-cell office:value-type="float" office:value="23735.73632" calcext:value-type="float">
            <text:p>23735.73632</text:p>
          </table:table-cell>
          <table:table-cell office:value-type="float" office:value="-1581" calcext:value-type="float">
            <text:p>-1581</text:p>
          </table:table-cell>
          <table:table-cell office:value-type="string" calcext:value-type="string">
            <text:p>FFFFF9D3</text:p>
          </table:table-cell>
          <table:table-cell office:value-type="float" office:value="1471.18066" calcext:value-type="float">
            <text:p>1471.18066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742" calcext:value-type="float">
            <text:p>742</text:p>
          </table:table-cell>
          <table:table-cell office:value-type="float" office:value="23767.76757" calcext:value-type="float">
            <text:p>23767.76757</text:p>
          </table:table-cell>
          <table:table-cell office:value-type="float" office:value="-1585" calcext:value-type="float">
            <text:p>-1585</text:p>
          </table:table-cell>
          <table:table-cell office:value-type="string" calcext:value-type="string">
            <text:p>FFFFF9CF</text:p>
          </table:table-cell>
          <table:table-cell office:value-type="float" office:value="1486.78088" calcext:value-type="float">
            <text:p>1486.78088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743" calcext:value-type="float">
            <text:p>743</text:p>
          </table:table-cell>
          <table:table-cell office:value-type="float" office:value="23799.79882" calcext:value-type="float">
            <text:p>23799.79882</text:p>
          </table:table-cell>
          <table:table-cell office:value-type="float" office:value="-1591" calcext:value-type="float">
            <text:p>-1591</text:p>
          </table:table-cell>
          <table:table-cell office:value-type="string" calcext:value-type="string">
            <text:p>FFFFF9C9</text:p>
          </table:table-cell>
          <table:table-cell office:value-type="float" office:value="1491.8291" calcext:value-type="float">
            <text:p>1491.8291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744" calcext:value-type="float">
            <text:p>744</text:p>
          </table:table-cell>
          <table:table-cell office:value-type="float" office:value="23831.83203" calcext:value-type="float">
            <text:p>23831.83203</text:p>
          </table:table-cell>
          <table:table-cell office:value-type="float" office:value="-1596" calcext:value-type="float">
            <text:p>-1596</text:p>
          </table:table-cell>
          <table:table-cell office:value-type="string" calcext:value-type="string">
            <text:p>FFFFF9C4</text:p>
          </table:table-cell>
          <table:table-cell office:value-type="float" office:value="1510.54418" calcext:value-type="float">
            <text:p>1510.54418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745" calcext:value-type="float">
            <text:p>745</text:p>
          </table:table-cell>
          <table:table-cell office:value-type="float" office:value="23863.86328" calcext:value-type="float">
            <text:p>23863.86328</text:p>
          </table:table-cell>
          <table:table-cell office:value-type="float" office:value="-1604" calcext:value-type="float">
            <text:p>-1604</text:p>
          </table:table-cell>
          <table:table-cell office:value-type="string" calcext:value-type="string">
            <text:p>FFFFF9BC</text:p>
          </table:table-cell>
          <table:table-cell office:value-type="float" office:value="1512.58703" calcext:value-type="float">
            <text:p>1512.58703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746" calcext:value-type="float">
            <text:p>746</text:p>
          </table:table-cell>
          <table:table-cell office:value-type="float" office:value="23895.89648" calcext:value-type="float">
            <text:p>23895.89648</text:p>
          </table:table-cell>
          <table:table-cell office:value-type="float" office:value="-1611" calcext:value-type="float">
            <text:p>-1611</text:p>
          </table:table-cell>
          <table:table-cell office:value-type="string" calcext:value-type="string">
            <text:p>FFFFF9B5</text:p>
          </table:table-cell>
          <table:table-cell office:value-type="float" office:value="1523.51452" calcext:value-type="float">
            <text:p>1523.5145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747" calcext:value-type="float">
            <text:p>747</text:p>
          </table:table-cell>
          <table:table-cell office:value-type="float" office:value="23927.92773" calcext:value-type="float">
            <text:p>23927.92773</text:p>
          </table:table-cell>
          <table:table-cell office:value-type="float" office:value="-1616" calcext:value-type="float">
            <text:p>-1616</text:p>
          </table:table-cell>
          <table:table-cell office:value-type="string" calcext:value-type="string">
            <text:p>FFFFF9B0</text:p>
          </table:table-cell>
          <table:table-cell office:value-type="float" office:value="1485.18518" calcext:value-type="float">
            <text:p>1485.18518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748" calcext:value-type="float">
            <text:p>748</text:p>
          </table:table-cell>
          <table:table-cell office:value-type="float" office:value="23959.95898" calcext:value-type="float">
            <text:p>23959.95898</text:p>
          </table:table-cell>
          <table:table-cell office:value-type="float" office:value="-1620" calcext:value-type="float">
            <text:p>-1620</text:p>
          </table:table-cell>
          <table:table-cell office:value-type="string" calcext:value-type="string">
            <text:p>FFFFF9AC</text:p>
          </table:table-cell>
          <table:table-cell office:value-type="float" office:value="1466.6781" calcext:value-type="float">
            <text:p>1466.6781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749" calcext:value-type="float">
            <text:p>749</text:p>
          </table:table-cell>
          <table:table-cell office:value-type="float" office:value="23991.99218" calcext:value-type="float">
            <text:p>23991.99218</text:p>
          </table:table-cell>
          <table:table-cell office:value-type="float" office:value="-1626" calcext:value-type="float">
            <text:p>-1626</text:p>
          </table:table-cell>
          <table:table-cell office:value-type="string" calcext:value-type="string">
            <text:p>FFFFF9A6</text:p>
          </table:table-cell>
          <table:table-cell office:value-type="float" office:value="1462.64331" calcext:value-type="float">
            <text:p>1462.6433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750" calcext:value-type="float">
            <text:p>750</text:p>
          </table:table-cell>
          <table:table-cell office:value-type="float" office:value="24024.02343" calcext:value-type="float">
            <text:p>24024.02343</text:p>
          </table:table-cell>
          <table:table-cell office:value-type="float" office:value="-1630" calcext:value-type="float">
            <text:p>-1630</text:p>
          </table:table-cell>
          <table:table-cell office:value-type="string" calcext:value-type="string">
            <text:p>FFFFF9A2</text:p>
          </table:table-cell>
          <table:table-cell office:value-type="float" office:value="1485.62609" calcext:value-type="float">
            <text:p>1485.62609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751" calcext:value-type="float">
            <text:p>751</text:p>
          </table:table-cell>
          <table:table-cell office:value-type="float" office:value="24056.05664" calcext:value-type="float">
            <text:p>24056.05664</text:p>
          </table:table-cell>
          <table:table-cell office:value-type="float" office:value="-1633" calcext:value-type="float">
            <text:p>-1633</text:p>
          </table:table-cell>
          <table:table-cell office:value-type="string" calcext:value-type="string">
            <text:p>FFFFF99F</text:p>
          </table:table-cell>
          <table:table-cell office:value-type="float" office:value="1548.1853" calcext:value-type="float">
            <text:p>1548.1853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752" calcext:value-type="float">
            <text:p>752</text:p>
          </table:table-cell>
          <table:table-cell office:value-type="float" office:value="24088.08789" calcext:value-type="float">
            <text:p>24088.08789</text:p>
          </table:table-cell>
          <table:table-cell office:value-type="float" office:value="-1635" calcext:value-type="float">
            <text:p>-1635</text:p>
          </table:table-cell>
          <table:table-cell office:value-type="string" calcext:value-type="string">
            <text:p>FFFFF99D</text:p>
          </table:table-cell>
          <table:table-cell office:value-type="float" office:value="1522.20581" calcext:value-type="float">
            <text:p>1522.20581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753" calcext:value-type="float">
            <text:p>753</text:p>
          </table:table-cell>
          <table:table-cell office:value-type="float" office:value="24120.12109" calcext:value-type="float">
            <text:p>24120.12109</text:p>
          </table:table-cell>
          <table:table-cell office:value-type="float" office:value="-1635" calcext:value-type="float">
            <text:p>-1635</text:p>
          </table:table-cell>
          <table:table-cell office:value-type="string" calcext:value-type="string">
            <text:p>FFFFF99D</text:p>
          </table:table-cell>
          <table:table-cell office:value-type="float" office:value="1502.13269" calcext:value-type="float">
            <text:p>1502.13269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754" calcext:value-type="float">
            <text:p>754</text:p>
          </table:table-cell>
          <table:table-cell office:value-type="float" office:value="24152.15234" calcext:value-type="float">
            <text:p>24152.15234</text:p>
          </table:table-cell>
          <table:table-cell office:value-type="float" office:value="-1637" calcext:value-type="float">
            <text:p>-1637</text:p>
          </table:table-cell>
          <table:table-cell office:value-type="string" calcext:value-type="string">
            <text:p>FFFFF99B</text:p>
          </table:table-cell>
          <table:table-cell office:value-type="float" office:value="1514.14318" calcext:value-type="float">
            <text:p>1514.14318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755" calcext:value-type="float">
            <text:p>755</text:p>
          </table:table-cell>
          <table:table-cell office:value-type="float" office:value="24184.18359" calcext:value-type="float">
            <text:p>24184.18359</text:p>
          </table:table-cell>
          <table:table-cell office:value-type="float" office:value="-1639" calcext:value-type="float">
            <text:p>-1639</text:p>
          </table:table-cell>
          <table:table-cell office:value-type="string" calcext:value-type="string">
            <text:p>FFFFF999</text:p>
          </table:table-cell>
          <table:table-cell office:value-type="float" office:value="1450.32592" calcext:value-type="float">
            <text:p>1450.32592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756" calcext:value-type="float">
            <text:p>756</text:p>
          </table:table-cell>
          <table:table-cell office:value-type="float" office:value="24216.21679" calcext:value-type="float">
            <text:p>24216.21679</text:p>
          </table:table-cell>
          <table:table-cell office:value-type="float" office:value="-1639" calcext:value-type="float">
            <text:p>-1639</text:p>
          </table:table-cell>
          <table:table-cell office:value-type="string" calcext:value-type="string">
            <text:p>FFFFF999</text:p>
          </table:table-cell>
          <table:table-cell office:value-type="float" office:value="1461.05114" calcext:value-type="float">
            <text:p>1461.05114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757" calcext:value-type="float">
            <text:p>757</text:p>
          </table:table-cell>
          <table:table-cell office:value-type="float" office:value="24248.24804" calcext:value-type="float">
            <text:p>24248.24804</text:p>
          </table:table-cell>
          <table:table-cell office:value-type="float" office:value="-1641" calcext:value-type="float">
            <text:p>-1641</text:p>
          </table:table-cell>
          <table:table-cell office:value-type="string" calcext:value-type="string">
            <text:p>FFFFF997</text:p>
          </table:table-cell>
          <table:table-cell office:value-type="float" office:value="1501.12158" calcext:value-type="float">
            <text:p>1501.12158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758" calcext:value-type="float">
            <text:p>758</text:p>
          </table:table-cell>
          <table:table-cell office:value-type="float" office:value="24280.28125" calcext:value-type="float">
            <text:p>24280.28125</text:p>
          </table:table-cell>
          <table:table-cell office:value-type="float" office:value="-1642" calcext:value-type="float">
            <text:p>-1642</text:p>
          </table:table-cell>
          <table:table-cell office:value-type="string" calcext:value-type="string">
            <text:p>FFFFF996</text:p>
          </table:table-cell>
          <table:table-cell office:value-type="float" office:value="1533.58068" calcext:value-type="float">
            <text:p>1533.58068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759" calcext:value-type="float">
            <text:p>759</text:p>
          </table:table-cell>
          <table:table-cell office:value-type="float" office:value="24312.3125" calcext:value-type="float">
            <text:p>24312.3125</text:p>
          </table:table-cell>
          <table:table-cell office:value-type="float" office:value="-1641" calcext:value-type="float">
            <text:p>-1641</text:p>
          </table:table-cell>
          <table:table-cell office:value-type="string" calcext:value-type="string">
            <text:p>FFFFF997</text:p>
          </table:table-cell>
          <table:table-cell office:value-type="float" office:value="1541.01977" calcext:value-type="float">
            <text:p>1541.01977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760" calcext:value-type="float">
            <text:p>760</text:p>
          </table:table-cell>
          <table:table-cell office:value-type="float" office:value="24344.34375" calcext:value-type="float">
            <text:p>24344.34375</text:p>
          </table:table-cell>
          <table:table-cell office:value-type="float" office:value="-1639" calcext:value-type="float">
            <text:p>-1639</text:p>
          </table:table-cell>
          <table:table-cell office:value-type="string" calcext:value-type="string">
            <text:p>FFFFF999</text:p>
          </table:table-cell>
          <table:table-cell office:value-type="float" office:value="1538.14013" calcext:value-type="float">
            <text:p>1538.1401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761" calcext:value-type="float">
            <text:p>761</text:p>
          </table:table-cell>
          <table:table-cell office:value-type="float" office:value="24376.37695" calcext:value-type="float">
            <text:p>24376.37695</text:p>
          </table:table-cell>
          <table:table-cell office:value-type="float" office:value="-1635" calcext:value-type="float">
            <text:p>-1635</text:p>
          </table:table-cell>
          <table:table-cell office:value-type="string" calcext:value-type="string">
            <text:p>FFFFF99D</text:p>
          </table:table-cell>
          <table:table-cell office:value-type="float" office:value="1495.31079" calcext:value-type="float">
            <text:p>1495.31079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762" calcext:value-type="float">
            <text:p>762</text:p>
          </table:table-cell>
          <table:table-cell office:value-type="float" office:value="24408.4082" calcext:value-type="float">
            <text:p>24408.4082</text:p>
          </table:table-cell>
          <table:table-cell office:value-type="float" office:value="-1630" calcext:value-type="float">
            <text:p>-1630</text:p>
          </table:table-cell>
          <table:table-cell office:value-type="string" calcext:value-type="string">
            <text:p>FFFFF9A2</text:p>
          </table:table-cell>
          <table:table-cell office:value-type="float" office:value="1474.62365" calcext:value-type="float">
            <text:p>1474.62365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763" calcext:value-type="float">
            <text:p>763</text:p>
          </table:table-cell>
          <table:table-cell office:value-type="float" office:value="24440.4414" calcext:value-type="float">
            <text:p>24440.4414</text:p>
          </table:table-cell>
          <table:table-cell office:value-type="float" office:value="-1623" calcext:value-type="float">
            <text:p>-1623</text:p>
          </table:table-cell>
          <table:table-cell office:value-type="string" calcext:value-type="string">
            <text:p>FFFFF9A9</text:p>
          </table:table-cell>
          <table:table-cell office:value-type="float" office:value="1477.12121" calcext:value-type="float">
            <text:p>1477.1212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764" calcext:value-type="float">
            <text:p>764</text:p>
          </table:table-cell>
          <table:table-cell office:value-type="float" office:value="24472.47265" calcext:value-type="float">
            <text:p>24472.47265</text:p>
          </table:table-cell>
          <table:table-cell office:value-type="float" office:value="-1618" calcext:value-type="float">
            <text:p>-1618</text:p>
          </table:table-cell>
          <table:table-cell office:value-type="string" calcext:value-type="string">
            <text:p>FFFFF9AE</text:p>
          </table:table-cell>
          <table:table-cell office:value-type="float" office:value="1512.00756" calcext:value-type="float">
            <text:p>1512.00756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765" calcext:value-type="float">
            <text:p>765</text:p>
          </table:table-cell>
          <table:table-cell office:value-type="float" office:value="24504.5039" calcext:value-type="float">
            <text:p>24504.5039</text:p>
          </table:table-cell>
          <table:table-cell office:value-type="float" office:value="-1612" calcext:value-type="float">
            <text:p>-1612</text:p>
          </table:table-cell>
          <table:table-cell office:value-type="string" calcext:value-type="string">
            <text:p>FFFFF9B4</text:p>
          </table:table-cell>
          <table:table-cell office:value-type="float" office:value="1547.06896" calcext:value-type="float">
            <text:p>1547.06896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766" calcext:value-type="float">
            <text:p>766</text:p>
          </table:table-cell>
          <table:table-cell office:value-type="float" office:value="24536.5371" calcext:value-type="float">
            <text:p>24536.5371</text:p>
          </table:table-cell>
          <table:table-cell office:value-type="float" office:value="-1607" calcext:value-type="float">
            <text:p>-1607</text:p>
          </table:table-cell>
          <table:table-cell office:value-type="string" calcext:value-type="string">
            <text:p>FFFFF9B9</text:p>
          </table:table-cell>
          <table:table-cell office:value-type="float" office:value="1529.62695" calcext:value-type="float">
            <text:p>1529.6269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767" calcext:value-type="float">
            <text:p>767</text:p>
          </table:table-cell>
          <table:table-cell office:value-type="float" office:value="24568.56835" calcext:value-type="float">
            <text:p>24568.56835</text:p>
          </table:table-cell>
          <table:table-cell office:value-type="float" office:value="-1602" calcext:value-type="float">
            <text:p>-1602</text:p>
          </table:table-cell>
          <table:table-cell office:value-type="string" calcext:value-type="string">
            <text:p>FFFFF9BE</text:p>
          </table:table-cell>
          <table:table-cell office:value-type="float" office:value="1506.1958" calcext:value-type="float">
            <text:p>1506.1958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768" calcext:value-type="float">
            <text:p>768</text:p>
          </table:table-cell>
          <table:table-cell office:value-type="float" office:value="24600.60156" calcext:value-type="float">
            <text:p>24600.60156</text:p>
          </table:table-cell>
          <table:table-cell office:value-type="float" office:value="-1596" calcext:value-type="float">
            <text:p>-1596</text:p>
          </table:table-cell>
          <table:table-cell office:value-type="string" calcext:value-type="string">
            <text:p>FFFFF9C4</text:p>
          </table:table-cell>
          <table:table-cell office:value-type="float" office:value="1490.48608" calcext:value-type="float">
            <text:p>1490.48608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769" calcext:value-type="float">
            <text:p>769</text:p>
          </table:table-cell>
          <table:table-cell office:value-type="float" office:value="24632.63281" calcext:value-type="float">
            <text:p>24632.63281</text:p>
          </table:table-cell>
          <table:table-cell office:value-type="float" office:value="-1589" calcext:value-type="float">
            <text:p>-1589</text:p>
          </table:table-cell>
          <table:table-cell office:value-type="string" calcext:value-type="string">
            <text:p>FFFFF9CB</text:p>
          </table:table-cell>
          <table:table-cell office:value-type="float" office:value="1474.39318" calcext:value-type="float">
            <text:p>1474.39318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770" calcext:value-type="float">
            <text:p>770</text:p>
          </table:table-cell>
          <table:table-cell office:value-type="float" office:value="24664.66406" calcext:value-type="float">
            <text:p>24664.66406</text:p>
          </table:table-cell>
          <table:table-cell office:value-type="float" office:value="-1580" calcext:value-type="float">
            <text:p>-1580</text:p>
          </table:table-cell>
          <table:table-cell office:value-type="string" calcext:value-type="string">
            <text:p>FFFFF9D4</text:p>
          </table:table-cell>
          <table:table-cell office:value-type="float" office:value="1450.77087" calcext:value-type="float">
            <text:p>1450.77087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771" calcext:value-type="float">
            <text:p>771</text:p>
          </table:table-cell>
          <table:table-cell office:value-type="float" office:value="24696.69726" calcext:value-type="float">
            <text:p>24696.69726</text:p>
          </table:table-cell>
          <table:table-cell office:value-type="float" office:value="-1572" calcext:value-type="float">
            <text:p>-1572</text:p>
          </table:table-cell>
          <table:table-cell office:value-type="string" calcext:value-type="string">
            <text:p>FFFFF9DC</text:p>
          </table:table-cell>
          <table:table-cell office:value-type="float" office:value="1508.35473" calcext:value-type="float">
            <text:p>1508.35473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772" calcext:value-type="float">
            <text:p>772</text:p>
          </table:table-cell>
          <table:table-cell office:value-type="float" office:value="24728.72851" calcext:value-type="float">
            <text:p>24728.72851</text:p>
          </table:table-cell>
          <table:table-cell office:value-type="float" office:value="-1564" calcext:value-type="float">
            <text:p>-1564</text:p>
          </table:table-cell>
          <table:table-cell office:value-type="string" calcext:value-type="string">
            <text:p>FFFFF9E4</text:p>
          </table:table-cell>
          <table:table-cell office:value-type="float" office:value="1523.20068" calcext:value-type="float">
            <text:p>1523.20068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773" calcext:value-type="float">
            <text:p>773</text:p>
          </table:table-cell>
          <table:table-cell office:value-type="float" office:value="24760.76171" calcext:value-type="float">
            <text:p>24760.76171</text:p>
          </table:table-cell>
          <table:table-cell office:value-type="float" office:value="-1556" calcext:value-type="float">
            <text:p>-1556</text:p>
          </table:table-cell>
          <table:table-cell office:value-type="string" calcext:value-type="string">
            <text:p>FFFFF9EC</text:p>
          </table:table-cell>
          <table:table-cell office:value-type="float" office:value="1526.83532" calcext:value-type="float">
            <text:p>1526.83532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774" calcext:value-type="float">
            <text:p>774</text:p>
          </table:table-cell>
          <table:table-cell office:value-type="float" office:value="24792.79296" calcext:value-type="float">
            <text:p>24792.79296</text:p>
          </table:table-cell>
          <table:table-cell office:value-type="float" office:value="-1548" calcext:value-type="float">
            <text:p>-1548</text:p>
          </table:table-cell>
          <table:table-cell office:value-type="string" calcext:value-type="string">
            <text:p>FFFFF9F4</text:p>
          </table:table-cell>
          <table:table-cell office:value-type="float" office:value="1525.10095" calcext:value-type="float">
            <text:p>1525.10095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775" calcext:value-type="float">
            <text:p>775</text:p>
          </table:table-cell>
          <table:table-cell office:value-type="float" office:value="24824.82421" calcext:value-type="float">
            <text:p>24824.82421</text:p>
          </table:table-cell>
          <table:table-cell office:value-type="float" office:value="-1538" calcext:value-type="float">
            <text:p>-1538</text:p>
          </table:table-cell>
          <table:table-cell office:value-type="string" calcext:value-type="string">
            <text:p>FFFFF9FE</text:p>
          </table:table-cell>
          <table:table-cell office:value-type="float" office:value="1476.98535" calcext:value-type="float">
            <text:p>1476.9853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776" calcext:value-type="float">
            <text:p>776</text:p>
          </table:table-cell>
          <table:table-cell office:value-type="float" office:value="24856.85742" calcext:value-type="float">
            <text:p>24856.85742</text:p>
          </table:table-cell>
          <table:table-cell office:value-type="float" office:value="-1530" calcext:value-type="float">
            <text:p>-1530</text:p>
          </table:table-cell>
          <table:table-cell office:value-type="string" calcext:value-type="string">
            <text:p>FFFFFA06</text:p>
          </table:table-cell>
          <table:table-cell office:value-type="float" office:value="1454.84289" calcext:value-type="float">
            <text:p>1454.84289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777" calcext:value-type="float">
            <text:p>777</text:p>
          </table:table-cell>
          <table:table-cell office:value-type="float" office:value="24888.88867" calcext:value-type="float">
            <text:p>24888.88867</text:p>
          </table:table-cell>
          <table:table-cell office:value-type="float" office:value="-1523" calcext:value-type="float">
            <text:p>-1523</text:p>
          </table:table-cell>
          <table:table-cell office:value-type="string" calcext:value-type="string">
            <text:p>FFFFFA0D</text:p>
          </table:table-cell>
          <table:table-cell office:value-type="float" office:value="1479.92358" calcext:value-type="float">
            <text:p>1479.92358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778" calcext:value-type="float">
            <text:p>778</text:p>
          </table:table-cell>
          <table:table-cell office:value-type="float" office:value="24920.92187" calcext:value-type="float">
            <text:p>24920.92187</text:p>
          </table:table-cell>
          <table:table-cell office:value-type="float" office:value="-1518" calcext:value-type="float">
            <text:p>-1518</text:p>
          </table:table-cell>
          <table:table-cell office:value-type="string" calcext:value-type="string">
            <text:p>FFFFFA12</text:p>
          </table:table-cell>
          <table:table-cell office:value-type="float" office:value="1525.08557" calcext:value-type="float">
            <text:p>1525.08557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779" calcext:value-type="float">
            <text:p>779</text:p>
          </table:table-cell>
          <table:table-cell office:value-type="float" office:value="24952.95312" calcext:value-type="float">
            <text:p>24952.95312</text:p>
          </table:table-cell>
          <table:table-cell office:value-type="float" office:value="-1511" calcext:value-type="float">
            <text:p>-1511</text:p>
          </table:table-cell>
          <table:table-cell office:value-type="string" calcext:value-type="string">
            <text:p>FFFFFA19</text:p>
          </table:table-cell>
          <table:table-cell office:value-type="float" office:value="1521.9425" calcext:value-type="float">
            <text:p>1521.9425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780" calcext:value-type="float">
            <text:p>780</text:p>
          </table:table-cell>
          <table:table-cell office:value-type="float" office:value="24984.98437" calcext:value-type="float">
            <text:p>24984.98437</text:p>
          </table:table-cell>
          <table:table-cell office:value-type="float" office:value="-1504" calcext:value-type="float">
            <text:p>-1504</text:p>
          </table:table-cell>
          <table:table-cell office:value-type="string" calcext:value-type="string">
            <text:p>FFFFFA20</text:p>
          </table:table-cell>
          <table:table-cell office:value-type="float" office:value="1516.16735" calcext:value-type="float">
            <text:p>1516.16735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781" calcext:value-type="float">
            <text:p>781</text:p>
          </table:table-cell>
          <table:table-cell office:value-type="float" office:value="25017.01757" calcext:value-type="float">
            <text:p>25017.01757</text:p>
          </table:table-cell>
          <table:table-cell office:value-type="float" office:value="-1498" calcext:value-type="float">
            <text:p>-1498</text:p>
          </table:table-cell>
          <table:table-cell office:value-type="string" calcext:value-type="string">
            <text:p>FFFFFA26</text:p>
          </table:table-cell>
          <table:table-cell office:value-type="float" office:value="1548.78564" calcext:value-type="float">
            <text:p>1548.78564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782" calcext:value-type="float">
            <text:p>782</text:p>
          </table:table-cell>
          <table:table-cell office:value-type="float" office:value="25049.04882" calcext:value-type="float">
            <text:p>25049.04882</text:p>
          </table:table-cell>
          <table:table-cell office:value-type="float" office:value="-1490" calcext:value-type="float">
            <text:p>-1490</text:p>
          </table:table-cell>
          <table:table-cell office:value-type="string" calcext:value-type="string">
            <text:p>FFFFFA2E</text:p>
          </table:table-cell>
          <table:table-cell office:value-type="float" office:value="1487.79101" calcext:value-type="float">
            <text:p>1487.79101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783" calcext:value-type="float">
            <text:p>783</text:p>
          </table:table-cell>
          <table:table-cell office:value-type="float" office:value="25081.08203" calcext:value-type="float">
            <text:p>25081.08203</text:p>
          </table:table-cell>
          <table:table-cell office:value-type="float" office:value="-1483" calcext:value-type="float">
            <text:p>-1483</text:p>
          </table:table-cell>
          <table:table-cell office:value-type="string" calcext:value-type="string">
            <text:p>FFFFFA35</text:p>
          </table:table-cell>
          <table:table-cell office:value-type="float" office:value="1456.54235" calcext:value-type="float">
            <text:p>1456.54235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784" calcext:value-type="float">
            <text:p>784</text:p>
          </table:table-cell>
          <table:table-cell office:value-type="float" office:value="25113.11328" calcext:value-type="float">
            <text:p>25113.11328</text:p>
          </table:table-cell>
          <table:table-cell office:value-type="float" office:value="-1478" calcext:value-type="float">
            <text:p>-1478</text:p>
          </table:table-cell>
          <table:table-cell office:value-type="string" calcext:value-type="string">
            <text:p>FFFFFA3A</text:p>
          </table:table-cell>
          <table:table-cell office:value-type="float" office:value="1464.97595" calcext:value-type="float">
            <text:p>1464.97595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785" calcext:value-type="float">
            <text:p>785</text:p>
          </table:table-cell>
          <table:table-cell office:value-type="float" office:value="25145.14453" calcext:value-type="float">
            <text:p>25145.14453</text:p>
          </table:table-cell>
          <table:table-cell office:value-type="float" office:value="-1474" calcext:value-type="float">
            <text:p>-1474</text:p>
          </table:table-cell>
          <table:table-cell office:value-type="string" calcext:value-type="string">
            <text:p>FFFFFA3E</text:p>
          </table:table-cell>
          <table:table-cell office:value-type="float" office:value="1502.61401" calcext:value-type="float">
            <text:p>1502.61401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786" calcext:value-type="float">
            <text:p>786</text:p>
          </table:table-cell>
          <table:table-cell office:value-type="float" office:value="25177.17773" calcext:value-type="float">
            <text:p>25177.17773</text:p>
          </table:table-cell>
          <table:table-cell office:value-type="float" office:value="-1471" calcext:value-type="float">
            <text:p>-1471</text:p>
          </table:table-cell>
          <table:table-cell office:value-type="string" calcext:value-type="string">
            <text:p>FFFFFA41</text:p>
          </table:table-cell>
          <table:table-cell office:value-type="float" office:value="1534.32897" calcext:value-type="float">
            <text:p>1534.32897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787" calcext:value-type="float">
            <text:p>787</text:p>
          </table:table-cell>
          <table:table-cell office:value-type="float" office:value="25209.20898" calcext:value-type="float">
            <text:p>25209.20898</text:p>
          </table:table-cell>
          <table:table-cell office:value-type="float" office:value="-1468" calcext:value-type="float">
            <text:p>-1468</text:p>
          </table:table-cell>
          <table:table-cell office:value-type="string" calcext:value-type="string">
            <text:p>FFFFFA44</text:p>
          </table:table-cell>
          <table:table-cell office:value-type="float" office:value="1565.71655" calcext:value-type="float">
            <text:p>1565.71655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788" calcext:value-type="float">
            <text:p>788</text:p>
          </table:table-cell>
          <table:table-cell office:value-type="float" office:value="25241.24218" calcext:value-type="float">
            <text:p>25241.24218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523.68518" calcext:value-type="float">
            <text:p>1523.68518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789" calcext:value-type="float">
            <text:p>789</text:p>
          </table:table-cell>
          <table:table-cell office:value-type="float" office:value="25273.27343" calcext:value-type="float">
            <text:p>25273.27343</text:p>
          </table:table-cell>
          <table:table-cell office:value-type="float" office:value="-1462" calcext:value-type="float">
            <text:p>-1462</text:p>
          </table:table-cell>
          <table:table-cell office:value-type="string" calcext:value-type="string">
            <text:p>FFFFFA4A</text:p>
          </table:table-cell>
          <table:table-cell office:value-type="float" office:value="1477.75366" calcext:value-type="float">
            <text:p>1477.7536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790" calcext:value-type="float">
            <text:p>790</text:p>
          </table:table-cell>
          <table:table-cell office:value-type="float" office:value="25305.30468" calcext:value-type="float">
            <text:p>25305.30468</text:p>
          </table:table-cell>
          <table:table-cell office:value-type="float" office:value="-1460" calcext:value-type="float">
            <text:p>-1460</text:p>
          </table:table-cell>
          <table:table-cell office:value-type="string" calcext:value-type="string">
            <text:p>FFFFFA4C</text:p>
          </table:table-cell>
          <table:table-cell office:value-type="float" office:value="1468.71057" calcext:value-type="float">
            <text:p>1468.71057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791" calcext:value-type="float">
            <text:p>791</text:p>
          </table:table-cell>
          <table:table-cell office:value-type="float" office:value="25337.33789" calcext:value-type="float">
            <text:p>25337.33789</text:p>
          </table:table-cell>
          <table:table-cell office:value-type="float" office:value="-1462" calcext:value-type="float">
            <text:p>-1462</text:p>
          </table:table-cell>
          <table:table-cell office:value-type="string" calcext:value-type="string">
            <text:p>FFFFFA4A</text:p>
          </table:table-cell>
          <table:table-cell office:value-type="float" office:value="1498.40429" calcext:value-type="float">
            <text:p>1498.40429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792" calcext:value-type="float">
            <text:p>792</text:p>
          </table:table-cell>
          <table:table-cell office:value-type="float" office:value="25369.36914" calcext:value-type="float">
            <text:p>25369.36914</text:p>
          </table:table-cell>
          <table:table-cell office:value-type="float" office:value="-1461" calcext:value-type="float">
            <text:p>-1461</text:p>
          </table:table-cell>
          <table:table-cell office:value-type="string" calcext:value-type="string">
            <text:p>FFFFFA4B</text:p>
          </table:table-cell>
          <table:table-cell office:value-type="float" office:value="1528.87707" calcext:value-type="float">
            <text:p>1528.87707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793" calcext:value-type="float">
            <text:p>793</text:p>
          </table:table-cell>
          <table:table-cell office:value-type="float" office:value="25401.40234" calcext:value-type="float">
            <text:p>25401.40234</text:p>
          </table:table-cell>
          <table:table-cell office:value-type="float" office:value="-1460" calcext:value-type="float">
            <text:p>-1460</text:p>
          </table:table-cell>
          <table:table-cell office:value-type="string" calcext:value-type="string">
            <text:p>FFFFFA4C</text:p>
          </table:table-cell>
          <table:table-cell office:value-type="float" office:value="1516.06335" calcext:value-type="float">
            <text:p>1516.06335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794" calcext:value-type="float">
            <text:p>794</text:p>
          </table:table-cell>
          <table:table-cell office:value-type="float" office:value="25433.43359" calcext:value-type="float">
            <text:p>25433.43359</text:p>
          </table:table-cell>
          <table:table-cell office:value-type="float" office:value="-1459" calcext:value-type="float">
            <text:p>-1459</text:p>
          </table:table-cell>
          <table:table-cell office:value-type="string" calcext:value-type="string">
            <text:p>FFFFFA4D</text:p>
          </table:table-cell>
          <table:table-cell office:value-type="float" office:value="1511.11853" calcext:value-type="float">
            <text:p>1511.11853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795" calcext:value-type="float">
            <text:p>795</text:p>
          </table:table-cell>
          <table:table-cell office:value-type="float" office:value="25465.46484" calcext:value-type="float">
            <text:p>25465.46484</text:p>
          </table:table-cell>
          <table:table-cell office:value-type="float" office:value="-1459" calcext:value-type="float">
            <text:p>-1459</text:p>
          </table:table-cell>
          <table:table-cell office:value-type="string" calcext:value-type="string">
            <text:p>FFFFFA4D</text:p>
          </table:table-cell>
          <table:table-cell office:value-type="float" office:value="1530.26293" calcext:value-type="float">
            <text:p>1530.26293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796" calcext:value-type="float">
            <text:p>796</text:p>
          </table:table-cell>
          <table:table-cell office:value-type="float" office:value="25497.49804" calcext:value-type="float">
            <text:p>25497.49804</text:p>
          </table:table-cell>
          <table:table-cell office:value-type="float" office:value="-1459" calcext:value-type="float">
            <text:p>-1459</text:p>
          </table:table-cell>
          <table:table-cell office:value-type="string" calcext:value-type="string">
            <text:p>FFFFFA4D</text:p>
          </table:table-cell>
          <table:table-cell office:value-type="float" office:value="1489.979" calcext:value-type="float">
            <text:p>1489.979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797" calcext:value-type="float">
            <text:p>797</text:p>
          </table:table-cell>
          <table:table-cell office:value-type="float" office:value="25529.52929" calcext:value-type="float">
            <text:p>25529.52929</text:p>
          </table:table-cell>
          <table:table-cell office:value-type="float" office:value="-1462" calcext:value-type="float">
            <text:p>-1462</text:p>
          </table:table-cell>
          <table:table-cell office:value-type="string" calcext:value-type="string">
            <text:p>FFFFFA4A</text:p>
          </table:table-cell>
          <table:table-cell office:value-type="float" office:value="1455.64843" calcext:value-type="float">
            <text:p>1455.6484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798" calcext:value-type="float">
            <text:p>798</text:p>
          </table:table-cell>
          <table:table-cell office:value-type="float" office:value="25561.5625" calcext:value-type="float">
            <text:p>25561.5625</text:p>
          </table:table-cell>
          <table:table-cell office:value-type="float" office:value="-1466" calcext:value-type="float">
            <text:p>-1466</text:p>
          </table:table-cell>
          <table:table-cell office:value-type="string" calcext:value-type="string">
            <text:p>FFFFFA46</text:p>
          </table:table-cell>
          <table:table-cell office:value-type="float" office:value="1469.75329" calcext:value-type="float">
            <text:p>1469.75329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799" calcext:value-type="float">
            <text:p>799</text:p>
          </table:table-cell>
          <table:table-cell office:value-type="float" office:value="25593.59375" calcext:value-type="float">
            <text:p>25593.59375</text:p>
          </table:table-cell>
          <table:table-cell office:value-type="float" office:value="-1471" calcext:value-type="float">
            <text:p>-1471</text:p>
          </table:table-cell>
          <table:table-cell office:value-type="string" calcext:value-type="string">
            <text:p>FFFFFA41</text:p>
          </table:table-cell>
          <table:table-cell office:value-type="float" office:value="1515.59106" calcext:value-type="float">
            <text:p>1515.59106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800" calcext:value-type="float">
            <text:p>800</text:p>
          </table:table-cell>
          <table:table-cell office:value-type="float" office:value="25625.625" calcext:value-type="float">
            <text:p>25625.625</text:p>
          </table:table-cell>
          <table:table-cell office:value-type="float" office:value="-1478" calcext:value-type="float">
            <text:p>-1478</text:p>
          </table:table-cell>
          <table:table-cell office:value-type="string" calcext:value-type="string">
            <text:p>FFFFFA3A</text:p>
          </table:table-cell>
          <table:table-cell office:value-type="float" office:value="1535.30273" calcext:value-type="float">
            <text:p>1535.30273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801" calcext:value-type="float">
            <text:p>801</text:p>
          </table:table-cell>
          <table:table-cell office:value-type="float" office:value="25657.6582" calcext:value-type="float">
            <text:p>25657.6582</text:p>
          </table:table-cell>
          <table:table-cell office:value-type="float" office:value="-1485" calcext:value-type="float">
            <text:p>-1485</text:p>
          </table:table-cell>
          <table:table-cell office:value-type="string" calcext:value-type="string">
            <text:p>FFFFFA33</text:p>
          </table:table-cell>
          <table:table-cell office:value-type="float" office:value="1553.83398" calcext:value-type="float">
            <text:p>1553.83398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802" calcext:value-type="float">
            <text:p>802</text:p>
          </table:table-cell>
          <table:table-cell office:value-type="float" office:value="25689.68945" calcext:value-type="float">
            <text:p>25689.68945</text:p>
          </table:table-cell>
          <table:table-cell office:value-type="float" office:value="-1491" calcext:value-type="float">
            <text:p>-1491</text:p>
          </table:table-cell>
          <table:table-cell office:value-type="string" calcext:value-type="string">
            <text:p>FFFFFA2D</text:p>
          </table:table-cell>
          <table:table-cell office:value-type="float" office:value="1539.86511" calcext:value-type="float">
            <text:p>1539.86511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803" calcext:value-type="float">
            <text:p>803</text:p>
          </table:table-cell>
          <table:table-cell office:value-type="float" office:value="25721.72265" calcext:value-type="float">
            <text:p>25721.72265</text:p>
          </table:table-cell>
          <table:table-cell office:value-type="float" office:value="-1497" calcext:value-type="float">
            <text:p>-1497</text:p>
          </table:table-cell>
          <table:table-cell office:value-type="string" calcext:value-type="string">
            <text:p>FFFFFA27</text:p>
          </table:table-cell>
          <table:table-cell office:value-type="float" office:value="1502.83508" calcext:value-type="float">
            <text:p>1502.83508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804" calcext:value-type="float">
            <text:p>804</text:p>
          </table:table-cell>
          <table:table-cell office:value-type="float" office:value="25753.7539" calcext:value-type="float">
            <text:p>25753.7539</text:p>
          </table:table-cell>
          <table:table-cell office:value-type="float" office:value="-1504" calcext:value-type="float">
            <text:p>-1504</text:p>
          </table:table-cell>
          <table:table-cell office:value-type="string" calcext:value-type="string">
            <text:p>FFFFFA20</text:p>
          </table:table-cell>
          <table:table-cell office:value-type="float" office:value="1443.17504" calcext:value-type="float">
            <text:p>1443.17504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805" calcext:value-type="float">
            <text:p>805</text:p>
          </table:table-cell>
          <table:table-cell office:value-type="float" office:value="25785.78515" calcext:value-type="float">
            <text:p>25785.78515</text:p>
          </table:table-cell>
          <table:table-cell office:value-type="float" office:value="-1512" calcext:value-type="float">
            <text:p>-1512</text:p>
          </table:table-cell>
          <table:table-cell office:value-type="string" calcext:value-type="string">
            <text:p>FFFFFA18</text:p>
          </table:table-cell>
          <table:table-cell office:value-type="float" office:value="1454.78222" calcext:value-type="float">
            <text:p>1454.7822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806" calcext:value-type="float">
            <text:p>806</text:p>
          </table:table-cell>
          <table:table-cell office:value-type="float" office:value="25817.81835" calcext:value-type="float">
            <text:p>25817.81835</text:p>
          </table:table-cell>
          <table:table-cell office:value-type="float" office:value="-1520" calcext:value-type="float">
            <text:p>-1520</text:p>
          </table:table-cell>
          <table:table-cell office:value-type="string" calcext:value-type="string">
            <text:p>FFFFFA10</text:p>
          </table:table-cell>
          <table:table-cell office:value-type="float" office:value="1527.77758" calcext:value-type="float">
            <text:p>1527.77758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807" calcext:value-type="float">
            <text:p>807</text:p>
          </table:table-cell>
          <table:table-cell office:value-type="float" office:value="25849.8496" calcext:value-type="float">
            <text:p>25849.8496</text:p>
          </table:table-cell>
          <table:table-cell office:value-type="float" office:value="-1528" calcext:value-type="float">
            <text:p>-1528</text:p>
          </table:table-cell>
          <table:table-cell office:value-type="string" calcext:value-type="string">
            <text:p>FFFFFA08</text:p>
          </table:table-cell>
          <table:table-cell office:value-type="float" office:value="1574.75122" calcext:value-type="float">
            <text:p>1574.75122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808" calcext:value-type="float">
            <text:p>808</text:p>
          </table:table-cell>
          <table:table-cell office:value-type="float" office:value="25881.88281" calcext:value-type="float">
            <text:p>25881.88281</text:p>
          </table:table-cell>
          <table:table-cell office:value-type="float" office:value="-1535" calcext:value-type="float">
            <text:p>-1535</text:p>
          </table:table-cell>
          <table:table-cell office:value-type="string" calcext:value-type="string">
            <text:p>FFFFFA01</text:p>
          </table:table-cell>
          <table:table-cell office:value-type="float" office:value="1527.09924" calcext:value-type="float">
            <text:p>1527.09924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809" calcext:value-type="float">
            <text:p>809</text:p>
          </table:table-cell>
          <table:table-cell office:value-type="float" office:value="25913.91406" calcext:value-type="float">
            <text:p>25913.91406</text:p>
          </table:table-cell>
          <table:table-cell office:value-type="float" office:value="-1543" calcext:value-type="float">
            <text:p>-1543</text:p>
          </table:table-cell>
          <table:table-cell office:value-type="string" calcext:value-type="string">
            <text:p>FFFFF9F9</text:p>
          </table:table-cell>
          <table:table-cell office:value-type="float" office:value="1504.26318" calcext:value-type="float">
            <text:p>1504.26318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810" calcext:value-type="float">
            <text:p>810</text:p>
          </table:table-cell>
          <table:table-cell office:value-type="float" office:value="25945.94531" calcext:value-type="float">
            <text:p>25945.94531</text:p>
          </table:table-cell>
          <table:table-cell office:value-type="float" office:value="-1552" calcext:value-type="float">
            <text:p>-1552</text:p>
          </table:table-cell>
          <table:table-cell office:value-type="string" calcext:value-type="string">
            <text:p>FFFFF9F0</text:p>
          </table:table-cell>
          <table:table-cell office:value-type="float" office:value="1508.14782" calcext:value-type="float">
            <text:p>1508.14782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811" calcext:value-type="float">
            <text:p>811</text:p>
          </table:table-cell>
          <table:table-cell office:value-type="float" office:value="25977.97851" calcext:value-type="float">
            <text:p>25977.97851</text:p>
          </table:table-cell>
          <table:table-cell office:value-type="float" office:value="-1562" calcext:value-type="float">
            <text:p>-1562</text:p>
          </table:table-cell>
          <table:table-cell office:value-type="string" calcext:value-type="string">
            <text:p>FFFFF9E6</text:p>
          </table:table-cell>
          <table:table-cell office:value-type="float" office:value="1453.60034" calcext:value-type="float">
            <text:p>1453.60034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812" calcext:value-type="float">
            <text:p>812</text:p>
          </table:table-cell>
          <table:table-cell office:value-type="float" office:value="26010.00976" calcext:value-type="float">
            <text:p>26010.00976</text:p>
          </table:table-cell>
          <table:table-cell office:value-type="float" office:value="-1571" calcext:value-type="float">
            <text:p>-1571</text:p>
          </table:table-cell>
          <table:table-cell office:value-type="string" calcext:value-type="string">
            <text:p>FFFFF9DD</text:p>
          </table:table-cell>
          <table:table-cell office:value-type="float" office:value="1476.79406" calcext:value-type="float">
            <text:p>1476.79406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813" calcext:value-type="float">
            <text:p>813</text:p>
          </table:table-cell>
          <table:table-cell office:value-type="float" office:value="26042.04296" calcext:value-type="float">
            <text:p>26042.04296</text:p>
          </table:table-cell>
          <table:table-cell office:value-type="float" office:value="-1577" calcext:value-type="float">
            <text:p>-1577</text:p>
          </table:table-cell>
          <table:table-cell office:value-type="string" calcext:value-type="string">
            <text:p>FFFFF9D7</text:p>
          </table:table-cell>
          <table:table-cell office:value-type="float" office:value="1485.33447" calcext:value-type="float">
            <text:p>1485.33447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814" calcext:value-type="float">
            <text:p>814</text:p>
          </table:table-cell>
          <table:table-cell office:value-type="float" office:value="26074.07421" calcext:value-type="float">
            <text:p>26074.07421</text:p>
          </table:table-cell>
          <table:table-cell office:value-type="float" office:value="-1580" calcext:value-type="float">
            <text:p>-1580</text:p>
          </table:table-cell>
          <table:table-cell office:value-type="string" calcext:value-type="string">
            <text:p>FFFFF9D4</text:p>
          </table:table-cell>
          <table:table-cell office:value-type="float" office:value="1527.31433" calcext:value-type="float">
            <text:p>1527.31433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815" calcext:value-type="float">
            <text:p>815</text:p>
          </table:table-cell>
          <table:table-cell office:value-type="float" office:value="26106.10546" calcext:value-type="float">
            <text:p>26106.10546</text:p>
          </table:table-cell>
          <table:table-cell office:value-type="float" office:value="-1585" calcext:value-type="float">
            <text:p>-1585</text:p>
          </table:table-cell>
          <table:table-cell office:value-type="string" calcext:value-type="string">
            <text:p>FFFFF9CF</text:p>
          </table:table-cell>
          <table:table-cell office:value-type="float" office:value="1526.45349" calcext:value-type="float">
            <text:p>1526.45349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816" calcext:value-type="float">
            <text:p>816</text:p>
          </table:table-cell>
          <table:table-cell office:value-type="float" office:value="26138.13867" calcext:value-type="float">
            <text:p>26138.13867</text:p>
          </table:table-cell>
          <table:table-cell office:value-type="float" office:value="-1590" calcext:value-type="float">
            <text:p>-1590</text:p>
          </table:table-cell>
          <table:table-cell office:value-type="string" calcext:value-type="string">
            <text:p>FFFFF9CA</text:p>
          </table:table-cell>
          <table:table-cell office:value-type="float" office:value="1524.1145" calcext:value-type="float">
            <text:p>1524.1145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817" calcext:value-type="float">
            <text:p>817</text:p>
          </table:table-cell>
          <table:table-cell office:value-type="float" office:value="26170.16992" calcext:value-type="float">
            <text:p>26170.16992</text:p>
          </table:table-cell>
          <table:table-cell office:value-type="float" office:value="-1597" calcext:value-type="float">
            <text:p>-1597</text:p>
          </table:table-cell>
          <table:table-cell office:value-type="string" calcext:value-type="string">
            <text:p>FFFFF9C3</text:p>
          </table:table-cell>
          <table:table-cell office:value-type="float" office:value="1484.6549" calcext:value-type="float">
            <text:p>1484.6549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818" calcext:value-type="float">
            <text:p>818</text:p>
          </table:table-cell>
          <table:table-cell office:value-type="float" office:value="26202.20312" calcext:value-type="float">
            <text:p>26202.20312</text:p>
          </table:table-cell>
          <table:table-cell office:value-type="float" office:value="-1603" calcext:value-type="float">
            <text:p>-1603</text:p>
          </table:table-cell>
          <table:table-cell office:value-type="string" calcext:value-type="string">
            <text:p>FFFFF9BD</text:p>
          </table:table-cell>
          <table:table-cell office:value-type="float" office:value="1451.677" calcext:value-type="float">
            <text:p>1451.677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819" calcext:value-type="float">
            <text:p>819</text:p>
          </table:table-cell>
          <table:table-cell office:value-type="float" office:value="26234.23437" calcext:value-type="float">
            <text:p>26234.23437</text:p>
          </table:table-cell>
          <table:table-cell office:value-type="float" office:value="-1608" calcext:value-type="float">
            <text:p>-1608</text:p>
          </table:table-cell>
          <table:table-cell office:value-type="string" calcext:value-type="string">
            <text:p>FFFFF9B8</text:p>
          </table:table-cell>
          <table:table-cell office:value-type="float" office:value="1451.65649" calcext:value-type="float">
            <text:p>1451.65649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820" calcext:value-type="float">
            <text:p>820</text:p>
          </table:table-cell>
          <table:table-cell office:value-type="float" office:value="26266.26562" calcext:value-type="float">
            <text:p>26266.26562</text:p>
          </table:table-cell>
          <table:table-cell office:value-type="float" office:value="-1614" calcext:value-type="float">
            <text:p>-1614</text:p>
          </table:table-cell>
          <table:table-cell office:value-type="string" calcext:value-type="string">
            <text:p>FFFFF9B2</text:p>
          </table:table-cell>
          <table:table-cell office:value-type="float" office:value="1486.33471" calcext:value-type="float">
            <text:p>1486.33471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821" calcext:value-type="float">
            <text:p>821</text:p>
          </table:table-cell>
          <table:table-cell office:value-type="float" office:value="26298.29882" calcext:value-type="float">
            <text:p>26298.29882</text:p>
          </table:table-cell>
          <table:table-cell office:value-type="float" office:value="-1617" calcext:value-type="float">
            <text:p>-1617</text:p>
          </table:table-cell>
          <table:table-cell office:value-type="string" calcext:value-type="string">
            <text:p>FFFFF9AF</text:p>
          </table:table-cell>
          <table:table-cell office:value-type="float" office:value="1491.09252" calcext:value-type="float">
            <text:p>1491.09252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822" calcext:value-type="float">
            <text:p>822</text:p>
          </table:table-cell>
          <table:table-cell office:value-type="float" office:value="26330.33007" calcext:value-type="float">
            <text:p>26330.33007</text:p>
          </table:table-cell>
          <table:table-cell office:value-type="float" office:value="-1620" calcext:value-type="float">
            <text:p>-1620</text:p>
          </table:table-cell>
          <table:table-cell office:value-type="string" calcext:value-type="string">
            <text:p>FFFFF9AC</text:p>
          </table:table-cell>
          <table:table-cell office:value-type="float" office:value="1569.42333" calcext:value-type="float">
            <text:p>1569.42333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823" calcext:value-type="float">
            <text:p>823</text:p>
          </table:table-cell>
          <table:table-cell office:value-type="float" office:value="26362.36328" calcext:value-type="float">
            <text:p>26362.36328</text:p>
          </table:table-cell>
          <table:table-cell office:value-type="float" office:value="-1623" calcext:value-type="float">
            <text:p>-1623</text:p>
          </table:table-cell>
          <table:table-cell office:value-type="string" calcext:value-type="string">
            <text:p>FFFFF9A9</text:p>
          </table:table-cell>
          <table:table-cell office:value-type="float" office:value="1499.25817" calcext:value-type="float">
            <text:p>1499.25817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824" calcext:value-type="float">
            <text:p>824</text:p>
          </table:table-cell>
          <table:table-cell office:value-type="float" office:value="26394.39453" calcext:value-type="float">
            <text:p>26394.39453</text:p>
          </table:table-cell>
          <table:table-cell office:value-type="float" office:value="-1626" calcext:value-type="float">
            <text:p>-1626</text:p>
          </table:table-cell>
          <table:table-cell office:value-type="string" calcext:value-type="string">
            <text:p>FFFFF9A6</text:p>
          </table:table-cell>
          <table:table-cell office:value-type="float" office:value="1495.43188" calcext:value-type="float">
            <text:p>1495.43188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825" calcext:value-type="float">
            <text:p>825</text:p>
          </table:table-cell>
          <table:table-cell office:value-type="float" office:value="26426.42578" calcext:value-type="float">
            <text:p>26426.42578</text:p>
          </table:table-cell>
          <table:table-cell office:value-type="float" office:value="-1629" calcext:value-type="float">
            <text:p>-1629</text:p>
          </table:table-cell>
          <table:table-cell office:value-type="string" calcext:value-type="string">
            <text:p>FFFFF9A3</text:p>
          </table:table-cell>
          <table:table-cell office:value-type="float" office:value="1455.32922" calcext:value-type="float">
            <text:p>1455.32922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826" calcext:value-type="float">
            <text:p>826</text:p>
          </table:table-cell>
          <table:table-cell office:value-type="float" office:value="26458.45898" calcext:value-type="float">
            <text:p>26458.45898</text:p>
          </table:table-cell>
          <table:table-cell office:value-type="float" office:value="-1631" calcext:value-type="float">
            <text:p>-1631</text:p>
          </table:table-cell>
          <table:table-cell office:value-type="string" calcext:value-type="string">
            <text:p>FFFFF9A1</text:p>
          </table:table-cell>
          <table:table-cell office:value-type="float" office:value="1497.69604" calcext:value-type="float">
            <text:p>1497.69604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827" calcext:value-type="float">
            <text:p>827</text:p>
          </table:table-cell>
          <table:table-cell office:value-type="float" office:value="26490.49023" calcext:value-type="float">
            <text:p>26490.49023</text:p>
          </table:table-cell>
          <table:table-cell office:value-type="float" office:value="-1633" calcext:value-type="float">
            <text:p>-1633</text:p>
          </table:table-cell>
          <table:table-cell office:value-type="string" calcext:value-type="string">
            <text:p>FFFFF99F</text:p>
          </table:table-cell>
          <table:table-cell office:value-type="float" office:value="1523.77941" calcext:value-type="float">
            <text:p>1523.77941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828" calcext:value-type="float">
            <text:p>828</text:p>
          </table:table-cell>
          <table:table-cell office:value-type="float" office:value="26522.52343" calcext:value-type="float">
            <text:p>26522.52343</text:p>
          </table:table-cell>
          <table:table-cell office:value-type="float" office:value="-1633" calcext:value-type="float">
            <text:p>-1633</text:p>
          </table:table-cell>
          <table:table-cell office:value-type="string" calcext:value-type="string">
            <text:p>FFFFF99F</text:p>
          </table:table-cell>
          <table:table-cell office:value-type="float" office:value="1517.82434" calcext:value-type="float">
            <text:p>1517.82434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829" calcext:value-type="float">
            <text:p>829</text:p>
          </table:table-cell>
          <table:table-cell office:value-type="float" office:value="26554.55468" calcext:value-type="float">
            <text:p>26554.55468</text:p>
          </table:table-cell>
          <table:table-cell office:value-type="float" office:value="-1634" calcext:value-type="float">
            <text:p>-1634</text:p>
          </table:table-cell>
          <table:table-cell office:value-type="string" calcext:value-type="string">
            <text:p>FFFFF99E</text:p>
          </table:table-cell>
          <table:table-cell office:value-type="float" office:value="1557.50952" calcext:value-type="float">
            <text:p>1557.50952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830" calcext:value-type="float">
            <text:p>830</text:p>
          </table:table-cell>
          <table:table-cell office:value-type="float" office:value="26586.58593" calcext:value-type="float">
            <text:p>26586.58593</text:p>
          </table:table-cell>
          <table:table-cell office:value-type="float" office:value="-1635" calcext:value-type="float">
            <text:p>-1635</text:p>
          </table:table-cell>
          <table:table-cell office:value-type="string" calcext:value-type="string">
            <text:p>FFFFF99D</text:p>
          </table:table-cell>
          <table:table-cell office:value-type="float" office:value="1548.10253" calcext:value-type="float">
            <text:p>1548.10253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831" calcext:value-type="float">
            <text:p>831</text:p>
          </table:table-cell>
          <table:table-cell office:value-type="float" office:value="26618.61914" calcext:value-type="float">
            <text:p>26618.61914</text:p>
          </table:table-cell>
          <table:table-cell office:value-type="float" office:value="-1634" calcext:value-type="float">
            <text:p>-1634</text:p>
          </table:table-cell>
          <table:table-cell office:value-type="string" calcext:value-type="string">
            <text:p>FFFFF99E</text:p>
          </table:table-cell>
          <table:table-cell office:value-type="float" office:value="1481.29602" calcext:value-type="float">
            <text:p>1481.29602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832" calcext:value-type="float">
            <text:p>832</text:p>
          </table:table-cell>
          <table:table-cell office:value-type="float" office:value="26650.65039" calcext:value-type="float">
            <text:p>26650.65039</text:p>
          </table:table-cell>
          <table:table-cell office:value-type="float" office:value="-1633" calcext:value-type="float">
            <text:p>-1633</text:p>
          </table:table-cell>
          <table:table-cell office:value-type="string" calcext:value-type="string">
            <text:p>FFFFF99F</text:p>
          </table:table-cell>
          <table:table-cell office:value-type="float" office:value="1444.54101" calcext:value-type="float">
            <text:p>1444.54101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833" calcext:value-type="float">
            <text:p>833</text:p>
          </table:table-cell>
          <table:table-cell office:value-type="float" office:value="26682.68359" calcext:value-type="float">
            <text:p>26682.68359</text:p>
          </table:table-cell>
          <table:table-cell office:value-type="float" office:value="-1630" calcext:value-type="float">
            <text:p>-1630</text:p>
          </table:table-cell>
          <table:table-cell office:value-type="string" calcext:value-type="string">
            <text:p>FFFFF9A2</text:p>
          </table:table-cell>
          <table:table-cell office:value-type="float" office:value="1462.00158" calcext:value-type="float">
            <text:p>1462.00158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834" calcext:value-type="float">
            <text:p>834</text:p>
          </table:table-cell>
          <table:table-cell office:value-type="float" office:value="26714.71484" calcext:value-type="float">
            <text:p>26714.71484</text:p>
          </table:table-cell>
          <table:table-cell office:value-type="float" office:value="-1625" calcext:value-type="float">
            <text:p>-1625</text:p>
          </table:table-cell>
          <table:table-cell office:value-type="string" calcext:value-type="string">
            <text:p>FFFFF9A7</text:p>
          </table:table-cell>
          <table:table-cell office:value-type="float" office:value="1515.62219" calcext:value-type="float">
            <text:p>1515.62219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835" calcext:value-type="float">
            <text:p>835</text:p>
          </table:table-cell>
          <table:table-cell office:value-type="float" office:value="26746.74609" calcext:value-type="float">
            <text:p>26746.74609</text:p>
          </table:table-cell>
          <table:table-cell office:value-type="float" office:value="-1619" calcext:value-type="float">
            <text:p>-1619</text:p>
          </table:table-cell>
          <table:table-cell office:value-type="string" calcext:value-type="string">
            <text:p>FFFFF9AD</text:p>
          </table:table-cell>
          <table:table-cell office:value-type="float" office:value="1529.16174" calcext:value-type="float">
            <text:p>1529.16174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836" calcext:value-type="float">
            <text:p>836</text:p>
          </table:table-cell>
          <table:table-cell office:value-type="float" office:value="26778.77929" calcext:value-type="float">
            <text:p>26778.77929</text:p>
          </table:table-cell>
          <table:table-cell office:value-type="float" office:value="-1612" calcext:value-type="float">
            <text:p>-1612</text:p>
          </table:table-cell>
          <table:table-cell office:value-type="string" calcext:value-type="string">
            <text:p>FFFFF9B4</text:p>
          </table:table-cell>
          <table:table-cell office:value-type="float" office:value="1520.28674" calcext:value-type="float">
            <text:p>1520.28674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837" calcext:value-type="float">
            <text:p>837</text:p>
          </table:table-cell>
          <table:table-cell office:value-type="float" office:value="26810.81054" calcext:value-type="float">
            <text:p>26810.81054</text:p>
          </table:table-cell>
          <table:table-cell office:value-type="float" office:value="-1605" calcext:value-type="float">
            <text:p>-1605</text:p>
          </table:table-cell>
          <table:table-cell office:value-type="string" calcext:value-type="string">
            <text:p>FFFFF9BB</text:p>
          </table:table-cell>
          <table:table-cell office:value-type="float" office:value="1545.28393" calcext:value-type="float">
            <text:p>1545.28393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838" calcext:value-type="float">
            <text:p>838</text:p>
          </table:table-cell>
          <table:table-cell office:value-type="float" office:value="26842.84375" calcext:value-type="float">
            <text:p>26842.84375</text:p>
          </table:table-cell>
          <table:table-cell office:value-type="float" office:value="-1599" calcext:value-type="float">
            <text:p>-1599</text:p>
          </table:table-cell>
          <table:table-cell office:value-type="string" calcext:value-type="string">
            <text:p>FFFFF9C1</text:p>
          </table:table-cell>
          <table:table-cell office:value-type="float" office:value="1493.28479" calcext:value-type="float">
            <text:p>1493.28479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839" calcext:value-type="float">
            <text:p>839</text:p>
          </table:table-cell>
          <table:table-cell office:value-type="float" office:value="26874.875" calcext:value-type="float">
            <text:p>26874.875</text:p>
          </table:table-cell>
          <table:table-cell office:value-type="float" office:value="-1594" calcext:value-type="float">
            <text:p>-1594</text:p>
          </table:table-cell>
          <table:table-cell office:value-type="string" calcext:value-type="string">
            <text:p>FFFFF9C6</text:p>
          </table:table-cell>
          <table:table-cell office:value-type="float" office:value="1494.43566" calcext:value-type="float">
            <text:p>1494.43566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840" calcext:value-type="float">
            <text:p>840</text:p>
          </table:table-cell>
          <table:table-cell office:value-type="float" office:value="26906.90625" calcext:value-type="float">
            <text:p>26906.90625</text:p>
          </table:table-cell>
          <table:table-cell office:value-type="float" office:value="-1587" calcext:value-type="float">
            <text:p>-1587</text:p>
          </table:table-cell>
          <table:table-cell office:value-type="string" calcext:value-type="string">
            <text:p>FFFFF9CD</text:p>
          </table:table-cell>
          <table:table-cell office:value-type="float" office:value="1464.17321" calcext:value-type="float">
            <text:p>1464.17321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841" calcext:value-type="float">
            <text:p>841</text:p>
          </table:table-cell>
          <table:table-cell office:value-type="float" office:value="26938.93945" calcext:value-type="float">
            <text:p>26938.93945</text:p>
          </table:table-cell>
          <table:table-cell office:value-type="float" office:value="-1581" calcext:value-type="float">
            <text:p>-1581</text:p>
          </table:table-cell>
          <table:table-cell office:value-type="string" calcext:value-type="string">
            <text:p>FFFFF9D3</text:p>
          </table:table-cell>
          <table:table-cell office:value-type="float" office:value="1508.3269" calcext:value-type="float">
            <text:p>1508.3269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842" calcext:value-type="float">
            <text:p>842</text:p>
          </table:table-cell>
          <table:table-cell office:value-type="float" office:value="26970.9707" calcext:value-type="float">
            <text:p>26970.9707</text:p>
          </table:table-cell>
          <table:table-cell office:value-type="float" office:value="-1573" calcext:value-type="float">
            <text:p>-1573</text:p>
          </table:table-cell>
          <table:table-cell office:value-type="string" calcext:value-type="string">
            <text:p>FFFFF9DB</text:p>
          </table:table-cell>
          <table:table-cell office:value-type="float" office:value="1503.52563" calcext:value-type="float">
            <text:p>1503.52563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843" calcext:value-type="float">
            <text:p>843</text:p>
          </table:table-cell>
          <table:table-cell office:value-type="float" office:value="27003.0039" calcext:value-type="float">
            <text:p>27003.0039</text:p>
          </table:table-cell>
          <table:table-cell office:value-type="float" office:value="-1566" calcext:value-type="float">
            <text:p>-1566</text:p>
          </table:table-cell>
          <table:table-cell office:value-type="string" calcext:value-type="string">
            <text:p>FFFFF9E2</text:p>
          </table:table-cell>
          <table:table-cell office:value-type="float" office:value="1562.49853" calcext:value-type="float">
            <text:p>1562.49853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844" calcext:value-type="float">
            <text:p>844</text:p>
          </table:table-cell>
          <table:table-cell office:value-type="float" office:value="27035.03515" calcext:value-type="float">
            <text:p>27035.03515</text:p>
          </table:table-cell>
          <table:table-cell office:value-type="float" office:value="-1559" calcext:value-type="float">
            <text:p>-1559</text:p>
          </table:table-cell>
          <table:table-cell office:value-type="string" calcext:value-type="string">
            <text:p>FFFFF9E9</text:p>
          </table:table-cell>
          <table:table-cell office:value-type="float" office:value="1508.53479" calcext:value-type="float">
            <text:p>1508.53479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845" calcext:value-type="float">
            <text:p>845</text:p>
          </table:table-cell>
          <table:table-cell office:value-type="float" office:value="27067.0664" calcext:value-type="float">
            <text:p>27067.0664</text:p>
          </table:table-cell>
          <table:table-cell office:value-type="float" office:value="-1551" calcext:value-type="float">
            <text:p>-1551</text:p>
          </table:table-cell>
          <table:table-cell office:value-type="string" calcext:value-type="string">
            <text:p>FFFFF9F1</text:p>
          </table:table-cell>
          <table:table-cell office:value-type="float" office:value="1528.20959" calcext:value-type="float">
            <text:p>1528.20959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846" calcext:value-type="float">
            <text:p>846</text:p>
          </table:table-cell>
          <table:table-cell office:value-type="float" office:value="27099.0996" calcext:value-type="float">
            <text:p>27099.0996</text:p>
          </table:table-cell>
          <table:table-cell office:value-type="float" office:value="-1543" calcext:value-type="float">
            <text:p>-1543</text:p>
          </table:table-cell>
          <table:table-cell office:value-type="string" calcext:value-type="string">
            <text:p>FFFFF9F9</text:p>
          </table:table-cell>
          <table:table-cell office:value-type="float" office:value="1533.82165" calcext:value-type="float">
            <text:p>1533.8216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847" calcext:value-type="float">
            <text:p>847</text:p>
          </table:table-cell>
          <table:table-cell office:value-type="float" office:value="27131.13085" calcext:value-type="float">
            <text:p>27131.13085</text:p>
          </table:table-cell>
          <table:table-cell office:value-type="float" office:value="-1536" calcext:value-type="float">
            <text:p>-1536</text:p>
          </table:table-cell>
          <table:table-cell office:value-type="string" calcext:value-type="string">
            <text:p>FFFFFA00</text:p>
          </table:table-cell>
          <table:table-cell office:value-type="float" office:value="1486.2644" calcext:value-type="float">
            <text:p>1486.2644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848" calcext:value-type="float">
            <text:p>848</text:p>
          </table:table-cell>
          <table:table-cell office:value-type="float" office:value="27163.16406" calcext:value-type="float">
            <text:p>27163.16406</text:p>
          </table:table-cell>
          <table:table-cell office:value-type="float" office:value="-1529" calcext:value-type="float">
            <text:p>-1529</text:p>
          </table:table-cell>
          <table:table-cell office:value-type="string" calcext:value-type="string">
            <text:p>FFFFFA07</text:p>
          </table:table-cell>
          <table:table-cell office:value-type="float" office:value="1536.19506" calcext:value-type="float">
            <text:p>1536.19506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849" calcext:value-type="float">
            <text:p>849</text:p>
          </table:table-cell>
          <table:table-cell office:value-type="float" office:value="27195.19531" calcext:value-type="float">
            <text:p>27195.19531</text:p>
          </table:table-cell>
          <table:table-cell office:value-type="float" office:value="-1523" calcext:value-type="float">
            <text:p>-1523</text:p>
          </table:table-cell>
          <table:table-cell office:value-type="string" calcext:value-type="string">
            <text:p>FFFFFA0D</text:p>
          </table:table-cell>
          <table:table-cell office:value-type="float" office:value="1764.20129" calcext:value-type="float">
            <text:p>1764.20129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850" calcext:value-type="float">
            <text:p>850</text:p>
          </table:table-cell>
          <table:table-cell office:value-type="float" office:value="27227.22656" calcext:value-type="float">
            <text:p>27227.22656</text:p>
          </table:table-cell>
          <table:table-cell office:value-type="float" office:value="-1517" calcext:value-type="float">
            <text:p>-1517</text:p>
          </table:table-cell>
          <table:table-cell office:value-type="string" calcext:value-type="string">
            <text:p>FFFFFA13</text:p>
          </table:table-cell>
          <table:table-cell office:value-type="float" office:value="1598.09887" calcext:value-type="float">
            <text:p>1598.09887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851" calcext:value-type="float">
            <text:p>851</text:p>
          </table:table-cell>
          <table:table-cell office:value-type="float" office:value="27259.25976" calcext:value-type="float">
            <text:p>27259.25976</text:p>
          </table:table-cell>
          <table:table-cell office:value-type="float" office:value="-1511" calcext:value-type="float">
            <text:p>-1511</text:p>
          </table:table-cell>
          <table:table-cell office:value-type="string" calcext:value-type="string">
            <text:p>FFFFFA19</text:p>
          </table:table-cell>
          <table:table-cell office:value-type="float" office:value="1522.9934" calcext:value-type="float">
            <text:p>1522.9934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852" calcext:value-type="float">
            <text:p>852</text:p>
          </table:table-cell>
          <table:table-cell office:value-type="float" office:value="27291.29101" calcext:value-type="float">
            <text:p>27291.29101</text:p>
          </table:table-cell>
          <table:table-cell office:value-type="float" office:value="-1506" calcext:value-type="float">
            <text:p>-1506</text:p>
          </table:table-cell>
          <table:table-cell office:value-type="string" calcext:value-type="string">
            <text:p>FFFFFA1E</text:p>
          </table:table-cell>
          <table:table-cell office:value-type="float" office:value="1459.65173" calcext:value-type="float">
            <text:p>1459.65173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853" calcext:value-type="float">
            <text:p>853</text:p>
          </table:table-cell>
          <table:table-cell office:value-type="float" office:value="27323.32421" calcext:value-type="float">
            <text:p>27323.32421</text:p>
          </table:table-cell>
          <table:table-cell office:value-type="float" office:value="-1500" calcext:value-type="float">
            <text:p>-1500</text:p>
          </table:table-cell>
          <table:table-cell office:value-type="string" calcext:value-type="string">
            <text:p>FFFFFA24</text:p>
          </table:table-cell>
          <table:table-cell office:value-type="float" office:value="1419.59936" calcext:value-type="float">
            <text:p>1419.59936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854" calcext:value-type="float">
            <text:p>854</text:p>
          </table:table-cell>
          <table:table-cell office:value-type="float" office:value="27355.35546" calcext:value-type="float">
            <text:p>27355.35546</text:p>
          </table:table-cell>
          <table:table-cell office:value-type="float" office:value="-1494" calcext:value-type="float">
            <text:p>-1494</text:p>
          </table:table-cell>
          <table:table-cell office:value-type="string" calcext:value-type="string">
            <text:p>FFFFFA2A</text:p>
          </table:table-cell>
          <table:table-cell office:value-type="float" office:value="1440.13415" calcext:value-type="float">
            <text:p>1440.13415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855" calcext:value-type="float">
            <text:p>855</text:p>
          </table:table-cell>
          <table:table-cell office:value-type="float" office:value="27387.38671" calcext:value-type="float">
            <text:p>27387.38671</text:p>
          </table:table-cell>
          <table:table-cell office:value-type="float" office:value="-1487" calcext:value-type="float">
            <text:p>-1487</text:p>
          </table:table-cell>
          <table:table-cell office:value-type="string" calcext:value-type="string">
            <text:p>FFFFFA31</text:p>
          </table:table-cell>
          <table:table-cell office:value-type="float" office:value="1480.4436" calcext:value-type="float">
            <text:p>1480.4436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856" calcext:value-type="float">
            <text:p>856</text:p>
          </table:table-cell>
          <table:table-cell office:value-type="float" office:value="27419.41992" calcext:value-type="float">
            <text:p>27419.41992</text:p>
          </table:table-cell>
          <table:table-cell office:value-type="float" office:value="-1482" calcext:value-type="float">
            <text:p>-1482</text:p>
          </table:table-cell>
          <table:table-cell office:value-type="string" calcext:value-type="string">
            <text:p>FFFFFA36</text:p>
          </table:table-cell>
          <table:table-cell office:value-type="float" office:value="1590.84436" calcext:value-type="float">
            <text:p>1590.84436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857" calcext:value-type="float">
            <text:p>857</text:p>
          </table:table-cell>
          <table:table-cell office:value-type="float" office:value="27451.45117" calcext:value-type="float">
            <text:p>27451.45117</text:p>
          </table:table-cell>
          <table:table-cell office:value-type="float" office:value="-1476" calcext:value-type="float">
            <text:p>-1476</text:p>
          </table:table-cell>
          <table:table-cell office:value-type="string" calcext:value-type="string">
            <text:p>FFFFFA3C</text:p>
          </table:table-cell>
          <table:table-cell office:value-type="float" office:value="1554.46435" calcext:value-type="float">
            <text:p>1554.46435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858" calcext:value-type="float">
            <text:p>858</text:p>
          </table:table-cell>
          <table:table-cell office:value-type="float" office:value="27483.48437" calcext:value-type="float">
            <text:p>27483.48437</text:p>
          </table:table-cell>
          <table:table-cell office:value-type="float" office:value="-1473" calcext:value-type="float">
            <text:p>-1473</text:p>
          </table:table-cell>
          <table:table-cell office:value-type="string" calcext:value-type="string">
            <text:p>FFFFFA3F</text:p>
          </table:table-cell>
          <table:table-cell office:value-type="float" office:value="1560.01367" calcext:value-type="float">
            <text:p>1560.01367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859" calcext:value-type="float">
            <text:p>859</text:p>
          </table:table-cell>
          <table:table-cell office:value-type="float" office:value="27515.51562" calcext:value-type="float">
            <text:p>27515.51562</text:p>
          </table:table-cell>
          <table:table-cell office:value-type="float" office:value="-1471" calcext:value-type="float">
            <text:p>-1471</text:p>
          </table:table-cell>
          <table:table-cell office:value-type="string" calcext:value-type="string">
            <text:p>FFFFFA41</text:p>
          </table:table-cell>
          <table:table-cell office:value-type="float" office:value="1485.6781" calcext:value-type="float">
            <text:p>1485.6781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860" calcext:value-type="float">
            <text:p>860</text:p>
          </table:table-cell>
          <table:table-cell office:value-type="float" office:value="27547.54687" calcext:value-type="float">
            <text:p>27547.54687</text:p>
          </table:table-cell>
          <table:table-cell office:value-type="float" office:value="-1468" calcext:value-type="float">
            <text:p>-1468</text:p>
          </table:table-cell>
          <table:table-cell office:value-type="string" calcext:value-type="string">
            <text:p>FFFFFA44</text:p>
          </table:table-cell>
          <table:table-cell office:value-type="float" office:value="1431.74243" calcext:value-type="float">
            <text:p>1431.74243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861" calcext:value-type="float">
            <text:p>861</text:p>
          </table:table-cell>
          <table:table-cell office:value-type="float" office:value="27579.58007" calcext:value-type="float">
            <text:p>27579.58007</text:p>
          </table:table-cell>
          <table:table-cell office:value-type="float" office:value="-1466" calcext:value-type="float">
            <text:p>-1466</text:p>
          </table:table-cell>
          <table:table-cell office:value-type="string" calcext:value-type="string">
            <text:p>FFFFFA46</text:p>
          </table:table-cell>
          <table:table-cell office:value-type="float" office:value="1475.385" calcext:value-type="float">
            <text:p>1475.385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862" calcext:value-type="float">
            <text:p>862</text:p>
          </table:table-cell>
          <table:table-cell office:value-type="float" office:value="27611.61132" calcext:value-type="float">
            <text:p>27611.61132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451.98706" calcext:value-type="float">
            <text:p>1451.98706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863" calcext:value-type="float">
            <text:p>863</text:p>
          </table:table-cell>
          <table:table-cell office:value-type="float" office:value="27643.64453" calcext:value-type="float">
            <text:p>27643.64453</text:p>
          </table:table-cell>
          <table:table-cell office:value-type="float" office:value="-1465" calcext:value-type="float">
            <text:p>-1465</text:p>
          </table:table-cell>
          <table:table-cell office:value-type="string" calcext:value-type="string">
            <text:p>FFFFFA47</text:p>
          </table:table-cell>
          <table:table-cell office:value-type="float" office:value="1569.65722" calcext:value-type="float">
            <text:p>1569.65722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864" calcext:value-type="float">
            <text:p>864</text:p>
          </table:table-cell>
          <table:table-cell office:value-type="float" office:value="27675.67578" calcext:value-type="float">
            <text:p>27675.67578</text:p>
          </table:table-cell>
          <table:table-cell office:value-type="float" office:value="-1467" calcext:value-type="float">
            <text:p>-1467</text:p>
          </table:table-cell>
          <table:table-cell office:value-type="string" calcext:value-type="string">
            <text:p>FFFFFA45</text:p>
          </table:table-cell>
          <table:table-cell office:value-type="float" office:value="1523.27392" calcext:value-type="float">
            <text:p>1523.27392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865" calcext:value-type="float">
            <text:p>865</text:p>
          </table:table-cell>
          <table:table-cell office:value-type="float" office:value="27707.70703" calcext:value-type="float">
            <text:p>27707.70703</text:p>
          </table:table-cell>
          <table:table-cell office:value-type="float" office:value="-1467" calcext:value-type="float">
            <text:p>-1467</text:p>
          </table:table-cell>
          <table:table-cell office:value-type="string" calcext:value-type="string">
            <text:p>FFFFFA45</text:p>
          </table:table-cell>
          <table:table-cell office:value-type="float" office:value="1523.5592" calcext:value-type="float">
            <text:p>1523.5592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866" calcext:value-type="float">
            <text:p>866</text:p>
          </table:table-cell>
          <table:table-cell office:value-type="float" office:value="27739.74023" calcext:value-type="float">
            <text:p>27739.74023</text:p>
          </table:table-cell>
          <table:table-cell office:value-type="float" office:value="-1468" calcext:value-type="float">
            <text:p>-1468</text:p>
          </table:table-cell>
          <table:table-cell office:value-type="string" calcext:value-type="string">
            <text:p>FFFFFA44</text:p>
          </table:table-cell>
          <table:table-cell office:value-type="float" office:value="1505.04345" calcext:value-type="float">
            <text:p>1505.04345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867" calcext:value-type="float">
            <text:p>867</text:p>
          </table:table-cell>
          <table:table-cell office:value-type="float" office:value="27771.77148" calcext:value-type="float">
            <text:p>27771.77148</text:p>
          </table:table-cell>
          <table:table-cell office:value-type="float" office:value="-1469" calcext:value-type="float">
            <text:p>-1469</text:p>
          </table:table-cell>
          <table:table-cell office:value-type="string" calcext:value-type="string">
            <text:p>FFFFFA43</text:p>
          </table:table-cell>
          <table:table-cell office:value-type="float" office:value="1433.18017" calcext:value-type="float">
            <text:p>1433.18017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868" calcext:value-type="float">
            <text:p>868</text:p>
          </table:table-cell>
          <table:table-cell office:value-type="float" office:value="27803.80468" calcext:value-type="float">
            <text:p>27803.80468</text:p>
          </table:table-cell>
          <table:table-cell office:value-type="float" office:value="-1471" calcext:value-type="float">
            <text:p>-1471</text:p>
          </table:table-cell>
          <table:table-cell office:value-type="string" calcext:value-type="string">
            <text:p>FFFFFA41</text:p>
          </table:table-cell>
          <table:table-cell office:value-type="float" office:value="1471.8634" calcext:value-type="float">
            <text:p>1471.8634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869" calcext:value-type="float">
            <text:p>869</text:p>
          </table:table-cell>
          <table:table-cell office:value-type="float" office:value="27835.83593" calcext:value-type="float">
            <text:p>27835.83593</text:p>
          </table:table-cell>
          <table:table-cell office:value-type="float" office:value="-1474" calcext:value-type="float">
            <text:p>-1474</text:p>
          </table:table-cell>
          <table:table-cell office:value-type="string" calcext:value-type="string">
            <text:p>FFFFFA3E</text:p>
          </table:table-cell>
          <table:table-cell office:value-type="float" office:value="1509.74279" calcext:value-type="float">
            <text:p>1509.74279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870" calcext:value-type="float">
            <text:p>870</text:p>
          </table:table-cell>
          <table:table-cell office:value-type="float" office:value="27867.86718" calcext:value-type="float">
            <text:p>27867.86718</text:p>
          </table:table-cell>
          <table:table-cell office:value-type="float" office:value="-1478" calcext:value-type="float">
            <text:p>-1478</text:p>
          </table:table-cell>
          <table:table-cell office:value-type="string" calcext:value-type="string">
            <text:p>FFFFFA3A</text:p>
          </table:table-cell>
          <table:table-cell office:value-type="float" office:value="1556.25231" calcext:value-type="float">
            <text:p>1556.25231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871" calcext:value-type="float">
            <text:p>871</text:p>
          </table:table-cell>
          <table:table-cell office:value-type="float" office:value="27899.90039" calcext:value-type="float">
            <text:p>27899.90039</text:p>
          </table:table-cell>
          <table:table-cell office:value-type="float" office:value="-1483" calcext:value-type="float">
            <text:p>-1483</text:p>
          </table:table-cell>
          <table:table-cell office:value-type="string" calcext:value-type="string">
            <text:p>FFFFFA35</text:p>
          </table:table-cell>
          <table:table-cell office:value-type="float" office:value="1561.55395" calcext:value-type="float">
            <text:p>1561.55395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872" calcext:value-type="float">
            <text:p>872</text:p>
          </table:table-cell>
          <table:table-cell office:value-type="float" office:value="27931.93164" calcext:value-type="float">
            <text:p>27931.93164</text:p>
          </table:table-cell>
          <table:table-cell office:value-type="float" office:value="-1489" calcext:value-type="float">
            <text:p>-1489</text:p>
          </table:table-cell>
          <table:table-cell office:value-type="string" calcext:value-type="string">
            <text:p>FFFFFA2F</text:p>
          </table:table-cell>
          <table:table-cell office:value-type="float" office:value="1536.47363" calcext:value-type="float">
            <text:p>1536.47363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873" calcext:value-type="float">
            <text:p>873</text:p>
          </table:table-cell>
          <table:table-cell office:value-type="float" office:value="27963.96484" calcext:value-type="float">
            <text:p>27963.96484</text:p>
          </table:table-cell>
          <table:table-cell office:value-type="float" office:value="-1496" calcext:value-type="float">
            <text:p>-1496</text:p>
          </table:table-cell>
          <table:table-cell office:value-type="string" calcext:value-type="string">
            <text:p>FFFFFA28</text:p>
          </table:table-cell>
          <table:table-cell office:value-type="float" office:value="1484.05627" calcext:value-type="float">
            <text:p>1484.05627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874" calcext:value-type="float">
            <text:p>874</text:p>
          </table:table-cell>
          <table:table-cell office:value-type="float" office:value="27995.99609" calcext:value-type="float">
            <text:p>27995.99609</text:p>
          </table:table-cell>
          <table:table-cell office:value-type="float" office:value="-1502" calcext:value-type="float">
            <text:p>-1502</text:p>
          </table:table-cell>
          <table:table-cell office:value-type="string" calcext:value-type="string">
            <text:p>FFFFFA22</text:p>
          </table:table-cell>
          <table:table-cell office:value-type="float" office:value="1440.90563" calcext:value-type="float">
            <text:p>1440.90563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875" calcext:value-type="float">
            <text:p>875</text:p>
          </table:table-cell>
          <table:table-cell office:value-type="float" office:value="28028.02734" calcext:value-type="float">
            <text:p>28028.02734</text:p>
          </table:table-cell>
          <table:table-cell office:value-type="float" office:value="-1508" calcext:value-type="float">
            <text:p>-1508</text:p>
          </table:table-cell>
          <table:table-cell office:value-type="string" calcext:value-type="string">
            <text:p>FFFFFA1C</text:p>
          </table:table-cell>
          <table:table-cell office:value-type="float" office:value="1443.83825" calcext:value-type="float">
            <text:p>1443.83825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876" calcext:value-type="float">
            <text:p>876</text:p>
          </table:table-cell>
          <table:table-cell office:value-type="float" office:value="28060.06054" calcext:value-type="float">
            <text:p>28060.06054</text:p>
          </table:table-cell>
          <table:table-cell office:value-type="float" office:value="-1514" calcext:value-type="float">
            <text:p>-1514</text:p>
          </table:table-cell>
          <table:table-cell office:value-type="string" calcext:value-type="string">
            <text:p>FFFFFA16</text:p>
          </table:table-cell>
          <table:table-cell office:value-type="float" office:value="1475.68457" calcext:value-type="float">
            <text:p>1475.68457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877" calcext:value-type="float">
            <text:p>877</text:p>
          </table:table-cell>
          <table:table-cell office:value-type="float" office:value="28092.09179" calcext:value-type="float">
            <text:p>28092.09179</text:p>
          </table:table-cell>
          <table:table-cell office:value-type="float" office:value="-1521" calcext:value-type="float">
            <text:p>-1521</text:p>
          </table:table-cell>
          <table:table-cell office:value-type="string" calcext:value-type="string">
            <text:p>FFFFFA0F</text:p>
          </table:table-cell>
          <table:table-cell office:value-type="float" office:value="1568.64721" calcext:value-type="float">
            <text:p>1568.64721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878" calcext:value-type="float">
            <text:p>878</text:p>
          </table:table-cell>
          <table:table-cell office:value-type="float" office:value="28124.125" calcext:value-type="float">
            <text:p>28124.125</text:p>
          </table:table-cell>
          <table:table-cell office:value-type="float" office:value="-1528" calcext:value-type="float">
            <text:p>-1528</text:p>
          </table:table-cell>
          <table:table-cell office:value-type="string" calcext:value-type="string">
            <text:p>FFFFFA08</text:p>
          </table:table-cell>
          <table:table-cell office:value-type="float" office:value="1572.90454" calcext:value-type="float">
            <text:p>1572.90454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879" calcext:value-type="float">
            <text:p>879</text:p>
          </table:table-cell>
          <table:table-cell office:value-type="float" office:value="28156.15625" calcext:value-type="float">
            <text:p>28156.15625</text:p>
          </table:table-cell>
          <table:table-cell office:value-type="float" office:value="-1536" calcext:value-type="float">
            <text:p>-1536</text:p>
          </table:table-cell>
          <table:table-cell office:value-type="string" calcext:value-type="string">
            <text:p>FFFFFA00</text:p>
          </table:table-cell>
          <table:table-cell office:value-type="float" office:value="1538.42736" calcext:value-type="float">
            <text:p>1538.4273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880" calcext:value-type="float">
            <text:p>880</text:p>
          </table:table-cell>
          <table:table-cell office:value-type="float" office:value="28188.1875" calcext:value-type="float">
            <text:p>28188.1875</text:p>
          </table:table-cell>
          <table:table-cell office:value-type="float" office:value="-1543" calcext:value-type="float">
            <text:p>-1543</text:p>
          </table:table-cell>
          <table:table-cell office:value-type="string" calcext:value-type="string">
            <text:p>FFFFF9F9</text:p>
          </table:table-cell>
          <table:table-cell office:value-type="float" office:value="1486.15466" calcext:value-type="float">
            <text:p>1486.15466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881" calcext:value-type="float">
            <text:p>881</text:p>
          </table:table-cell>
          <table:table-cell office:value-type="float" office:value="28220.2207" calcext:value-type="float">
            <text:p>28220.2207</text:p>
          </table:table-cell>
          <table:table-cell office:value-type="float" office:value="-1550" calcext:value-type="float">
            <text:p>-1550</text:p>
          </table:table-cell>
          <table:table-cell office:value-type="string" calcext:value-type="string">
            <text:p>FFFFF9F2</text:p>
          </table:table-cell>
          <table:table-cell office:value-type="float" office:value="1452.80944" calcext:value-type="float">
            <text:p>1452.80944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882" calcext:value-type="float">
            <text:p>882</text:p>
          </table:table-cell>
          <table:table-cell office:value-type="float" office:value="28252.25195" calcext:value-type="float">
            <text:p>28252.25195</text:p>
          </table:table-cell>
          <table:table-cell office:value-type="float" office:value="-1560" calcext:value-type="float">
            <text:p>-1560</text:p>
          </table:table-cell>
          <table:table-cell office:value-type="string" calcext:value-type="string">
            <text:p>FFFFF9E8</text:p>
          </table:table-cell>
          <table:table-cell office:value-type="float" office:value="1414.6676" calcext:value-type="float">
            <text:p>1414.6676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883" calcext:value-type="float">
            <text:p>883</text:p>
          </table:table-cell>
          <table:table-cell office:value-type="float" office:value="28284.28515" calcext:value-type="float">
            <text:p>28284.28515</text:p>
          </table:table-cell>
          <table:table-cell office:value-type="float" office:value="-1570" calcext:value-type="float">
            <text:p>-1570</text:p>
          </table:table-cell>
          <table:table-cell office:value-type="string" calcext:value-type="string">
            <text:p>FFFFF9DE</text:p>
          </table:table-cell>
          <table:table-cell office:value-type="float" office:value="1520.46398" calcext:value-type="float">
            <text:p>1520.46398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884" calcext:value-type="float">
            <text:p>884</text:p>
          </table:table-cell>
          <table:table-cell office:value-type="float" office:value="28316.3164" calcext:value-type="float">
            <text:p>28316.3164</text:p>
          </table:table-cell>
          <table:table-cell office:value-type="float" office:value="-1579" calcext:value-type="float">
            <text:p>-1579</text:p>
          </table:table-cell>
          <table:table-cell office:value-type="string" calcext:value-type="string">
            <text:p>FFFFF9D5</text:p>
          </table:table-cell>
          <table:table-cell office:value-type="float" office:value="1546.95495" calcext:value-type="float">
            <text:p>1546.95495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885" calcext:value-type="float">
            <text:p>885</text:p>
          </table:table-cell>
          <table:table-cell office:value-type="float" office:value="28348.34765" calcext:value-type="float">
            <text:p>28348.34765</text:p>
          </table:table-cell>
          <table:table-cell office:value-type="float" office:value="-1586" calcext:value-type="float">
            <text:p>-1586</text:p>
          </table:table-cell>
          <table:table-cell office:value-type="string" calcext:value-type="string">
            <text:p>FFFFF9CE</text:p>
          </table:table-cell>
          <table:table-cell office:value-type="float" office:value="1565.04602" calcext:value-type="float">
            <text:p>1565.04602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886" calcext:value-type="float">
            <text:p>886</text:p>
          </table:table-cell>
          <table:table-cell office:value-type="float" office:value="28380.38085" calcext:value-type="float">
            <text:p>28380.38085</text:p>
          </table:table-cell>
          <table:table-cell office:value-type="float" office:value="-1592" calcext:value-type="float">
            <text:p>-1592</text:p>
          </table:table-cell>
          <table:table-cell office:value-type="string" calcext:value-type="string">
            <text:p>FFFFF9C8</text:p>
          </table:table-cell>
          <table:table-cell office:value-type="float" office:value="1547.30419" calcext:value-type="float">
            <text:p>1547.30419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887" calcext:value-type="float">
            <text:p>887</text:p>
          </table:table-cell>
          <table:table-cell office:value-type="float" office:value="28412.4121" calcext:value-type="float">
            <text:p>28412.4121</text:p>
          </table:table-cell>
          <table:table-cell office:value-type="float" office:value="-1596" calcext:value-type="float">
            <text:p>-1596</text:p>
          </table:table-cell>
          <table:table-cell office:value-type="string" calcext:value-type="string">
            <text:p>FFFFF9C4</text:p>
          </table:table-cell>
          <table:table-cell office:value-type="float" office:value="1492.30822" calcext:value-type="float">
            <text:p>1492.30822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888" calcext:value-type="float">
            <text:p>888</text:p>
          </table:table-cell>
          <table:table-cell office:value-type="float" office:value="28444.44531" calcext:value-type="float">
            <text:p>28444.44531</text:p>
          </table:table-cell>
          <table:table-cell office:value-type="float" office:value="-1601" calcext:value-type="float">
            <text:p>-1601</text:p>
          </table:table-cell>
          <table:table-cell office:value-type="string" calcext:value-type="string">
            <text:p>FFFFF9BF</text:p>
          </table:table-cell>
          <table:table-cell office:value-type="float" office:value="1419.48937" calcext:value-type="float">
            <text:p>1419.48937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889" calcext:value-type="float">
            <text:p>889</text:p>
          </table:table-cell>
          <table:table-cell office:value-type="float" office:value="28476.47656" calcext:value-type="float">
            <text:p>28476.47656</text:p>
          </table:table-cell>
          <table:table-cell office:value-type="float" office:value="-1605" calcext:value-type="float">
            <text:p>-1605</text:p>
          </table:table-cell>
          <table:table-cell office:value-type="string" calcext:value-type="string">
            <text:p>FFFFF9BB</text:p>
          </table:table-cell>
          <table:table-cell office:value-type="float" office:value="1344.4779" calcext:value-type="float">
            <text:p>1344.4779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890" calcext:value-type="float">
            <text:p>890</text:p>
          </table:table-cell>
          <table:table-cell office:value-type="float" office:value="28508.50781" calcext:value-type="float">
            <text:p>28508.50781</text:p>
          </table:table-cell>
          <table:table-cell office:value-type="float" office:value="-1609" calcext:value-type="float">
            <text:p>-1609</text:p>
          </table:table-cell>
          <table:table-cell office:value-type="string" calcext:value-type="string">
            <text:p>FFFFF9B7</text:p>
          </table:table-cell>
          <table:table-cell office:value-type="float" office:value="1468.57177" calcext:value-type="float">
            <text:p>1468.57177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891" calcext:value-type="float">
            <text:p>891</text:p>
          </table:table-cell>
          <table:table-cell office:value-type="float" office:value="28540.54101" calcext:value-type="float">
            <text:p>28540.54101</text:p>
          </table:table-cell>
          <table:table-cell office:value-type="float" office:value="-1615" calcext:value-type="float">
            <text:p>-1615</text:p>
          </table:table-cell>
          <table:table-cell office:value-type="string" calcext:value-type="string">
            <text:p>FFFFF9B1</text:p>
          </table:table-cell>
          <table:table-cell office:value-type="float" office:value="1545.84509" calcext:value-type="float">
            <text:p>1545.84509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892" calcext:value-type="float">
            <text:p>892</text:p>
          </table:table-cell>
          <table:table-cell office:value-type="float" office:value="28572.57226" calcext:value-type="float">
            <text:p>28572.57226</text:p>
          </table:table-cell>
          <table:table-cell office:value-type="float" office:value="-1622" calcext:value-type="float">
            <text:p>-1622</text:p>
          </table:table-cell>
          <table:table-cell office:value-type="string" calcext:value-type="string">
            <text:p>FFFFF9AA</text:p>
          </table:table-cell>
          <table:table-cell office:value-type="float" office:value="1581.10961" calcext:value-type="float">
            <text:p>1581.10961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893" calcext:value-type="float">
            <text:p>893</text:p>
          </table:table-cell>
          <table:table-cell office:value-type="float" office:value="28604.60546" calcext:value-type="float">
            <text:p>28604.60546</text:p>
          </table:table-cell>
          <table:table-cell office:value-type="float" office:value="-1626" calcext:value-type="float">
            <text:p>-1626</text:p>
          </table:table-cell>
          <table:table-cell office:value-type="string" calcext:value-type="string">
            <text:p>FFFFF9A6</text:p>
          </table:table-cell>
          <table:table-cell office:value-type="float" office:value="1532.97961" calcext:value-type="float">
            <text:p>1532.97961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894" calcext:value-type="float">
            <text:p>894</text:p>
          </table:table-cell>
          <table:table-cell office:value-type="float" office:value="28636.63671" calcext:value-type="float">
            <text:p>28636.63671</text:p>
          </table:table-cell>
          <table:table-cell office:value-type="float" office:value="-1629" calcext:value-type="float">
            <text:p>-1629</text:p>
          </table:table-cell>
          <table:table-cell office:value-type="string" calcext:value-type="string">
            <text:p>FFFFF9A3</text:p>
          </table:table-cell>
          <table:table-cell office:value-type="float" office:value="1483.07934" calcext:value-type="float">
            <text:p>1483.07934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895" calcext:value-type="float">
            <text:p>895</text:p>
          </table:table-cell>
          <table:table-cell office:value-type="float" office:value="28668.66796" calcext:value-type="float">
            <text:p>28668.66796</text:p>
          </table:table-cell>
          <table:table-cell office:value-type="float" office:value="-1633" calcext:value-type="float">
            <text:p>-1633</text:p>
          </table:table-cell>
          <table:table-cell office:value-type="string" calcext:value-type="string">
            <text:p>FFFFF99F</text:p>
          </table:table-cell>
          <table:table-cell office:value-type="float" office:value="1457.58044" calcext:value-type="float">
            <text:p>1457.58044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896" calcext:value-type="float">
            <text:p>896</text:p>
          </table:table-cell>
          <table:table-cell office:value-type="float" office:value="28700.70117" calcext:value-type="float">
            <text:p>28700.70117</text:p>
          </table:table-cell>
          <table:table-cell office:value-type="float" office:value="-1635" calcext:value-type="float">
            <text:p>-1635</text:p>
          </table:table-cell>
          <table:table-cell office:value-type="string" calcext:value-type="string">
            <text:p>FFFFF99D</text:p>
          </table:table-cell>
          <table:table-cell office:value-type="float" office:value="1425.92138" calcext:value-type="float">
            <text:p>1425.92138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897" calcext:value-type="float">
            <text:p>897</text:p>
          </table:table-cell>
          <table:table-cell office:value-type="float" office:value="28732.73242" calcext:value-type="float">
            <text:p>28732.73242</text:p>
          </table:table-cell>
          <table:table-cell office:value-type="float" office:value="-1637" calcext:value-type="float">
            <text:p>-1637</text:p>
          </table:table-cell>
          <table:table-cell office:value-type="string" calcext:value-type="string">
            <text:p>FFFFF99B</text:p>
          </table:table-cell>
          <table:table-cell office:value-type="float" office:value="1504.78076" calcext:value-type="float">
            <text:p>1504.78076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898" calcext:value-type="float">
            <text:p>898</text:p>
          </table:table-cell>
          <table:table-cell office:value-type="float" office:value="28764.76562" calcext:value-type="float">
            <text:p>28764.76562</text:p>
          </table:table-cell>
          <table:table-cell office:value-type="float" office:value="-1640" calcext:value-type="float">
            <text:p>-1640</text:p>
          </table:table-cell>
          <table:table-cell office:value-type="string" calcext:value-type="string">
            <text:p>FFFFF998</text:p>
          </table:table-cell>
          <table:table-cell office:value-type="float" office:value="1535.89855" calcext:value-type="float">
            <text:p>1535.89855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899" calcext:value-type="float">
            <text:p>899</text:p>
          </table:table-cell>
          <table:table-cell office:value-type="float" office:value="28796.79687" calcext:value-type="float">
            <text:p>28796.79687</text:p>
          </table:table-cell>
          <table:table-cell office:value-type="float" office:value="-1641" calcext:value-type="float">
            <text:p>-1641</text:p>
          </table:table-cell>
          <table:table-cell office:value-type="string" calcext:value-type="string">
            <text:p>FFFFF997</text:p>
          </table:table-cell>
          <table:table-cell office:value-type="float" office:value="1587.43188" calcext:value-type="float">
            <text:p>1587.4318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900" calcext:value-type="float">
            <text:p>900</text:p>
          </table:table-cell>
          <table:table-cell office:value-type="float" office:value="28828.82812" calcext:value-type="float">
            <text:p>28828.82812</text:p>
          </table:table-cell>
          <table:table-cell office:value-type="float" office:value="-1640" calcext:value-type="float">
            <text:p>-1640</text:p>
          </table:table-cell>
          <table:table-cell office:value-type="string" calcext:value-type="string">
            <text:p>FFFFF998</text:p>
          </table:table-cell>
          <table:table-cell office:value-type="float" office:value="1613.69152" calcext:value-type="float">
            <text:p>1613.69152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901" calcext:value-type="float">
            <text:p>901</text:p>
          </table:table-cell>
          <table:table-cell office:value-type="float" office:value="28860.86132" calcext:value-type="float">
            <text:p>28860.86132</text:p>
          </table:table-cell>
          <table:table-cell office:value-type="float" office:value="-1639" calcext:value-type="float">
            <text:p>-1639</text:p>
          </table:table-cell>
          <table:table-cell office:value-type="string" calcext:value-type="string">
            <text:p>FFFFF999</text:p>
          </table:table-cell>
          <table:table-cell office:value-type="float" office:value="1540.76782" calcext:value-type="float">
            <text:p>1540.76782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902" calcext:value-type="float">
            <text:p>902</text:p>
          </table:table-cell>
          <table:table-cell office:value-type="float" office:value="28892.89257" calcext:value-type="float">
            <text:p>28892.89257</text:p>
          </table:table-cell>
          <table:table-cell office:value-type="float" office:value="-1638" calcext:value-type="float">
            <text:p>-1638</text:p>
          </table:table-cell>
          <table:table-cell office:value-type="string" calcext:value-type="string">
            <text:p>FFFFF99A</text:p>
          </table:table-cell>
          <table:table-cell office:value-type="float" office:value="1622.70202" calcext:value-type="float">
            <text:p>1622.70202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903" calcext:value-type="float">
            <text:p>903</text:p>
          </table:table-cell>
          <table:table-cell office:value-type="float" office:value="28924.92578" calcext:value-type="float">
            <text:p>28924.92578</text:p>
          </table:table-cell>
          <table:table-cell office:value-type="float" office:value="-1638" calcext:value-type="float">
            <text:p>-1638</text:p>
          </table:table-cell>
          <table:table-cell office:value-type="string" calcext:value-type="string">
            <text:p>FFFFF99A</text:p>
          </table:table-cell>
          <table:table-cell office:value-type="float" office:value="2148.27807" calcext:value-type="float">
            <text:p>2148.27807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904" calcext:value-type="float">
            <text:p>904</text:p>
          </table:table-cell>
          <table:table-cell office:value-type="float" office:value="28956.95703" calcext:value-type="float">
            <text:p>28956.95703</text:p>
          </table:table-cell>
          <table:table-cell office:value-type="float" office:value="-1637" calcext:value-type="float">
            <text:p>-1637</text:p>
          </table:table-cell>
          <table:table-cell office:value-type="string" calcext:value-type="string">
            <text:p>FFFFF99B</text:p>
          </table:table-cell>
          <table:table-cell office:value-type="float" office:value="1435.37268" calcext:value-type="float">
            <text:p>1435.37268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905" calcext:value-type="float">
            <text:p>905</text:p>
          </table:table-cell>
          <table:table-cell office:value-type="float" office:value="28988.98828" calcext:value-type="float">
            <text:p>28988.98828</text:p>
          </table:table-cell>
          <table:table-cell office:value-type="float" office:value="-1636" calcext:value-type="float">
            <text:p>-1636</text:p>
          </table:table-cell>
          <table:table-cell office:value-type="string" calcext:value-type="string">
            <text:p>FFFFF99C</text:p>
          </table:table-cell>
          <table:table-cell office:value-type="float" office:value="1583.11828" calcext:value-type="float">
            <text:p>1583.11828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906" calcext:value-type="float">
            <text:p>906</text:p>
          </table:table-cell>
          <table:table-cell office:value-type="float" office:value="29021.02148" calcext:value-type="float">
            <text:p>29021.02148</text:p>
          </table:table-cell>
          <table:table-cell office:value-type="float" office:value="-1633" calcext:value-type="float">
            <text:p>-1633</text:p>
          </table:table-cell>
          <table:table-cell office:value-type="string" calcext:value-type="string">
            <text:p>FFFFF99F</text:p>
          </table:table-cell>
          <table:table-cell office:value-type="float" office:value="1627.34558" calcext:value-type="float">
            <text:p>1627.34558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907" calcext:value-type="float">
            <text:p>907</text:p>
          </table:table-cell>
          <table:table-cell office:value-type="float" office:value="29053.05273" calcext:value-type="float">
            <text:p>29053.05273</text:p>
          </table:table-cell>
          <table:table-cell office:value-type="float" office:value="-1628" calcext:value-type="float">
            <text:p>-1628</text:p>
          </table:table-cell>
          <table:table-cell office:value-type="string" calcext:value-type="string">
            <text:p>FFFFF9A4</text:p>
          </table:table-cell>
          <table:table-cell office:value-type="float" office:value="1494.49353" calcext:value-type="float">
            <text:p>1494.49353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908" calcext:value-type="float">
            <text:p>908</text:p>
          </table:table-cell>
          <table:table-cell office:value-type="float" office:value="29085.08593" calcext:value-type="float">
            <text:p>29085.08593</text:p>
          </table:table-cell>
          <table:table-cell office:value-type="float" office:value="-1621" calcext:value-type="float">
            <text:p>-1621</text:p>
          </table:table-cell>
          <table:table-cell office:value-type="string" calcext:value-type="string">
            <text:p>FFFFF9AB</text:p>
          </table:table-cell>
          <table:table-cell office:value-type="float" office:value="1404.3341" calcext:value-type="float">
            <text:p>1404.3341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909" calcext:value-type="float">
            <text:p>909</text:p>
          </table:table-cell>
          <table:table-cell office:value-type="float" office:value="29117.11718" calcext:value-type="float">
            <text:p>29117.11718</text:p>
          </table:table-cell>
          <table:table-cell office:value-type="float" office:value="-1615" calcext:value-type="float">
            <text:p>-1615</text:p>
          </table:table-cell>
          <table:table-cell office:value-type="string" calcext:value-type="string">
            <text:p>FFFFF9B1</text:p>
          </table:table-cell>
          <table:table-cell office:value-type="float" office:value="1335.28332" calcext:value-type="float">
            <text:p>1335.28332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910" calcext:value-type="float">
            <text:p>910</text:p>
          </table:table-cell>
          <table:table-cell office:value-type="float" office:value="29149.14843" calcext:value-type="float">
            <text:p>29149.14843</text:p>
          </table:table-cell>
          <table:table-cell office:value-type="float" office:value="-1609" calcext:value-type="float">
            <text:p>-1609</text:p>
          </table:table-cell>
          <table:table-cell office:value-type="string" calcext:value-type="string">
            <text:p>FFFFF9B7</text:p>
          </table:table-cell>
          <table:table-cell office:value-type="float" office:value="1264.14416" calcext:value-type="float">
            <text:p>1264.14416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911" calcext:value-type="float">
            <text:p>911</text:p>
          </table:table-cell>
          <table:table-cell office:value-type="float" office:value="29181.18164" calcext:value-type="float">
            <text:p>29181.18164</text:p>
          </table:table-cell>
          <table:table-cell office:value-type="float" office:value="-1603" calcext:value-type="float">
            <text:p>-1603</text:p>
          </table:table-cell>
          <table:table-cell office:value-type="string" calcext:value-type="string">
            <text:p>FFFFF9BD</text:p>
          </table:table-cell>
          <table:table-cell office:value-type="float" office:value="1555.4447" calcext:value-type="float">
            <text:p>1555.4447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912" calcext:value-type="float">
            <text:p>912</text:p>
          </table:table-cell>
          <table:table-cell office:value-type="float" office:value="29213.21289" calcext:value-type="float">
            <text:p>29213.21289</text:p>
          </table:table-cell>
          <table:table-cell office:value-type="float" office:value="-1596" calcext:value-type="float">
            <text:p>-1596</text:p>
          </table:table-cell>
          <table:table-cell office:value-type="string" calcext:value-type="string">
            <text:p>FFFFF9C4</text:p>
          </table:table-cell>
          <table:table-cell office:value-type="float" office:value="1619.38684" calcext:value-type="float">
            <text:p>1619.38684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913" calcext:value-type="float">
            <text:p>913</text:p>
          </table:table-cell>
          <table:table-cell office:value-type="float" office:value="29245.24609" calcext:value-type="float">
            <text:p>29245.24609</text:p>
          </table:table-cell>
          <table:table-cell office:value-type="float" office:value="-1590" calcext:value-type="float">
            <text:p>-1590</text:p>
          </table:table-cell>
          <table:table-cell office:value-type="string" calcext:value-type="string">
            <text:p>FFFFF9CA</text:p>
          </table:table-cell>
          <table:table-cell office:value-type="float" office:value="1639.23059" calcext:value-type="float">
            <text:p>1639.23059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914" calcext:value-type="float">
            <text:p>914</text:p>
          </table:table-cell>
          <table:table-cell office:value-type="float" office:value="29277.27734" calcext:value-type="float">
            <text:p>29277.27734</text:p>
          </table:table-cell>
          <table:table-cell office:value-type="float" office:value="-1582" calcext:value-type="float">
            <text:p>-1582</text:p>
          </table:table-cell>
          <table:table-cell office:value-type="string" calcext:value-type="string">
            <text:p>FFFFF9D2</text:p>
          </table:table-cell>
          <table:table-cell office:value-type="float" office:value="1622.28222" calcext:value-type="float">
            <text:p>1622.28222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915" calcext:value-type="float">
            <text:p>915</text:p>
          </table:table-cell>
          <table:table-cell office:value-type="float" office:value="29309.30859" calcext:value-type="float">
            <text:p>29309.30859</text:p>
          </table:table-cell>
          <table:table-cell office:value-type="float" office:value="-1573" calcext:value-type="float">
            <text:p>-1573</text:p>
          </table:table-cell>
          <table:table-cell office:value-type="string" calcext:value-type="string">
            <text:p>FFFFF9DB</text:p>
          </table:table-cell>
          <table:table-cell office:value-type="float" office:value="1417.72973" calcext:value-type="float">
            <text:p>1417.72973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916" calcext:value-type="float">
            <text:p>916</text:p>
          </table:table-cell>
          <table:table-cell office:value-type="float" office:value="29341.34179" calcext:value-type="float">
            <text:p>29341.34179</text:p>
          </table:table-cell>
          <table:table-cell office:value-type="float" office:value="-1565" calcext:value-type="float">
            <text:p>-1565</text:p>
          </table:table-cell>
          <table:table-cell office:value-type="string" calcext:value-type="string">
            <text:p>FFFFF9E3</text:p>
          </table:table-cell>
          <table:table-cell office:value-type="float" office:value="1385.94226" calcext:value-type="float">
            <text:p>1385.94226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917" calcext:value-type="float">
            <text:p>917</text:p>
          </table:table-cell>
          <table:table-cell office:value-type="float" office:value="29373.37304" calcext:value-type="float">
            <text:p>29373.37304</text:p>
          </table:table-cell>
          <table:table-cell office:value-type="float" office:value="-1557" calcext:value-type="float">
            <text:p>-1557</text:p>
          </table:table-cell>
          <table:table-cell office:value-type="string" calcext:value-type="string">
            <text:p>FFFFF9EB</text:p>
          </table:table-cell>
          <table:table-cell office:value-type="float" office:value="1370.04272" calcext:value-type="float">
            <text:p>1370.04272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918" calcext:value-type="float">
            <text:p>918</text:p>
          </table:table-cell>
          <table:table-cell office:value-type="float" office:value="29405.40625" calcext:value-type="float">
            <text:p>29405.40625</text:p>
          </table:table-cell>
          <table:table-cell office:value-type="float" office:value="-1549" calcext:value-type="float">
            <text:p>-1549</text:p>
          </table:table-cell>
          <table:table-cell office:value-type="string" calcext:value-type="string">
            <text:p>FFFFF9F3</text:p>
          </table:table-cell>
          <table:table-cell office:value-type="float" office:value="1427.11035" calcext:value-type="float">
            <text:p>1427.11035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919" calcext:value-type="float">
            <text:p>919</text:p>
          </table:table-cell>
          <table:table-cell office:value-type="float" office:value="29437.4375" calcext:value-type="float">
            <text:p>29437.4375</text:p>
          </table:table-cell>
          <table:table-cell office:value-type="float" office:value="-1541" calcext:value-type="float">
            <text:p>-1541</text:p>
          </table:table-cell>
          <table:table-cell office:value-type="string" calcext:value-type="string">
            <text:p>FFFFF9FB</text:p>
          </table:table-cell>
          <table:table-cell office:value-type="float" office:value="1559.29858" calcext:value-type="float">
            <text:p>1559.29858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920" calcext:value-type="float">
            <text:p>920</text:p>
          </table:table-cell>
          <table:table-cell office:value-type="float" office:value="29469.46875" calcext:value-type="float">
            <text:p>29469.46875</text:p>
          </table:table-cell>
          <table:table-cell office:value-type="float" office:value="-1533" calcext:value-type="float">
            <text:p>-1533</text:p>
          </table:table-cell>
          <table:table-cell office:value-type="string" calcext:value-type="string">
            <text:p>FFFFFA03</text:p>
          </table:table-cell>
          <table:table-cell office:value-type="float" office:value="1581.78112" calcext:value-type="float">
            <text:p>1581.78112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921" calcext:value-type="float">
            <text:p>921</text:p>
          </table:table-cell>
          <table:table-cell office:value-type="float" office:value="29501.50195" calcext:value-type="float">
            <text:p>29501.50195</text:p>
          </table:table-cell>
          <table:table-cell office:value-type="float" office:value="-1524" calcext:value-type="float">
            <text:p>-1524</text:p>
          </table:table-cell>
          <table:table-cell office:value-type="string" calcext:value-type="string">
            <text:p>FFFFFA0C</text:p>
          </table:table-cell>
          <table:table-cell office:value-type="float" office:value="1597.03283" calcext:value-type="float">
            <text:p>1597.0328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922" calcext:value-type="float">
            <text:p>922</text:p>
          </table:table-cell>
          <table:table-cell office:value-type="float" office:value="29533.5332" calcext:value-type="float">
            <text:p>29533.5332</text:p>
          </table:table-cell>
          <table:table-cell office:value-type="float" office:value="-1517" calcext:value-type="float">
            <text:p>-1517</text:p>
          </table:table-cell>
          <table:table-cell office:value-type="string" calcext:value-type="string">
            <text:p>FFFFFA13</text:p>
          </table:table-cell>
          <table:table-cell office:value-type="float" office:value="1452.09472" calcext:value-type="float">
            <text:p>1452.09472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923" calcext:value-type="float">
            <text:p>923</text:p>
          </table:table-cell>
          <table:table-cell office:value-type="float" office:value="29565.5664" calcext:value-type="float">
            <text:p>29565.5664</text:p>
          </table:table-cell>
          <table:table-cell office:value-type="float" office:value="-1511" calcext:value-type="float">
            <text:p>-1511</text:p>
          </table:table-cell>
          <table:table-cell office:value-type="string" calcext:value-type="string">
            <text:p>FFFFFA19</text:p>
          </table:table-cell>
          <table:table-cell office:value-type="float" office:value="1539.92114" calcext:value-type="float">
            <text:p>1539.92114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924" calcext:value-type="float">
            <text:p>924</text:p>
          </table:table-cell>
          <table:table-cell office:value-type="float" office:value="29597.59765" calcext:value-type="float">
            <text:p>29597.59765</text:p>
          </table:table-cell>
          <table:table-cell office:value-type="float" office:value="-1506" calcext:value-type="float">
            <text:p>-1506</text:p>
          </table:table-cell>
          <table:table-cell office:value-type="string" calcext:value-type="string">
            <text:p>FFFFFA1E</text:p>
          </table:table-cell>
          <table:table-cell office:value-type="float" office:value="1365.63354" calcext:value-type="float">
            <text:p>1365.63354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925" calcext:value-type="float">
            <text:p>925</text:p>
          </table:table-cell>
          <table:table-cell office:value-type="float" office:value="29629.6289" calcext:value-type="float">
            <text:p>29629.6289</text:p>
          </table:table-cell>
          <table:table-cell office:value-type="float" office:value="-1500" calcext:value-type="float">
            <text:p>-1500</text:p>
          </table:table-cell>
          <table:table-cell office:value-type="string" calcext:value-type="string">
            <text:p>FFFFFA24</text:p>
          </table:table-cell>
          <table:table-cell office:value-type="float" office:value="1612.17724" calcext:value-type="float">
            <text:p>1612.17724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926" calcext:value-type="float">
            <text:p>926</text:p>
          </table:table-cell>
          <table:table-cell office:value-type="float" office:value="29661.6621" calcext:value-type="float">
            <text:p>29661.6621</text:p>
          </table:table-cell>
          <table:table-cell office:value-type="float" office:value="-1495" calcext:value-type="float">
            <text:p>-1495</text:p>
          </table:table-cell>
          <table:table-cell office:value-type="string" calcext:value-type="string">
            <text:p>FFFFFA29</text:p>
          </table:table-cell>
          <table:table-cell office:value-type="float" office:value="1581.75073" calcext:value-type="float">
            <text:p>1581.75073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927" calcext:value-type="float">
            <text:p>927</text:p>
          </table:table-cell>
          <table:table-cell office:value-type="float" office:value="29693.69335" calcext:value-type="float">
            <text:p>29693.69335</text:p>
          </table:table-cell>
          <table:table-cell office:value-type="float" office:value="-1490" calcext:value-type="float">
            <text:p>-1490</text:p>
          </table:table-cell>
          <table:table-cell office:value-type="string" calcext:value-type="string">
            <text:p>FFFFFA2E</text:p>
          </table:table-cell>
          <table:table-cell office:value-type="float" office:value="1633.54296" calcext:value-type="float">
            <text:p>1633.54296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928" calcext:value-type="float">
            <text:p>928</text:p>
          </table:table-cell>
          <table:table-cell office:value-type="float" office:value="29725.72656" calcext:value-type="float">
            <text:p>29725.72656</text:p>
          </table:table-cell>
          <table:table-cell office:value-type="float" office:value="-1483" calcext:value-type="float">
            <text:p>-1483</text:p>
          </table:table-cell>
          <table:table-cell office:value-type="string" calcext:value-type="string">
            <text:p>FFFFFA35</text:p>
          </table:table-cell>
          <table:table-cell office:value-type="float" office:value="1519.44189" calcext:value-type="float">
            <text:p>1519.44189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929" calcext:value-type="float">
            <text:p>929</text:p>
          </table:table-cell>
          <table:table-cell office:value-type="float" office:value="29757.75781" calcext:value-type="float">
            <text:p>29757.75781</text:p>
          </table:table-cell>
          <table:table-cell office:value-type="float" office:value="-1477" calcext:value-type="float">
            <text:p>-1477</text:p>
          </table:table-cell>
          <table:table-cell office:value-type="string" calcext:value-type="string">
            <text:p>FFFFFA3B</text:p>
          </table:table-cell>
          <table:table-cell office:value-type="float" office:value="1451.65417" calcext:value-type="float">
            <text:p>1451.65417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930" calcext:value-type="float">
            <text:p>930</text:p>
          </table:table-cell>
          <table:table-cell office:value-type="float" office:value="29789.78906" calcext:value-type="float">
            <text:p>29789.78906</text:p>
          </table:table-cell>
          <table:table-cell office:value-type="float" office:value="-1473" calcext:value-type="float">
            <text:p>-1473</text:p>
          </table:table-cell>
          <table:table-cell office:value-type="string" calcext:value-type="string">
            <text:p>FFFFFA3F</text:p>
          </table:table-cell>
          <table:table-cell office:value-type="float" office:value="1310.40625" calcext:value-type="float">
            <text:p>1310.40625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931" calcext:value-type="float">
            <text:p>931</text:p>
          </table:table-cell>
          <table:table-cell office:value-type="float" office:value="29821.82226" calcext:value-type="float">
            <text:p>29821.82226</text:p>
          </table:table-cell>
          <table:table-cell office:value-type="float" office:value="-1469" calcext:value-type="float">
            <text:p>-1469</text:p>
          </table:table-cell>
          <table:table-cell office:value-type="string" calcext:value-type="string">
            <text:p>FFFFFA43</text:p>
          </table:table-cell>
          <table:table-cell office:value-type="float" office:value="1526.59863" calcext:value-type="float">
            <text:p>1526.59863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932" calcext:value-type="float">
            <text:p>932</text:p>
          </table:table-cell>
          <table:table-cell office:value-type="float" office:value="29853.85351" calcext:value-type="float">
            <text:p>29853.85351</text:p>
          </table:table-cell>
          <table:table-cell office:value-type="float" office:value="-1467" calcext:value-type="float">
            <text:p>-1467</text:p>
          </table:table-cell>
          <table:table-cell office:value-type="string" calcext:value-type="string">
            <text:p>FFFFFA45</text:p>
          </table:table-cell>
          <table:table-cell office:value-type="float" office:value="1484.65356" calcext:value-type="float">
            <text:p>1484.65356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933" calcext:value-type="float">
            <text:p>933</text:p>
          </table:table-cell>
          <table:table-cell office:value-type="float" office:value="29885.88671" calcext:value-type="float">
            <text:p>29885.88671</text:p>
          </table:table-cell>
          <table:table-cell office:value-type="float" office:value="-1463" calcext:value-type="float">
            <text:p>-1463</text:p>
          </table:table-cell>
          <table:table-cell office:value-type="string" calcext:value-type="string">
            <text:p>FFFFFA49</text:p>
          </table:table-cell>
          <table:table-cell office:value-type="float" office:value="1627.625" calcext:value-type="float">
            <text:p>1627.625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934" calcext:value-type="float">
            <text:p>934</text:p>
          </table:table-cell>
          <table:table-cell office:value-type="float" office:value="29917.91796" calcext:value-type="float">
            <text:p>29917.91796</text:p>
          </table:table-cell>
          <table:table-cell office:value-type="float" office:value="-1461" calcext:value-type="float">
            <text:p>-1461</text:p>
          </table:table-cell>
          <table:table-cell office:value-type="string" calcext:value-type="string">
            <text:p>FFFFFA4B</text:p>
          </table:table-cell>
          <table:table-cell office:value-type="float" office:value="1595.16284" calcext:value-type="float">
            <text:p>1595.16284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935" calcext:value-type="float">
            <text:p>935</text:p>
          </table:table-cell>
          <table:table-cell office:value-type="float" office:value="29949.94921" calcext:value-type="float">
            <text:p>29949.94921</text:p>
          </table:table-cell>
          <table:table-cell office:value-type="float" office:value="-1460" calcext:value-type="float">
            <text:p>-1460</text:p>
          </table:table-cell>
          <table:table-cell office:value-type="string" calcext:value-type="string">
            <text:p>FFFFFA4C</text:p>
          </table:table-cell>
          <table:table-cell office:value-type="float" office:value="1514.95007" calcext:value-type="float">
            <text:p>1514.95007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936" calcext:value-type="float">
            <text:p>936</text:p>
          </table:table-cell>
          <table:table-cell office:value-type="float" office:value="29981.98242" calcext:value-type="float">
            <text:p>29981.98242</text:p>
          </table:table-cell>
          <table:table-cell office:value-type="float" office:value="-1461" calcext:value-type="float">
            <text:p>-1461</text:p>
          </table:table-cell>
          <table:table-cell office:value-type="string" calcext:value-type="string">
            <text:p>FFFFFA4B</text:p>
          </table:table-cell>
          <table:table-cell office:value-type="float" office:value="1409.28247" calcext:value-type="float">
            <text:p>1409.28247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937" calcext:value-type="float">
            <text:p>937</text:p>
          </table:table-cell>
          <table:table-cell office:value-type="float" office:value="30014.01367" calcext:value-type="float">
            <text:p>30014.01367</text:p>
          </table:table-cell>
          <table:table-cell office:value-type="float" office:value="-1463" calcext:value-type="float">
            <text:p>-1463</text:p>
          </table:table-cell>
          <table:table-cell office:value-type="string" calcext:value-type="string">
            <text:p>FFFFFA49</text:p>
          </table:table-cell>
          <table:table-cell office:value-type="float" office:value="1349.17749" calcext:value-type="float">
            <text:p>1349.17749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938" calcext:value-type="float">
            <text:p>938</text:p>
          </table:table-cell>
          <table:table-cell office:value-type="float" office:value="30046.04687" calcext:value-type="float">
            <text:p>30046.04687</text:p>
          </table:table-cell>
          <table:table-cell office:value-type="float" office:value="-1463" calcext:value-type="float">
            <text:p>-1463</text:p>
          </table:table-cell>
          <table:table-cell office:value-type="string" calcext:value-type="string">
            <text:p>FFFFFA49</text:p>
          </table:table-cell>
          <table:table-cell office:value-type="float" office:value="1411.75439" calcext:value-type="float">
            <text:p>1411.75439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939" calcext:value-type="float">
            <text:p>939</text:p>
          </table:table-cell>
          <table:table-cell office:value-type="float" office:value="30078.07812" calcext:value-type="float">
            <text:p>30078.07812</text:p>
          </table:table-cell>
          <table:table-cell office:value-type="float" office:value="-1464" calcext:value-type="float">
            <text:p>-1464</text:p>
          </table:table-cell>
          <table:table-cell office:value-type="string" calcext:value-type="string">
            <text:p>FFFFFA48</text:p>
          </table:table-cell>
          <table:table-cell office:value-type="float" office:value="1580.98583" calcext:value-type="float">
            <text:p>1580.98583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940" calcext:value-type="float">
            <text:p>940</text:p>
          </table:table-cell>
          <table:table-cell office:value-type="float" office:value="30110.10937" calcext:value-type="float">
            <text:p>30110.10937</text:p>
          </table:table-cell>
          <table:table-cell office:value-type="float" office:value="-1467" calcext:value-type="float">
            <text:p>-1467</text:p>
          </table:table-cell>
          <table:table-cell office:value-type="string" calcext:value-type="string">
            <text:p>FFFFFA45</text:p>
          </table:table-cell>
          <table:table-cell office:value-type="float" office:value="1668.83813" calcext:value-type="float">
            <text:p>1668.83813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941" calcext:value-type="float">
            <text:p>941</text:p>
          </table:table-cell>
          <table:table-cell office:value-type="float" office:value="30142.14257" calcext:value-type="float">
            <text:p>30142.14257</text:p>
          </table:table-cell>
          <table:table-cell office:value-type="float" office:value="-1468" calcext:value-type="float">
            <text:p>-1468</text:p>
          </table:table-cell>
          <table:table-cell office:value-type="string" calcext:value-type="string">
            <text:p>FFFFFA44</text:p>
          </table:table-cell>
          <table:table-cell office:value-type="float" office:value="1671.19445" calcext:value-type="float">
            <text:p>1671.19445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942" calcext:value-type="float">
            <text:p>942</text:p>
          </table:table-cell>
          <table:table-cell office:value-type="float" office:value="30174.17382" calcext:value-type="float">
            <text:p>30174.17382</text:p>
          </table:table-cell>
          <table:table-cell office:value-type="float" office:value="-1470" calcext:value-type="float">
            <text:p>-1470</text:p>
          </table:table-cell>
          <table:table-cell office:value-type="string" calcext:value-type="string">
            <text:p>FFFFFA42</text:p>
          </table:table-cell>
          <table:table-cell office:value-type="float" office:value="1545.91235" calcext:value-type="float">
            <text:p>1545.91235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943" calcext:value-type="float">
            <text:p>943</text:p>
          </table:table-cell>
          <table:table-cell office:value-type="float" office:value="30206.20703" calcext:value-type="float">
            <text:p>30206.20703</text:p>
          </table:table-cell>
          <table:table-cell office:value-type="float" office:value="-1474" calcext:value-type="float">
            <text:p>-1474</text:p>
          </table:table-cell>
          <table:table-cell office:value-type="string" calcext:value-type="string">
            <text:p>FFFFFA3E</text:p>
          </table:table-cell>
          <table:table-cell office:value-type="float" office:value="1389.526" calcext:value-type="float">
            <text:p>1389.526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944" calcext:value-type="float">
            <text:p>944</text:p>
          </table:table-cell>
          <table:table-cell office:value-type="float" office:value="30238.23828" calcext:value-type="float">
            <text:p>30238.23828</text:p>
          </table:table-cell>
          <table:table-cell office:value-type="float" office:value="-1479" calcext:value-type="float">
            <text:p>-1479</text:p>
          </table:table-cell>
          <table:table-cell office:value-type="string" calcext:value-type="string">
            <text:p>FFFFFA39</text:p>
          </table:table-cell>
          <table:table-cell office:value-type="float" office:value="1335.00219" calcext:value-type="float">
            <text:p>1335.00219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945" calcext:value-type="float">
            <text:p>945</text:p>
          </table:table-cell>
          <table:table-cell office:value-type="float" office:value="30270.26953" calcext:value-type="float">
            <text:p>30270.26953</text:p>
          </table:table-cell>
          <table:table-cell office:value-type="float" office:value="-1486" calcext:value-type="float">
            <text:p>-1486</text:p>
          </table:table-cell>
          <table:table-cell office:value-type="string" calcext:value-type="string">
            <text:p>FFFFFA32</text:p>
          </table:table-cell>
          <table:table-cell office:value-type="float" office:value="1422.11547" calcext:value-type="float">
            <text:p>1422.11547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946" calcext:value-type="float">
            <text:p>946</text:p>
          </table:table-cell>
          <table:table-cell office:value-type="float" office:value="30302.30273" calcext:value-type="float">
            <text:p>30302.30273</text:p>
          </table:table-cell>
          <table:table-cell office:value-type="float" office:value="-1493" calcext:value-type="float">
            <text:p>-1493</text:p>
          </table:table-cell>
          <table:table-cell office:value-type="string" calcext:value-type="string">
            <text:p>FFFFFA2B</text:p>
          </table:table-cell>
          <table:table-cell office:value-type="float" office:value="1609.6549" calcext:value-type="float">
            <text:p>1609.6549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947" calcext:value-type="float">
            <text:p>947</text:p>
          </table:table-cell>
          <table:table-cell office:value-type="float" office:value="30334.33398" calcext:value-type="float">
            <text:p>30334.33398</text:p>
          </table:table-cell>
          <table:table-cell office:value-type="float" office:value="-1499" calcext:value-type="float">
            <text:p>-1499</text:p>
          </table:table-cell>
          <table:table-cell office:value-type="string" calcext:value-type="string">
            <text:p>FFFFFA25</text:p>
          </table:table-cell>
          <table:table-cell office:value-type="float" office:value="1777.50659" calcext:value-type="float">
            <text:p>1777.5065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948" calcext:value-type="float">
            <text:p>948</text:p>
          </table:table-cell>
          <table:table-cell office:value-type="float" office:value="30366.36718" calcext:value-type="float">
            <text:p>30366.36718</text:p>
          </table:table-cell>
          <table:table-cell office:value-type="float" office:value="-1506" calcext:value-type="float">
            <text:p>-1506</text:p>
          </table:table-cell>
          <table:table-cell office:value-type="string" calcext:value-type="string">
            <text:p>FFFFFA1E</text:p>
          </table:table-cell>
          <table:table-cell office:value-type="float" office:value="1650.07141" calcext:value-type="float">
            <text:p>1650.07141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949" calcext:value-type="float">
            <text:p>949</text:p>
          </table:table-cell>
          <table:table-cell office:value-type="float" office:value="30398.39843" calcext:value-type="float">
            <text:p>30398.39843</text:p>
          </table:table-cell>
          <table:table-cell office:value-type="float" office:value="-1512" calcext:value-type="float">
            <text:p>-1512</text:p>
          </table:table-cell>
          <table:table-cell office:value-type="string" calcext:value-type="string">
            <text:p>FFFFFA18</text:p>
          </table:table-cell>
          <table:table-cell office:value-type="float" office:value="1589.35119" calcext:value-type="float">
            <text:p>1589.35119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950" calcext:value-type="float">
            <text:p>950</text:p>
          </table:table-cell>
          <table:table-cell office:value-type="float" office:value="30430.42968" calcext:value-type="float">
            <text:p>30430.42968</text:p>
          </table:table-cell>
          <table:table-cell office:value-type="float" office:value="-1520" calcext:value-type="float">
            <text:p>-1520</text:p>
          </table:table-cell>
          <table:table-cell office:value-type="string" calcext:value-type="string">
            <text:p>FFFFFA10</text:p>
          </table:table-cell>
          <table:table-cell office:value-type="float" office:value="1493.24133" calcext:value-type="float">
            <text:p>1493.2413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951" calcext:value-type="float">
            <text:p>951</text:p>
          </table:table-cell>
          <table:table-cell office:value-type="float" office:value="30462.46289" calcext:value-type="float">
            <text:p>30462.46289</text:p>
          </table:table-cell>
          <table:table-cell office:value-type="float" office:value="-1527" calcext:value-type="float">
            <text:p>-1527</text:p>
          </table:table-cell>
          <table:table-cell office:value-type="string" calcext:value-type="string">
            <text:p>FFFFFA09</text:p>
          </table:table-cell>
          <table:table-cell office:value-type="float" office:value="1425.86157" calcext:value-type="float">
            <text:p>1425.86157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952" calcext:value-type="float">
            <text:p>952</text:p>
          </table:table-cell>
          <table:table-cell office:value-type="float" office:value="30494.49414" calcext:value-type="float">
            <text:p>30494.49414</text:p>
          </table:table-cell>
          <table:table-cell office:value-type="float" office:value="-1534" calcext:value-type="float">
            <text:p>-1534</text:p>
          </table:table-cell>
          <table:table-cell office:value-type="string" calcext:value-type="string">
            <text:p>FFFFFA02</text:p>
          </table:table-cell>
          <table:table-cell office:value-type="float" office:value="1465.24536" calcext:value-type="float">
            <text:p>1465.24536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953" calcext:value-type="float">
            <text:p>953</text:p>
          </table:table-cell>
          <table:table-cell office:value-type="float" office:value="30526.52734" calcext:value-type="float">
            <text:p>30526.52734</text:p>
          </table:table-cell>
          <table:table-cell office:value-type="float" office:value="-1542" calcext:value-type="float">
            <text:p>-1542</text:p>
          </table:table-cell>
          <table:table-cell office:value-type="string" calcext:value-type="string">
            <text:p>FFFFF9FA</text:p>
          </table:table-cell>
          <table:table-cell office:value-type="float" office:value="1510.35766" calcext:value-type="float">
            <text:p>1510.35766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954" calcext:value-type="float">
            <text:p>954</text:p>
          </table:table-cell>
          <table:table-cell office:value-type="float" office:value="30558.55859" calcext:value-type="float">
            <text:p>30558.55859</text:p>
          </table:table-cell>
          <table:table-cell office:value-type="float" office:value="-1547" calcext:value-type="float">
            <text:p>-1547</text:p>
          </table:table-cell>
          <table:table-cell office:value-type="string" calcext:value-type="string">
            <text:p>FFFFF9F5</text:p>
          </table:table-cell>
          <table:table-cell office:value-type="float" office:value="1694.92651" calcext:value-type="float">
            <text:p>1694.92651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955" calcext:value-type="float">
            <text:p>955</text:p>
          </table:table-cell>
          <table:table-cell office:value-type="float" office:value="30590.58984" calcext:value-type="float">
            <text:p>30590.58984</text:p>
          </table:table-cell>
          <table:table-cell office:value-type="float" office:value="-1555" calcext:value-type="float">
            <text:p>-1555</text:p>
          </table:table-cell>
          <table:table-cell office:value-type="string" calcext:value-type="string">
            <text:p>FFFFF9ED</text:p>
          </table:table-cell>
          <table:table-cell office:value-type="float" office:value="1620.99987" calcext:value-type="float">
            <text:p>1620.99987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956" calcext:value-type="float">
            <text:p>956</text:p>
          </table:table-cell>
          <table:table-cell office:value-type="float" office:value="30622.62304" calcext:value-type="float">
            <text:p>30622.62304</text:p>
          </table:table-cell>
          <table:table-cell office:value-type="float" office:value="-1565" calcext:value-type="float">
            <text:p>-1565</text:p>
          </table:table-cell>
          <table:table-cell office:value-type="string" calcext:value-type="string">
            <text:p>FFFFF9E3</text:p>
          </table:table-cell>
          <table:table-cell office:value-type="float" office:value="1596.15905" calcext:value-type="float">
            <text:p>1596.15905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957" calcext:value-type="float">
            <text:p>957</text:p>
          </table:table-cell>
          <table:table-cell office:value-type="float" office:value="30654.65429" calcext:value-type="float">
            <text:p>30654.65429</text:p>
          </table:table-cell>
          <table:table-cell office:value-type="float" office:value="-1575" calcext:value-type="float">
            <text:p>-1575</text:p>
          </table:table-cell>
          <table:table-cell office:value-type="string" calcext:value-type="string">
            <text:p>FFFFF9D9</text:p>
          </table:table-cell>
          <table:table-cell office:value-type="float" office:value="1432.77941" calcext:value-type="float">
            <text:p>1432.77941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958" calcext:value-type="float">
            <text:p>958</text:p>
          </table:table-cell>
          <table:table-cell office:value-type="float" office:value="30686.6875" calcext:value-type="float">
            <text:p>30686.6875</text:p>
          </table:table-cell>
          <table:table-cell office:value-type="float" office:value="-1584" calcext:value-type="float">
            <text:p>-1584</text:p>
          </table:table-cell>
          <table:table-cell office:value-type="string" calcext:value-type="string">
            <text:p>FFFFF9D0</text:p>
          </table:table-cell>
          <table:table-cell office:value-type="float" office:value="1691.82336" calcext:value-type="float">
            <text:p>1691.82336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959" calcext:value-type="float">
            <text:p>959</text:p>
          </table:table-cell>
          <table:table-cell office:value-type="float" office:value="30718.71875" calcext:value-type="float">
            <text:p>30718.71875</text:p>
          </table:table-cell>
          <table:table-cell office:value-type="float" office:value="-1591" calcext:value-type="float">
            <text:p>-1591</text:p>
          </table:table-cell>
          <table:table-cell office:value-type="string" calcext:value-type="string">
            <text:p>FFFFF9C9</text:p>
          </table:table-cell>
          <table:table-cell office:value-type="float" office:value="1391.48645" calcext:value-type="float">
            <text:p>1391.4864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960" calcext:value-type="float">
            <text:p>960</text:p>
          </table:table-cell>
          <table:table-cell office:value-type="float" office:value="30750.75" calcext:value-type="float">
            <text:p>30750.75</text:p>
          </table:table-cell>
          <table:table-cell office:value-type="float" office:value="-1596" calcext:value-type="float">
            <text:p>-1596</text:p>
          </table:table-cell>
          <table:table-cell office:value-type="string" calcext:value-type="string">
            <text:p>FFFFF9C4</text:p>
          </table:table-cell>
          <table:table-cell office:value-type="float" office:value="1681.24438" calcext:value-type="float">
            <text:p>1681.24438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961" calcext:value-type="float">
            <text:p>961</text:p>
          </table:table-cell>
          <table:table-cell office:value-type="float" office:value="30782.7832" calcext:value-type="float">
            <text:p>30782.7832</text:p>
          </table:table-cell>
          <table:table-cell office:value-type="float" office:value="-1600" calcext:value-type="float">
            <text:p>-1600</text:p>
          </table:table-cell>
          <table:table-cell office:value-type="string" calcext:value-type="string">
            <text:p>FFFFF9C0</text:p>
          </table:table-cell>
          <table:table-cell office:value-type="float" office:value="1775.11706" calcext:value-type="float">
            <text:p>1775.11706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962" calcext:value-type="float">
            <text:p>962</text:p>
          </table:table-cell>
          <table:table-cell office:value-type="float" office:value="30814.81445" calcext:value-type="float">
            <text:p>30814.81445</text:p>
          </table:table-cell>
          <table:table-cell office:value-type="float" office:value="-1605" calcext:value-type="float">
            <text:p>-1605</text:p>
          </table:table-cell>
          <table:table-cell office:value-type="string" calcext:value-type="string">
            <text:p>FFFFF9BB</text:p>
          </table:table-cell>
          <table:table-cell office:value-type="float" office:value="1767.8081" calcext:value-type="float">
            <text:p>1767.8081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963" calcext:value-type="float">
            <text:p>963</text:p>
          </table:table-cell>
          <table:table-cell office:value-type="float" office:value="30846.84765" calcext:value-type="float">
            <text:p>30846.84765</text:p>
          </table:table-cell>
          <table:table-cell office:value-type="float" office:value="-1610" calcext:value-type="float">
            <text:p>-1610</text:p>
          </table:table-cell>
          <table:table-cell office:value-type="string" calcext:value-type="string">
            <text:p>FFFFF9B6</text:p>
          </table:table-cell>
          <table:table-cell office:value-type="float" office:value="1556.33862" calcext:value-type="float">
            <text:p>1556.33862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964" calcext:value-type="float">
            <text:p>964</text:p>
          </table:table-cell>
          <table:table-cell office:value-type="float" office:value="30878.8789" calcext:value-type="float">
            <text:p>30878.8789</text:p>
          </table:table-cell>
          <table:table-cell office:value-type="float" office:value="-1616" calcext:value-type="float">
            <text:p>-1616</text:p>
          </table:table-cell>
          <table:table-cell office:value-type="string" calcext:value-type="string">
            <text:p>FFFFF9B0</text:p>
          </table:table-cell>
          <table:table-cell office:value-type="float" office:value="1284.3861" calcext:value-type="float">
            <text:p>1284.3861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965" calcext:value-type="float">
            <text:p>965</text:p>
          </table:table-cell>
          <table:table-cell office:value-type="float" office:value="30910.91015" calcext:value-type="float">
            <text:p>30910.91015</text:p>
          </table:table-cell>
          <table:table-cell office:value-type="float" office:value="-1621" calcext:value-type="float">
            <text:p>-1621</text:p>
          </table:table-cell>
          <table:table-cell office:value-type="string" calcext:value-type="string">
            <text:p>FFFFF9AB</text:p>
          </table:table-cell>
          <table:table-cell office:value-type="float" office:value="1145.06225" calcext:value-type="float">
            <text:p>1145.0622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966" calcext:value-type="float">
            <text:p>966</text:p>
          </table:table-cell>
          <table:table-cell office:value-type="float" office:value="30942.94335" calcext:value-type="float">
            <text:p>30942.94335</text:p>
          </table:table-cell>
          <table:table-cell office:value-type="float" office:value="-1625" calcext:value-type="float">
            <text:p>-1625</text:p>
          </table:table-cell>
          <table:table-cell office:value-type="string" calcext:value-type="string">
            <text:p>FFFFF9A7</text:p>
          </table:table-cell>
          <table:table-cell office:value-type="float" office:value="1346.7456" calcext:value-type="float">
            <text:p>1346.745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967" calcext:value-type="float">
            <text:p>967</text:p>
          </table:table-cell>
          <table:table-cell office:value-type="float" office:value="30974.9746" calcext:value-type="float">
            <text:p>30974.9746</text:p>
          </table:table-cell>
          <table:table-cell office:value-type="float" office:value="-1628" calcext:value-type="float">
            <text:p>-1628</text:p>
          </table:table-cell>
          <table:table-cell office:value-type="string" calcext:value-type="string">
            <text:p>FFFFF9A4</text:p>
          </table:table-cell>
          <table:table-cell office:value-type="float" office:value="1650.35229" calcext:value-type="float">
            <text:p>1650.35229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968" calcext:value-type="float">
            <text:p>968</text:p>
          </table:table-cell>
          <table:table-cell office:value-type="float" office:value="31007.00781" calcext:value-type="float">
            <text:p>31007.00781</text:p>
          </table:table-cell>
          <table:table-cell office:value-type="float" office:value="-1630" calcext:value-type="float">
            <text:p>-1630</text:p>
          </table:table-cell>
          <table:table-cell office:value-type="string" calcext:value-type="string">
            <text:p>FFFFF9A2</text:p>
          </table:table-cell>
          <table:table-cell office:value-type="float" office:value="1870.03845" calcext:value-type="float">
            <text:p>1870.03845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969" calcext:value-type="float">
            <text:p>969</text:p>
          </table:table-cell>
          <table:table-cell office:value-type="float" office:value="31039.03906" calcext:value-type="float">
            <text:p>31039.03906</text:p>
          </table:table-cell>
          <table:table-cell office:value-type="float" office:value="-1633" calcext:value-type="float">
            <text:p>-1633</text:p>
          </table:table-cell>
          <table:table-cell office:value-type="string" calcext:value-type="string">
            <text:p>FFFFF99F</text:p>
          </table:table-cell>
          <table:table-cell office:value-type="float" office:value="1953.22424" calcext:value-type="float">
            <text:p>1953.22424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970" calcext:value-type="float">
            <text:p>970</text:p>
          </table:table-cell>
          <table:table-cell office:value-type="float" office:value="31071.07031" calcext:value-type="float">
            <text:p>31071.07031</text:p>
          </table:table-cell>
          <table:table-cell office:value-type="float" office:value="-1635" calcext:value-type="float">
            <text:p>-1635</text:p>
          </table:table-cell>
          <table:table-cell office:value-type="string" calcext:value-type="string">
            <text:p>FFFFF99D</text:p>
          </table:table-cell>
          <table:table-cell office:value-type="float" office:value="1539.1466" calcext:value-type="float">
            <text:p>1539.146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971" calcext:value-type="float">
            <text:p>971</text:p>
          </table:table-cell>
          <table:table-cell office:value-type="float" office:value="31103.10351" calcext:value-type="float">
            <text:p>31103.10351</text:p>
          </table:table-cell>
          <table:table-cell office:value-type="float" office:value="-1637" calcext:value-type="float">
            <text:p>-1637</text:p>
          </table:table-cell>
          <table:table-cell office:value-type="string" calcext:value-type="string">
            <text:p>FFFFF99B</text:p>
          </table:table-cell>
          <table:table-cell office:value-type="float" office:value="700.1145" calcext:value-type="float">
            <text:p>700.1145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972" calcext:value-type="float">
            <text:p>972</text:p>
          </table:table-cell>
          <table:table-cell office:value-type="float" office:value="31135.13476" calcext:value-type="float">
            <text:p>31135.13476</text:p>
          </table:table-cell>
          <table:table-cell office:value-type="float" office:value="-1639" calcext:value-type="float">
            <text:p>-1639</text:p>
          </table:table-cell>
          <table:table-cell office:value-type="string" calcext:value-type="string">
            <text:p>FFFFF999</text:p>
          </table:table-cell>
          <table:table-cell office:value-type="float" office:value="1512.81713" calcext:value-type="float">
            <text:p>1512.81713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973" calcext:value-type="float">
            <text:p>973</text:p>
          </table:table-cell>
          <table:table-cell office:value-type="float" office:value="31167.16796" calcext:value-type="float">
            <text:p>31167.16796</text:p>
          </table:table-cell>
          <table:table-cell office:value-type="float" office:value="-1640" calcext:value-type="float">
            <text:p>-1640</text:p>
          </table:table-cell>
          <table:table-cell office:value-type="string" calcext:value-type="string">
            <text:p>FFFFF998</text:p>
          </table:table-cell>
          <table:table-cell office:value-type="float" office:value="946.01544" calcext:value-type="float">
            <text:p>946.01544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974" calcext:value-type="float">
            <text:p>974</text:p>
          </table:table-cell>
          <table:table-cell office:value-type="float" office:value="31199.19921" calcext:value-type="float">
            <text:p>31199.19921</text:p>
          </table:table-cell>
          <table:table-cell office:value-type="float" office:value="-1640" calcext:value-type="float">
            <text:p>-1640</text:p>
          </table:table-cell>
          <table:table-cell office:value-type="string" calcext:value-type="string">
            <text:p>FFFFF998</text:p>
          </table:table-cell>
          <table:table-cell office:value-type="float" office:value="1609.61267" calcext:value-type="float">
            <text:p>1609.6126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975" calcext:value-type="float">
            <text:p>975</text:p>
          </table:table-cell>
          <table:table-cell office:value-type="float" office:value="31231.23046" calcext:value-type="float">
            <text:p>31231.23046</text:p>
          </table:table-cell>
          <table:table-cell office:value-type="float" office:value="-1641" calcext:value-type="float">
            <text:p>-1641</text:p>
          </table:table-cell>
          <table:table-cell office:value-type="string" calcext:value-type="string">
            <text:p>FFFFF997</text:p>
          </table:table-cell>
          <table:table-cell office:value-type="float" office:value="1963.64892" calcext:value-type="float">
            <text:p>1963.6489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976" calcext:value-type="float">
            <text:p>976</text:p>
          </table:table-cell>
          <table:table-cell office:value-type="float" office:value="31263.26367" calcext:value-type="float">
            <text:p>31263.26367</text:p>
          </table:table-cell>
          <table:table-cell office:value-type="float" office:value="-1642" calcext:value-type="float">
            <text:p>-1642</text:p>
          </table:table-cell>
          <table:table-cell office:value-type="string" calcext:value-type="string">
            <text:p>FFFFF996</text:p>
          </table:table-cell>
          <table:table-cell office:value-type="float" office:value="2150.18505" calcext:value-type="float">
            <text:p>2150.18505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977" calcext:value-type="float">
            <text:p>977</text:p>
          </table:table-cell>
          <table:table-cell office:value-type="float" office:value="31295.29492" calcext:value-type="float">
            <text:p>31295.29492</text:p>
          </table:table-cell>
          <table:table-cell office:value-type="float" office:value="-1641" calcext:value-type="float">
            <text:p>-1641</text:p>
          </table:table-cell>
          <table:table-cell office:value-type="string" calcext:value-type="string">
            <text:p>FFFFF997</text:p>
          </table:table-cell>
          <table:table-cell office:value-type="float" office:value="1632.56018" calcext:value-type="float">
            <text:p>1632.56018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978" calcext:value-type="float">
            <text:p>978</text:p>
          </table:table-cell>
          <table:table-cell office:value-type="float" office:value="31327.32812" calcext:value-type="float">
            <text:p>31327.32812</text:p>
          </table:table-cell>
          <table:table-cell office:value-type="float" office:value="-1640" calcext:value-type="float">
            <text:p>-1640</text:p>
          </table:table-cell>
          <table:table-cell office:value-type="string" calcext:value-type="string">
            <text:p>FFFFF998</text:p>
          </table:table-cell>
          <table:table-cell office:value-type="float" office:value="751.25024" calcext:value-type="float">
            <text:p>751.25024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979" calcext:value-type="float">
            <text:p>979</text:p>
          </table:table-cell>
          <table:table-cell office:value-type="float" office:value="31359.35937" calcext:value-type="float">
            <text:p>31359.35937</text:p>
          </table:table-cell>
          <table:table-cell office:value-type="float" office:value="-1637" calcext:value-type="float">
            <text:p>-1637</text:p>
          </table:table-cell>
          <table:table-cell office:value-type="string" calcext:value-type="string">
            <text:p>FFFFF99B</text:p>
          </table:table-cell>
          <table:table-cell office:value-type="float" office:value="550.84307" calcext:value-type="float">
            <text:p>550.84307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980" calcext:value-type="float">
            <text:p>980</text:p>
          </table:table-cell>
          <table:table-cell office:value-type="float" office:value="31391.39062" calcext:value-type="float">
            <text:p>31391.39062</text:p>
          </table:table-cell>
          <table:table-cell office:value-type="float" office:value="-1632" calcext:value-type="float">
            <text:p>-1632</text:p>
          </table:table-cell>
          <table:table-cell office:value-type="string" calcext:value-type="string">
            <text:p>FFFFF9A0</text:p>
          </table:table-cell>
          <table:table-cell office:value-type="float" office:value="1219.60009" calcext:value-type="float">
            <text:p>1219.60009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981" calcext:value-type="float">
            <text:p>981</text:p>
          </table:table-cell>
          <table:table-cell office:value-type="float" office:value="31423.42382" calcext:value-type="float">
            <text:p>31423.42382</text:p>
          </table:table-cell>
          <table:table-cell office:value-type="float" office:value="-1626" calcext:value-type="float">
            <text:p>-1626</text:p>
          </table:table-cell>
          <table:table-cell office:value-type="string" calcext:value-type="string">
            <text:p>FFFFF9A6</text:p>
          </table:table-cell>
          <table:table-cell office:value-type="float" office:value="2900.47216" calcext:value-type="float">
            <text:p>2900.4721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982" calcext:value-type="float">
            <text:p>982</text:p>
          </table:table-cell>
          <table:table-cell office:value-type="float" office:value="31455.45507" calcext:value-type="float">
            <text:p>31455.45507</text:p>
          </table:table-cell>
          <table:table-cell office:value-type="float" office:value="-1620" calcext:value-type="float">
            <text:p>-1620</text:p>
          </table:table-cell>
          <table:table-cell office:value-type="string" calcext:value-type="string">
            <text:p>FFFFF9AC</text:p>
          </table:table-cell>
          <table:table-cell office:value-type="float" office:value="3270.01977" calcext:value-type="float">
            <text:p>3270.01977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983" calcext:value-type="float">
            <text:p>983</text:p>
          </table:table-cell>
          <table:table-cell office:value-type="float" office:value="31487.48828" calcext:value-type="float">
            <text:p>31487.48828</text:p>
          </table:table-cell>
          <table:table-cell office:value-type="float" office:value="-1615" calcext:value-type="float">
            <text:p>-1615</text:p>
          </table:table-cell>
          <table:table-cell office:value-type="string" calcext:value-type="string">
            <text:p>FFFFF9B1</text:p>
          </table:table-cell>
          <table:table-cell office:value-type="float" office:value="4749.67089" calcext:value-type="float">
            <text:p>4749.67089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984" calcext:value-type="float">
            <text:p>984</text:p>
          </table:table-cell>
          <table:table-cell office:value-type="float" office:value="31519.51953" calcext:value-type="float">
            <text:p>31519.51953</text:p>
          </table:table-cell>
          <table:table-cell office:value-type="float" office:value="-1611" calcext:value-type="float">
            <text:p>-1611</text:p>
          </table:table-cell>
          <table:table-cell office:value-type="string" calcext:value-type="string">
            <text:p>FFFFF9B5</text:p>
          </table:table-cell>
          <table:table-cell office:value-type="float" office:value="5694.77685" calcext:value-type="float">
            <text:p>5694.77685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985" calcext:value-type="float">
            <text:p>985</text:p>
          </table:table-cell>
          <table:table-cell office:value-type="float" office:value="31551.55078" calcext:value-type="float">
            <text:p>31551.55078</text:p>
          </table:table-cell>
          <table:table-cell office:value-type="float" office:value="-1607" calcext:value-type="float">
            <text:p>-1607</text:p>
          </table:table-cell>
          <table:table-cell office:value-type="string" calcext:value-type="string">
            <text:p>FFFFF9B9</text:p>
          </table:table-cell>
          <table:table-cell office:value-type="float" office:value="33930.25781" calcext:value-type="float">
            <text:p>33930.2578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986" calcext:value-type="float">
            <text:p>986</text:p>
          </table:table-cell>
          <table:table-cell office:value-type="float" office:value="31583.58398" calcext:value-type="float">
            <text:p>31583.58398</text:p>
          </table:table-cell>
          <table:table-cell office:value-type="float" office:value="-1600" calcext:value-type="float">
            <text:p>-1600</text:p>
          </table:table-cell>
          <table:table-cell office:value-type="string" calcext:value-type="string">
            <text:p>FFFFF9C0</text:p>
          </table:table-cell>
          <table:table-cell office:value-type="float" office:value="16677.04101" calcext:value-type="float">
            <text:p>16677.0410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987" calcext:value-type="float">
            <text:p>987</text:p>
          </table:table-cell>
          <table:table-cell office:value-type="float" office:value="31615.61523" calcext:value-type="float">
            <text:p>31615.61523</text:p>
          </table:table-cell>
          <table:table-cell office:value-type="float" office:value="-1592" calcext:value-type="float">
            <text:p>-1592</text:p>
          </table:table-cell>
          <table:table-cell office:value-type="string" calcext:value-type="string">
            <text:p>FFFFF9C8</text:p>
          </table:table-cell>
          <table:table-cell office:value-type="float" office:value="6254.12207" calcext:value-type="float">
            <text:p>6254.12207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988" calcext:value-type="float">
            <text:p>988</text:p>
          </table:table-cell>
          <table:table-cell office:value-type="float" office:value="31647.64843" calcext:value-type="float">
            <text:p>31647.64843</text:p>
          </table:table-cell>
          <table:table-cell office:value-type="float" office:value="-1584" calcext:value-type="float">
            <text:p>-1584</text:p>
          </table:table-cell>
          <table:table-cell office:value-type="string" calcext:value-type="string">
            <text:p>FFFFF9D0</text:p>
          </table:table-cell>
          <table:table-cell office:value-type="float" office:value="2430.80102" calcext:value-type="float">
            <text:p>2430.8010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989" calcext:value-type="float">
            <text:p>989</text:p>
          </table:table-cell>
          <table:table-cell office:value-type="float" office:value="31679.67968" calcext:value-type="float">
            <text:p>31679.67968</text:p>
          </table:table-cell>
          <table:table-cell office:value-type="float" office:value="-1576" calcext:value-type="float">
            <text:p>-1576</text:p>
          </table:table-cell>
          <table:table-cell office:value-type="string" calcext:value-type="string">
            <text:p>FFFFF9D8</text:p>
          </table:table-cell>
          <table:table-cell office:value-type="float" office:value="1253.02453" calcext:value-type="float">
            <text:p>1253.02453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990" calcext:value-type="float">
            <text:p>990</text:p>
          </table:table-cell>
          <table:table-cell office:value-type="float" office:value="31711.71093" calcext:value-type="float">
            <text:p>31711.71093</text:p>
          </table:table-cell>
          <table:table-cell office:value-type="float" office:value="-1568" calcext:value-type="float">
            <text:p>-1568</text:p>
          </table:table-cell>
          <table:table-cell office:value-type="string" calcext:value-type="string">
            <text:p>FFFFF9E0</text:p>
          </table:table-cell>
          <table:table-cell office:value-type="float" office:value="2790.48339" calcext:value-type="float">
            <text:p>2790.4833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991" calcext:value-type="float">
            <text:p>991</text:p>
          </table:table-cell>
          <table:table-cell office:value-type="float" office:value="31743.74414" calcext:value-type="float">
            <text:p>31743.74414</text:p>
          </table:table-cell>
          <table:table-cell office:value-type="float" office:value="-1560" calcext:value-type="float">
            <text:p>-1560</text:p>
          </table:table-cell>
          <table:table-cell office:value-type="string" calcext:value-type="string">
            <text:p>FFFFF9E8</text:p>
          </table:table-cell>
          <table:table-cell office:value-type="float" office:value="3215.05029" calcext:value-type="float">
            <text:p>3215.0502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992" calcext:value-type="float">
            <text:p>992</text:p>
          </table:table-cell>
          <table:table-cell office:value-type="float" office:value="31775.77539" calcext:value-type="float">
            <text:p>31775.77539</text:p>
          </table:table-cell>
          <table:table-cell office:value-type="float" office:value="-1552" calcext:value-type="float">
            <text:p>-1552</text:p>
          </table:table-cell>
          <table:table-cell office:value-type="string" calcext:value-type="string">
            <text:p>FFFFF9F0</text:p>
          </table:table-cell>
          <table:table-cell office:value-type="float" office:value="3779.45043" calcext:value-type="float">
            <text:p>3779.45043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993" calcext:value-type="float">
            <text:p>993</text:p>
          </table:table-cell>
          <table:table-cell office:value-type="float" office:value="31807.80859" calcext:value-type="float">
            <text:p>31807.80859</text:p>
          </table:table-cell>
          <table:table-cell office:value-type="float" office:value="-1543" calcext:value-type="float">
            <text:p>-1543</text:p>
          </table:table-cell>
          <table:table-cell office:value-type="string" calcext:value-type="string">
            <text:p>FFFFF9F9</text:p>
          </table:table-cell>
          <table:table-cell office:value-type="float" office:value="2455.12524" calcext:value-type="float">
            <text:p>2455.1252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994" calcext:value-type="float">
            <text:p>994</text:p>
          </table:table-cell>
          <table:table-cell office:value-type="float" office:value="31839.83984" calcext:value-type="float">
            <text:p>31839.83984</text:p>
          </table:table-cell>
          <table:table-cell office:value-type="float" office:value="-1534" calcext:value-type="float">
            <text:p>-1534</text:p>
          </table:table-cell>
          <table:table-cell office:value-type="string" calcext:value-type="string">
            <text:p>FFFFFA02</text:p>
          </table:table-cell>
          <table:table-cell office:value-type="float" office:value="820.89019" calcext:value-type="float">
            <text:p>820.8901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995" calcext:value-type="float">
            <text:p>995</text:p>
          </table:table-cell>
          <table:table-cell office:value-type="float" office:value="31871.87109" calcext:value-type="float">
            <text:p>31871.87109</text:p>
          </table:table-cell>
          <table:table-cell office:value-type="float" office:value="-1527" calcext:value-type="float">
            <text:p>-1527</text:p>
          </table:table-cell>
          <table:table-cell office:value-type="string" calcext:value-type="string">
            <text:p>FFFFFA09</text:p>
          </table:table-cell>
          <table:table-cell office:value-type="float" office:value="567.24584" calcext:value-type="float">
            <text:p>567.2458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996" calcext:value-type="float">
            <text:p>996</text:p>
          </table:table-cell>
          <table:table-cell office:value-type="float" office:value="31903.90429" calcext:value-type="float">
            <text:p>31903.90429</text:p>
          </table:table-cell>
          <table:table-cell office:value-type="float" office:value="-1524" calcext:value-type="float">
            <text:p>-1524</text:p>
          </table:table-cell>
          <table:table-cell office:value-type="string" calcext:value-type="string">
            <text:p>FFFFFA0C</text:p>
          </table:table-cell>
          <table:table-cell office:value-type="float" office:value="1762.11877" calcext:value-type="float">
            <text:p>1762.1187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997" calcext:value-type="float">
            <text:p>997</text:p>
          </table:table-cell>
          <table:table-cell office:value-type="float" office:value="31935.93554" calcext:value-type="float">
            <text:p>31935.93554</text:p>
          </table:table-cell>
          <table:table-cell office:value-type="float" office:value="-1521" calcext:value-type="float">
            <text:p>-1521</text:p>
          </table:table-cell>
          <table:table-cell office:value-type="string" calcext:value-type="string">
            <text:p>FFFFFA0F</text:p>
          </table:table-cell>
          <table:table-cell office:value-type="float" office:value="3478.47021" calcext:value-type="float">
            <text:p>3478.4702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998" calcext:value-type="float">
            <text:p>998</text:p>
          </table:table-cell>
          <table:table-cell office:value-type="float" office:value="31967.96875" calcext:value-type="float">
            <text:p>31967.96875</text:p>
          </table:table-cell>
          <table:table-cell office:value-type="float" office:value="-1515" calcext:value-type="float">
            <text:p>-1515</text:p>
          </table:table-cell>
          <table:table-cell office:value-type="string" calcext:value-type="string">
            <text:p>FFFFFA15</text:p>
          </table:table-cell>
          <table:table-cell office:value-type="float" office:value="4606.89746" calcext:value-type="float">
            <text:p>4606.8974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99" calcext:value-type="float">
            <text:p>999</text:p>
          </table:table-cell>
          <table:table-cell office:value-type="float" office:value="32000" calcext:value-type="float">
            <text:p>32000</text:p>
          </table:table-cell>
          <table:table-cell office:value-type="float" office:value="-1508" calcext:value-type="float">
            <text:p>-1508</text:p>
          </table:table-cell>
          <table:table-cell office:value-type="string" calcext:value-type="string">
            <text:p>FFFFFA1C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5:32:57.313679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4T16:03:36.081294277</dc:date>
    <meta:editing-duration>PT1H1M31S</meta:editing-duration>
    <meta:editing-cycles>2</meta:editing-cycles>
    <meta:generator>LibreOffice/5.1.6.2$Linux_X86_64 LibreOffice_project/10m0$Build-2</meta:generator>
    <meta:document-statistic meta:table-count="1" meta:cell-count="60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3.24cm" svg:height="20.672cm" xlink:href=".." xlink:type="simple" chart:class="chart:scatter" chart:style-name="ch1">
        <chart:legend chart:legend-position="end" svg:x="60.388cm" svg:y="10.037cm" style:legend-expansion="high" chart:style-name="ch2"/>
        <chart:plot-area chart:style-name="ch3" table:cell-range-address="light_check_1.B23:light_check_1.B1022 light_check_1.D23:light_check_1.D1022" svg:x="1.264cm" svg:y="0.413cm" svg:width="57.86cm" svg:height="19.846cm">
          <chartooo:coordinate-region svg:x="2.362cm" svg:y="0.413cm" svg:width="56.39cm" svg:height="19.4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ght_check_1.D23:light_check_1.D1022" chart:class="chart:scatter">
            <chart:domain table:cell-range-address="light_check_1.B23:light_check_1.B1022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ight_check_1.B23:light_check_1.B1022</svg:desc>
                </draw:g>
              </table:table-cell>
              <table:table-cell office:value-type="float" office:value="-1503">
                <text:p>-1503</text:p>
                <draw:g>
                  <svg:desc>light_check_1.D23:light_check_1.D10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497">
                <text:p>-1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492">
                <text:p>-1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489">
                <text:p>-1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484">
                <text:p>-1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491">
                <text:p>-14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497">
                <text:p>-1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510">
                <text:p>-15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513">
                <text:p>-1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523">
                <text:p>-1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537">
                <text:p>-15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556">
                <text:p>-1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564">
                <text:p>-1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561">
                <text:p>-15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554">
                <text:p>-15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547">
                <text:p>-15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539">
                <text:p>-1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530">
                <text:p>-15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513">
                <text:p>-15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503">
                <text:p>-15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501">
                <text:p>-15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499">
                <text:p>-14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499">
                <text:p>-1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499">
                <text:p>-14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499">
                <text:p>-1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497">
                <text:p>-14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497">
                <text:p>-14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506">
                <text:p>-15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535">
                <text:p>-15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539">
                <text:p>-15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544">
                <text:p>-15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556">
                <text:p>-1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557">
                <text:p>-15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545">
                <text:p>-15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535">
                <text:p>-15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484">
                <text:p>-14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497">
                <text:p>-14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502">
                <text:p>-15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1546">
                <text:p>-15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1551">
                <text:p>-15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1555">
                <text:p>-155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1560">
                <text:p>-15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557">
                <text:p>-15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550">
                <text:p>-15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542">
                <text:p>-15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1535">
                <text:p>-15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517">
                <text:p>-15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511">
                <text:p>-15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1506">
                <text:p>-15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1501">
                <text:p>-15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490">
                <text:p>-149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501">
                <text:p>-15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507">
                <text:p>-15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526">
                <text:p>-15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542">
                <text:p>-15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556">
                <text:p>-15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561">
                <text:p>-15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555">
                <text:p>-15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547">
                <text:p>-15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539">
                <text:p>-15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510">
                <text:p>-15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505">
                <text:p>-15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491">
                <text:p>-14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484">
                <text:p>-14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492">
                <text:p>-14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497">
                <text:p>-14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501">
                <text:p>-15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507">
                <text:p>-15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513">
                <text:p>-15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526">
                <text:p>-15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530">
                <text:p>-153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556">
                <text:p>-15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1556">
                <text:p>-15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1525">
                <text:p>-15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1515">
                <text:p>-15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1509">
                <text:p>-15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1503">
                <text:p>-15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1499">
                <text:p>-14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1492">
                <text:p>-149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1491">
                <text:p>-14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1496">
                <text:p>-14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1506">
                <text:p>-150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1525">
                <text:p>-15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1547">
                <text:p>-15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1553">
                <text:p>-15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1561">
                <text:p>-15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1564">
                <text:p>-15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1544">
                <text:p>-15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1523">
                <text:p>-15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1505">
                <text:p>-15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1499">
                <text:p>-149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1492">
                <text:p>-14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1484">
                <text:p>-14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1489">
                <text:p>-14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1494">
                <text:p>-149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1497">
                <text:p>-14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1503">
                <text:p>-15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1539">
                <text:p>-15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1547">
                <text:p>-154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1553">
                <text:p>-15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1561">
                <text:p>-156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1557">
                <text:p>-15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1550">
                <text:p>-155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1544">
                <text:p>-15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1538">
                <text:p>-15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1523">
                <text:p>-15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1506">
                <text:p>-15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1499">
                <text:p>-14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1492">
                <text:p>-14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1471">
                <text:p>-14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1471">
                <text:p>-147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1492">
                <text:p>-149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1496">
                <text:p>-149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1506">
                <text:p>-150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-1517">
                <text:p>-15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-1523">
                <text:p>-15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-1538">
                <text:p>-15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-1546">
                <text:p>-154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-1553">
                <text:p>-15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-1564">
                <text:p>-15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1559">
                <text:p>-155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1545">
                <text:p>-154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1538">
                <text:p>-15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-1530">
                <text:p>-153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-1509">
                <text:p>-150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-1502">
                <text:p>-15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-1496">
                <text:p>-14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-1491">
                <text:p>-149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-1487">
                <text:p>-148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1484">
                <text:p>-148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1489">
                <text:p>-148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-1492">
                <text:p>-149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-1496">
                <text:p>-149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-1502">
                <text:p>-150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1523">
                <text:p>-15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1535">
                <text:p>-153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-1560">
                <text:p>-156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1559">
                <text:p>-155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-1550">
                <text:p>-155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-1542">
                <text:p>-15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-1526">
                <text:p>-15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1517">
                <text:p>-15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-1511">
                <text:p>-15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-1505">
                <text:p>-15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-1490">
                <text:p>-149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1460">
                <text:p>-146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-1460">
                <text:p>-146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-1501">
                <text:p>-15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-1507">
                <text:p>-150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-1515">
                <text:p>-151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-1523">
                <text:p>-152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-1544">
                <text:p>-154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1553">
                <text:p>-155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1561">
                <text:p>-156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1548">
                <text:p>-15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1538">
                <text:p>-153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-1517">
                <text:p>-15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1509">
                <text:p>-150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1502">
                <text:p>-150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-1460">
                <text:p>-146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-1457">
                <text:p>-145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-1457">
                <text:p>-145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-1457">
                <text:p>-14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-1455">
                <text:p>-14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-1457">
                <text:p>-145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1487">
                <text:p>-148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1505">
                <text:p>-15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1544">
                <text:p>-15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-1553">
                <text:p>-155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-1564">
                <text:p>-156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-1556">
                <text:p>-155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-1548">
                <text:p>-154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-1538">
                <text:p>-153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-1530">
                <text:p>-153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1523">
                <text:p>-15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1511">
                <text:p>-151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-1490">
                <text:p>-149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-1471">
                <text:p>-147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-1460">
                <text:p>-146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-1460">
                <text:p>-146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-1471">
                <text:p>-147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-1491">
                <text:p>-14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-1497">
                <text:p>-14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-1535">
                <text:p>-153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-1559">
                <text:p>-155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-1551">
                <text:p>-155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-1523">
                <text:p>-15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-1517">
                <text:p>-151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-1511">
                <text:p>-151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-1506">
                <text:p>-150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-1494">
                <text:p>-14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-1487">
                <text:p>-148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-1471">
                <text:p>-147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-1471">
                <text:p>-147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-1489">
                <text:p>-14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-1496">
                <text:p>-149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-1502">
                <text:p>-150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-1550">
                <text:p>-155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-1560">
                <text:p>-156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-1557">
                <text:p>-155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-1517">
                <text:p>-151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-1511">
                <text:p>-15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-1506">
                <text:p>-150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-1490">
                <text:p>-149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-1460">
                <text:p>-146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-1499">
                <text:p>-149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-1506">
                <text:p>-150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-1542">
                <text:p>-154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-1547">
                <text:p>-154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-1555">
                <text:p>-155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-1560">
                <text:p>-156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-1515">
                <text:p>-15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-1508">
                <text:p>-1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